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Standard">
      <style:text-properties style:font-name="Calibri1" fo:font-size="11pt" style:font-size-asian="11pt" style:font-name-complex="Calibri1" style:font-size-complex="11pt"/>
    </style:style>
    <style:style style:name="P2" style:family="paragraph" style:parent-style-name="Standard">
      <style:paragraph-properties fo:text-align="justify" style:justify-single-word="false"/>
      <style:text-properties style:font-name="Calibri1" fo:font-size="11pt" officeooo:rsid="00359254" officeooo:paragraph-rsid="00359254" style:font-size-asian="11pt" style:font-name-complex="Calibri1" style:font-size-complex="11pt"/>
    </style:style>
    <style:style style:name="P3" style:family="paragraph" style:parent-style-name="Standard">
      <style:text-properties style:font-name="Calibri1" fo:font-size="11pt" fo:font-weight="bold" style:font-size-asian="11pt" style:font-weight-asian="bold" style:font-name-complex="Calibri1" style:font-size-complex="11pt" style:font-weight-complex="bold"/>
    </style:style>
    <style:style style:name="P4" style:family="paragraph" style:parent-style-name="Standard">
      <style:text-properties style:font-name="Calibri1" fo:font-size="11pt" fo:font-weight="bold" officeooo:rsid="00465e97" officeooo:paragraph-rsid="0058bc98" style:font-size-asian="11pt" style:font-weight-asian="bold" style:font-name-complex="Calibri1" style:font-size-complex="11pt" style:font-weight-complex="bold"/>
    </style:style>
    <style:style style:name="P5" style:family="paragraph" style:parent-style-name="Standard">
      <style:text-properties style:font-name="Calibri1" fo:font-size="11pt" fo:font-weight="normal" officeooo:rsid="00465e97" officeooo:paragraph-rsid="0058bc98" style:font-size-asian="11pt" style:font-weight-asian="normal" style:font-name-complex="Calibri1" style:font-size-complex="11pt" style:font-weight-complex="normal"/>
    </style:style>
    <style:style style:name="P6"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1" officeooo:paragraph-rsid="001d4e04" style:font-name-complex="Arial"/>
    </style:style>
    <style:style style:name="P7"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1" fo:font-weight="normal" officeooo:rsid="00109b02" officeooo:paragraph-rsid="001dd0a1" style:font-weight-asian="normal" style:font-weight-complex="normal"/>
    </style:style>
    <style:style style:name="P8" style:family="paragraph" style:parent-style-name="First_20_line_20_indent">
      <style:text-properties style:font-name="Calibri1" fo:background-color="#ffff00" style:font-name-complex="Arial"/>
    </style:style>
    <style:style style:name="P9" style:family="paragraph" style:parent-style-name="Normal">
      <style:paragraph-properties fo:margin-left="0in" fo:margin-right="0in" fo:margin-top="0in" fo:margin-bottom="0.111in" style:contextual-spacing="false" fo:line-height="104%" fo:text-align="justify" style:justify-single-word="false" fo:hyphenation-ladder-count="no-limit" fo:text-indent="0in" style:auto-text-indent="false"/>
      <style:text-properties style:font-name="Calibri1" officeooo:paragraph-rsid="003ee734" fo:hyphenate="false" loext:hyphenation-no-caps="false" loext:hyphenation-no-last-word="false" loext:hyphenation-word-char-count="no-limit" loext:hyphenation-zone="no-limit"/>
    </style:style>
    <style:style style:name="P10" style:family="paragraph" style:parent-style-name="Frame_20_contents">
      <style:paragraph-properties fo:text-align="justify" style:justify-single-word="false"/>
    </style:style>
    <style:style style:name="P11" style:family="paragraph" style:parent-style-name="Standard">
      <style:paragraph-properties fo:text-align="justify" style:justify-single-word="false" style:writing-mode="lr-tb"/>
    </style:style>
    <style:style style:name="P12" style:family="paragraph" style:parent-style-name="Figure">
      <style:text-properties fo:font-weight="bold" style:font-weight-asian="bold" style:font-weight-complex="bold"/>
    </style:style>
    <style:style style:name="P13" style:family="paragraph" style:parent-style-name="First_20_line_20_indent">
      <style:paragraph-properties fo:margin-left="0in" fo:margin-right="0in" fo:text-indent="0in" style:auto-text-indent="false"/>
      <style:text-properties fo:font-weight="bold" officeooo:rsid="009e2d5b" officeooo:paragraph-rsid="00abd887" style:font-weight-asian="bold" style:font-weight-complex="bold"/>
    </style:style>
    <style:style style:name="P14" style:family="paragraph" style:parent-style-name="First_20_line_20_indent">
      <style:paragraph-properties fo:margin-left="0in" fo:margin-right="0in" fo:text-align="justify" style:justify-single-word="false" fo:text-indent="0in" style:auto-text-indent="false"/>
      <style:text-properties fo:font-weight="bold" officeooo:rsid="009f9e1a" officeooo:paragraph-rsid="00abd887" style:font-weight-asian="bold" style:font-weight-complex="bold"/>
    </style:style>
    <style:style style:name="P15" style:family="paragraph" style:parent-style-name="First_20_line_20_indent">
      <style:text-properties officeooo:paragraph-rsid="0062d807"/>
    </style:style>
    <style:style style:name="P16" style:family="paragraph" style:parent-style-name="First_20_line_20_indent">
      <style:text-properties officeooo:paragraph-rsid="00810eb8"/>
    </style:style>
    <style:style style:name="P17" style:family="paragraph" style:parent-style-name="First_20_line_20_indent">
      <style:text-properties officeooo:paragraph-rsid="00abd887"/>
    </style:style>
    <style:style style:name="P18" style:family="paragraph" style:parent-style-name="First_20_line_20_indent">
      <style:paragraph-properties fo:margin-left="0in" fo:margin-right="0in" fo:text-indent="0in" style:auto-text-indent="false"/>
      <style:text-properties officeooo:paragraph-rsid="00abd887"/>
    </style:style>
    <style:style style:name="P19" style:family="paragraph" style:parent-style-name="Standard">
      <style:paragraph-properties fo:margin-left="0in" fo:margin-right="0in" fo:text-indent="0in" style:auto-text-indent="false"/>
      <style:text-properties officeooo:paragraph-rsid="00abd887"/>
    </style:style>
    <style:style style:name="P20" style:family="paragraph" style:parent-style-name="Standard">
      <style:text-properties officeooo:paragraph-rsid="00abd887"/>
    </style:style>
    <style:style style:name="P21" style:family="paragraph" style:parent-style-name="Standard">
      <style:text-properties officeooo:rsid="00a2c6de" officeooo:paragraph-rsid="00abd887"/>
    </style:style>
    <style:style style:name="P22" style:family="paragraph" style:parent-style-name="Standard">
      <style:paragraph-properties fo:margin-left="0in" fo:margin-right="0in" fo:line-height="200%" fo:text-align="justify" style:justify-single-word="false" fo:text-indent="0in" style:auto-text-indent="false" style:writing-mode="lr-tb"/>
      <style:text-properties officeooo:paragraph-rsid="00abd887"/>
    </style:style>
    <style:style style:name="P23" style:family="paragraph" style:parent-style-name="Standard">
      <style:paragraph-properties fo:margin-left="0in" fo:margin-right="0in" fo:line-height="200%" fo:text-align="justify" style:justify-single-word="false" fo:text-indent="0in" style:auto-text-indent="false" style:writing-mode="lr-tb"/>
      <style:text-properties style:font-name="Calibri3" officeooo:paragraph-rsid="00abd887" style:font-name-complex="Calibri"/>
    </style:style>
    <style:style style:name="P24" style:family="paragraph" style:parent-style-name="Standard">
      <style:paragraph-properties fo:margin-left="0in" fo:margin-right="0in" fo:text-indent="0in" style:auto-text-indent="false"/>
      <style:text-properties style:font-name="Calibri3" officeooo:rsid="009f9e1a" officeooo:paragraph-rsid="00abd887" style:font-name-complex="Calibri"/>
    </style:style>
    <style:style style:name="P25" style:family="paragraph" style:parent-style-name="First_20_line_20_indent">
      <style:paragraph-properties fo:margin-left="0in" fo:margin-right="0in" fo:text-indent="0in" style:auto-text-indent="false"/>
      <style:text-properties officeooo:rsid="00a32cfb" officeooo:paragraph-rsid="00abd887"/>
    </style:style>
    <style:style style:name="P26" style:family="paragraph" style:parent-style-name="First_20_line_20_indent">
      <style:text-properties officeooo:paragraph-rsid="00b3f760"/>
    </style:style>
    <style:style style:name="P27" style:family="paragraph" style:parent-style-name="First_20_line_20_indent">
      <style:text-properties officeooo:paragraph-rsid="00b9c1fc"/>
    </style:style>
    <style:style style:name="P28" style:family="paragraph" style:parent-style-name="First_20_line_20_indent">
      <style:text-properties officeooo:paragraph-rsid="00bb0d09"/>
    </style:style>
    <style:style style:name="P29" style:family="paragraph" style:parent-style-name="First_20_line_20_indent">
      <style:text-properties officeooo:paragraph-rsid="00bbf728"/>
    </style:style>
    <style:style style:name="P30" style:family="paragraph" style:parent-style-name="First_20_line_20_indent">
      <style:text-properties officeooo:paragraph-rsid="00bdb2c9"/>
    </style:style>
    <style:style style:name="P31" style:family="paragraph" style:parent-style-name="First_20_line_20_indent">
      <style:text-properties officeooo:paragraph-rsid="00bfa8bf"/>
    </style:style>
    <style:style style:name="P32" style:family="paragraph" style:parent-style-name="First_20_line_20_indent">
      <style:text-properties officeooo:paragraph-rsid="00c73e76"/>
    </style:style>
    <style:style style:name="P33" style:family="paragraph" style:parent-style-name="First_20_line_20_indent">
      <style:text-properties officeooo:paragraph-rsid="00def3d3"/>
    </style:style>
    <style:style style:name="P34" style:family="paragraph" style:parent-style-name="First_20_line_20_indent">
      <style:text-properties officeooo:paragraph-rsid="00e4d1b7"/>
    </style:style>
    <style:style style:name="P35" style:family="paragraph" style:parent-style-name="First_20_line_20_indent">
      <style:text-properties officeooo:rsid="00e7552d" officeooo:paragraph-rsid="00e7552d"/>
    </style:style>
    <style:style style:name="P36" style:family="paragraph" style:parent-style-name="First_20_line_20_indent">
      <style:text-properties style:text-position="0% 100%" style:font-name="Calibri1" fo:font-weight="normal" officeooo:rsid="00241cfd" officeooo:paragraph-rsid="00d773e6" style:font-weight-asian="normal" style:font-weight-complex="normal"/>
    </style:style>
    <style:style style:name="P37" style:family="paragraph" style:parent-style-name="First_20_line_20_indent">
      <style:text-properties officeooo:paragraph-rsid="00f39901"/>
    </style:style>
    <style:style style:name="P38" style:family="paragraph" style:parent-style-name="First_20_line_20_indent">
      <style:text-properties officeooo:paragraph-rsid="00fa249a"/>
    </style:style>
    <style:style style:name="P39" style:family="paragraph" style:parent-style-name="First_20_line_20_indent">
      <style:text-properties officeooo:paragraph-rsid="00fd7f7d"/>
    </style:style>
    <style:style style:name="P40" style:family="paragraph" style:parent-style-name="First_20_line_20_indent">
      <style:text-properties officeooo:paragraph-rsid="0103908a"/>
    </style:style>
    <style:style style:name="P41" style:family="paragraph" style:parent-style-name="First_20_line_20_indent">
      <style:text-properties officeooo:rsid="010c5c1f" officeooo:paragraph-rsid="010c5c1f"/>
    </style:style>
    <style:style style:name="P42" style:family="paragraph" style:parent-style-name="First_20_line_20_indent">
      <style:text-properties officeooo:rsid="010d7a12" officeooo:paragraph-rsid="010d7a12"/>
    </style:style>
    <style:style style:name="P43" style:family="paragraph" style:parent-style-name="First_20_line_20_indent">
      <style:text-properties officeooo:rsid="0117f918" officeooo:paragraph-rsid="01249236"/>
    </style:style>
    <style:style style:name="P44" style:family="paragraph" style:parent-style-name="First_20_line_20_indent">
      <style:text-properties officeooo:rsid="0117f918" officeooo:paragraph-rsid="01249236"/>
    </style:style>
    <style:style style:name="P45" style:family="paragraph" style:parent-style-name="First_20_line_20_indent">
      <style:paragraph-properties fo:text-indent="0in" style:auto-text-indent="false"/>
      <style:text-properties officeooo:paragraph-rsid="012f9747"/>
    </style:style>
    <style:style style:name="P46" style:family="paragraph" style:parent-style-name="Heading_20_3">
      <style:text-properties officeooo:rsid="00d65a92" officeooo:paragraph-rsid="004fae73"/>
    </style:style>
    <style:style style:name="P47" style:family="paragraph" style:parent-style-name="Heading_20_4">
      <style:text-properties officeooo:rsid="0107f785"/>
    </style:style>
    <style:style style:name="P48" style:family="paragraph" style:parent-style-name="Heading_20_4">
      <style:text-properties officeooo:rsid="00f91340"/>
    </style:style>
    <style:style style:name="P49" style:family="paragraph" style:parent-style-name="Heading_20_4">
      <style:text-properties officeooo:rsid="0070c2d9" officeooo:paragraph-rsid="007487bf"/>
    </style:style>
    <style:style style:name="P50" style:family="paragraph" style:parent-style-name="Heading_20_4">
      <style:text-properties officeooo:paragraph-rsid="00c73e76"/>
    </style:style>
    <style:style style:name="P51" style:family="paragraph" style:parent-style-name="Heading_20_4">
      <style:text-properties officeooo:rsid="00555caf" officeooo:paragraph-rsid="00abd887"/>
    </style:style>
    <style:style style:name="P52" style:family="paragraph" style:parent-style-name="Heading_20_4">
      <style:text-properties officeooo:paragraph-rsid="00abd887"/>
    </style:style>
    <style:style style:name="P53" style:family="paragraph" style:parent-style-name="Standard" style:master-page-name="MP0">
      <style:paragraph-properties style:page-number="auto" fo:break-before="page"/>
      <style:text-properties style:font-name="Calibri1" fo:font-size="12pt" fo:font-weight="bold" officeooo:rsid="00ef30d5" officeooo:paragraph-rsid="00ef30d5" style:font-size-asian="12pt" style:font-weight-asian="bold" style:font-name-complex="Calibri1" style:font-size-complex="12pt" style:font-weight-complex="bold"/>
    </style:style>
    <style:style style:name="P54"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T1" style:family="text">
      <style:text-properties style:font-name="Calibri1" fo:font-size="11pt" style:font-size-asian="11pt" style:font-name-complex="Calibri1" style:font-size-complex="11pt"/>
    </style:style>
    <style:style style:name="T2" style:family="text">
      <style:text-properties style:font-name="Calibri1" fo:font-size="11pt" officeooo:rsid="00040a2b" style:font-size-asian="11pt" style:font-name-complex="Calibri1" style:font-size-complex="11pt"/>
    </style:style>
    <style:style style:name="T3" style:family="text">
      <style:text-properties style:font-name="Calibri1" fo:font-size="11pt" officeooo:rsid="000686ba" style:font-size-asian="11pt" style:font-name-complex="Calibri1" style:font-size-complex="11pt"/>
    </style:style>
    <style:style style:name="T4" style:family="text">
      <style:text-properties style:font-name="Calibri1" fo:font-size="11pt" officeooo:rsid="0006a0fd" style:font-size-asian="11pt" style:font-name-complex="Calibri1" style:font-size-complex="11pt"/>
    </style:style>
    <style:style style:name="T5" style:family="text">
      <style:text-properties style:font-name="Calibri1" fo:font-size="11pt" officeooo:rsid="00100115" style:font-size-asian="11pt" style:font-name-complex="Calibri1" style:font-size-complex="11pt"/>
    </style:style>
    <style:style style:name="T6" style:family="text">
      <style:text-properties style:font-name="Calibri1" fo:font-size="11pt" officeooo:rsid="0011b6a2" style:font-size-asian="11pt" style:font-name-complex="Calibri1" style:font-size-complex="11pt"/>
    </style:style>
    <style:style style:name="T7" style:family="text">
      <style:text-properties style:font-name="Calibri1" fo:font-size="11pt" officeooo:rsid="001130a4" style:font-size-asian="11pt" style:font-name-complex="Calibri1" style:font-size-complex="11pt"/>
    </style:style>
    <style:style style:name="T8" style:family="text">
      <style:text-properties style:font-name="Calibri1" fo:font-size="11pt" officeooo:rsid="0011c487" style:font-size-asian="11pt" style:font-name-complex="Calibri1" style:font-size-complex="11pt"/>
    </style:style>
    <style:style style:name="T9" style:family="text">
      <style:text-properties style:font-name="Calibri1" fo:font-size="11pt" officeooo:rsid="000be589" style:font-size-asian="11pt" style:font-name-complex="Calibri1" style:font-size-complex="11pt"/>
    </style:style>
    <style:style style:name="T10" style:family="text">
      <style:text-properties style:font-name="Calibri1" fo:font-size="11pt" officeooo:rsid="000d027b" style:font-size-asian="11pt" style:font-name-complex="Calibri1" style:font-size-complex="11pt"/>
    </style:style>
    <style:style style:name="T11" style:family="text">
      <style:text-properties style:font-name="Calibri1" fo:font-size="11pt" officeooo:rsid="000df393" style:font-size-asian="11pt" style:font-name-complex="Calibri1" style:font-size-complex="11pt"/>
    </style:style>
    <style:style style:name="T12" style:family="text">
      <style:text-properties style:font-name="Calibri1" fo:font-size="11pt" officeooo:rsid="000dba0b" style:font-size-asian="11pt" style:font-name-complex="Calibri1" style:font-size-complex="11pt"/>
    </style:style>
    <style:style style:name="T13" style:family="text">
      <style:text-properties style:font-name="Calibri1" fo:font-size="11pt" officeooo:rsid="000f47a2" style:font-size-asian="11pt" style:font-name-complex="Calibri1" style:font-size-complex="11pt"/>
    </style:style>
    <style:style style:name="T14" style:family="text">
      <style:text-properties style:font-name="Calibri1" fo:font-size="11pt" officeooo:rsid="000b88f1" style:font-size-asian="11pt" style:font-name-complex="Calibri1" style:font-size-complex="11pt"/>
    </style:style>
    <style:style style:name="T15" style:family="text">
      <style:text-properties style:font-name="Calibri1" fo:font-size="11pt" officeooo:rsid="002321d6" style:font-size-asian="11pt" style:font-name-complex="Calibri1" style:font-size-complex="11pt"/>
    </style:style>
    <style:style style:name="T16" style:family="text">
      <style:text-properties style:font-name="Calibri1" fo:font-size="11pt" officeooo:rsid="0033c37b" style:font-size-asian="11pt" style:font-name-complex="Calibri1" style:font-size-complex="11pt"/>
    </style:style>
    <style:style style:name="T17" style:family="text">
      <style:text-properties style:font-name="Calibri1" fo:font-size="11pt" officeooo:rsid="003769fb" style:font-size-asian="11pt" style:font-name-complex="Calibri1" style:font-size-complex="11pt"/>
    </style:style>
    <style:style style:name="T18" style:family="text">
      <style:text-properties style:font-name="Calibri1" fo:font-size="11pt" officeooo:rsid="005f03c0" style:font-size-asian="11pt" style:font-name-complex="Calibri1" style:font-size-complex="11pt"/>
    </style:style>
    <style:style style:name="T19" style:family="text">
      <style:text-properties style:font-name="Calibri1" fo:font-size="11pt" officeooo:rsid="006006e8" style:font-size-asian="11pt" style:font-name-complex="Calibri1" style:font-size-complex="11pt"/>
    </style:style>
    <style:style style:name="T20" style:family="text">
      <style:text-properties style:font-name="Calibri1" fo:font-size="11pt" officeooo:rsid="006145a8" style:font-size-asian="11pt" style:font-name-complex="Calibri1" style:font-size-complex="11pt"/>
    </style:style>
    <style:style style:name="T21" style:family="text">
      <style:text-properties style:font-name="Calibri1" fo:font-size="11pt" officeooo:rsid="006155f6" style:font-size-asian="11pt" style:font-name-complex="Calibri1" style:font-size-complex="11pt"/>
    </style:style>
    <style:style style:name="T22" style:family="text">
      <style:text-properties style:font-name="Calibri1" fo:font-size="11pt" officeooo:rsid="0062c561" style:font-size-asian="11pt" style:font-name-complex="Calibri1" style:font-size-complex="11pt"/>
    </style:style>
    <style:style style:name="T23" style:family="text">
      <style:text-properties style:font-name="Calibri1" fo:font-size="11pt" officeooo:rsid="0062f674" style:font-size-asian="11pt" style:font-name-complex="Calibri1" style:font-size-complex="11pt"/>
    </style:style>
    <style:style style:name="T24" style:family="text">
      <style:text-properties style:font-name="Calibri1" fo:font-size="11pt" officeooo:rsid="0064d3cf" style:font-size-asian="11pt" style:font-name-complex="Calibri1" style:font-size-complex="11pt"/>
    </style:style>
    <style:style style:name="T25" style:family="text">
      <style:text-properties style:font-name="Calibri1" fo:font-size="11pt" officeooo:rsid="006502f8" style:font-size-asian="11pt" style:font-name-complex="Calibri1" style:font-size-complex="11pt"/>
    </style:style>
    <style:style style:name="T26" style:family="text">
      <style:text-properties style:font-name="Calibri1" fo:font-size="11pt" officeooo:rsid="00665d67" style:font-size-asian="11pt" style:font-name-complex="Calibri1" style:font-size-complex="11pt"/>
    </style:style>
    <style:style style:name="T27" style:family="text">
      <style:text-properties style:font-name="Calibri1" fo:font-size="11pt" officeooo:rsid="00668f69" style:font-size-asian="11pt" style:font-name-complex="Calibri1" style:font-size-complex="11pt"/>
    </style:style>
    <style:style style:name="T28" style:family="text">
      <style:text-properties style:font-name="Calibri1" fo:font-size="11pt" officeooo:rsid="0067e3a5" style:font-size-asian="11pt" style:font-name-complex="Calibri1" style:font-size-complex="11pt"/>
    </style:style>
    <style:style style:name="T29" style:family="text">
      <style:text-properties style:font-name="Calibri1" fo:font-size="11pt" officeooo:rsid="0069e058" style:font-size-asian="11pt" style:font-name-complex="Calibri1" style:font-size-complex="11pt"/>
    </style:style>
    <style:style style:name="T30" style:family="text">
      <style:text-properties style:font-name="Calibri1" fo:font-size="11pt" officeooo:rsid="006cdc9b" style:font-size-asian="11pt" style:font-name-complex="Calibri1" style:font-size-complex="11pt"/>
    </style:style>
    <style:style style:name="T31" style:family="text">
      <style:text-properties style:font-name="Calibri1" fo:font-size="11pt" officeooo:rsid="006f3611" style:font-size-asian="11pt" style:font-name-complex="Calibri1" style:font-size-complex="11pt"/>
    </style:style>
    <style:style style:name="T32" style:family="text">
      <style:text-properties style:font-name="Calibri1" fo:font-size="11pt" officeooo:rsid="00760019" style:font-size-asian="11pt" style:font-name-complex="Calibri1" style:font-size-complex="11pt"/>
    </style:style>
    <style:style style:name="T33" style:family="text">
      <style:text-properties style:font-name="Calibri1" fo:font-size="11pt" officeooo:rsid="0077900b" style:font-size-asian="11pt" style:font-name-complex="Calibri1" style:font-size-complex="11pt"/>
    </style:style>
    <style:style style:name="T34" style:family="text">
      <style:text-properties style:font-name="Calibri1" fo:font-size="11pt" officeooo:rsid="007a6211" style:font-size-asian="11pt" style:font-name-complex="Calibri1" style:font-size-complex="11pt"/>
    </style:style>
    <style:style style:name="T35" style:family="text">
      <style:text-properties style:font-name="Calibri1" fo:font-size="11pt" officeooo:rsid="007b33a4" style:font-size-asian="11pt" style:font-name-complex="Calibri1" style:font-size-complex="11pt"/>
    </style:style>
    <style:style style:name="T36" style:family="text">
      <style:text-properties style:font-name="Calibri1" fo:font-size="11pt" officeooo:rsid="007b731e" style:font-size-asian="11pt" style:font-name-complex="Calibri1" style:font-size-complex="11pt"/>
    </style:style>
    <style:style style:name="T37" style:family="text">
      <style:text-properties style:font-name="Calibri1" fo:font-size="11pt" officeooo:rsid="007cb30e" style:font-size-asian="11pt" style:font-name-complex="Calibri1" style:font-size-complex="11pt"/>
    </style:style>
    <style:style style:name="T38" style:family="text">
      <style:text-properties style:font-name="Calibri1" fo:font-size="11pt" officeooo:rsid="007dce0c" style:font-size-asian="11pt" style:font-name-complex="Calibri1" style:font-size-complex="11pt"/>
    </style:style>
    <style:style style:name="T39" style:family="text">
      <style:text-properties style:font-name="Calibri1" fo:font-size="11pt" officeooo:rsid="007e0eff" style:font-size-asian="11pt" style:font-name-complex="Calibri1" style:font-size-complex="11pt"/>
    </style:style>
    <style:style style:name="T40" style:family="text">
      <style:text-properties style:font-name="Calibri1" fo:font-size="11pt" officeooo:rsid="007ecc3b" style:font-size-asian="11pt" style:font-name-complex="Calibri1" style:font-size-complex="11pt"/>
    </style:style>
    <style:style style:name="T41" style:family="text">
      <style:text-properties style:font-name="Calibri1" fo:font-size="11pt" officeooo:rsid="007fd425" style:font-size-asian="11pt" style:font-name-complex="Calibri1" style:font-size-complex="11pt"/>
    </style:style>
    <style:style style:name="T42" style:family="text">
      <style:text-properties style:font-name="Calibri1" fo:font-size="11pt" officeooo:rsid="00810eb8" style:font-size-asian="11pt" style:font-name-complex="Calibri1" style:font-size-complex="11pt"/>
    </style:style>
    <style:style style:name="T43" style:family="text">
      <style:text-properties style:font-name="Calibri1" fo:font-size="11pt" officeooo:rsid="00829393" style:font-size-asian="11pt" style:font-name-complex="Calibri1" style:font-size-complex="11pt"/>
    </style:style>
    <style:style style:name="T44" style:family="text">
      <style:text-properties style:font-name="Calibri1" fo:font-size="11pt" officeooo:rsid="0083de70" style:font-size-asian="11pt" style:font-name-complex="Calibri1" style:font-size-complex="11pt"/>
    </style:style>
    <style:style style:name="T45" style:family="text">
      <style:text-properties style:font-name="Calibri1" fo:font-size="11pt" officeooo:rsid="0092b5e0" style:font-size-asian="11pt" style:font-name-complex="Calibri1" style:font-size-complex="11pt"/>
    </style:style>
    <style:style style:name="T46" style:family="text">
      <style:text-properties style:font-name="Calibri1" fo:font-size="11pt" officeooo:rsid="0093c5c9" style:font-size-asian="11pt" style:font-name-complex="Calibri1" style:font-size-complex="11pt"/>
    </style:style>
    <style:style style:name="T47" style:family="text">
      <style:text-properties style:font-name="Calibri1" fo:font-size="11pt" officeooo:rsid="0094fe20" style:font-size-asian="11pt" style:font-name-complex="Calibri1" style:font-size-complex="11pt"/>
    </style:style>
    <style:style style:name="T48" style:family="text">
      <style:text-properties style:font-name="Calibri1" fo:font-size="11pt" officeooo:rsid="0098e52e" style:font-size-asian="11pt" style:font-name-complex="Calibri1" style:font-size-complex="11pt"/>
    </style:style>
    <style:style style:name="T49" style:family="text">
      <style:text-properties style:font-name="Calibri1" fo:font-size="11pt" officeooo:rsid="009a00f8" style:font-size-asian="11pt" style:font-name-complex="Calibri1" style:font-size-complex="11pt"/>
    </style:style>
    <style:style style:name="T50" style:family="text">
      <style:text-properties style:font-name="Calibri1" fo:font-size="11pt" officeooo:rsid="009b8f91" style:font-size-asian="11pt" style:font-name-complex="Calibri1" style:font-size-complex="11pt"/>
    </style:style>
    <style:style style:name="T51" style:family="text">
      <style:text-properties style:font-name="Calibri1" fo:font-size="11pt" officeooo:rsid="009ba5d8" style:font-size-asian="11pt" style:font-name-complex="Calibri1" style:font-size-complex="11pt"/>
    </style:style>
    <style:style style:name="T52" style:family="text">
      <style:text-properties style:font-name="Calibri1" fo:font-size="11pt" officeooo:rsid="009e316d" style:font-size-asian="11pt" style:font-name-complex="Calibri1" style:font-size-complex="11pt"/>
    </style:style>
    <style:style style:name="T53" style:family="text">
      <style:text-properties style:font-name="Calibri1" fo:font-size="11pt" officeooo:rsid="00abd887" style:font-size-asian="11pt" style:font-name-complex="Calibri1" style:font-size-complex="11pt"/>
    </style:style>
    <style:style style:name="T54" style:family="text">
      <style:text-properties style:font-name="Calibri1" fo:font-size="11pt" officeooo:rsid="00ae330c" style:font-size-asian="11pt" style:font-name-complex="Calibri1" style:font-size-complex="11pt"/>
    </style:style>
    <style:style style:name="T55" style:family="text">
      <style:text-properties style:font-name="Calibri1" fo:font-size="11pt" officeooo:rsid="00b60153" style:font-size-asian="11pt" style:font-name-complex="Calibri1" style:font-size-complex="11pt"/>
    </style:style>
    <style:style style:name="T56" style:family="text">
      <style:text-properties style:font-name="Calibri1" fo:font-size="11pt" officeooo:rsid="00b75c59" style:font-size-asian="11pt" style:font-name-complex="Calibri1" style:font-size-complex="11pt"/>
    </style:style>
    <style:style style:name="T57" style:family="text">
      <style:text-properties style:font-name="Calibri1" fo:font-size="11pt" officeooo:rsid="00b92cd9" style:font-size-asian="11pt" style:font-name-complex="Calibri1" style:font-size-complex="11pt"/>
    </style:style>
    <style:style style:name="T58" style:family="text">
      <style:text-properties style:font-name="Calibri1" fo:font-size="11pt" officeooo:rsid="00b9c1fc" style:font-size-asian="11pt" style:font-name-complex="Calibri1" style:font-size-complex="11pt"/>
    </style:style>
    <style:style style:name="T59" style:family="text">
      <style:text-properties style:font-name="Calibri1" fo:font-size="11pt" officeooo:rsid="00b9c59f" style:font-size-asian="11pt" style:font-name-complex="Calibri1" style:font-size-complex="11pt"/>
    </style:style>
    <style:style style:name="T60" style:family="text">
      <style:text-properties style:font-name="Calibri1" fo:font-size="11pt" officeooo:rsid="008f6459" style:font-size-asian="11pt" style:font-name-complex="Calibri1" style:font-size-complex="11pt"/>
    </style:style>
    <style:style style:name="T61" style:family="text">
      <style:text-properties style:font-name="Calibri1" fo:font-size="11pt" officeooo:rsid="00ba2714" style:font-size-asian="11pt" style:font-name-complex="Calibri1" style:font-size-complex="11pt"/>
    </style:style>
    <style:style style:name="T62" style:family="text">
      <style:text-properties style:font-name="Calibri1" fo:font-size="11pt" officeooo:rsid="00bfa8bf" style:font-size-asian="11pt" style:font-name-complex="Calibri1" style:font-size-complex="11pt"/>
    </style:style>
    <style:style style:name="T63" style:family="text">
      <style:text-properties style:font-name="Calibri1" fo:font-size="11pt" officeooo:rsid="00bfc206" style:font-size-asian="11pt" style:font-name-complex="Calibri1" style:font-size-complex="11pt"/>
    </style:style>
    <style:style style:name="T64" style:family="text">
      <style:text-properties style:font-name="Calibri1" fo:font-size="11pt" officeooo:rsid="00c49f35" style:font-size-asian="11pt" style:font-name-complex="Calibri1" style:font-size-complex="11pt"/>
    </style:style>
    <style:style style:name="T65" style:family="text">
      <style:text-properties style:font-name="Calibri1" fo:font-size="11pt" officeooo:rsid="00c62a4b" style:font-size-asian="11pt" style:font-name-complex="Calibri1" style:font-size-complex="11pt"/>
    </style:style>
    <style:style style:name="T66" style:family="text">
      <style:text-properties style:font-name="Calibri1" fo:font-size="11pt" officeooo:rsid="00c73e76" style:font-size-asian="11pt" style:font-name-complex="Calibri1" style:font-size-complex="11pt"/>
    </style:style>
    <style:style style:name="T67" style:family="text">
      <style:text-properties style:font-name="Calibri1" fo:font-size="11pt" officeooo:rsid="00cbde0a" style:font-size-asian="11pt" style:font-name-complex="Calibri1" style:font-size-complex="11pt"/>
    </style:style>
    <style:style style:name="T68" style:family="text">
      <style:text-properties style:font-name="Calibri1" fo:font-size="11pt" officeooo:rsid="00ebe1d4" style:font-size-asian="11pt" style:font-name-complex="Calibri1" style:font-size-complex="11pt"/>
    </style:style>
    <style:style style:name="T69" style:family="text">
      <style:text-properties style:font-name="Calibri1" fo:font-size="11pt" officeooo:rsid="00ef30d5" style:font-size-asian="11pt" style:font-name-complex="Calibri1" style:font-size-complex="11pt"/>
    </style:style>
    <style:style style:name="T70" style:family="text">
      <style:text-properties style:font-name="Calibri1" fo:font-size="11pt" officeooo:rsid="00f12a10" style:font-size-asian="11pt" style:font-name-complex="Calibri1" style:font-size-complex="11pt"/>
    </style:style>
    <style:style style:name="T71" style:family="text">
      <style:text-properties style:font-name="Calibri1" fo:font-size="11pt" officeooo:rsid="00f2c619" style:font-size-asian="11pt" style:font-name-complex="Calibri1" style:font-size-complex="11pt"/>
    </style:style>
    <style:style style:name="T72" style:family="text">
      <style:text-properties style:font-name="Calibri1" fo:font-size="11pt" officeooo:rsid="00f757d0" style:font-size-asian="11pt" style:font-name-complex="Calibri1" style:font-size-complex="11pt"/>
    </style:style>
    <style:style style:name="T73" style:family="text">
      <style:text-properties style:font-name="Calibri1" fo:font-size="11pt" officeooo:rsid="00bdb2c9" style:font-size-asian="11pt" style:font-name-complex="Calibri1" style:font-size-complex="11pt"/>
    </style:style>
    <style:style style:name="T74" style:family="text">
      <style:text-properties style:font-name="Calibri1" fo:font-size="11pt" officeooo:rsid="00f91340" style:font-size-asian="11pt" style:font-name-complex="Calibri1" style:font-size-complex="11pt"/>
    </style:style>
    <style:style style:name="T75" style:family="text">
      <style:text-properties style:font-name="Calibri1" fo:font-size="11pt" officeooo:rsid="00f990fe" style:font-size-asian="11pt" style:font-name-complex="Calibri1" style:font-size-complex="11pt"/>
    </style:style>
    <style:style style:name="T76" style:family="text">
      <style:text-properties style:font-name="Calibri1" fo:font-size="11pt" officeooo:rsid="00f9e805" style:font-size-asian="11pt" style:font-name-complex="Calibri1" style:font-size-complex="11pt"/>
    </style:style>
    <style:style style:name="T77" style:family="text">
      <style:text-properties style:font-name="Calibri1" fo:font-size="11pt" officeooo:rsid="00fa249a" style:font-size-asian="11pt" style:font-name-complex="Calibri1" style:font-size-complex="11pt"/>
    </style:style>
    <style:style style:name="T78" style:family="text">
      <style:text-properties style:font-name="Calibri1" fo:font-size="11pt" officeooo:rsid="00ffa4d5" style:font-size-asian="11pt" style:font-name-complex="Calibri1" style:font-size-complex="11pt"/>
    </style:style>
    <style:style style:name="T79" style:family="text">
      <style:text-properties style:font-name="Calibri1" fo:font-size="11pt" officeooo:rsid="00fd7f7d" style:font-size-asian="11pt" style:font-name-complex="Calibri1" style:font-size-complex="11pt"/>
    </style:style>
    <style:style style:name="T80" style:family="text">
      <style:text-properties style:font-name="Calibri1" fo:font-size="11pt" officeooo:rsid="01013c25" style:font-size-asian="11pt" style:font-name-complex="Calibri1" style:font-size-complex="11pt"/>
    </style:style>
    <style:style style:name="T81" style:family="text">
      <style:text-properties style:font-name="Calibri1" fo:font-size="11pt" officeooo:rsid="00fdc11a" style:font-size-asian="11pt" style:font-name-complex="Calibri1" style:font-size-complex="11pt"/>
    </style:style>
    <style:style style:name="T82" style:family="text">
      <style:text-properties style:font-name="Calibri1" fo:font-size="11pt" officeooo:rsid="00fea471" style:font-size-asian="11pt" style:font-name-complex="Calibri1" style:font-size-complex="11pt"/>
    </style:style>
    <style:style style:name="T83" style:family="text">
      <style:text-properties style:font-name="Calibri1" fo:font-size="11pt" officeooo:rsid="00fbc00c" style:font-size-asian="11pt" style:font-name-complex="Calibri1" style:font-size-complex="11pt"/>
    </style:style>
    <style:style style:name="T84" style:family="text">
      <style:text-properties style:font-name="Calibri1" fo:font-size="11pt" officeooo:rsid="00fc7482" style:font-size-asian="11pt" style:font-name-complex="Calibri1" style:font-size-complex="11pt"/>
    </style:style>
    <style:style style:name="T85" style:family="text">
      <style:text-properties style:font-name="Calibri1" fo:font-size="11pt" officeooo:rsid="00fe57a9" style:font-size-asian="11pt" style:font-name-complex="Calibri1" style:font-size-complex="11pt"/>
    </style:style>
    <style:style style:name="T86" style:family="text">
      <style:text-properties style:font-name="Calibri1" fo:font-size="11pt" officeooo:rsid="0101c0a3" style:font-size-asian="11pt" style:font-name-complex="Calibri1" style:font-size-complex="11pt"/>
    </style:style>
    <style:style style:name="T87" style:family="text">
      <style:text-properties style:font-name="Calibri1" fo:font-size="11pt" officeooo:rsid="0129666a" style:font-size-asian="11pt" style:font-name-complex="Calibri1" style:font-size-complex="11pt"/>
    </style:style>
    <style:style style:name="T88" style:family="text">
      <style:text-properties style:font-name="Calibri1" fo:font-size="11pt" officeooo:rsid="012b8614" style:font-size-asian="11pt" style:font-name-complex="Calibri1" style:font-size-complex="11pt"/>
    </style:style>
    <style:style style:name="T89" style:family="text">
      <style:text-properties style:font-name="Calibri1" fo:font-size="11pt" officeooo:rsid="01232573" style:font-size-asian="11pt" style:font-name-complex="Calibri1" style:font-size-complex="11pt"/>
    </style:style>
    <style:style style:name="T90" style:family="text">
      <style:text-properties style:font-name="Calibri1" fo:font-size="11pt" officeooo:rsid="011b340a" style:font-size-asian="11pt" style:font-name-complex="Calibri1" style:font-size-complex="11pt"/>
    </style:style>
    <style:style style:name="T91" style:family="text">
      <style:text-properties style:font-name="Calibri1" fo:font-size="11pt" officeooo:rsid="011cd4d8" style:font-size-asian="11pt" style:font-name-complex="Calibri1" style:font-size-complex="11pt"/>
    </style:style>
    <style:style style:name="T92" style:family="text">
      <style:text-properties style:font-name="Calibri1" fo:font-size="11pt" officeooo:rsid="000b88f1" style:font-size-asian="11pt" style:font-size-complex="11pt"/>
    </style:style>
    <style:style style:name="T93" style:family="text">
      <style:text-properties style:font-name="Calibri1" fo:font-size="11pt" officeooo:rsid="002e4eca" style:font-size-asian="11pt" style:font-size-complex="11pt"/>
    </style:style>
    <style:style style:name="T94" style:family="text">
      <style:text-properties style:font-name="Calibri1" fo:font-size="11pt" officeooo:rsid="00bb0721" style:font-size-asian="11pt" style:font-size-complex="11pt"/>
    </style:style>
    <style:style style:name="T95" style:family="text">
      <style:text-properties style:font-name="Calibri1" fo:font-size="11pt" officeooo:rsid="00bb0d09" style:font-size-asian="11pt" style:font-size-complex="11pt"/>
    </style:style>
    <style:style style:name="T96" style:family="text">
      <style:text-properties style:font-name="Calibri1" fo:font-size="11pt" officeooo:rsid="00bdb2c9" style:font-size-asian="11pt" style:font-size-complex="11pt"/>
    </style:style>
    <style:style style:name="T97" style:family="text">
      <style:text-properties style:font-name="Calibri1" fo:font-size="11pt" officeooo:rsid="00becd73" style:font-size-asian="11pt" style:font-size-complex="11pt"/>
    </style:style>
    <style:style style:name="T98" style:family="text">
      <style:text-properties style:font-name="Calibri1" fo:font-size="11pt" officeooo:rsid="00c1ea73" style:font-size-asian="11pt" style:font-size-complex="11pt"/>
    </style:style>
    <style:style style:name="T99" style:family="text">
      <style:text-properties style:font-name="Calibri1" fo:font-size="11pt" officeooo:rsid="00c263ea" style:font-size-asian="11pt" style:font-size-complex="11pt"/>
    </style:style>
    <style:style style:name="T100" style:family="text">
      <style:text-properties style:font-name="Calibri1" fo:font-size="11pt" officeooo:rsid="00c3b19f" style:font-size-asian="11pt" style:font-size-complex="11pt"/>
    </style:style>
    <style:style style:name="T101" style:family="text">
      <style:text-properties style:font-name="Calibri1" fo:font-size="11pt" officeooo:rsid="00c49f35" style:font-size-asian="11pt" style:font-size-complex="11pt"/>
    </style:style>
    <style:style style:name="T102" style:family="text">
      <style:text-properties style:font-name="Calibri1" fo:font-size="11pt" officeooo:rsid="00e97568" style:font-size-asian="11pt" style:font-size-complex="11pt"/>
    </style:style>
    <style:style style:name="T103" style:family="text">
      <style:text-properties style:font-name="Calibri1" fo:font-size="11pt" officeooo:rsid="00ebe1d4" style:font-size-asian="11pt" style:font-size-complex="11pt"/>
    </style:style>
    <style:style style:name="T104" style:family="text">
      <style:text-properties style:font-name="Calibri1" fo:font-size="11pt" officeooo:rsid="00fa249a" style:font-size-asian="11pt" style:font-size-complex="11pt"/>
    </style:style>
    <style:style style:name="T105" style:family="text">
      <style:text-properties style:font-name="Calibri1" fo:font-size="11pt" fo:font-style="italic" style:font-size-asian="11pt" style:font-style-asian="italic" style:font-name-complex="Calibri1" style:font-size-complex="11pt" style:font-style-complex="italic"/>
    </style:style>
    <style:style style:name="T106" style:family="text">
      <style:text-properties style:font-name="Calibri1" fo:font-size="11pt" fo:font-style="italic" officeooo:rsid="006155f6" style:font-size-asian="11pt" style:font-style-asian="italic" style:font-name-complex="Calibri1" style:font-size-complex="11pt" style:font-style-complex="italic"/>
    </style:style>
    <style:style style:name="T107" style:family="text">
      <style:text-properties style:font-name="Calibri1" fo:font-size="11pt" fo:font-style="italic" officeooo:rsid="006145a8" style:font-size-asian="11pt" style:font-style-asian="italic" style:font-name-complex="Calibri1" style:font-size-complex="11pt" style:font-style-complex="italic"/>
    </style:style>
    <style:style style:name="T108" style:family="text">
      <style:text-properties style:font-name="Calibri1" fo:font-size="11pt" fo:font-style="italic" officeooo:rsid="0062c561" style:font-size-asian="11pt" style:font-style-asian="italic" style:font-name-complex="Calibri1" style:font-size-complex="11pt" style:font-style-complex="italic"/>
    </style:style>
    <style:style style:name="T109" style:family="text">
      <style:text-properties style:font-name="Calibri1" fo:font-size="11pt" fo:font-style="italic" officeooo:rsid="006cdc9b" style:font-size-asian="11pt" style:font-style-asian="italic" style:font-name-complex="Calibri1" style:font-size-complex="11pt" style:font-style-complex="italic"/>
    </style:style>
    <style:style style:name="T110" style:family="text">
      <style:text-properties style:font-name="Calibri1" fo:font-size="11pt" fo:font-style="italic" officeooo:rsid="007ecc3b" style:font-size-asian="11pt" style:font-style-asian="italic" style:font-name-complex="Calibri1" style:font-size-complex="11pt" style:font-style-complex="italic"/>
    </style:style>
    <style:style style:name="T111" style:family="text">
      <style:text-properties style:font-name="Calibri1" fo:font-size="11pt" fo:font-style="italic" officeooo:rsid="007fd425" style:font-size-asian="11pt" style:font-style-asian="italic" style:font-name-complex="Calibri1" style:font-size-complex="11pt" style:font-style-complex="italic"/>
    </style:style>
    <style:style style:name="T112" style:family="text">
      <style:text-properties style:font-name="Calibri1" fo:font-size="11pt" fo:font-style="italic" officeooo:rsid="00f12a10" style:font-size-asian="11pt" style:font-style-asian="italic" style:font-name-complex="Calibri1" style:font-size-complex="11pt" style:font-style-complex="italic"/>
    </style:style>
    <style:style style:name="T113" style:family="text">
      <style:text-properties style:font-name="Calibri1" fo:font-size="11pt" fo:font-style="italic" officeooo:rsid="00fbc00c" style:font-size-asian="11pt" style:font-style-asian="italic" style:font-name-complex="Calibri1" style:font-size-complex="11pt" style:font-style-complex="italic"/>
    </style:style>
    <style:style style:name="T114" style:family="text">
      <style:text-properties style:font-name="Calibri1" fo:font-size="11pt" officeooo:rsid="001130a4" style:font-name-asian="Noto Serif CJK SC" style:font-size-asian="11pt" style:language-asian="zh" style:country-asian="CN" style:font-name-complex="Calibri1" style:font-size-complex="11pt" style:language-complex="hi" style:country-complex="IN"/>
    </style:style>
    <style:style style:name="T115" style:family="text">
      <style:text-properties style:font-name="Calibri1" fo:font-size="11pt" officeooo:rsid="0011b6a2" style:font-name-asian="Noto Serif CJK SC" style:font-size-asian="11pt" style:language-asian="zh" style:country-asian="CN" style:font-name-complex="Calibri1" style:font-size-complex="11pt" style:language-complex="hi" style:country-complex="IN"/>
    </style:style>
    <style:style style:name="T116" style:family="text">
      <style:text-properties style:font-name="Calibri1" fo:font-size="11pt" officeooo:rsid="000f47a2" style:font-name-asian="Noto Serif CJK SC" style:font-size-asian="11pt" style:language-asian="zh" style:country-asian="CN" style:font-name-complex="Calibri1" style:font-size-complex="11pt" style:language-complex="hi" style:country-complex="IN"/>
    </style:style>
    <style:style style:name="T117" style:family="text">
      <style:text-properties style:font-name="Calibri1" fo:font-size="11pt" officeooo:rsid="00810eb8" fo:background-color="#ffff00" loext:char-shading-value="0" style:font-size-asian="11pt" style:font-name-complex="Calibri1" style:font-size-complex="11pt"/>
    </style:style>
    <style:style style:name="T118" style:family="text">
      <style:text-properties style:font-name="Calibri1" fo:font-size="11pt" officeooo:rsid="00bdb2c9" fo:background-color="#ffff00" loext:char-shading-value="0" style:font-size-asian="11pt" style:font-name-complex="Calibri1" style:font-size-complex="11pt"/>
    </style:style>
    <style:style style:name="T119" style:family="text">
      <style:text-properties style:font-name="Calibri1" fo:font-size="11pt" officeooo:rsid="00fbc00c" fo:background-color="#ffff00" loext:char-shading-value="0" style:font-size-asian="11pt" style:font-name-complex="Calibri1" style:font-size-complex="11pt"/>
    </style:style>
    <style:style style:name="T120" style:family="text">
      <style:text-properties style:font-name="Calibri1" fo:font-size="11pt" officeooo:rsid="009b8f91" fo:background-color="transparent" loext:char-shading-value="0" style:font-size-asian="11pt" style:font-name-complex="Calibri1" style:font-size-complex="11pt"/>
    </style:style>
    <style:style style:name="T121" style:family="text">
      <style:text-properties style:font-name="Calibri1" fo:font-size="11pt" fo:font-weight="normal" officeooo:rsid="0011b6a2" style:font-size-asian="11pt" style:font-weight-asian="normal" style:font-name-complex="Calibri1" style:font-size-complex="11pt" style:font-weight-complex="normal"/>
    </style:style>
    <style:style style:name="T122" style:family="text">
      <style:text-properties style:font-name="Calibri1" fo:font-size="11pt" fo:font-weight="normal" officeooo:rsid="00df8d57" style:font-size-asian="11pt" style:font-weight-asian="normal" style:font-name-complex="Calibri1" style:font-size-complex="11pt" style:font-weight-complex="normal"/>
    </style:style>
    <style:style style:name="T123" style:family="text">
      <style:text-properties style:font-name="Calibri1" fo:font-weight="normal" style:font-weight-asian="normal" style:font-weight-complex="normal"/>
    </style:style>
    <style:style style:name="T124" style:family="text">
      <style:text-properties style:font-name="Calibri1" fo:font-weight="normal" officeooo:rsid="00d773e6" style:font-weight-asian="normal" style:font-weight-complex="normal"/>
    </style:style>
    <style:style style:name="T125" style:family="text">
      <style:text-properties style:font-name="Calibri1" fo:font-weight="normal" officeooo:rsid="00d839b2" style:font-weight-asian="normal" style:font-weight-complex="normal"/>
    </style:style>
    <style:style style:name="T126" style:family="text">
      <style:text-properties style:font-name="Calibri1" fo:font-weight="normal" officeooo:rsid="00cd61af" style:font-weight-asian="normal" style:font-weight-complex="normal"/>
    </style:style>
    <style:style style:name="T127" style:family="text">
      <style:text-properties style:font-name="Calibri1" fo:font-weight="normal" officeooo:rsid="00d991db" style:font-weight-asian="normal" style:font-weight-complex="normal"/>
    </style:style>
    <style:style style:name="T128" style:family="text">
      <style:text-properties style:font-name="Calibri1" fo:font-weight="normal" officeooo:rsid="00dab0a1" style:font-weight-asian="normal" style:font-weight-complex="normal"/>
    </style:style>
    <style:style style:name="T129" style:family="text">
      <style:text-properties style:font-name="Calibri1" fo:font-weight="normal" officeooo:rsid="00db2062" style:font-weight-asian="normal" style:font-weight-complex="normal"/>
    </style:style>
    <style:style style:name="T130" style:family="text">
      <style:text-properties style:font-name="Calibri1" fo:font-weight="normal" officeooo:rsid="00c9fb24" style:font-weight-asian="normal" style:font-weight-complex="normal"/>
    </style:style>
    <style:style style:name="T131" style:family="text">
      <style:text-properties style:font-name="Calibri1" fo:font-weight="normal" officeooo:rsid="00db9929" style:font-weight-asian="normal" style:font-weight-complex="normal"/>
    </style:style>
    <style:style style:name="T132" style:family="text">
      <style:text-properties style:font-name="Calibri1" fo:font-weight="normal" officeooo:rsid="00dc14f8" style:font-weight-asian="normal" style:font-weight-complex="normal"/>
    </style:style>
    <style:style style:name="T133" style:family="text">
      <style:text-properties style:font-name="Calibri1" fo:font-weight="normal" officeooo:rsid="00dc195d" style:font-weight-asian="normal" style:font-weight-complex="normal"/>
    </style:style>
    <style:style style:name="T134" style:family="text">
      <style:text-properties style:font-name="Calibri1" fo:font-weight="normal" officeooo:rsid="00dcea53" style:font-weight-asian="normal" style:font-weight-complex="normal"/>
    </style:style>
    <style:style style:name="T135" style:family="text">
      <style:text-properties style:font-name="Calibri1" fo:font-weight="normal" officeooo:rsid="00ded916" style:font-weight-asian="normal" style:font-weight-complex="normal"/>
    </style:style>
    <style:style style:name="T136" style:family="text">
      <style:text-properties style:font-name="Calibri1" fo:font-weight="normal" officeooo:rsid="00def3d3" style:font-weight-asian="normal" style:font-weight-complex="normal"/>
    </style:style>
    <style:style style:name="T137" style:family="text">
      <style:text-properties style:font-name="Calibri1" fo:font-weight="normal" officeooo:rsid="00df8d57" style:font-weight-asian="normal" style:font-weight-complex="normal"/>
    </style:style>
    <style:style style:name="T138" style:family="text">
      <style:text-properties style:font-name="Calibri1" fo:font-weight="normal" officeooo:rsid="00e1789e" style:font-weight-asian="normal" style:font-weight-complex="normal"/>
    </style:style>
    <style:style style:name="T139" style:family="text">
      <style:text-properties style:font-name="Calibri1" fo:font-weight="normal" officeooo:rsid="00e29929" style:font-weight-asian="normal" style:font-weight-complex="normal"/>
    </style:style>
    <style:style style:name="T140" style:family="text">
      <style:text-properties style:font-name="Calibri1" fo:font-weight="normal" officeooo:rsid="00e3bb65" style:font-weight-asian="normal" style:font-weight-complex="normal"/>
    </style:style>
    <style:style style:name="T141" style:family="text">
      <style:text-properties style:font-name="Calibri1" fo:font-weight="normal" officeooo:rsid="00e4d1b7" style:font-weight-asian="normal" style:font-weight-complex="normal"/>
    </style:style>
    <style:style style:name="T142" style:family="text">
      <style:text-properties style:font-name="Calibri1" fo:font-weight="normal" officeooo:rsid="00e52abf" style:font-weight-asian="normal" style:font-weight-complex="normal"/>
    </style:style>
    <style:style style:name="T143" style:family="text">
      <style:text-properties style:font-name="Calibri1" fo:font-weight="normal" officeooo:rsid="00e5a08a" style:font-weight-asian="normal" style:font-weight-complex="normal"/>
    </style:style>
    <style:style style:name="T144" style:family="text">
      <style:text-properties style:font-name="Calibri1" fo:font-weight="normal" officeooo:rsid="00e953ec" style:font-weight-asian="normal" style:font-weight-complex="normal"/>
    </style:style>
    <style:style style:name="T145" style:family="text">
      <style:text-properties style:font-name="Calibri1" fo:font-weight="normal" officeooo:rsid="00eb1d1b" style:font-weight-asian="normal" style:font-weight-complex="normal"/>
    </style:style>
    <style:style style:name="T146" style:family="text">
      <style:text-properties style:font-name="Calibri1" fo:font-weight="normal" officeooo:rsid="00ebe1d4" style:font-weight-asian="normal" style:font-weight-complex="normal"/>
    </style:style>
    <style:style style:name="T147" style:family="text">
      <style:text-properties style:font-name="Calibri1" fo:font-weight="normal" officeooo:rsid="00fa249a" style:font-weight-asian="normal" style:font-weight-complex="normal"/>
    </style:style>
    <style:style style:name="T148" style:family="text">
      <style:text-properties fo:font-weight="bold" style:font-weight-asian="bold" style:font-weight-complex="bold"/>
    </style:style>
    <style:style style:name="T149" style:family="text">
      <style:text-properties fo:font-weight="bold" officeooo:rsid="00253813" style:font-weight-asian="bold" style:font-weight-complex="bold"/>
    </style:style>
    <style:style style:name="T150" style:family="text">
      <style:text-properties fo:font-weight="bold" officeooo:rsid="00555caf" style:font-weight-asian="bold" style:font-weight-complex="bold"/>
    </style:style>
    <style:style style:name="T151" style:family="text">
      <style:text-properties fo:font-style="italic" style:font-style-asian="italic"/>
    </style:style>
    <style:style style:name="T152" style:family="text">
      <style:text-properties fo:font-style="italic" style:font-style-asian="italic" style:font-style-complex="italic"/>
    </style:style>
    <style:style style:name="T153" style:family="text">
      <style:text-properties fo:font-style="italic" officeooo:rsid="006155f6" style:font-style-asian="italic" style:font-style-complex="italic"/>
    </style:style>
    <style:style style:name="T154" style:family="text">
      <style:text-properties fo:font-style="italic" officeooo:rsid="00cede59" style:font-style-asian="italic" style:font-style-complex="italic"/>
    </style:style>
    <style:style style:name="T155" style:family="text">
      <style:text-properties fo:font-style="italic" officeooo:rsid="00d2a8ca" style:font-style-asian="italic" style:font-style-complex="italic"/>
    </style:style>
    <style:style style:name="T156" style:family="text">
      <style:text-properties fo:font-style="italic" officeooo:rsid="00d304d8" style:font-style-asian="italic" style:font-style-complex="italic"/>
    </style:style>
    <style:style style:name="T157" style:family="text">
      <style:text-properties officeooo:rsid="00040a2b"/>
    </style:style>
    <style:style style:name="T158" style:family="text">
      <style:text-properties style:text-position="sub 58%"/>
    </style:style>
    <style:style style:name="T159" style:family="text">
      <style:text-properties style:text-position="sub 58%" style:font-name="Calibri1" fo:font-size="11pt" officeooo:rsid="00100115" style:font-size-asian="11pt" style:font-name-complex="Calibri1" style:font-size-complex="11pt"/>
    </style:style>
    <style:style style:name="T160" style:family="text">
      <style:text-properties style:text-position="sub 58%" style:font-name="Calibri1" fo:font-size="11pt" officeooo:rsid="000b88f1" style:font-size-asian="11pt" style:font-name-complex="Calibri1" style:font-size-complex="11pt"/>
    </style:style>
    <style:style style:name="T161" style:family="text">
      <style:text-properties style:text-position="sub 58%" style:font-name="Calibri1" fo:font-size="11pt" officeooo:rsid="00040a2b" style:font-size-asian="11pt" style:font-name-complex="Calibri1" style:font-size-complex="11pt"/>
    </style:style>
    <style:style style:name="T162" style:family="text">
      <style:text-properties style:text-position="sub 58%" style:font-name="Calibri1" fo:font-size="11pt" officeooo:rsid="006155f6" style:font-size-asian="11pt" style:font-name-complex="Calibri1" style:font-size-complex="11pt"/>
    </style:style>
    <style:style style:name="T163" style:family="text">
      <style:text-properties style:text-position="sub 58%" style:font-name="Calibri1" fo:font-size="11pt" officeooo:rsid="00665d67" style:font-size-asian="11pt" style:font-name-complex="Calibri1" style:font-size-complex="11pt"/>
    </style:style>
    <style:style style:name="T164" style:family="text">
      <style:text-properties style:text-position="sub 58%" style:font-name="Calibri1" fo:font-size="11pt" officeooo:rsid="007b33a4" style:font-size-asian="11pt" style:font-name-complex="Calibri1" style:font-size-complex="11pt"/>
    </style:style>
    <style:style style:name="T165" style:family="text">
      <style:text-properties style:text-position="sub 58%" style:font-name="Calibri1" fo:font-size="11pt" officeooo:rsid="007ecc3b" style:font-size-asian="11pt" style:font-name-complex="Calibri1" style:font-size-complex="11pt"/>
    </style:style>
    <style:style style:name="T166" style:family="text">
      <style:text-properties style:text-position="sub 58%" style:font-name="Calibri1" fo:font-size="11pt" officeooo:rsid="00f757d0" style:font-size-asian="11pt" style:font-name-complex="Calibri1" style:font-size-complex="11pt"/>
    </style:style>
    <style:style style:name="T167" style:family="text">
      <style:text-properties style:text-position="sub 58%" style:font-name="Calibri1" fo:font-size="11pt" officeooo:rsid="00ffa4d5" style:font-size-asian="11pt" style:font-name-complex="Calibri1" style:font-size-complex="11pt"/>
    </style:style>
    <style:style style:name="T168" style:family="text">
      <style:text-properties style:text-position="sub 58%" style:font-name="Calibri1" fo:font-size="11pt" officeooo:rsid="00becd73" style:font-size-asian="11pt" style:font-size-complex="11pt"/>
    </style:style>
    <style:style style:name="T169" style:family="text">
      <style:text-properties style:text-position="sub 58%" style:font-name="Calibri1" fo:font-size="11pt" officeooo:rsid="00c49f35" style:font-size-asian="11pt" style:font-size-complex="11pt"/>
    </style:style>
    <style:style style:name="T170" style:family="text">
      <style:text-properties style:text-position="sub 58%" style:font-name="Calibri1" fo:font-weight="normal" officeooo:rsid="00d839b2" style:font-weight-asian="normal" style:font-weight-complex="normal"/>
    </style:style>
    <style:style style:name="T171" style:family="text">
      <style:text-properties style:text-position="sub 58%" style:font-name="Calibri1" fo:font-weight="normal" officeooo:rsid="00c9fb24" style:font-weight-asian="normal" style:font-weight-complex="normal"/>
    </style:style>
    <style:style style:name="T172" style:family="text">
      <style:text-properties style:text-position="sub 58%" officeooo:rsid="00040a2b"/>
    </style:style>
    <style:style style:name="T173" style:family="text">
      <style:text-properties style:text-position="sub 58%" officeooo:rsid="008bc721"/>
    </style:style>
    <style:style style:name="T174" style:family="text">
      <style:text-properties style:text-position="sub 58%" officeooo:rsid="0085b505" fo:background-color="transparent" loext:char-shading-value="0"/>
    </style:style>
    <style:style style:name="T175" style:family="text">
      <style:text-properties style:text-position="sub 58%" style:font-name="Calibri3" style:font-name-complex="Calibri"/>
    </style:style>
    <style:style style:name="T176" style:family="text">
      <style:text-properties style:text-position="sub 58%" officeooo:rsid="00c73e76"/>
    </style:style>
    <style:style style:name="T177" style:family="text">
      <style:text-properties style:text-position="sub 58%" officeooo:rsid="00c9fb24"/>
    </style:style>
    <style:style style:name="T178" style:family="text">
      <style:text-properties style:text-position="sub 58%" officeooo:rsid="0103908a"/>
    </style:style>
    <style:style style:name="T179" style:family="text">
      <style:text-properties officeooo:rsid="000b88f1"/>
    </style:style>
    <style:style style:name="T180" style:family="text">
      <style:text-properties fo:font-weight="normal" style:font-weight-asian="normal" style:font-weight-complex="normal"/>
    </style:style>
    <style:style style:name="T181" style:family="text">
      <style:text-properties fo:font-weight="normal" officeooo:rsid="0040324e" style:font-weight-asian="normal" style:font-weight-complex="normal"/>
    </style:style>
    <style:style style:name="T182" style:family="text">
      <style:text-properties fo:font-weight="normal" officeooo:rsid="004ad57e" style:font-weight-asian="normal" style:font-weight-complex="normal"/>
    </style:style>
    <style:style style:name="T183" style:family="text">
      <style:text-properties fo:font-weight="normal" officeooo:rsid="00555caf" style:font-weight-asian="normal" style:font-weight-complex="normal"/>
    </style:style>
    <style:style style:name="T184" style:family="text">
      <style:text-properties fo:font-weight="normal" officeooo:rsid="00a10fdc" style:font-weight-asian="normal" style:font-weight-complex="normal"/>
    </style:style>
    <style:style style:name="T185" style:family="text">
      <style:text-properties fo:font-weight="normal" officeooo:rsid="009f9e1a" style:font-weight-asian="normal" style:font-weight-complex="normal"/>
    </style:style>
    <style:style style:name="T186" style:family="text">
      <style:text-properties fo:font-weight="normal" officeooo:rsid="00253813" style:font-weight-asian="normal" style:font-weight-complex="normal"/>
    </style:style>
    <style:style style:name="T187" style:family="text">
      <style:text-properties style:text-position="0% 100%"/>
    </style:style>
    <style:style style:name="T188" style:family="text">
      <style:text-properties style:text-position="0% 100%" style:font-name="Calibri1" fo:font-size="11pt" officeooo:rsid="00040a2b" style:font-size-asian="11pt" style:font-name-complex="Calibri1" style:font-size-complex="11pt"/>
    </style:style>
    <style:style style:name="T189" style:family="text">
      <style:text-properties style:text-position="0% 100%" style:font-name="Calibri1" fo:font-size="11pt" officeooo:rsid="00b9c59f" style:font-size-asian="11pt" style:font-name-complex="Calibri1" style:font-size-complex="11pt"/>
    </style:style>
    <style:style style:name="T190" style:family="text">
      <style:text-properties style:text-position="0% 100%" style:font-name="Calibri1" fo:font-size="11pt" officeooo:rsid="00ba2714" style:font-size-asian="11pt" style:font-name-complex="Calibri1" style:font-size-complex="11pt"/>
    </style:style>
    <style:style style:name="T191" style:family="text">
      <style:text-properties style:text-position="0% 100%" officeooo:rsid="00040a2b"/>
    </style:style>
    <style:style style:name="T192" style:family="text">
      <style:text-properties officeooo:rsid="00253813"/>
    </style:style>
    <style:style style:name="T193" style:family="text">
      <style:text-properties officeooo:rsid="00271d71"/>
    </style:style>
    <style:style style:name="T194" style:family="text">
      <style:text-properties officeooo:rsid="002efe58"/>
    </style:style>
    <style:style style:name="T195" style:family="text">
      <style:text-properties officeooo:rsid="003769fb"/>
    </style:style>
    <style:style style:name="T196" style:family="text">
      <style:text-properties officeooo:rsid="003ec88c"/>
    </style:style>
    <style:style style:name="T197" style:family="text">
      <style:text-properties officeooo:rsid="004ad57e"/>
    </style:style>
    <style:style style:name="T198" style:family="text">
      <style:text-properties officeooo:rsid="00555caf"/>
    </style:style>
    <style:style style:name="T199" style:family="text">
      <style:text-properties officeooo:rsid="00524f9d"/>
    </style:style>
    <style:style style:name="T200" style:family="text">
      <style:text-properties style:text-position="super 58%"/>
    </style:style>
    <style:style style:name="T201" style:family="text">
      <style:text-properties style:text-position="super 58%" fo:font-style="normal" officeooo:rsid="00cd9ca4" style:font-style-asian="normal" style:font-style-complex="normal"/>
    </style:style>
    <style:style style:name="T202" style:family="text">
      <style:text-properties style:language-asian="zh" style:country-asian="CN" style:language-complex="hi" style:country-complex="IN"/>
    </style:style>
    <style:style style:name="T203" style:family="text">
      <style:text-properties officeooo:rsid="009ba5d8" style:language-asian="zh" style:country-asian="CN" style:language-complex="hi" style:country-complex="IN"/>
    </style:style>
    <style:style style:name="T204" style:family="text">
      <style:text-properties officeooo:rsid="00f0693a" style:language-asian="zh" style:country-asian="CN" style:language-complex="hi" style:country-complex="IN"/>
    </style:style>
    <style:style style:name="T205" style:family="text">
      <style:text-properties officeooo:rsid="0062c561"/>
    </style:style>
    <style:style style:name="T206" style:family="text">
      <style:text-properties officeooo:rsid="0062f674"/>
    </style:style>
    <style:style style:name="T207" style:family="text">
      <style:text-properties officeooo:rsid="006cdc9b"/>
    </style:style>
    <style:style style:name="T208" style:family="text">
      <style:text-properties officeooo:rsid="006f3611"/>
    </style:style>
    <style:style style:name="T209" style:family="text">
      <style:text-properties officeooo:rsid="00705511"/>
    </style:style>
    <style:style style:name="T210" style:family="text">
      <style:text-properties officeooo:rsid="0072201c"/>
    </style:style>
    <style:style style:name="T211" style:family="text">
      <style:text-properties officeooo:rsid="007487bf"/>
    </style:style>
    <style:style style:name="T212" style:family="text">
      <style:text-properties officeooo:rsid="007b33a4"/>
    </style:style>
    <style:style style:name="T213" style:family="text">
      <style:text-properties officeooo:rsid="007dce0c"/>
    </style:style>
    <style:style style:name="T214" style:family="text">
      <style:text-properties officeooo:rsid="0085b505"/>
    </style:style>
    <style:style style:name="T215" style:family="text">
      <style:text-properties officeooo:rsid="0087a3c9"/>
    </style:style>
    <style:style style:name="T216" style:family="text">
      <style:text-properties officeooo:rsid="0088fcf6"/>
    </style:style>
    <style:style style:name="T217" style:family="text">
      <style:text-properties officeooo:rsid="008ade26"/>
    </style:style>
    <style:style style:name="T218" style:family="text">
      <style:text-properties officeooo:rsid="008bc721"/>
    </style:style>
    <style:style style:name="T219" style:family="text">
      <style:text-properties officeooo:rsid="008f6459"/>
    </style:style>
    <style:style style:name="T220" style:family="text">
      <style:text-properties fo:font-variant="normal" fo:text-transform="none" style:text-position="0% 100%" style:font-name="Calibri1" fo:font-size="11pt" fo:font-style="normal" style:text-underline-style="none" fo:font-weight="normal" officeooo:rsid="009b8f91" fo:background-color="transparent" loext:char-shading-value="0" style:font-size-asian="11pt" style:font-name-complex="Calibri1" style:font-size-complex="11pt"/>
    </style:style>
    <style:style style:name="T221" style:family="text">
      <style:text-properties fo:font-variant="normal" fo:text-transform="none" style:text-position="0% 100%" style:font-name="Calibri1" fo:font-size="11pt" fo:font-style="normal" style:text-underline-style="none" fo:font-weight="normal" officeooo:rsid="006145a8" fo:background-color="transparent" loext:char-shading-value="0" style:font-size-asian="11pt" style:font-name-complex="Calibri1" style:font-size-complex="11pt"/>
    </style:style>
    <style:style style:name="T222" style:family="text">
      <style:text-properties fo:font-variant="normal" fo:text-transform="none" style:text-position="0% 100%" style:font-name="Calibri1" fo:font-size="11pt" fo:font-style="normal" style:text-underline-style="none" fo:font-weight="normal" officeooo:rsid="007fd425" style:font-size-asian="11pt" style:font-name-complex="Calibri1" style:font-size-complex="11pt"/>
    </style:style>
    <style:style style:name="T223" style:family="text">
      <style:text-properties fo:font-variant="normal" fo:text-transform="none" style:text-position="0% 100%" style:font-name="Calibri1" fo:font-style="normal" style:text-underline-style="none" fo:font-weight="normal" officeooo:rsid="00d839b2" style:font-weight-asian="normal" style:font-weight-complex="normal"/>
    </style:style>
    <style:style style:name="T224" style:family="text">
      <style:text-properties fo:font-variant="normal" fo:text-transform="none" style:text-position="0% 100%" fo:font-style="normal" style:text-underline-style="none" fo:font-weight="normal"/>
    </style:style>
    <style:style style:name="T225" style:family="text">
      <style:text-properties fo:font-variant="normal" fo:text-transform="none" style:text-position="0% 100%" fo:font-style="normal" style:text-underline-style="none" fo:font-weight="normal" fo:background-color="transparent" loext:char-shading-value="0"/>
    </style:style>
    <style:style style:name="T226" style:family="text">
      <style:text-properties fo:font-variant="normal" fo:text-transform="none" style:text-position="0% 100%" fo:font-style="normal" style:text-underline-style="none" fo:font-weight="normal" officeooo:rsid="012f9747" fo:background-color="transparent" loext:char-shading-value="0"/>
    </style:style>
    <style:style style:name="T227" style:family="text">
      <style:text-properties fo:font-variant="normal" fo:text-transform="none" style:text-position="0% 100%" style:font-name="Calibri3" fo:font-style="normal" style:text-underline-style="none" fo:font-weight="normal" style:font-name-complex="Calibri"/>
    </style:style>
    <style:style style:name="T228" style:family="text">
      <style:text-properties officeooo:rsid="0085b505" fo:background-color="transparent" loext:char-shading-value="0"/>
    </style:style>
    <style:style style:name="T229" style:family="text">
      <style:text-properties officeooo:rsid="009ba5d8" fo:background-color="transparent" loext:char-shading-value="0"/>
    </style:style>
    <style:style style:name="T230" style:family="text">
      <style:text-properties officeooo:rsid="00bb0d09" fo:background-color="transparent" loext:char-shading-value="0"/>
    </style:style>
    <style:style style:name="T231" style:family="text">
      <style:text-properties officeooo:rsid="010eeed3" fo:background-color="transparent" loext:char-shading-value="0"/>
    </style:style>
    <style:style style:name="T232" style:family="text">
      <style:text-properties officeooo:rsid="009ba5d8"/>
    </style:style>
    <style:style style:name="T233" style:family="text">
      <style:text-properties officeooo:rsid="009e316d"/>
    </style:style>
    <style:style style:name="T234" style:family="text">
      <style:text-properties officeooo:rsid="00a6352d"/>
    </style:style>
    <style:style style:name="T235" style:family="text">
      <style:text-properties officeooo:rsid="00a10fdc"/>
    </style:style>
    <style:style style:name="T236" style:family="text">
      <style:text-properties style:font-name="Calibri3" style:font-name-complex="Calibri"/>
    </style:style>
    <style:style style:name="T237" style:family="text">
      <style:text-properties style:font-name="Calibri3" officeooo:rsid="009f9e1a" style:font-name-complex="Calibri"/>
    </style:style>
    <style:style style:name="T238" style:family="text">
      <style:text-properties style:font-name="Calibri3" officeooo:rsid="00a925f2" style:font-name-complex="Calibri"/>
    </style:style>
    <style:style style:name="T239" style:family="text">
      <style:text-properties style:font-name="Calibri3" officeooo:rsid="00a99954" style:font-name-complex="Calibri"/>
    </style:style>
    <style:style style:name="T240" style:family="text">
      <style:text-properties style:font-name="Calibri3" officeooo:rsid="009e2d5b" style:font-name-complex="Calibri"/>
    </style:style>
    <style:style style:name="T241" style:family="text">
      <style:text-properties style:font-name="Calibri3" officeooo:rsid="00a32cfb" style:font-name-complex="Calibri"/>
    </style:style>
    <style:style style:name="T242" style:family="text">
      <style:text-properties style:font-name="Calibri3" officeooo:rsid="00a7912b" style:font-name-complex="Calibri"/>
    </style:style>
    <style:style style:name="T243" style:family="text">
      <style:text-properties style:font-name="Calibri3" officeooo:rsid="00253813" style:font-name-complex="Calibri"/>
    </style:style>
    <style:style style:name="T244" style:family="text">
      <style:text-properties style:font-name="Calibri3" officeooo:rsid="00bb0d09" style:font-name-complex="Calibri"/>
    </style:style>
    <style:style style:name="T245" style:family="text">
      <style:text-properties style:font-name="Calibri3" officeooo:rsid="00bdb2c9" style:font-name-complex="Calibri"/>
    </style:style>
    <style:style style:name="T246" style:family="text">
      <style:text-properties style:font-name="Calibri3" officeooo:rsid="00fa249a" style:font-name-complex="Calibri"/>
    </style:style>
    <style:style style:name="T247" style:family="text">
      <style:text-properties style:font-name="Calibri3" fo:font-weight="normal" officeooo:rsid="00a32cfb" style:font-weight-asian="normal" style:font-name-complex="Calibri" style:font-weight-complex="normal"/>
    </style:style>
    <style:style style:name="T248" style:family="text">
      <style:text-properties style:font-name="Calibri3" fo:font-size="11pt" officeooo:rsid="00a99954" style:font-name-asian="Noto Serif CJK SC" style:font-size-asian="12pt" style:language-asian="zh" style:country-asian="CN" style:font-name-complex="Calibri" style:font-size-complex="12pt" style:language-complex="hi" style:country-complex="IN"/>
    </style:style>
    <style:style style:name="T249" style:family="text">
      <style:text-properties style:font-name="Calibri3" fo:font-weight="bold" officeooo:rsid="009e2d5b" style:font-weight-asian="bold" style:font-name-complex="Calibri" style:font-weight-complex="bold"/>
    </style:style>
    <style:style style:name="T250" style:family="text">
      <style:text-properties officeooo:rsid="009f9e1a"/>
    </style:style>
    <style:style style:name="T251" style:family="text">
      <style:text-properties officeooo:rsid="00bdb2c9" fo:background-color="#ffff00" loext:char-shading-value="0"/>
    </style:style>
    <style:style style:name="T252" style:family="text">
      <style:text-properties officeooo:rsid="00a4da8b"/>
    </style:style>
    <style:style style:name="T253" style:family="text">
      <style:text-properties officeooo:rsid="00a2c6de"/>
    </style:style>
    <style:style style:name="T254" style:family="text">
      <style:text-properties officeooo:rsid="00a32cfb"/>
    </style:style>
    <style:style style:name="T255" style:family="text">
      <style:text-properties officeooo:rsid="00afc37b"/>
    </style:style>
    <style:style style:name="T256" style:family="text">
      <style:text-properties officeooo:rsid="00b05e4f"/>
    </style:style>
    <style:style style:name="T257" style:family="text">
      <style:text-properties officeooo:rsid="00b0c6ae"/>
    </style:style>
    <style:style style:name="T258" style:family="text">
      <style:text-properties officeooo:rsid="00b1dd27"/>
    </style:style>
    <style:style style:name="T259" style:family="text">
      <style:text-properties officeooo:rsid="00b3b69e"/>
    </style:style>
    <style:style style:name="T260" style:family="text">
      <style:text-properties officeooo:rsid="00b3f760"/>
    </style:style>
    <style:style style:name="T261" style:family="text">
      <style:text-properties officeooo:rsid="00b4b0ae"/>
    </style:style>
    <style:style style:name="T262" style:family="text">
      <style:text-properties officeooo:rsid="00bb0721"/>
    </style:style>
    <style:style style:name="T263" style:family="text">
      <style:text-properties officeooo:rsid="00bb0d09"/>
    </style:style>
    <style:style style:name="T264" style:family="text">
      <style:text-properties officeooo:rsid="00bcc3d8"/>
    </style:style>
    <style:style style:name="T265" style:family="text">
      <style:text-properties officeooo:rsid="00bdb2c9"/>
    </style:style>
    <style:style style:name="T266" style:family="text">
      <style:text-properties officeooo:rsid="00bc2f7b"/>
    </style:style>
    <style:style style:name="T267" style:family="text">
      <style:text-properties officeooo:rsid="00bcd6d8"/>
    </style:style>
    <style:style style:name="T268" style:family="text">
      <style:text-properties officeooo:rsid="00bfc206"/>
    </style:style>
    <style:style style:name="T269" style:family="text">
      <style:text-properties officeooo:rsid="00c1ea73"/>
    </style:style>
    <style:style style:name="T270" style:family="text">
      <style:text-properties officeooo:rsid="00c73e76"/>
    </style:style>
    <style:style style:name="T271" style:family="text">
      <style:text-properties officeooo:rsid="00c818cf"/>
    </style:style>
    <style:style style:name="T272" style:family="text">
      <style:text-properties officeooo:rsid="00c9fb24"/>
    </style:style>
    <style:style style:name="T273" style:family="text">
      <style:text-properties officeooo:rsid="00cbde0a"/>
    </style:style>
    <style:style style:name="T274" style:family="text">
      <style:text-properties officeooo:rsid="00cd61af"/>
    </style:style>
    <style:style style:name="T275" style:family="text">
      <style:text-properties officeooo:rsid="00cd9ca4"/>
    </style:style>
    <style:style style:name="T276" style:family="text">
      <style:text-properties fo:font-style="normal" officeooo:rsid="00cd9ca4" style:font-style-asian="normal" style:font-style-complex="normal"/>
    </style:style>
    <style:style style:name="T277" style:family="text">
      <style:text-properties fo:font-style="normal" officeooo:rsid="00cede59" style:font-style-asian="normal" style:font-style-complex="normal"/>
    </style:style>
    <style:style style:name="T278" style:family="text">
      <style:text-properties fo:font-style="normal" officeooo:rsid="00cf1ddc" style:font-style-asian="normal" style:font-style-complex="normal"/>
    </style:style>
    <style:style style:name="T279" style:family="text">
      <style:text-properties fo:font-style="normal" officeooo:rsid="00d08c85" style:font-style-asian="normal" style:font-style-complex="normal"/>
    </style:style>
    <style:style style:name="T280" style:family="text">
      <style:text-properties fo:font-style="normal" officeooo:rsid="00ebe1d4" style:font-style-asian="normal" style:font-style-complex="normal"/>
    </style:style>
    <style:style style:name="T281" style:family="text">
      <style:text-properties officeooo:rsid="00cede59"/>
    </style:style>
    <style:style style:name="T282" style:family="text">
      <style:text-properties officeooo:rsid="00cf1ddc"/>
    </style:style>
    <style:style style:name="T283" style:family="text">
      <style:text-properties officeooo:rsid="00d08c85"/>
    </style:style>
    <style:style style:name="T284" style:family="text">
      <style:text-properties officeooo:rsid="00d21774"/>
    </style:style>
    <style:style style:name="T285" style:family="text">
      <style:text-properties officeooo:rsid="00d2a8ca"/>
    </style:style>
    <style:style style:name="T286" style:family="text">
      <style:text-properties officeooo:rsid="00d304d8"/>
    </style:style>
    <style:style style:name="T287" style:family="text">
      <style:text-properties officeooo:rsid="00d31e9f"/>
    </style:style>
    <style:style style:name="T288" style:family="text">
      <style:text-properties officeooo:rsid="00d4a047"/>
    </style:style>
    <style:style style:name="T289" style:family="text">
      <style:text-properties officeooo:rsid="00d5da02"/>
    </style:style>
    <style:style style:name="T290" style:family="text">
      <style:text-properties officeooo:rsid="00d65a92"/>
    </style:style>
    <style:style style:name="T291" style:family="text">
      <style:text-properties officeooo:rsid="00e5a08a"/>
    </style:style>
    <style:style style:name="T292" style:family="text">
      <style:text-properties officeooo:rsid="00ebe1d4"/>
    </style:style>
    <style:style style:name="T293" style:family="text">
      <style:text-properties officeooo:rsid="00f0693a"/>
    </style:style>
    <style:style style:name="T294" style:family="text">
      <style:text-properties officeooo:rsid="00f2c619"/>
    </style:style>
    <style:style style:name="T295" style:family="text">
      <style:text-properties officeooo:rsid="00f39901"/>
    </style:style>
    <style:style style:name="T296" style:family="text">
      <style:text-properties officeooo:rsid="00fa249a"/>
    </style:style>
    <style:style style:name="T297" style:family="text">
      <style:text-properties officeooo:rsid="00fb9747"/>
    </style:style>
    <style:style style:name="T298" style:family="text">
      <style:text-properties officeooo:rsid="00fbb2eb"/>
    </style:style>
    <style:style style:name="T299" style:family="text">
      <style:text-properties officeooo:rsid="00fd1b59"/>
    </style:style>
    <style:style style:name="T300" style:family="text">
      <style:text-properties officeooo:rsid="00fd7f7d"/>
    </style:style>
    <style:style style:name="T301" style:family="text">
      <style:text-properties officeooo:rsid="0103908a"/>
    </style:style>
    <style:style style:name="T302" style:family="text">
      <style:text-properties officeooo:rsid="0104bc7e"/>
    </style:style>
    <style:style style:name="T303" style:family="text">
      <style:text-properties officeooo:rsid="01077a44"/>
    </style:style>
    <style:style style:name="T304" style:family="text">
      <style:text-properties officeooo:rsid="0107f785"/>
    </style:style>
    <style:style style:name="T305" style:family="text">
      <style:text-properties officeooo:rsid="0109686d"/>
    </style:style>
    <style:style style:name="T306" style:family="text">
      <style:text-properties officeooo:rsid="0109e499"/>
    </style:style>
    <style:style style:name="T307" style:family="text">
      <style:text-properties officeooo:rsid="010b00f3"/>
    </style:style>
    <style:style style:name="T308" style:family="text">
      <style:text-properties officeooo:rsid="010eeed3"/>
    </style:style>
    <style:style style:name="T309" style:family="text">
      <style:text-properties officeooo:rsid="010f4b62"/>
    </style:style>
    <style:style style:name="T310" style:family="text">
      <style:text-properties officeooo:rsid="010f5e84"/>
    </style:style>
    <style:style style:name="T311" style:family="text">
      <style:text-properties officeooo:rsid="01110749"/>
    </style:style>
    <style:style style:name="T312" style:family="text">
      <style:text-properties officeooo:rsid="01120921"/>
    </style:style>
    <style:style style:name="T313" style:family="text">
      <style:text-properties officeooo:rsid="0112f7ed"/>
    </style:style>
    <style:style style:name="T314" style:family="text">
      <style:text-properties officeooo:rsid="0113b213"/>
    </style:style>
    <style:style style:name="T315" style:family="text">
      <style:text-properties officeooo:rsid="01157cb8"/>
    </style:style>
    <style:style style:name="T316" style:family="text">
      <style:text-properties officeooo:rsid="01171e0c"/>
    </style:style>
    <style:style style:name="T317" style:family="text">
      <style:text-properties officeooo:rsid="0117f918"/>
    </style:style>
    <style:style style:name="T318" style:family="text">
      <style:text-properties officeooo:rsid="01197e72"/>
    </style:style>
    <style:style style:name="T319" style:family="text">
      <style:text-properties officeooo:rsid="0119e726"/>
    </style:style>
    <style:style style:name="T320" style:family="text">
      <style:text-properties officeooo:rsid="011b340a"/>
    </style:style>
    <style:style style:name="T321" style:family="text">
      <style:text-properties officeooo:rsid="011cd4d8"/>
    </style:style>
    <style:style style:name="T322" style:family="text">
      <style:text-properties officeooo:rsid="011d1b6a"/>
    </style:style>
    <style:style style:name="T323" style:family="text">
      <style:text-properties officeooo:rsid="011f6a2a"/>
    </style:style>
    <style:style style:name="T324" style:family="text">
      <style:text-properties officeooo:rsid="011ffa66"/>
    </style:style>
    <style:style style:name="T325" style:family="text">
      <style:text-properties officeooo:rsid="0120c969"/>
    </style:style>
    <style:style style:name="T326" style:family="text">
      <style:text-properties officeooo:rsid="0121b03d"/>
    </style:style>
    <style:style style:name="T327" style:family="text">
      <style:text-properties officeooo:rsid="0122d781"/>
    </style:style>
    <style:style style:name="T328" style:family="text">
      <style:text-properties officeooo:rsid="01232573"/>
    </style:style>
    <style:style style:name="T329" style:family="text">
      <style:text-properties officeooo:rsid="01249236"/>
    </style:style>
    <style:style style:name="T330" style:family="text">
      <style:text-properties officeooo:rsid="012683ba"/>
    </style:style>
    <style:style style:name="T331" style:family="text">
      <style:text-properties officeooo:rsid="012688b2"/>
    </style:style>
    <style:style style:name="T332" style:family="text">
      <style:text-properties officeooo:rsid="0129666a"/>
    </style:style>
    <style:style style:name="T333" style:family="text">
      <style:text-properties officeooo:rsid="012b8614"/>
    </style:style>
    <style:style style:name="T334" style:family="text">
      <style:text-properties officeooo:rsid="010e6251"/>
    </style:style>
    <style:style style:name="T335" style:family="text">
      <style:text-properties officeooo:rsid="0128ac25"/>
    </style:style>
    <style:style style:name="T336" style:family="text">
      <style:text-properties officeooo:rsid="011f6a2a" fo:background-color="#ffffff" loext:char-shading-value="0"/>
    </style:style>
    <style:style style:name="T337" style:family="text">
      <style:text-properties officeooo:rsid="01120921" fo:background-color="#ffffff" loext:char-shading-value="0"/>
    </style:style>
    <style:style style:name="T338" style:family="text">
      <style:text-properties officeooo:rsid="010eeed3" fo:background-color="#ffffff" loext:char-shading-value="0"/>
    </style:style>
    <style:style style:name="T339" style:family="text">
      <style:text-properties officeooo:rsid="012f9747"/>
    </style:style>
    <style:style style:name="T340" style:family="text">
      <style:text-properties fo:font-variant="normal" fo:text-transform="none" style:use-window-font-color="true" loext:opacity="0%" style:text-outline="false" style:text-line-through-style="none" style:text-line-through-type="none" style:text-position="0% 100%" style:font-name="Calibri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page-content" style:horizontal-pos="center" style:horizontal-rel="page-content" fo:padding="0.0591in" fo:border="none" loext:rel-width-rel="paragraph"/>
    </style:style>
    <style:style style:name="fr2" style:family="graphic" style:parent-style-name="Frame">
      <style:graphic-properties style:vertical-pos="top" style:vertical-rel="page-content" style:horizontal-pos="center" style:horizontal-rel="page-content" fo:padding="0.0598in" fo:border="none" loext:rel-width-rel="paragraph"/>
    </style:style>
    <style:style style:name="fr3" style:family="graphic" style:parent-style-name="Frame">
      <style:graphic-properties style:run-through="foreground" style:vertical-pos="from-top" style:vertical-rel="page-content" style:horizontal-pos="center" style:horizontal-rel="page-content" fo:padding="0.0591in" fo:border="none" loext:rel-width-rel="paragraph"/>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5"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use-soft-page-breaks="true">
      <office:forms form:automatic-focus="false" form:apply-design-mode="false"/>
      <text:tracked-changes>
        <text:changed-region xml:id="ct1690484868064" text:id="ct1690484868064">
          <text:insertion>
            <office:change-info>
              <dc:creator>Alessandro Senes</dc:creator>
              <dc:date>2024-08-10T04:50:16</dc:date>
            </office:change-info>
          </text:insertion>
        </text:changed-region>
        <text:changed-region xml:id="ct1691042625536" text:id="ct1691042625536">
          <text:insertion>
            <office:change-info>
              <dc:creator>Alessandro Senes</dc:creator>
              <dc:date>2024-08-10T04:48:12</dc:date>
            </office:change-info>
          </text:insertion>
        </text:changed-region>
        <text:changed-region xml:id="ct1690994950848" text:id="ct1690994950848">
          <text:deletion>
            <office:change-info>
              <dc:creator>Unknown Author</dc:creator>
              <dc:date>2024-08-21T21:00:44</dc:date>
            </office:change-info>
            <text:p text:style-name="First_20_line_20_indent"><text:span text:style-name="T334"><text:s/></text:span></text:p>
          </text:deletion>
        </text:changed-region>
        <text:changed-region xml:id="ct1690994834496" text:id="ct1690994834496">
          <text:insertion>
            <office:change-info>
              <dc:creator>Unknown Author</dc:creator>
              <dc:date>2024-08-21T21:24:33</dc:date>
            </office:change-info>
          </text:insertion>
        </text:changed-region>
        <text:changed-region xml:id="ct1691053479472" text:id="ct1691053479472">
          <text:insertion>
            <office:change-info>
              <dc:creator>Alessandro Senes</dc:creator>
              <dc:date>2024-08-10T06:12:20</dc:date>
            </office:change-info>
          </text:insertion>
        </text:changed-region>
        <text:changed-region xml:id="ct1691053482352" text:id="ct1691053482352">
          <text:insertion>
            <office:change-info>
              <dc:creator>Unknown Author</dc:creator>
              <dc:date>2024-08-21T20:41:09</dc:date>
              <text:p>Comment added</text:p>
            </office:change-info>
          </text:insertion>
        </text:changed-region>
        <text:changed-region xml:id="ct1690994929824" text:id="ct1690994929824">
          <text:insertion>
            <office:change-info>
              <dc:creator>Unknown Author</dc:creator>
              <dc:date>2024-08-21T21:03:00</dc:date>
            </office:change-info>
          </text:insertion>
        </text:changed-region>
        <text:changed-region xml:id="ct1690994923488" text:id="ct1690994923488">
          <text:insertion>
            <office:change-info>
              <dc:creator>Unknown Author</dc:creator>
              <dc:date>2024-08-21T21:04:25</dc:date>
            </office:change-info>
          </text:insertion>
        </text:changed-region>
        <text:changed-region xml:id="ct1690994923776" text:id="ct1690994923776">
          <text:insertion>
            <office:change-info>
              <dc:creator>Unknown Author</dc:creator>
              <dc:date>2024-08-21T21:04:57</dc:date>
            </office:change-info>
          </text:insertion>
        </text:changed-region>
        <text:changed-region xml:id="ct1691044375040" text:id="ct1691044375040">
          <text:insertion>
            <office:change-info>
              <dc:creator>Alessandro Senes</dc:creator>
              <dc:date>2024-08-11T03:17:09</dc:date>
            </office:change-info>
          </text:insertion>
        </text:changed-region>
        <text:changed-region xml:id="ct1690994924064" text:id="ct1690994924064">
          <text:insertion>
            <office:change-info>
              <dc:creator>Unknown Author</dc:creator>
              <dc:date>2024-08-21T21:06:50</dc:date>
            </office:change-info>
          </text:insertion>
        </text:changed-region>
        <text:changed-region xml:id="ct1690994945376" text:id="ct1690994945376">
          <text:insertion>
            <office:change-info>
              <dc:creator>Unknown Author</dc:creator>
              <dc:date>2024-08-21T21:15:36</dc:date>
            </office:change-info>
          </text:insertion>
        </text:changed-region>
        <text:changed-region xml:id="ct1690994930112" text:id="ct1690994930112">
          <text:insertion>
            <office:change-info>
              <dc:creator>Unknown Author</dc:creator>
              <dc:date>2024-08-21T21:10:45</dc:date>
            </office:change-info>
          </text:insertion>
        </text:changed-region>
        <text:changed-region xml:id="ct1690994938752" text:id="ct1690994938752">
          <text:insertion>
            <office:change-info>
              <dc:creator>Unknown Author</dc:creator>
              <dc:date>2024-08-21T21:11:46</dc:date>
            </office:change-info>
          </text:insertion>
        </text:changed-region>
        <text:changed-region xml:id="ct1690994944800" text:id="ct1690994944800">
          <text:insertion>
            <office:change-info>
              <dc:creator>Unknown Author</dc:creator>
              <dc:date>2024-08-21T21:16:24</dc:date>
            </office:change-info>
          </text:insertion>
        </text:changed-region>
        <text:changed-region xml:id="ct1690994952864" text:id="ct1690994952864">
          <text:insertion>
            <office:change-info>
              <dc:creator>Unknown Author</dc:creator>
              <dc:date>2024-08-21T21:17:25</dc:date>
            </office:change-info>
          </text:insertion>
        </text:changed-region>
        <text:changed-region xml:id="ct1690994948832" text:id="ct1690994948832">
          <text:insertion>
            <office:change-info>
              <dc:creator>Unknown Author</dc:creator>
              <dc:date>2024-08-21T21:18:40</dc:date>
            </office:change-info>
          </text:insertion>
        </text:changed-region>
        <text:changed-region xml:id="ct1690994941920" text:id="ct1690994941920">
          <text:insertion>
            <office:change-info>
              <dc:creator>Unknown Author</dc:creator>
              <dc:date>2024-08-21T21:20:31</dc:date>
            </office:change-info>
          </text:insertion>
        </text:changed-region>
        <text:changed-region xml:id="ct1690994862720" text:id="ct1690994862720">
          <text:insertion>
            <office:change-info>
              <dc:creator>Alessandro Senes</dc:creator>
              <dc:date>2024-08-11T03:17:09</dc:date>
            </office:change-info>
          </text:insertion>
        </text:changed-region>
        <text:changed-region xml:id="ct1690994952000" text:id="ct1690994952000">
          <text:insertion>
            <office:change-info>
              <dc:creator>Unknown Author</dc:creator>
              <dc:date>2024-08-21T21:22:15</dc:date>
            </office:change-info>
          </text:insertion>
        </text:changed-region>
        <text:changed-region xml:id="ct1690994937024" text:id="ct1690994937024">
          <text:insertion>
            <office:change-info>
              <dc:creator>Unknown Author</dc:creator>
              <dc:date>2024-08-21T21:22:20</dc:date>
            </office:change-info>
          </text:insertion>
        </text:changed-region>
        <text:changed-region xml:id="ct1690994945952" text:id="ct1690994945952">
          <text:insertion>
            <office:change-info>
              <dc:creator>Unknown Author</dc:creator>
              <dc:date>2024-08-21T21:22:15</dc:date>
            </office:change-info>
          </text:insertion>
        </text:changed-region>
        <text:changed-region xml:id="ct1690994946528" text:id="ct1690994946528">
          <text:insertion>
            <office:change-info>
              <dc:creator>Unknown Author</dc:creator>
              <dc:date>2024-08-21T21:22:30</dc:date>
            </office:change-info>
          </text:insertion>
        </text:changed-region>
        <text:changed-region xml:id="ct1690994951136" text:id="ct1690994951136">
          <text:insertion>
            <office:change-info>
              <dc:creator>Alessandro Senes</dc:creator>
              <dc:date>2024-08-11T03:17:09</dc:date>
            </office:change-info>
          </text:insertion>
        </text:changed-region>
        <text:changed-region xml:id="ct1690994956320" text:id="ct1690994956320">
          <text:deletion>
            <office:change-info>
              <dc:creator>Unknown Author</dc:creator>
              <dc:date>2024-08-21T21:23:31</dc:date>
            </office:change-info>
            <text:p text:style-name="First_20_line_20_indent"><text:span text:style-name="T329">van der Waals </text:span><text:span text:style-name="T304">(</text:span></text:p>
          </text:deletion>
        </text:changed-region>
        <text:changed-region xml:id="ct1690994844000" text:id="ct1690994844000">
          <text:deletion>
            <office:change-info>
              <dc:creator>Unknown Author</dc:creator>
              <dc:date>2024-08-21T21:23:32</dc:date>
            </office:change-info>
            <text:p text:style-name="First_20_line_20_indent"><text:span text:style-name="T304">)</text:span></text:p>
          </text:deletion>
        </text:changed-region>
        <text:changed-region xml:id="ct1690994939328" text:id="ct1690994939328">
          <text:deletion>
            <office:change-info>
              <dc:creator>Unknown Author</dc:creator>
              <dc:date>2024-08-21T21:22:12</dc:date>
            </office:change-info>
            <text:p text:style-name="First_20_line_20_indent"><text:span text:style-name="T335">Although polar residues occur in </text:span><text:span text:style-name="T329">TMD, </text:span><text:span text:style-name="T335">many helical </text:span><text:span text:style-name="T329">pairs </text:span><text:span text:style-name="T335">interfaces are</text:span><text:span text:style-name="T329"> composed exclusively by hydrophobic residues.</text:span></text:p>
          </text:deletion>
        </text:changed-region>
        <text:changed-region xml:id="ct1690994871648" text:id="ct1690994871648">
          <text:insertion>
            <office:change-info>
              <dc:creator>Alessandro Senes</dc:creator>
              <dc:date>2024-08-11T03:17:09</dc:date>
            </office:change-info>
          </text:insertion>
        </text:changed-region>
        <text:changed-region xml:id="ct1690994867904" text:id="ct1690994867904">
          <text:insertion>
            <office:change-info>
              <dc:creator>Unknown Author</dc:creator>
              <dc:date>2024-08-21T20:48:30</dc:date>
              <text:p>Comment added</text:p>
            </office:change-info>
          </text:insertion>
        </text:changed-region>
        <text:changed-region xml:id="ct1690994875104" text:id="ct1690994875104">
          <text:insertion>
            <office:change-info>
              <dc:creator>Alessandro Senes</dc:creator>
              <dc:date>2024-08-11T03:17:09</dc:date>
            </office:change-info>
          </text:insertion>
        </text:changed-region>
        <text:changed-region xml:id="ct1690994870496" text:id="ct1690994870496">
          <text:insertion>
            <office:change-info>
              <dc:creator>Unknown Author</dc:creator>
              <dc:date>2024-08-21T20:50:37</dc:date>
            </office:change-info>
          </text:insertion>
        </text:changed-region>
        <text:changed-region xml:id="ct1690994872224" text:id="ct1690994872224">
          <text:deletion>
            <office:change-info>
              <dc:creator>Unknown Author</dc:creator>
              <dc:date>2024-08-21T20:53:40</dc:date>
            </office:change-info>
            <text:p text:style-name="First_20_line_20_indent"><text:span text:style-name="Default_20_Paragraph_20_Font"><text:span text:style-name="T87">[DEVELOP …] </text:span></text:span></text:p>
          </text:deletion>
          <text:insertion>
            <office:change-info>
              <dc:creator>Alessandro Senes</dc:creator>
              <dc:date>2024-08-11T03:17:09</dc:date>
            </office:change-info>
          </text:insertion>
        </text:changed-region>
        <text:changed-region xml:id="ct1690994877696" text:id="ct1690994877696">
          <text:insertion>
            <office:change-info>
              <dc:creator>Unknown Author</dc:creator>
              <dc:date>2024-08-21T20:51:42</dc:date>
            </office:change-info>
          </text:insertion>
        </text:changed-region>
        <text:changed-region xml:id="ct1690994867328" text:id="ct1690994867328">
          <text:insertion>
            <office:change-info>
              <dc:creator>Alessandro Senes</dc:creator>
              <dc:date>2024-08-11T03:17:09</dc:date>
            </office:change-info>
          </text:insertion>
        </text:changed-region>
        <text:changed-region xml:id="ct1690994875968" text:id="ct1690994875968">
          <text:deletion>
            <office:change-info>
              <dc:creator>Unknown Author</dc:creator>
              <dc:date>2024-08-21T20:51:40</dc:date>
            </office:change-info>
            <text:p text:style-name="P43"><text:span text:style-name="T328">However</text:span><text:span text:style-name="T320"> </text:span><text:span text:style-name="T321">many details of the energetic factors that drive the second stage, the interaction of the helices in the membrane – are still unclear.</text:span></text:p>
          </text:deletion>
          <text:insertion>
            <office:change-info>
              <dc:creator>Alessandro Senes</dc:creator>
              <dc:date>2024-08-11T03:17:09</dc:date>
            </office:change-info>
          </text:insertion>
        </text:changed-region>
        <text:changed-region xml:id="ct1690994879712" text:id="ct1690994879712">
          <text:insertion>
            <office:change-info>
              <dc:creator>Alessandro Senes</dc:creator>
              <dc:date>2024-08-11T12:40:17</dc:date>
            </office:change-info>
          </text:insertion>
        </text:changed-region>
        <text:changed-region xml:id="ct1691044375616" text:id="ct1691044375616">
          <text:insertion>
            <office:change-info>
              <dc:creator>Alessandro Senes</dc:creator>
              <dc:date>2024-08-10T06:01:28</dc:date>
            </office:change-info>
          </text:insertion>
        </text:changed-region>
        <text:changed-region xml:id="ct1690994930976" text:id="ct1690994930976">
          <text:deletion>
            <office:change-info>
              <dc:creator>Unknown Author</dc:creator>
              <dc:date>2024-08-21T20:54:36</dc:date>
            </office:change-info>
            <text:p text:style-name="First_20_line_20_indent"><text:span text:style-name="Default_20_Paragraph_20_Font"><text:span text:style-name="T82">(</text:span></text:span><text:span text:style-name="Default_20_Paragraph_20_Font"><text:span text:style-name="T119">doi:10.1006/jmbi.1997.0926</text:span></text:span><text:span text:style-name="Default_20_Paragraph_20_Font"><text:span text:style-name="T83">)</text:span></text:span></text:p>
          </text:deletion>
        </text:changed-region>
        <text:changed-region xml:id="ct1691044690144" text:id="ct1691044690144">
          <text:insertion>
            <office:change-info>
              <dc:creator>Alessandro Senes</dc:creator>
              <dc:date>2024-08-10T05:44:5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
      </text:sequence-decls>
      <draw:frame draw:style-name="fr1" draw:name="Frame1" text:anchor-type="page" text:anchor-page-number="9" svg:width="7in" style:rel-width="100%" draw:z-index="2">
        <draw:text-box fo:min-height="0.2in">
          <text:p text:style-name="P12"/>
          <text:p text:style-name="Figure"><text:span text:style-name="T148">Figure PRIMARY_DATASET. </text:span>A) Mutations made to each WT design. Clash mutants result in atoms from one helix overlapping with atoms from the other helix, Void mutants result in pockets at the interface lacking atoms. B) The WT (green) fluorescence distribution is compared to the fluorescence distributions of their corresponding <text:span text:style-name="T233">clash</text:span> (<text:span text:style-name="T233">red</text:span>) and <text:span text:style-name="T233">void</text:span> (<text:span text:style-name="T233">orange</text:span>) mutants. <text:span text:style-name="T265">Box and whisker plots separate the data by designating the lowest 25% and highest 25% of the data as whiskers outside of the box. The box highlights the middle 50% of the interquartile range with a line at the median of all values (shown as points). Outliers are represented as diamonds outside of the range of the box and whisker plot.</text:span> p-values determining the significant difference between <text:span text:style-name="T265">design</text:span> fluorescence and mutant fluorescence are shown over the corresponding boxplot. </text:p>
        </draw:text-box>
      </draw:frame>
      <draw:frame draw:style-name="fr2" draw:name="Frame3" text:anchor-type="page" text:anchor-page-number="12" svg:width="7in" style:rel-width="100%" draw:z-index="1">
        <draw:text-box fo:min-height="0.2in">
          <text:p text:style-name="P10"/>
          <text:p text:style-name="Fig."><text:span text:style-name="T148">Figure DELTA_G_DATA:</text:span> Design energy score plotted vs dimerization propensity in %GpA <text:span text:style-name="T292">(a-c)</text:span> and <text:span text:style-name="T268">calculated </text:span>ΔG <text:span text:style-name="T292">(d-f)</text:span>. Dimerization propensity was converted to biophysical ΔG using methods from an <text:span text:style-name="T152">in vitro</text:span> FRET studying GASright association (Díaz Vázquez et al., 2023).</text:p>
        </draw:text-box>
      </draw:frame>
      <draw:frame draw:style-name="fr3" draw:name="Frame2" text:anchor-type="page" text:anchor-page-number="5" svg:y="1.2201in" svg:width="6.9299in" style:rel-width="99%" draw:z-index="0">
        <draw:text-box fo:min-height="6.2047in">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Fig."><text:span text:style-name="T148">Figure MP_DESIGN.</text:span> Membrane protein dimer design. (a) Helices within close contact were extracted from the Orientations of Proteins in membranes (OPM) in September 2019. The geometric terms were extracted and overlaid over the kernel density estimation of the membrane protein contact space. (b) Interfaces for designs on poly-leucine backbones, where x is an interfacial position that can be designed using a library of the most prevalent amino acids in membrane proteins. Glycine is only used for GASright designs. <text:s/>(c) Structures undergo local backbone minimization by alternating 4 geometric parameters: distance (d), angle (θ), axial rotation (ω), and Z-shift <text:span text:style-name="T292">(Z)</text:span>. (d) Design geometries overlaid on the helix-helix density distribution in panel a. Each point is colored by their respective design energy score. </text:p>
        </draw:text-box>
      </draw:frame>
      <text:p text:style-name="P53">Van der Waals forces alone are a weak design principle for transmembrane helix interaction stability</text:p>
      <text:p text:style-name="P5"><text:span text:style-name="T199">Gilbert J. Loiseau</text:span><text:span text:style-name="T200">1,2</text:span> <text:span text:style-name="T199">a</text:span>nd Alessandro Senes<text:span text:style-name="T200">1,@</text:span></text:p>
      <text:p text:style-name="P4"/>
      <text:p text:style-name="P5"><text:span text:style-name="T200">1</text:span>Department of Biochemistry, University of Wisconsin-Madison, Madison, WI 53706</text:p>
      <text:p text:style-name="P5"><text:span text:style-name="T200">2</text:span>Integrated Program in Biochemistry, University of Wisconsin-Madison, Madison, WI 53706</text:p>
      <text:p text:style-name="P5"/>
      <text:p text:style-name="P5">@Corresponding author: senes@wisc.edu</text:p>
      <text:p text:style-name="P5"/>
      <text:p text:style-name="P5">ORCID:</text:p>
      <text:p text:style-name="P5"><text:span text:style-name="T199">GJL</text:span>:<text:tab/>0009-0003-8186-5275</text:p>
      <text:p text:style-name="P5">AS:<text:tab/>0000-0002-3807-2275</text:p>
      <text:h text:style-name="Heading_20_3" text:outline-level="3">Abstract</text:h>
      <text:p text:style-name="P2">Membrane protein folding <text:span text:style-name="T265">occurs as a</text:span> result <text:span text:style-name="T265">of </text:span>a<text:span text:style-name="T265">n equilibrium</text:span> of biophysical forces. Polar and charged interactions have the ability to drive folding within the hydrophobic environment of the membrane. The stabilizing effects of sidechain packing on membrane protein folding <text:span text:style-name="T195">were</text:span> deduced in a variety of foundational bacterhiorhodopsin studies, and <text:span text:style-name="T195">sidechain packing as a driving force has been demonstrated</text:span> through modern protein re-design of phospholamban. However, the extent at which packing can act as a driving force in general in membrane protein systems is not well understood. We investigate the impact of sidechain packing on membrane protein association by using computational design. By sampling dimer conformations from the PDB, we design<text:span text:style-name="T265">ed</text:span> hundreds of sequences that self-associate. Structural characterization through mutations on a subset of these proteins suggests that packing <text:span text:style-name="T265">is a weak</text:span> driv<text:span text:style-name="T265">ing force</text:span> in a variety of membrane protein systems.</text:p>
      <text:p text:style-name="P1"/>
      <text:p text:style-name="P3"/>
      <text:p text:style-name="P3"/>
      <text:h text:style-name="Heading_20_3" text:outline-level="3">Introduction</text:h>
      <text:p text:style-name="P41"><text:change-start text:change-id="ct1690484868064"/>Membrane protein folding reviews to cite: </text:p>
      <text:p text:style-name="P41">Hong Curr Opin Understanding complexity of MPF https://doi.org/10.1016/j.sbi.2021.11.013</text:p>
      <text:p text:style-name="P41">Marinko... Sandeers Folding and misfolding in human MP https://doi.org/10.1021/acs.chemrev.8b00532<text:change-end text:change-id="ct1690484868064"/><text:change-start text:change-id="ct1691042625536"/></text:p>
      <text:p text:style-name="P42">Corin &amp; Bowie How physical forces drive the process of helical membrane protein folding https://doi.org/10.15252/embr.202153025</text:p>
      <text:p text:style-name="First_20_line_20_indent"><text:change-end text:change-id="ct1691042625536"/><text:span text:style-name="T322">Just </text:span><text:span text:style-name="T330">like</text:span><text:span text:style-name="T334"> soluble proteins, </text:span><text:span text:style-name="T330">helical </text:span><text:span text:style-name="T310">integral </text:span><text:span text:style-name="T334">membrane proteins need to fold into the correct</text:span><text:change text:change-id="ct1690994950848"/><text:span text:style-name="T334"> structure to perform </text:span><text:span text:style-name="T333">a</text:span><text:span text:style-name="T334"> myriad of essential functions </text:span><text:span text:style-name="T310">for the cell</text:span><text:span text:style-name="T334">, </text:span><text:span text:style-name="T322">which </text:span><text:span text:style-name="T308">includ</text:span><text:span text:style-name="T322">e</text:span><text:span text:style-name="T308"> signaling and transport, enzymatic catalysis, </text:span><text:span text:style-name="T333">and </text:span><text:span text:style-name="T322">providing </text:span><text:span text:style-name="T308">membrane organization and plasticity</text:span><text:change-start text:change-id="ct1690994834496"/><text:span text:style-name="T308"> </text:span><text:change-end text:change-id="ct1690994834496"/><text:reference-mark-start text:name="ZOTERO_ITEM CSL_CITATION {&quot;citationID&quot;:&quot;jdIpTZ4z&quot;,&quot;properties&quot;:{&quot;formattedCitation&quot;:&quot;(Cho &amp; Stahelin, 2005; Hegde &amp; Keenan, 2022; Kumari &amp; Yadav, 2019)&quot;,&quot;plainCitation&quot;:&quot;(Cho &amp; Stahelin, 2005; Hegde &amp; Keenan, 2022; Kumari &amp; Yadav, 2019)&quot;,&quot;noteIndex&quot;:0},&quot;citationItems&quot;:[{&quot;id&quot;:445,&quot;uris&quot;:[&quot;http://zotero.org/users/local/TWX8bpul/items/47IERXHH&quot;],&quot;itemData&quot;:{&quot;id&quot;:445,&quot;type&quot;:&quot;article-journal&quot;,&quot;abstract&quot;:&quot;▪ Abstract Research in the past decade has revealed that many cytosolic proteins are recruited to different cellular membranes to form protein-protein and lipid-protein interactions during cell signaling and membrane trafficking. Membrane recruitment of these peripheral proteins is mediated by a growing number of modular membrane-targeting domains, including C1, C2, PH, FYVE, PX, ENTH, ANTH, BAR, FERM, and tubby domains, that recognize specific lipid molecules in the membranes. Structural studies of these membrane-targeting domains demonstrate how they specifically recognize their cognate lipid ligands. However, the mechanisms by which these domains and their host proteins are recruited to and interact with various cell membranes are only beginning to unravel with recent computational studies, in vitro membrane binding studies using model membranes, and cellular translocation studies using fluorescent protein-tagged proteins. This review summarizes the recent progress in our understanding of how the kinetics and energetics of membrane-protein interactions are regulated during the cellular membrane targeting and activation of peripheral proteins.&quot;,&quot;container-title&quot;:&quot;Annual Review of Biophysics&quot;,&quot;DOI&quot;:&quot;10.1146/annurev.biophys.33.110502.133337&quot;,&quot;ISSN&quot;:&quot;1936-122X, 1936-1238&quot;,&quot;issue&quot;:&quot;Volume 34, 2005&quot;,&quot;language&quot;:&quot;en&quot;,&quot;note&quot;:&quot;publisher: Annual Reviews&quot;,&quot;page&quot;:&quot;119-151&quot;,&quot;source&quot;:&quot;www.annualreviews.org&quot;,&quot;title&quot;:&quot;Membrane-Protein Interactions in Cell Signaling and Membrane Trafficking&quot;,&quot;volume&quot;:&quot;34&quot;,&quot;author&quot;:[{&quot;family&quot;:&quot;Cho&quot;,&quot;given&quot;:&quot;Wonhwa&quot;},{&quot;family&quot;:&quot;Stahelin&quot;,&quot;given&quot;:&quot;Robert V.&quot;}],&quot;issued&quot;:{&quot;date-parts&quot;:[[&quot;2005&quot;,6,9]]}}},{&quot;id&quot;:447,&quot;uris&quot;:[&quot;http://zotero.org/users/local/TWX8bpul/items/3KGCTECT&quot;],&quot;itemData&quot;:{&quot;id&quot;:447,&quot;type&quot;:&quot;article-journal&quot;,&quot;abstract&quot;:&quot;Roughly one quarter of all genes code for integral membrane proteins that are inserted into the plasma membrane of prokaryotes or the endoplasmic reticulum membrane of eukaryotes. Multiple pathways are used for the targeting and insertion of membrane proteins on the basis of their topological and biophysical characteristics. Multipass membrane proteins span the membrane multiple times and face the additional challenges of intramembrane folding. In many cases, integral membrane proteins require assembly with other proteins to form multi-subunit membrane protein complexes. Recent biochemical and structural analyses have provided considerable clarity regarding the molecular basis of membrane protein targeting and insertion, with tantalizing new insights into the poorly understood processes of multipass membrane protein biogenesis and multi-subunit protein complex assembly.&quot;,&quot;container-title&quot;:&quot;Nature Reviews Molecular Cell Biology&quot;,&quot;DOI&quot;:&quot;10.1038/s41580-021-00413-2&quot;,&quot;ISSN&quot;:&quot;1471-0080&quot;,&quot;issue&quot;:&quot;2&quot;,&quot;journalAbbreviation&quot;:&quot;Nat Rev Mol Cell Biol&quot;,&quot;language&quot;:&quot;en&quot;,&quot;license&quot;:&quot;2021 Springer Nature Limited&quot;,&quot;note&quot;:&quot;publisher: Nature Publishing Group&quot;,&quot;page&quot;:&quot;107-124&quot;,&quot;source&quot;:&quot;www.nature.com&quot;,&quot;title&quot;:&quot;The mechanisms of integral membrane protein biogenesis&quot;,&quot;volume&quot;:&quot;23&quot;,&quot;author&quot;:[{&quot;family&quot;:&quot;Hegde&quot;,&quot;given&quot;:&quot;Ramanujan S.&quot;},{&quot;family&quot;:&quot;Keenan&quot;,&quot;given&quot;:&quot;Robert J.&quot;}],&quot;issued&quot;:{&quot;date-parts&quot;:[[&quot;2022&quot;,2]]}}},{&quot;id&quot;:207,&quot;uris&quot;:[&quot;http://zotero.org/users/local/TWX8bpul/items/UJDY6RAW&quot;],&quot;itemData&quot;:{&quot;id&quot;:207,&quot;type&quot;:&quot;article-journal&quot;,&quot;abstract&quot;:&quot;A large section of cellular proteins in both prokaryotic and eukaryotic systems have oligomeric property. Intently, oligomerization of protein is an invaluable phenomenon from the point of view of protein evolution. This review comprises an overview on modulation of protein oligomerization. The comprehensive modulation of protein oligomerization can be supportive for effective drug designing in the future. The common mechanisms of protein oligomerization are domain swapping and ligand induced dimerization. Infrequent mechanism of protein oligomerization involves point mutations at the dimer interface, post-translational modification and insertion/deletion at the interface. Predominantly, ligand induced oligomerization is the most useful method to regulate the protein oligomerization that can act as a modulator. Thus, functional modulation of oligomeric proteins can be done, both in-vitro and in-vivo, using various artificial and natural modulators, respectively. Though, the biophysical methods, like microscopy and spectroscopy, have strong potential to characterize the oligomeric proteins. Oligomeric proteins can be characterized biochemically too. Hence, this review illustrates the regulation of protein oligomerization using several modulators, in the future, these can be used for effective drug designing to cure several diseases associated with oligomeric proteins.&quot;,&quot;archive_location&quot;:&quot;30872157&quot;,&quot;container-title&quot;:&quot;Prog Biophys Mol Biol&quot;,&quot;DOI&quot;:&quot;10.1016/j.pbiomolbio.2019.03.003&quot;,&quot;ISSN&quot;:&quot;1873-1732&quot;,&quot;language&quot;:&quot;eng&quot;,&quot;note&quot;:&quot;edition: 20190311&quot;,&quot;page&quot;:&quot;99-113&quot;,&quot;title&quot;:&quot;Modulation of protein oligomerization: An overview&quot;,&quot;volume&quot;:&quot;149&quot;,&quot;author&quot;:[{&quot;family&quot;:&quot;Kumari&quot;,&quot;given&quot;:&quot;N.&quot;},{&quot;family&quot;:&quot;Yadav&quot;,&quot;given&quot;:&quot;S.&quot;}],&quot;issued&quot;:{&quot;date-parts&quot;:[[&quot;2019&quot;,12]]}}}],&quot;schema&quot;:&quot;https://github.com/citation-style-language/schema/raw/master/csl-citation.json&quot;} RNDhvjjdaL8y1"/><text:span text:style-name="T308">(Cho &amp; Stahelin, 2005; Hegde &amp; Keenan, 2022; Kumari &amp; Yadav, 2019)</text:span><text:reference-mark-end text:name="ZOTERO_ITEM CSL_CITATION {&quot;citationID&quot;:&quot;jdIpTZ4z&quot;,&quot;properties&quot;:{&quot;formattedCitation&quot;:&quot;(Cho &amp; Stahelin, 2005; Hegde &amp; Keenan, 2022; Kumari &amp; Yadav, 2019)&quot;,&quot;plainCitation&quot;:&quot;(Cho &amp; Stahelin, 2005; Hegde &amp; Keenan, 2022; Kumari &amp; Yadav, 2019)&quot;,&quot;noteIndex&quot;:0},&quot;citationItems&quot;:[{&quot;id&quot;:445,&quot;uris&quot;:[&quot;http://zotero.org/users/local/TWX8bpul/items/47IERXHH&quot;],&quot;itemData&quot;:{&quot;id&quot;:445,&quot;type&quot;:&quot;article-journal&quot;,&quot;abstract&quot;:&quot;▪ Abstract Research in the past decade has revealed that many cytosolic proteins are recruited to different cellular membranes to form protein-protein and lipid-protein interactions during cell signaling and membrane trafficking. Membrane recruitment of these peripheral proteins is mediated by a growing number of modular membrane-targeting domains, including C1, C2, PH, FYVE, PX, ENTH, ANTH, BAR, FERM, and tubby domains, that recognize specific lipid molecules in the membranes. Structural studies of these membrane-targeting domains demonstrate how they specifically recognize their cognate lipid ligands. However, the mechanisms by which these domains and their host proteins are recruited to and interact with various cell membranes are only beginning to unravel with recent computational studies, in vitro membrane binding studies using model membranes, and cellular translocation studies using fluorescent protein-tagged proteins. This review summarizes the recent progress in our understanding of how the kinetics and energetics of membrane-protein interactions are regulated during the cellular membrane targeting and activation of peripheral proteins.&quot;,&quot;container-title&quot;:&quot;Annual Review of Biophysics&quot;,&quot;DOI&quot;:&quot;10.1146/annurev.biophys.33.110502.133337&quot;,&quot;ISSN&quot;:&quot;1936-122X, 1936-1238&quot;,&quot;issue&quot;:&quot;Volume 34, 2005&quot;,&quot;language&quot;:&quot;en&quot;,&quot;note&quot;:&quot;publisher: Annual Reviews&quot;,&quot;page&quot;:&quot;119-151&quot;,&quot;source&quot;:&quot;www.annualreviews.org&quot;,&quot;title&quot;:&quot;Membrane-Protein Interactions in Cell Signaling and Membrane Trafficking&quot;,&quot;volume&quot;:&quot;34&quot;,&quot;author&quot;:[{&quot;family&quot;:&quot;Cho&quot;,&quot;given&quot;:&quot;Wonhwa&quot;},{&quot;family&quot;:&quot;Stahelin&quot;,&quot;given&quot;:&quot;Robert V.&quot;}],&quot;issued&quot;:{&quot;date-parts&quot;:[[&quot;2005&quot;,6,9]]}}},{&quot;id&quot;:447,&quot;uris&quot;:[&quot;http://zotero.org/users/local/TWX8bpul/items/3KGCTECT&quot;],&quot;itemData&quot;:{&quot;id&quot;:447,&quot;type&quot;:&quot;article-journal&quot;,&quot;abstract&quot;:&quot;Roughly one quarter of all genes code for integral membrane proteins that are inserted into the plasma membrane of prokaryotes or the endoplasmic reticulum membrane of eukaryotes. Multiple pathways are used for the targeting and insertion of membrane proteins on the basis of their topological and biophysical characteristics. Multipass membrane proteins span the membrane multiple times and face the additional challenges of intramembrane folding. In many cases, integral membrane proteins require assembly with other proteins to form multi-subunit membrane protein complexes. Recent biochemical and structural analyses have provided considerable clarity regarding the molecular basis of membrane protein targeting and insertion, with tantalizing new insights into the poorly understood processes of multipass membrane protein biogenesis and multi-subunit protein complex assembly.&quot;,&quot;container-title&quot;:&quot;Nature Reviews Molecular Cell Biology&quot;,&quot;DOI&quot;:&quot;10.1038/s41580-021-00413-2&quot;,&quot;ISSN&quot;:&quot;1471-0080&quot;,&quot;issue&quot;:&quot;2&quot;,&quot;journalAbbreviation&quot;:&quot;Nat Rev Mol Cell Biol&quot;,&quot;language&quot;:&quot;en&quot;,&quot;license&quot;:&quot;2021 Springer Nature Limited&quot;,&quot;note&quot;:&quot;publisher: Nature Publishing Group&quot;,&quot;page&quot;:&quot;107-124&quot;,&quot;source&quot;:&quot;www.nature.com&quot;,&quot;title&quot;:&quot;The mechanisms of integral membrane protein biogenesis&quot;,&quot;volume&quot;:&quot;23&quot;,&quot;author&quot;:[{&quot;family&quot;:&quot;Hegde&quot;,&quot;given&quot;:&quot;Ramanujan S.&quot;},{&quot;family&quot;:&quot;Keenan&quot;,&quot;given&quot;:&quot;Robert J.&quot;}],&quot;issued&quot;:{&quot;date-parts&quot;:[[&quot;2022&quot;,2]]}}},{&quot;id&quot;:207,&quot;uris&quot;:[&quot;http://zotero.org/users/local/TWX8bpul/items/UJDY6RAW&quot;],&quot;itemData&quot;:{&quot;id&quot;:207,&quot;type&quot;:&quot;article-journal&quot;,&quot;abstract&quot;:&quot;A large section of cellular proteins in both prokaryotic and eukaryotic systems have oligomeric property. Intently, oligomerization of protein is an invaluable phenomenon from the point of view of protein evolution. This review comprises an overview on modulation of protein oligomerization. The comprehensive modulation of protein oligomerization can be supportive for effective drug designing in the future. The common mechanisms of protein oligomerization are domain swapping and ligand induced dimerization. Infrequent mechanism of protein oligomerization involves point mutations at the dimer interface, post-translational modification and insertion/deletion at the interface. Predominantly, ligand induced oligomerization is the most useful method to regulate the protein oligomerization that can act as a modulator. Thus, functional modulation of oligomeric proteins can be done, both in-vitro and in-vivo, using various artificial and natural modulators, respectively. Though, the biophysical methods, like microscopy and spectroscopy, have strong potential to characterize the oligomeric proteins. Oligomeric proteins can be characterized biochemically too. Hence, this review illustrates the regulation of protein oligomerization using several modulators, in the future, these can be used for effective drug designing to cure several diseases associated with oligomeric proteins.&quot;,&quot;archive_location&quot;:&quot;30872157&quot;,&quot;container-title&quot;:&quot;Prog Biophys Mol Biol&quot;,&quot;DOI&quot;:&quot;10.1016/j.pbiomolbio.2019.03.003&quot;,&quot;ISSN&quot;:&quot;1873-1732&quot;,&quot;language&quot;:&quot;eng&quot;,&quot;note&quot;:&quot;edition: 20190311&quot;,&quot;page&quot;:&quot;99-113&quot;,&quot;title&quot;:&quot;Modulation of protein oligomerization: An overview&quot;,&quot;volume&quot;:&quot;149&quot;,&quot;author&quot;:[{&quot;family&quot;:&quot;Kumari&quot;,&quot;given&quot;:&quot;N.&quot;},{&quot;family&quot;:&quot;Yadav&quot;,&quot;given&quot;:&quot;S.&quot;}],&quot;issued&quot;:{&quot;date-parts&quot;:[[&quot;2019&quot;,12]]}}}],&quot;schema&quot;:&quot;https://github.com/citation-style-language/schema/raw/master/csl-citation.json&quot;} RNDhvjjdaL8y1"/><text:span text:style-name="T308">. </text:span><text:span text:style-name="T310">Folding in the membrane is a complex process that </text:span><text:span text:style-name="T322">requires the</text:span><text:span text:style-name="T310"> insertion of the </text:span><text:span text:style-name="T312">polypeptide chain</text:span><text:span text:style-name="T310">, </text:span><text:span text:style-name="T312">where the</text:span><text:span text:style-name="T310"> </text:span><text:span text:style-name="T311">protein </text:span><text:span text:style-name="T330">is tasked to </text:span><text:span text:style-name="T311">reach its final folded state in a</text:span><text:span text:style-name="T330">n</text:span><text:span text:style-name="T311"> anisotropic environment.</text:span><text:change-start text:change-id="ct1691053479472"/><office:annotation office:name="__Annotation__11394_454833443" loext:resolved="false"><dc:creator>Unknown Author</dc:creator><dc:date>2024-08-21T20:41:09.972000000</dc:date><text:p text:style-name="P54"><text:span text:style-name="T340">Wasn’t sure how to include this without the sentence running on</text:span></text:p></office:annotation><text:span text:style-name="T311"> that </text:span><text:span text:style-name="T322">comprises regions</text:span><text:span text:style-name="T311"> </text:span><text:span text:style-name="T322">as diverse as </text:span><text:span text:style-name="T311">the hydrophobic core of the membrane, the polar lipid headgroups region </text:span><text:span text:style-name="T322">and</text:span><text:span text:style-name="T311"> bulk water.</text:span><text:span text:style-name="T310"> </text:span><text:change-end text:change-id="ct1691053479472"/><text:change-start text:change-id="ct1691053482352"/><office:annotation-end office:name="__Annotation__11394_454833443"/><text:change-end text:change-id="ct1691053482352"/><text:span text:style-name="T323">Conceptually, it is helpful </text:span><text:span text:style-name="T330">to</text:span><text:span text:style-name="T308"> subdivid</text:span><text:span text:style-name="T330">e the folding process of helical membrane proteins</text:span><text:span text:style-name="T308"> in </text:span><text:span text:style-name="T309">two </text:span><text:span text:style-name="T312">independent </text:span><text:span text:style-name="T308">stages </text:span><text:span text:style-name="T324">that consist of</text:span><text:span text:style-name="T323"> insertion </text:span><text:span text:style-name="T324">in the membrane and the final folding of the protein</text:span><text:span text:style-name="T336"> </text:span><text:reference-mark-start text:name="ZOTERO_ITEM CSL_CITATION {&quot;citationID&quot;:&quot;Uvc73tWT&quot;,&quot;properties&quot;:{&quot;formattedCitation&quot;:&quot;(Popot &amp; Engelman, 1990)&quot;,&quot;plainCitation&quot;:&quot;(Popot &amp; Engelman, 1990)&quot;,&quot;noteIndex&quot;:0},&quot;citationItems&quot;:[{&quot;id&quot;:287,&quot;uris&quot;:[&quot;http://zotero.org/users/local/TWX8bpul/items/UNYH5JS9&quot;],&quot;itemData&quot;:{&quot;id&quot;:287,&quot;type&quot;:&quot;article-journal&quot;,&quot;abstract&quot;:&quot;We discuss the view that the folding of many, perhaps most, integral membrane proteins can be considered as a two-stage process. In stage I, hydrophobic alpha-helices are established across the lipid bilayer. In stage II, they interact to form functional transmembrane structures. This model is suggested by the nature of transmembrane segments in known structures, refolding experiments, the assembly of integral membrane protein from fragments, and the existence of very small integral membrane protein subunits. It may extend to proteins with a variety of functions, including the formation of transmembrane aqueous channels. The model is discussed in the context of the forces involved in membrane protein folding and the interpretation of sequence data.&quot;,&quot;archive_location&quot;:&quot;1694455&quot;,&quot;container-title&quot;:&quot;Biochemistry&quot;,&quot;DOI&quot;:&quot;10.1021/bi00469a001&quot;,&quot;ISSN&quot;:&quot;0006-2960&quot;,&quot;issue&quot;:&quot;17&quot;,&quot;language&quot;:&quot;eng&quot;,&quot;page&quot;:&quot;4031-7&quot;,&quot;title&quot;:&quot;Membrane protein folding and oligomerization: the two-stage model&quot;,&quot;volume&quot;:&quot;29&quot;,&quot;author&quot;:[{&quot;family&quot;:&quot;Popot&quot;,&quot;given&quot;:&quot;J. L.&quot;},{&quot;family&quot;:&quot;Engelman&quot;,&quot;given&quot;:&quot;D. M.&quot;}],&quot;issued&quot;:{&quot;date-parts&quot;:[[&quot;1990&quot;,5]]}}}],&quot;schema&quot;:&quot;https://github.com/citation-style-language/schema/raw/master/csl-citation.json&quot;} RNDvL0e5Jqo0e"/><text:span text:style-name="T337">(Popot &amp; Engelman, 1990)</text:span><text:reference-mark-end text:name="ZOTERO_ITEM CSL_CITATION {&quot;citationID&quot;:&quot;Uvc73tWT&quot;,&quot;properties&quot;:{&quot;formattedCitation&quot;:&quot;(Popot &amp; Engelman, 1990)&quot;,&quot;plainCitation&quot;:&quot;(Popot &amp; Engelman, 1990)&quot;,&quot;noteIndex&quot;:0},&quot;citationItems&quot;:[{&quot;id&quot;:287,&quot;uris&quot;:[&quot;http://zotero.org/users/local/TWX8bpul/items/UNYH5JS9&quot;],&quot;itemData&quot;:{&quot;id&quot;:287,&quot;type&quot;:&quot;article-journal&quot;,&quot;abstract&quot;:&quot;We discuss the view that the folding of many, perhaps most, integral membrane proteins can be considered as a two-stage process. In stage I, hydrophobic alpha-helices are established across the lipid bilayer. In stage II, they interact to form functional transmembrane structures. This model is suggested by the nature of transmembrane segments in known structures, refolding experiments, the assembly of integral membrane protein from fragments, and the existence of very small integral membrane protein subunits. It may extend to proteins with a variety of functions, including the formation of transmembrane aqueous channels. The model is discussed in the context of the forces involved in membrane protein folding and the interpretation of sequence data.&quot;,&quot;archive_location&quot;:&quot;1694455&quot;,&quot;container-title&quot;:&quot;Biochemistry&quot;,&quot;DOI&quot;:&quot;10.1021/bi00469a001&quot;,&quot;ISSN&quot;:&quot;0006-2960&quot;,&quot;issue&quot;:&quot;17&quot;,&quot;language&quot;:&quot;eng&quot;,&quot;page&quot;:&quot;4031-7&quot;,&quot;title&quot;:&quot;Membrane protein folding and oligomerization: the two-stage model&quot;,&quot;volume&quot;:&quot;29&quot;,&quot;author&quot;:[{&quot;family&quot;:&quot;Popot&quot;,&quot;given&quot;:&quot;J. L.&quot;},{&quot;family&quot;:&quot;Engelman&quot;,&quot;given&quot;:&quot;D. M.&quot;}],&quot;issued&quot;:{&quot;date-parts&quot;:[[&quot;1990&quot;,5]]}}}],&quot;schema&quot;:&quot;https://github.com/citation-style-language/schema/raw/master/csl-citation.json&quot;} RNDvL0e5Jqo0e"/><text:span text:style-name="T231">.</text:span><text:span text:style-name="T338"> </text:span><text:span text:style-name="T312">The Two-Stage Model </text:span><text:span text:style-name="T330">states</text:span><text:span text:style-name="T313"> that hydrophobic sequences of sufficient length </text:span><text:span text:style-name="T330">to span the membrane</text:span><text:span text:style-name="T313"> are </text:span><text:span text:style-name="T324">thermodynamically </text:span><text:span text:style-name="T313">stable as independent </text:span><text:span text:style-name="T330">helical </text:span><text:span text:style-name="T313">domains in the membrane </text:span><text:span text:style-name="T323">(stage 1)</text:span><text:span text:style-name="T313">. </text:span><text:span text:style-name="T324">The</text:span><text:span text:style-name="T309"> second stage consist</text:span><text:span text:style-name="T313">s</text:span><text:span text:style-name="T309"> o</text:span><text:span text:style-name="T317">f</text:span><text:span text:style-name="T309"> the association of </text:span><text:span text:style-name="T324">t</text:span><text:span text:style-name="T309">hese </text:span><text:span text:style-name="T325">independent </text:span><text:span text:style-name="T309">helic</text:span><text:span text:style-name="T313">al domains</text:span><text:span text:style-name="T309"> </text:span><text:span text:style-name="T313">into bundles </text:span><text:span text:style-name="T309">to establish the final fold of the protein. </text:span><text:span text:style-name="T314">Exceptions from th</text:span><text:span text:style-name="T325">is</text:span><text:span text:style-name="T316"> model</text:span><text:span text:style-name="T314"> are common since </text:span><text:span text:style-name="T330">many </text:span><text:span text:style-name="T314">membrane proteins </text:span><text:span text:style-name="T324">(</text:span><text:span text:style-name="T314">particularly those that are larger</text:span><text:span text:style-name="T324">)</text:span><text:span text:style-name="T314"> </text:span><text:span text:style-name="T330">incorporate</text:span><text:span text:style-name="T314"> </text:span><text:span text:style-name="T317">within their fold</text:span><text:span text:style-name="T314"> transmembrane </text:span><text:span text:style-name="T317">helices</text:span><text:span text:style-name="T314"> that are too short or </text:span><text:span text:style-name="T330">too </text:span><text:span text:style-name="T314">hydrophylic to be independently stable</text:span><text:change-start text:change-id="ct1690994929824"/><text:span text:style-name="T314"> </text:span><text:change-end text:change-id="ct1690994929824"/><text:reference-mark-start text:name="ZOTERO_ITEM CSL_CITATION {&quot;citationID&quot;:&quot;ukZuPKOM&quot;,&quot;properties&quot;:{&quot;formattedCitation&quot;:&quot;(Marinko et al., 2019)&quot;,&quot;plainCitation&quot;:&quot;(Marinko et al., 2019)&quot;,&quot;noteIndex&quot;:0},&quot;citationItems&quot;:[{&quot;id&quot;:244,&quot;uris&quot;:[&quot;http://zotero.org/users/local/TWX8bpul/items/ZMK9YUFK&quot;],&quot;itemData&quot;:{&quot;id&quot;:244,&quot;type&quot;:&quot;article-journal&quot;,&quot;abstract&quot;:&quot;Advances over the past 25 years have revealed much about how the structural properties of membranes and associated proteins are linked to the thermodynamics and kinetics of membrane protein (MP) folding. At the same time biochemical progress has outlined how cellular proteostasis networks mediate MP folding and manage misfolding in the cell. When combined with results from genomic sequencing, these studies have established paradigms for how MP folding and misfolding are linked to the molecular etiologies of a variety of diseases. This emerging framework has paved the way for the development of a new class of small molecule \&quot;pharmacological chaperones\&quot; that bind to and stabilize misfolded MP variants, some of which are now in clinical use. In this review, we comprehensively outline current perspectives on the folding and misfolding of integral MPs as well as the mechanisms of cellular MP quality control. Based on these perspectives, we highlight new opportunities for innovations that bridge our molecular understanding of the energetics of MP folding with the nuanced complexity of biological systems. Given the many linkages between MP misfolding and human disease, we also examine some of the exciting opportunities to leverage these advances to address emerging challenges in the development of therapeutics and precision medicine.&quot;,&quot;archive_location&quot;:&quot;30608666&quot;,&quot;container-title&quot;:&quot;Chem Rev&quot;,&quot;DOI&quot;:&quot;10.1021/acs.chemrev.8b00532&quot;,&quot;ISSN&quot;:&quot;1520-6890&quot;,&quot;issue&quot;:&quot;9&quot;,&quot;language&quot;:&quot;eng&quot;,&quot;note&quot;:&quot;edition: 20190104&quot;,&quot;page&quot;:&quot;5537-5606&quot;,&quot;title&quot;:&quot;Folding and Misfolding of Human Membrane Proteins in Health and Disease: From Single Molecules to Cellular Proteostasis&quot;,&quot;volume&quot;:&quot;119&quot;,&quot;author&quot;:[{&quot;family&quot;:&quot;Marinko&quot;,&quot;given&quot;:&quot;J. T.&quot;},{&quot;family&quot;:&quot;Huang&quot;,&quot;given&quot;:&quot;H.&quot;},{&quot;family&quot;:&quot;Penn&quot;,&quot;given&quot;:&quot;W. D.&quot;},{&quot;family&quot;:&quot;Capra&quot;,&quot;given&quot;:&quot;J. A.&quot;},{&quot;family&quot;:&quot;Schlebach&quot;,&quot;given&quot;:&quot;J. P.&quot;},{&quot;family&quot;:&quot;Sanders&quot;,&quot;given&quot;:&quot;C. R.&quot;}],&quot;issued&quot;:{&quot;date-parts&quot;:[[&quot;2019&quot;,5]]}}}],&quot;schema&quot;:&quot;https://github.com/citation-style-language/schema/raw/master/csl-citation.json&quot;} RNDaUKqihKwKp"/><text:span text:style-name="T314">(Marinko et al., 2019)</text:span><text:reference-mark-end text:name="ZOTERO_ITEM CSL_CITATION {&quot;citationID&quot;:&quot;ukZuPKOM&quot;,&quot;properties&quot;:{&quot;formattedCitation&quot;:&quot;(Marinko et al., 2019)&quot;,&quot;plainCitation&quot;:&quot;(Marinko et al., 2019)&quot;,&quot;noteIndex&quot;:0},&quot;citationItems&quot;:[{&quot;id&quot;:244,&quot;uris&quot;:[&quot;http://zotero.org/users/local/TWX8bpul/items/ZMK9YUFK&quot;],&quot;itemData&quot;:{&quot;id&quot;:244,&quot;type&quot;:&quot;article-journal&quot;,&quot;abstract&quot;:&quot;Advances over the past 25 years have revealed much about how the structural properties of membranes and associated proteins are linked to the thermodynamics and kinetics of membrane protein (MP) folding. At the same time biochemical progress has outlined how cellular proteostasis networks mediate MP folding and manage misfolding in the cell. When combined with results from genomic sequencing, these studies have established paradigms for how MP folding and misfolding are linked to the molecular etiologies of a variety of diseases. This emerging framework has paved the way for the development of a new class of small molecule \&quot;pharmacological chaperones\&quot; that bind to and stabilize misfolded MP variants, some of which are now in clinical use. In this review, we comprehensively outline current perspectives on the folding and misfolding of integral MPs as well as the mechanisms of cellular MP quality control. Based on these perspectives, we highlight new opportunities for innovations that bridge our molecular understanding of the energetics of MP folding with the nuanced complexity of biological systems. Given the many linkages between MP misfolding and human disease, we also examine some of the exciting opportunities to leverage these advances to address emerging challenges in the development of therapeutics and precision medicine.&quot;,&quot;archive_location&quot;:&quot;30608666&quot;,&quot;container-title&quot;:&quot;Chem Rev&quot;,&quot;DOI&quot;:&quot;10.1021/acs.chemrev.8b00532&quot;,&quot;ISSN&quot;:&quot;1520-6890&quot;,&quot;issue&quot;:&quot;9&quot;,&quot;language&quot;:&quot;eng&quot;,&quot;note&quot;:&quot;edition: 20190104&quot;,&quot;page&quot;:&quot;5537-5606&quot;,&quot;title&quot;:&quot;Folding and Misfolding of Human Membrane Proteins in Health and Disease: From Single Molecules to Cellular Proteostasis&quot;,&quot;volume&quot;:&quot;119&quot;,&quot;author&quot;:[{&quot;family&quot;:&quot;Marinko&quot;,&quot;given&quot;:&quot;J. T.&quot;},{&quot;family&quot;:&quot;Huang&quot;,&quot;given&quot;:&quot;H.&quot;},{&quot;family&quot;:&quot;Penn&quot;,&quot;given&quot;:&quot;W. D.&quot;},{&quot;family&quot;:&quot;Capra&quot;,&quot;given&quot;:&quot;J. A.&quot;},{&quot;family&quot;:&quot;Schlebach&quot;,&quot;given&quot;:&quot;J. P.&quot;},{&quot;family&quot;:&quot;Sanders&quot;,&quot;given&quot;:&quot;C. R.&quot;}],&quot;issued&quot;:{&quot;date-parts&quot;:[[&quot;2019&quot;,5]]}}}],&quot;schema&quot;:&quot;https://github.com/citation-style-language/schema/raw/master/csl-citation.json&quot;} RNDaUKqihKwKp"/><text:span text:style-name="T314">. The </text:span><text:span text:style-name="T317">final</text:span><text:span text:style-name="T314"> fold can also incorporated r</text:span><text:span text:style-name="T330">e-</text:span><text:span text:style-name="T314">entrant segments that </text:span><text:span text:style-name="T315">do not completely span the membrane and </text:span><text:span text:style-name="T330">segments that do</text:span><text:span text:style-name="T315"> not assume α-helical conformation. </text:span><text:span text:style-name="T316">These </text:span><text:span text:style-name="T330">variations </text:span><text:span text:style-name="T316">however represent exceptions from the rule </text:span><text:span text:style-name="T325">and</text:span><text:span text:style-name="T316"> tend to be energetically expensive but important for function. </text:span></text:p>
      <text:p text:style-name="First_20_line_20_indent"><text:span text:style-name="T316">The Two-Stage Model </text:span><text:span text:style-name="T325">is </text:span><text:span text:style-name="T316">a useful framework for understanding the main the energetic factors that stabilize folding in the membrane </text:span><text:span text:style-name="T325">in the fact that it states that insertion </text:span><text:span text:style-name="T330">(stage 1) </text:span><text:span text:style-name="T325">and helix-helix interaction </text:span><text:span text:style-name="T330">(stage 2) </text:span><text:span text:style-name="T325">are </text:span><text:soft-page-break/><text:span text:style-name="T325">thermodynamically independent and thus can be studied separately</text:span><text:change-start text:change-id="ct1690994923488"/><text:span text:style-name="T325"> </text:span><text:change-end text:change-id="ct1690994923488"/><text:reference-mark-start text:name="ZOTERO_ITEM CSL_CITATION {&quot;citationID&quot;:&quot;ruPHsjES&quot;,&quot;properties&quot;:{&quot;formattedCitation&quot;:&quot;(Corin &amp; Bowie, 2022)&quot;,&quot;plainCitation&quot;:&quot;(Corin &amp; Bowie, 2022)&quot;,&quot;noteIndex&quot;:0},&quot;citationItems&quot;:[{&quot;id&quot;:440,&quot;uris&quot;:[&quot;http://zotero.org/users/local/TWX8bpul/items/EKVDD8JP&quot;],&quot;itemData&quot;:{&quot;id&quot;:440,&quot;type&quot;:&quot;article-journal&quot;,&quot;abstract&quot;:&quot;Protein folding is a fundamental process of life with important implications throughout biology. Indeed, tens of thousands of mutations have been associated with diseases, and most of these mutations are believed to affect protein folding rather than function. Correct folding is also a key element of design. These factors have motivated decades of research on protein folding. Unfortunately, knowledge of membrane protein folding lags that of soluble proteins. This gap is partly caused by the greater technical challenges associated with membrane protein studies, but also because of additional complexities. While soluble proteins fold in a homogenous water environment, membrane proteins fold in a setting that ranges from bulk water to highly charged to apolar. Thus, the forces that drive folding vary in different regions of the protein, and this complexity needs to be incorporated into our understanding of the folding process. Here, we review our understanding of membrane protein folding biophysics. Despite the greater challenge, better model systems and new experimental techniques are starting to unravel the forces and pathways in membrane protein folding.&quot;,&quot;container-title&quot;:&quot;EMBO reports&quot;,&quot;DOI&quot;:&quot;10.15252/embr.202153025&quot;,&quot;ISSN&quot;:&quot;1469-221X&quot;,&quot;issue&quot;:&quot;3&quot;,&quot;note&quot;:&quot;publisher: John Wiley &amp; Sons, Ltd&quot;,&quot;page&quot;:&quot;e53025&quot;,&quot;source&quot;:&quot;embopress.org (Atypon)&quot;,&quot;title&quot;:&quot;How physical forces drive the process of helical membrane protein folding&quot;,&quot;volume&quot;:&quot;23&quot;,&quot;author&quot;:[{&quot;family&quot;:&quot;Corin&quot;,&quot;given&quot;:&quot;Karolina&quot;},{&quot;family&quot;:&quot;Bowie&quot;,&quot;given&quot;:&quot;James U&quot;}],&quot;issued&quot;:{&quot;date-parts&quot;:[[&quot;2022&quot;,3,3]]}}}],&quot;schema&quot;:&quot;https://github.com/citation-style-language/schema/raw/master/csl-citation.json&quot;} RNDiCzHSJF9gr"/><text:span text:style-name="T325">(Corin &amp; Bowie, 2022)</text:span><text:reference-mark-end text:name="ZOTERO_ITEM CSL_CITATION {&quot;citationID&quot;:&quot;ruPHsjES&quot;,&quot;properties&quot;:{&quot;formattedCitation&quot;:&quot;(Corin &amp; Bowie, 2022)&quot;,&quot;plainCitation&quot;:&quot;(Corin &amp; Bowie, 2022)&quot;,&quot;noteIndex&quot;:0},&quot;citationItems&quot;:[{&quot;id&quot;:440,&quot;uris&quot;:[&quot;http://zotero.org/users/local/TWX8bpul/items/EKVDD8JP&quot;],&quot;itemData&quot;:{&quot;id&quot;:440,&quot;type&quot;:&quot;article-journal&quot;,&quot;abstract&quot;:&quot;Protein folding is a fundamental process of life with important implications throughout biology. Indeed, tens of thousands of mutations have been associated with diseases, and most of these mutations are believed to affect protein folding rather than function. Correct folding is also a key element of design. These factors have motivated decades of research on protein folding. Unfortunately, knowledge of membrane protein folding lags that of soluble proteins. This gap is partly caused by the greater technical challenges associated with membrane protein studies, but also because of additional complexities. While soluble proteins fold in a homogenous water environment, membrane proteins fold in a setting that ranges from bulk water to highly charged to apolar. Thus, the forces that drive folding vary in different regions of the protein, and this complexity needs to be incorporated into our understanding of the folding process. Here, we review our understanding of membrane protein folding biophysics. Despite the greater challenge, better model systems and new experimental techniques are starting to unravel the forces and pathways in membrane protein folding.&quot;,&quot;container-title&quot;:&quot;EMBO reports&quot;,&quot;DOI&quot;:&quot;10.15252/embr.202153025&quot;,&quot;ISSN&quot;:&quot;1469-221X&quot;,&quot;issue&quot;:&quot;3&quot;,&quot;note&quot;:&quot;publisher: John Wiley &amp; Sons, Ltd&quot;,&quot;page&quot;:&quot;e53025&quot;,&quot;source&quot;:&quot;embopress.org (Atypon)&quot;,&quot;title&quot;:&quot;How physical forces drive the process of helical membrane protein folding&quot;,&quot;volume&quot;:&quot;23&quot;,&quot;author&quot;:[{&quot;family&quot;:&quot;Corin&quot;,&quot;given&quot;:&quot;Karolina&quot;},{&quot;family&quot;:&quot;Bowie&quot;,&quot;given&quot;:&quot;James U&quot;}],&quot;issued&quot;:{&quot;date-parts&quot;:[[&quot;2022&quot;,3,3]]}}}],&quot;schema&quot;:&quot;https://github.com/citation-style-language/schema/raw/master/csl-citation.json&quot;} RNDiCzHSJF9gr"/><text:span text:style-name="T316">. </text:span><text:span text:style-name="T318">The insertion </text:span><text:span text:style-name="T319">of the transmembrane domains </text:span><text:span text:style-name="T318">is </text:span><text:span text:style-name="T326">primarily </text:span><text:span text:style-name="T319">driven by</text:span><text:span text:style-name="T318"> </text:span><text:span text:style-name="T327">the </text:span><text:span text:style-name="T319">seques</text:span><text:span text:style-name="T327">tration of</text:span><text:span text:style-name="T319"> hydrophobic surface </text:span><text:span text:style-name="T326">from water </text:span><text:span text:style-name="T319">into the non-polar environment of the membrane, </text:span><text:span text:style-name="T327">i.e.</text:span><text:span text:style-name="T319"> by the sam</text:span><text:span text:style-name="T326">e</text:span><text:span text:style-name="T319"> force – the hydrophobic effect – that </text:span><text:span text:style-name="T326">is the major driver</text:span><text:span text:style-name="T319"> the folding of soluble proteins</text:span><text:change-start text:change-id="ct1690994923776"/><text:span text:style-name="T319"> </text:span><text:change-end text:change-id="ct1690994923776"/><text:reference-mark-start text:name="ZOTERO_ITEM CSL_CITATION {&quot;citationID&quot;:&quot;FwiAOD27&quot;,&quot;properties&quot;:{&quot;formattedCitation&quot;:&quot;(Marinko et al., 2019; Tanford, 1980; Yang et al., 1992)&quot;,&quot;plainCitation&quot;:&quot;(Marinko et al., 2019; Tanford, 1980; Yang et al., 1992)&quot;,&quot;noteIndex&quot;:0},&quot;citationItems&quot;:[{&quot;id&quot;:244,&quot;uris&quot;:[&quot;http://zotero.org/users/local/TWX8bpul/items/ZMK9YUFK&quot;],&quot;itemData&quot;:{&quot;id&quot;:244,&quot;type&quot;:&quot;article-journal&quot;,&quot;abstract&quot;:&quot;Advances over the past 25 years have revealed much about how the structural properties of membranes and associated proteins are linked to the thermodynamics and kinetics of membrane protein (MP) folding. At the same time biochemical progress has outlined how cellular proteostasis networks mediate MP folding and manage misfolding in the cell. When combined with results from genomic sequencing, these studies have established paradigms for how MP folding and misfolding are linked to the molecular etiologies of a variety of diseases. This emerging framework has paved the way for the development of a new class of small molecule \&quot;pharmacological chaperones\&quot; that bind to and stabilize misfolded MP variants, some of which are now in clinical use. In this review, we comprehensively outline current perspectives on the folding and misfolding of integral MPs as well as the mechanisms of cellular MP quality control. Based on these perspectives, we highlight new opportunities for innovations that bridge our molecular understanding of the energetics of MP folding with the nuanced complexity of biological systems. Given the many linkages between MP misfolding and human disease, we also examine some of the exciting opportunities to leverage these advances to address emerging challenges in the development of therapeutics and precision medicine.&quot;,&quot;archive_location&quot;:&quot;30608666&quot;,&quot;container-title&quot;:&quot;Chem Rev&quot;,&quot;DOI&quot;:&quot;10.1021/acs.chemrev.8b00532&quot;,&quot;ISSN&quot;:&quot;1520-6890&quot;,&quot;issue&quot;:&quot;9&quot;,&quot;language&quot;:&quot;eng&quot;,&quot;note&quot;:&quot;edition: 20190104&quot;,&quot;page&quot;:&quot;5537-5606&quot;,&quot;title&quot;:&quot;Folding and Misfolding of Human Membrane Proteins in Health and Disease: From Single Molecules to Cellular Proteostasis&quot;,&quot;volume&quot;:&quot;119&quot;,&quot;author&quot;:[{&quot;family&quot;:&quot;Marinko&quot;,&quot;given&quot;:&quot;J. T.&quot;},{&quot;family&quot;:&quot;Huang&quot;,&quot;given&quot;:&quot;H.&quot;},{&quot;family&quot;:&quot;Penn&quot;,&quot;given&quot;:&quot;W. D.&quot;},{&quot;family&quot;:&quot;Capra&quot;,&quot;given&quot;:&quot;J. A.&quot;},{&quot;family&quot;:&quot;Schlebach&quot;,&quot;given&quot;:&quot;J. P.&quot;},{&quot;family&quot;:&quot;Sanders&quot;,&quot;given&quot;:&quot;C. R.&quot;}],&quot;issued&quot;:{&quot;date-parts&quot;:[[&quot;2019&quot;,5]]}}},{&quot;id&quot;:331,&quot;uris&quot;:[&quot;http://zotero.org/users/local/TWX8bpul/items/M6H7VZHX&quot;],&quot;itemData&quot;:{&quot;id&quot;:331,&quot;type&quot;:&quot;book&quot;,&quot;ISBN&quot;:&quot;0-471-04893-3&quot;,&quot;publisher&quot;:&quot;J. Wiley.&quot;,&quot;title&quot;:&quot;The hydrophobic effect: formation of micelles and biological membranes 2d ed&quot;,&quot;author&quot;:[{&quot;family&quot;:&quot;Tanford&quot;,&quot;given&quot;:&quot;Charles&quot;}],&quot;issued&quot;:{&quot;date-parts&quot;:[[&quot;1980&quot;]]}}},{&quot;id&quot;:374,&quot;uris&quot;:[&quot;http://zotero.org/users/local/TWX8bpul/items/BV8NADYY&quot;],&quot;itemData&quot;:{&quot;id&quot;:374,&quot;type&quot;:&quot;article-journal&quot;,&quot;abstract&quot;:&quot;This paper presents an analysis of plots of enthalpy versus heat capacity change at 25 °C for the unfolding of proteins and for the dissolution of gaseous, liquid and solid solutes, first reported by Murphy, Privalov &amp; Gill. The negative slope in the enthalpy plot for proteins is interpreted as arising from a large penalty associated with burying polar groups in the protein interior. The small enthalpy changes that accompany protein unfolding at 25 °C are also discussed. It is argued that the combined effects of hydrogen bond formation and close packing predict a large positive enthalpy of unfolding. Electrostatic calculations indicate that the penalty associated with burying polar groups is large enough to effectively cancel these terms, leading to the small net enthalpy changes that are observed. The free energy changes associated with protein folding are also discussed. The free energy cost of burying polar groups largely compensates for the stabilizing contribution of the hydrophobic effect and would appear to account for the fact that proteins are marginally stable, independent of their size and of their relative hydrophobicities.&quot;,&quot;container-title&quot;:&quot;Journal of Molecular Biology&quot;,&quot;DOI&quot;:&quot;10.1016/0022-2836(92)90229-D&quot;,&quot;ISSN&quot;:&quot;0022-2836&quot;,&quot;issue&quot;:&quot;3&quot;,&quot;page&quot;:&quot;889-900&quot;,&quot;title&quot;:&quot;Analysis of the heat capacity dependence of protein folding&quot;,&quot;volume&quot;:&quot;227&quot;,&quot;author&quot;:[{&quot;family&quot;:&quot;Yang&quot;,&quot;given&quot;:&quot;An-Suei&quot;},{&quot;family&quot;:&quot;Sharp&quot;,&quot;given&quot;:&quot;Kim A.&quot;},{&quot;family&quot;:&quot;Honig&quot;,&quot;given&quot;:&quot;Barry&quot;}],&quot;issued&quot;:{&quot;date-parts&quot;:[[&quot;1992&quot;]]}}}],&quot;schema&quot;:&quot;https://github.com/citation-style-language/schema/raw/master/csl-citation.json&quot;} RNDpubNl28RPu"/><text:span text:style-name="T319">(Marinko et al., 2019; Tanford, 1980; Yang et al., 1992)</text:span><text:reference-mark-end text:name="ZOTERO_ITEM CSL_CITATION {&quot;citationID&quot;:&quot;FwiAOD27&quot;,&quot;properties&quot;:{&quot;formattedCitation&quot;:&quot;(Marinko et al., 2019; Tanford, 1980; Yang et al., 1992)&quot;,&quot;plainCitation&quot;:&quot;(Marinko et al., 2019; Tanford, 1980; Yang et al., 1992)&quot;,&quot;noteIndex&quot;:0},&quot;citationItems&quot;:[{&quot;id&quot;:244,&quot;uris&quot;:[&quot;http://zotero.org/users/local/TWX8bpul/items/ZMK9YUFK&quot;],&quot;itemData&quot;:{&quot;id&quot;:244,&quot;type&quot;:&quot;article-journal&quot;,&quot;abstract&quot;:&quot;Advances over the past 25 years have revealed much about how the structural properties of membranes and associated proteins are linked to the thermodynamics and kinetics of membrane protein (MP) folding. At the same time biochemical progress has outlined how cellular proteostasis networks mediate MP folding and manage misfolding in the cell. When combined with results from genomic sequencing, these studies have established paradigms for how MP folding and misfolding are linked to the molecular etiologies of a variety of diseases. This emerging framework has paved the way for the development of a new class of small molecule \&quot;pharmacological chaperones\&quot; that bind to and stabilize misfolded MP variants, some of which are now in clinical use. In this review, we comprehensively outline current perspectives on the folding and misfolding of integral MPs as well as the mechanisms of cellular MP quality control. Based on these perspectives, we highlight new opportunities for innovations that bridge our molecular understanding of the energetics of MP folding with the nuanced complexity of biological systems. Given the many linkages between MP misfolding and human disease, we also examine some of the exciting opportunities to leverage these advances to address emerging challenges in the development of therapeutics and precision medicine.&quot;,&quot;archive_location&quot;:&quot;30608666&quot;,&quot;container-title&quot;:&quot;Chem Rev&quot;,&quot;DOI&quot;:&quot;10.1021/acs.chemrev.8b00532&quot;,&quot;ISSN&quot;:&quot;1520-6890&quot;,&quot;issue&quot;:&quot;9&quot;,&quot;language&quot;:&quot;eng&quot;,&quot;note&quot;:&quot;edition: 20190104&quot;,&quot;page&quot;:&quot;5537-5606&quot;,&quot;title&quot;:&quot;Folding and Misfolding of Human Membrane Proteins in Health and Disease: From Single Molecules to Cellular Proteostasis&quot;,&quot;volume&quot;:&quot;119&quot;,&quot;author&quot;:[{&quot;family&quot;:&quot;Marinko&quot;,&quot;given&quot;:&quot;J. T.&quot;},{&quot;family&quot;:&quot;Huang&quot;,&quot;given&quot;:&quot;H.&quot;},{&quot;family&quot;:&quot;Penn&quot;,&quot;given&quot;:&quot;W. D.&quot;},{&quot;family&quot;:&quot;Capra&quot;,&quot;given&quot;:&quot;J. A.&quot;},{&quot;family&quot;:&quot;Schlebach&quot;,&quot;given&quot;:&quot;J. P.&quot;},{&quot;family&quot;:&quot;Sanders&quot;,&quot;given&quot;:&quot;C. R.&quot;}],&quot;issued&quot;:{&quot;date-parts&quot;:[[&quot;2019&quot;,5]]}}},{&quot;id&quot;:331,&quot;uris&quot;:[&quot;http://zotero.org/users/local/TWX8bpul/items/M6H7VZHX&quot;],&quot;itemData&quot;:{&quot;id&quot;:331,&quot;type&quot;:&quot;book&quot;,&quot;ISBN&quot;:&quot;0-471-04893-3&quot;,&quot;publisher&quot;:&quot;J. Wiley.&quot;,&quot;title&quot;:&quot;The hydrophobic effect: formation of micelles and biological membranes 2d ed&quot;,&quot;author&quot;:[{&quot;family&quot;:&quot;Tanford&quot;,&quot;given&quot;:&quot;Charles&quot;}],&quot;issued&quot;:{&quot;date-parts&quot;:[[&quot;1980&quot;]]}}},{&quot;id&quot;:374,&quot;uris&quot;:[&quot;http://zotero.org/users/local/TWX8bpul/items/BV8NADYY&quot;],&quot;itemData&quot;:{&quot;id&quot;:374,&quot;type&quot;:&quot;article-journal&quot;,&quot;abstract&quot;:&quot;This paper presents an analysis of plots of enthalpy versus heat capacity change at 25 °C for the unfolding of proteins and for the dissolution of gaseous, liquid and solid solutes, first reported by Murphy, Privalov &amp; Gill. The negative slope in the enthalpy plot for proteins is interpreted as arising from a large penalty associated with burying polar groups in the protein interior. The small enthalpy changes that accompany protein unfolding at 25 °C are also discussed. It is argued that the combined effects of hydrogen bond formation and close packing predict a large positive enthalpy of unfolding. Electrostatic calculations indicate that the penalty associated with burying polar groups is large enough to effectively cancel these terms, leading to the small net enthalpy changes that are observed. The free energy changes associated with protein folding are also discussed. The free energy cost of burying polar groups largely compensates for the stabilizing contribution of the hydrophobic effect and would appear to account for the fact that proteins are marginally stable, independent of their size and of their relative hydrophobicities.&quot;,&quot;container-title&quot;:&quot;Journal of Molecular Biology&quot;,&quot;DOI&quot;:&quot;10.1016/0022-2836(92)90229-D&quot;,&quot;ISSN&quot;:&quot;0022-2836&quot;,&quot;issue&quot;:&quot;3&quot;,&quot;page&quot;:&quot;889-900&quot;,&quot;title&quot;:&quot;Analysis of the heat capacity dependence of protein folding&quot;,&quot;volume&quot;:&quot;227&quot;,&quot;author&quot;:[{&quot;family&quot;:&quot;Yang&quot;,&quot;given&quot;:&quot;An-Suei&quot;},{&quot;family&quot;:&quot;Sharp&quot;,&quot;given&quot;:&quot;Kim A.&quot;},{&quot;family&quot;:&quot;Honig&quot;,&quot;given&quot;:&quot;Barry&quot;}],&quot;issued&quot;:{&quot;date-parts&quot;:[[&quot;1992&quot;]]}}}],&quot;schema&quot;:&quot;https://github.com/citation-style-language/schema/raw/master/csl-citation.json&quot;} RNDpubNl28RPu"/><text:span text:style-name="T319">.</text:span><text:span text:style-name="T311"> </text:span><text:change-start text:change-id="ct1691044375040"/><text:span text:style-name="T328">LIST HERE CAVIATS AND EXCEPTIONS REGARDING INSERTION, INCLUDING TM REARRAGEMENTS AFTER FOLDING AND INSERTION OF NOT VERY HYDROPHIC HELICES. </text:span><text:change-end text:change-id="ct1691044375040"/><text:span text:style-name="T326">T</text:span><text:span text:style-name="T320">he past decades </text:span><text:span text:style-name="T326">have </text:span><text:span text:style-name="T328">also </text:span><text:span text:style-name="T326">seen important progress in understanding what are the determinants of stability of “stage 2” and particularly those that stabilize the association of the TMD</text:span><text:change-start text:change-id="ct1690994924064"/><text:span text:style-name="T326"> </text:span><text:change-end text:change-id="ct1690994924064"/><text:reference-mark-start text:name="ZOTERO_ITEM CSL_CITATION {&quot;citationID&quot;:&quot;6wizNlYq&quot;,&quot;properties&quot;:{&quot;formattedCitation&quot;:&quot;(Ben-Tal et al., 1997; Gratkowski et al., 2001; Hong et al., 2022; Mravic et al., 2019; Tsemekhman et al., 2007; Zhou et al., 2001)&quot;,&quot;plainCitation&quot;:&quot;(Ben-Tal et al., 1997; Gratkowski et al., 2001; Hong et al., 2022; Mravic et al., 2019; Tsemekhman et al., 2007; Zhou et al., 2001)&quot;,&quot;noteIndex&quot;:0},&quot;citationItems&quot;:[{&quot;id&quot;:60,&quot;uris&quot;:[&quot;http://zotero.org/users/local/TWX8bpul/items/N8MM9ADS&quot;],&quot;itemData&quot;:{&quot;id&quot;:60,&quot;type&quot;:&quot;article-journal&quot;,&quot;container-title&quot;:&quot;The Journal of Physical Chemistry B&quot;,&quot;ISSN&quot;:&quot;1520-6106&quot;,&quot;issue&quot;:&quot;3&quot;,&quot;page&quot;:&quot;450-457&quot;,&quot;title&quot;:&quot;Free energy of amide hydrogen bond formation in vacuum, in water, and in liquid alkane solution&quot;,&quot;volume&quot;:&quot;101&quot;,&quot;author&quot;:[{&quot;family&quot;:&quot;Ben-Tal&quot;,&quot;given&quot;:&quot;Nir&quot;},{&quot;family&quot;:&quot;Sitkoff&quot;,&quot;given&quot;:&quot;Doree&quot;},{&quot;family&quot;:&quot;Topol&quot;,&quot;given&quot;:&quot;Igor A&quot;},{&quot;family&quot;:&quot;Yang&quot;,&quot;given&quot;:&quot;An-Suei&quot;},{&quot;family&quot;:&quot;Burt&quot;,&quot;given&quot;:&quot;Stanley K&quot;},{&quot;family&quot;:&quot;Honig&quot;,&quot;given&quot;:&quot;Barry&quot;}],&quot;issued&quot;:{&quot;date-parts&quot;:[[&quot;1997&quot;]]}}},{&quot;id&quot;:121,&quot;uris&quot;:[&quot;http://zotero.org/users/local/TWX8bpul/items/G2EIUTIF&quot;],&quot;itemData&quot;:{&quot;id&quot;:121,&quot;type&quot;:&quot;article-journal&quot;,&quot;abstract&quot;:&quot;The forces stabilizing the three-dimensional structures of membrane proteins are currently not well understood. Previously, it was shown that a single Asn side chain in a transmembrane segment can mediate the dimerization and trimerization of a variety of hydrophobic helices. Here, we examine the tendencies of a representative set of amino acids (Asn, Gln, Asp, Glu, Lys, Ala, Val, Leu, Ser, Thr) to direct the oligomerization of a model transmembrane helix. The model peptide is entirely hydrophobic throughout a 20-residue segment and contains a single central site for the introduction of various amino acid \&quot;guests.\&quot; Analytical ultracentrifugation and gel electrophoresis were used to determine the stoichiometry and free energy of association of the entire set of peptides within micelles. Variants with two polar atoms at the guest site-Asn, Gln, Asp, and Glu-formed stable trimers, whereas residues with one or fewer polar atoms showed a much weaker tendency to associate. The data are examined in light of the frequencies of occurrence of various amino acid side chains in membrane proteins and provide insight into the role of polar interactions in directing transmembrane helix association. These data also suggest an approach to the design of variants of natural single-span transmembrane proteins with various potentials to associate in the bilayer.&quot;,&quot;archive_location&quot;:&quot;11158564&quot;,&quot;container-title&quot;:&quot;Proc Natl Acad Sci U S A&quot;,&quot;DOI&quot;:&quot;10.1073/pnas.98.3.880&quot;,&quot;ISSN&quot;:&quot;0027-8424&quot;,&quot;issue&quot;:&quot;3&quot;,&quot;language&quot;:&quot;eng&quot;,&quot;page&quot;:&quot;880-5&quot;,&quot;title&quot;:&quot;Polar side chains drive the association of model transmembrane peptides&quot;,&quot;volume&quot;:&quot;98&quot;,&quot;author&quot;:[{&quot;family&quot;:&quot;Gratkowski&quot;,&quot;given&quot;:&quot;H.&quot;},{&quot;family&quot;:&quot;Lear&quot;,&quot;given&quot;:&quot;J. D.&quot;},{&quot;family&quot;:&quot;DeGrado&quot;,&quot;given&quot;:&quot;W. F.&quot;}],&quot;issued&quot;:{&quot;date-parts&quot;:[[&quot;2001&quot;,1,30]]}}},{&quot;id&quot;:146,&quot;uris&quot;:[&quot;http://zotero.org/users/local/TWX8bpul/items/U6QJ4N8Q&quot;],&quot;itemData&quot;:{&quot;id&quot;:146,&quot;type&quot;:&quot;article-journal&quot;,&quot;abstract&quot;:&quot;Delineating the folding steps of helical-bundle membrane proteins has been a challenging task. Many questions remain unanswered, including the conformation and stability of the states populated during folding, the shape of the energy barriers between the states, and the role of lipids as a solvent in mediating the folding. Recently, theoretical frames have matured to a point that permits detailed dissection of the folding steps, and advances in experimental techniques at both single-molecule and ensemble levels enable selective modulation of specific steps for quantitative determination of the folding energy landscapes. We also discuss how lipid molecules would play an active role in shaping the folding energy landscape of membrane proteins, and how folding of multi-domain membrane proteins can be understood based on our current knowledge. We conclude this review by offering an outlook for emerging questions in the study of membrane protein folding.&quot;,&quot;archive_location&quot;:&quot;34995926&quot;,&quot;container-title&quot;:&quot;Curr Opin Struct Biol&quot;,&quot;DOI&quot;:&quot;10.1016/j.sbi.2021.11.013&quot;,&quot;ISSN&quot;:&quot;1879-033X&quot;,&quot;language&quot;:&quot;eng&quot;,&quot;note&quot;:&quot;edition: 20220105&quot;,&quot;page&quot;:&quot;237-247&quot;,&quot;title&quot;:&quot;Untangling the complexity of membrane protein folding&quot;,&quot;volume&quot;:&quot;72&quot;,&quot;author&quot;:[{&quot;family&quot;:&quot;Hong&quot;,&quot;given&quot;:&quot;H.&quot;},{&quot;family&quot;:&quot;Choi&quot;,&quot;given&quot;:&quot;H. K.&quot;},{&quot;family&quot;:&quot;Yoon&quot;,&quot;given&quot;:&quot;T. Y.&quot;}],&quot;issued&quot;:{&quot;date-parts&quot;:[[&quot;2022&quot;,2]]}}},{&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id&quot;:337,&quot;uris&quot;:[&quot;http://zotero.org/users/local/TWX8bpul/items/L3UBTEKX&quot;],&quot;itemData&quot;:{&quot;id&quot;:337,&quot;type&quot;:&quot;article-journal&quot;,&quot;container-title&quot;:&quot;Protein science&quot;,&quot;ISSN&quot;:&quot;0961-8368&quot;,&quot;issue&quot;:&quot;4&quot;,&quot;page&quot;:&quot;761-764&quot;,&quot;title&quot;:&quot;Cooperative hydrogen bonding in amyloid formation&quot;,&quot;volume&quot;:&quot;16&quot;,&quot;author&quot;:[{&quot;family&quot;:&quot;Tsemekhman&quot;,&quot;given&quot;:&quot;Kiril&quot;},{&quot;family&quot;:&quot;Goldschmidt&quot;,&quot;given&quot;:&quot;Lukasz&quot;},{&quot;family&quot;:&quot;Eisenberg&quot;,&quot;given&quot;:&quot;David&quot;},{&quot;family&quot;:&quot;Baker&quot;,&quot;given&quot;:&quot;David&quot;}],&quot;issued&quot;:{&quot;date-parts&quot;:[[&quot;2007&quot;]]}},&quot;label&quot;:&quot;page&quot;},{&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vlLarSMdgp"/><text:span text:style-name="T326">(Ben-Tal et al., 1997; Gratkowski et al., 2001; Hong et al., 2022; Mravic et al., 2019; Tsemekhman et al., 2007; Zhou et al., 2001)</text:span><text:reference-mark-end text:name="ZOTERO_ITEM CSL_CITATION {&quot;citationID&quot;:&quot;6wizNlYq&quot;,&quot;properties&quot;:{&quot;formattedCitation&quot;:&quot;(Ben-Tal et al., 1997; Gratkowski et al., 2001; Hong et al., 2022; Mravic et al., 2019; Tsemekhman et al., 2007; Zhou et al., 2001)&quot;,&quot;plainCitation&quot;:&quot;(Ben-Tal et al., 1997; Gratkowski et al., 2001; Hong et al., 2022; Mravic et al., 2019; Tsemekhman et al., 2007; Zhou et al., 2001)&quot;,&quot;noteIndex&quot;:0},&quot;citationItems&quot;:[{&quot;id&quot;:60,&quot;uris&quot;:[&quot;http://zotero.org/users/local/TWX8bpul/items/N8MM9ADS&quot;],&quot;itemData&quot;:{&quot;id&quot;:60,&quot;type&quot;:&quot;article-journal&quot;,&quot;container-title&quot;:&quot;The Journal of Physical Chemistry B&quot;,&quot;ISSN&quot;:&quot;1520-6106&quot;,&quot;issue&quot;:&quot;3&quot;,&quot;page&quot;:&quot;450-457&quot;,&quot;title&quot;:&quot;Free energy of amide hydrogen bond formation in vacuum, in water, and in liquid alkane solution&quot;,&quot;volume&quot;:&quot;101&quot;,&quot;author&quot;:[{&quot;family&quot;:&quot;Ben-Tal&quot;,&quot;given&quot;:&quot;Nir&quot;},{&quot;family&quot;:&quot;Sitkoff&quot;,&quot;given&quot;:&quot;Doree&quot;},{&quot;family&quot;:&quot;Topol&quot;,&quot;given&quot;:&quot;Igor A&quot;},{&quot;family&quot;:&quot;Yang&quot;,&quot;given&quot;:&quot;An-Suei&quot;},{&quot;family&quot;:&quot;Burt&quot;,&quot;given&quot;:&quot;Stanley K&quot;},{&quot;family&quot;:&quot;Honig&quot;,&quot;given&quot;:&quot;Barry&quot;}],&quot;issued&quot;:{&quot;date-parts&quot;:[[&quot;1997&quot;]]}}},{&quot;id&quot;:121,&quot;uris&quot;:[&quot;http://zotero.org/users/local/TWX8bpul/items/G2EIUTIF&quot;],&quot;itemData&quot;:{&quot;id&quot;:121,&quot;type&quot;:&quot;article-journal&quot;,&quot;abstract&quot;:&quot;The forces stabilizing the three-dimensional structures of membrane proteins are currently not well understood. Previously, it was shown that a single Asn side chain in a transmembrane segment can mediate the dimerization and trimerization of a variety of hydrophobic helices. Here, we examine the tendencies of a representative set of amino acids (Asn, Gln, Asp, Glu, Lys, Ala, Val, Leu, Ser, Thr) to direct the oligomerization of a model transmembrane helix. The model peptide is entirely hydrophobic throughout a 20-residue segment and contains a single central site for the introduction of various amino acid \&quot;guests.\&quot; Analytical ultracentrifugation and gel electrophoresis were used to determine the stoichiometry and free energy of association of the entire set of peptides within micelles. Variants with two polar atoms at the guest site-Asn, Gln, Asp, and Glu-formed stable trimers, whereas residues with one or fewer polar atoms showed a much weaker tendency to associate. The data are examined in light of the frequencies of occurrence of various amino acid side chains in membrane proteins and provide insight into the role of polar interactions in directing transmembrane helix association. These data also suggest an approach to the design of variants of natural single-span transmembrane proteins with various potentials to associate in the bilayer.&quot;,&quot;archive_location&quot;:&quot;11158564&quot;,&quot;container-title&quot;:&quot;Proc Natl Acad Sci U S A&quot;,&quot;DOI&quot;:&quot;10.1073/pnas.98.3.880&quot;,&quot;ISSN&quot;:&quot;0027-8424&quot;,&quot;issue&quot;:&quot;3&quot;,&quot;language&quot;:&quot;eng&quot;,&quot;page&quot;:&quot;880-5&quot;,&quot;title&quot;:&quot;Polar side chains drive the association of model transmembrane peptides&quot;,&quot;volume&quot;:&quot;98&quot;,&quot;author&quot;:[{&quot;family&quot;:&quot;Gratkowski&quot;,&quot;given&quot;:&quot;H.&quot;},{&quot;family&quot;:&quot;Lear&quot;,&quot;given&quot;:&quot;J. D.&quot;},{&quot;family&quot;:&quot;DeGrado&quot;,&quot;given&quot;:&quot;W. F.&quot;}],&quot;issued&quot;:{&quot;date-parts&quot;:[[&quot;2001&quot;,1,30]]}}},{&quot;id&quot;:146,&quot;uris&quot;:[&quot;http://zotero.org/users/local/TWX8bpul/items/U6QJ4N8Q&quot;],&quot;itemData&quot;:{&quot;id&quot;:146,&quot;type&quot;:&quot;article-journal&quot;,&quot;abstract&quot;:&quot;Delineating the folding steps of helical-bundle membrane proteins has been a challenging task. Many questions remain unanswered, including the conformation and stability of the states populated during folding, the shape of the energy barriers between the states, and the role of lipids as a solvent in mediating the folding. Recently, theoretical frames have matured to a point that permits detailed dissection of the folding steps, and advances in experimental techniques at both single-molecule and ensemble levels enable selective modulation of specific steps for quantitative determination of the folding energy landscapes. We also discuss how lipid molecules would play an active role in shaping the folding energy landscape of membrane proteins, and how folding of multi-domain membrane proteins can be understood based on our current knowledge. We conclude this review by offering an outlook for emerging questions in the study of membrane protein folding.&quot;,&quot;archive_location&quot;:&quot;34995926&quot;,&quot;container-title&quot;:&quot;Curr Opin Struct Biol&quot;,&quot;DOI&quot;:&quot;10.1016/j.sbi.2021.11.013&quot;,&quot;ISSN&quot;:&quot;1879-033X&quot;,&quot;language&quot;:&quot;eng&quot;,&quot;note&quot;:&quot;edition: 20220105&quot;,&quot;page&quot;:&quot;237-247&quot;,&quot;title&quot;:&quot;Untangling the complexity of membrane protein folding&quot;,&quot;volume&quot;:&quot;72&quot;,&quot;author&quot;:[{&quot;family&quot;:&quot;Hong&quot;,&quot;given&quot;:&quot;H.&quot;},{&quot;family&quot;:&quot;Choi&quot;,&quot;given&quot;:&quot;H. K.&quot;},{&quot;family&quot;:&quot;Yoon&quot;,&quot;given&quot;:&quot;T. Y.&quot;}],&quot;issued&quot;:{&quot;date-parts&quot;:[[&quot;2022&quot;,2]]}}},{&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id&quot;:337,&quot;uris&quot;:[&quot;http://zotero.org/users/local/TWX8bpul/items/L3UBTEKX&quot;],&quot;itemData&quot;:{&quot;id&quot;:337,&quot;type&quot;:&quot;article-journal&quot;,&quot;container-title&quot;:&quot;Protein science&quot;,&quot;ISSN&quot;:&quot;0961-8368&quot;,&quot;issue&quot;:&quot;4&quot;,&quot;page&quot;:&quot;761-764&quot;,&quot;title&quot;:&quot;Cooperative hydrogen bonding in amyloid formation&quot;,&quot;volume&quot;:&quot;16&quot;,&quot;author&quot;:[{&quot;family&quot;:&quot;Tsemekhman&quot;,&quot;given&quot;:&quot;Kiril&quot;},{&quot;family&quot;:&quot;Goldschmidt&quot;,&quot;given&quot;:&quot;Lukasz&quot;},{&quot;family&quot;:&quot;Eisenberg&quot;,&quot;given&quot;:&quot;David&quot;},{&quot;family&quot;:&quot;Baker&quot;,&quot;given&quot;:&quot;David&quot;}],&quot;issued&quot;:{&quot;date-parts&quot;:[[&quot;2007&quot;]]}},&quot;label&quot;:&quot;page&quot;},{&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vlLarSMdgp"/><text:span text:style-name="T326">.</text:span><text:change-start text:change-id="ct1690994945376"/><text:span text:style-name="T326"> </text:span><text:span text:style-name="T339">Hydrogen bonding has been shown to contribute significantly to TMD association and stability. OR</text:span><text:change-end text:change-id="ct1690994945376"/><text:change-start text:change-id="ct1690994930112"/><text:span text:style-name="T326"> </text:span><text:change-end text:change-id="ct1690994930112"/><text:reference-mark-start text:name="ZOTERO_ITEM CSL_CITATION {&quot;citationID&quot;:&quot;eh2Dp7Ht&quot;,&quot;properties&quot;:{&quot;formattedCitation&quot;:&quot;(Anderson et al., 2017; Doura &amp; Fleming, 2004; Lemmon et al., 1992; MacKenzie et al., 1997; Smith et al., 2002)&quot;,&quot;plainCitation&quot;:&quot;(Anderson et al., 2017; Doura &amp; Fleming, 2004; Lemmon et al., 1992; MacKenzie et al., 1997; Smith et al., 2002)&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424,&quot;uris&quot;:[&quot;http://zotero.org/users/local/TWX8bpul/items/9E624U8W&quot;],&quot;itemData&quot;:{&quot;id&quot;:424,&quot;type&quot;:&quot;article-journal&quot;,&quot;abstract&quot;:&quot;To explore the residue interactions in the glycophorin A dimerization motif, an alanine scan double mutant analysis at the helix–helix interface was carried out. These data reveal a combination of additive and coupled effects. The majority of the double mutants are found to be equally or slightly more stable than would be predicted by the sum of the energetic cost of the single-point mutants. The proximity of the mutated sites is not related to the presence of coupling between those sites. Previous studies reveal that a single face of the glycophorin A monomer contains a specific glycine-containing motif (GxxxG) that is thought to be a driving force for the association of transmembrane helices. Double mutant cycles suggest that the relationship of the GxxxG motif to the remainder of the helix–helix interface is complex. Sequences containing mutations that abolish the GxxxG motif retain an ability to dimerize, while a sequence containing a GxxxG motif appears unable to form dimers. The energetic effects of weakly coupled and additive double mutants can be explained by changes in van der Waals interactions at the dimer interface. These results emphasize the fact that the sequence context of the dimer interface modulates the strength of the glycophorin A GxxxG-mediated transmembrane dimerization reaction.&quot;,&quot;container-title&quot;:&quot;Journal of Molecular Biology&quot;,&quot;DOI&quot;:&quot;10.1016/j.jmb.2004.09.011&quot;,&quot;ISSN&quot;:&quot;0022-2836&quot;,&quot;issue&quot;:&quot;5&quot;,&quot;journalAbbreviation&quot;:&quot;Journal of Molecular Biology&quot;,&quot;page&quot;:&quot;1487-1497&quot;,&quot;source&quot;:&quot;ScienceDirect&quot;,&quot;title&quot;:&quot;Complex Interactions at the Helix–Helix Interface Stabilize the Glycophorin A Transmembrane Dimer&quot;,&quot;volume&quot;:&quot;343&quot;,&quot;author&quot;:[{&quot;family&quot;:&quot;Doura&quot;,&quot;given&quot;:&quot;Abigail K.&quot;},{&quot;family&quot;:&quot;Fleming&quot;,&quot;given&quot;:&quot;Karen G.&quot;}],&quot;issued&quot;:{&quot;date-parts&quot;:[[&quot;2004&quot;,11,5]]}}},{&quot;id&quot;:216,&quot;uris&quot;:[&quot;http://zotero.org/users/local/TWX8bpul/items/RSX2VD2Y&quot;],&quot;itemData&quot;:{&quot;id&quot;:216,&quot;type&quot;:&quot;article-journal&quot;,&quot;abstract&quot;:&quot;Specific side-by-side interactions between transmembrane alpha-helices may be important in the assembly and function of integral membrane proteins. We describe a system for the genetic and biophysical analysis of these interactions. The transmembrane alpha-helical domain of interest is fused to the C-terminus of staphylococcal nuclease. The resulting chimera can be expressed at high levels in Escherichia coli and is readily purified. In our initial application we study the single transmembrane alpha-helix of human glycophorin A (GpA), thought to mediate the SDS-stable dimerization of this protein. The resulting chimera forms a dimer in SDS, which is disrupted upon addition of a peptide corresponding to the transmembrane domain of GpA. Deletion mutagenesis has been used to delineate the minimum transmembrane domain sufficient for this behavior. Site-specific mutagenesis shows that a methionine residue, previously implicated as a potential interfacial residue, can be replaced with other hydrophobic residues without disrupting dimerization. By contrast, rather conservative substitutions at a valine on a different face of the alpha-helix disrupt dimerization, suggesting a high degree of specificity in the helix-helix interactions. This approach allows the interface between interacting helices to be defined.&quot;,&quot;archive_location&quot;:&quot;1560003&quot;,&quot;container-title&quot;:&quot;J Biol Chem&quot;,&quot;ISSN&quot;:&quot;0021-9258&quot;,&quot;issue&quot;:&quot;11&quot;,&quot;language&quot;:&quot;eng&quot;,&quot;page&quot;:&quot;7683-9&quot;,&quot;title&quot;:&quot;Glycophorin A dimerization is driven by specific interactions between transmembrane alpha-helices&quot;,&quot;volume&quot;:&quot;267&quot;,&quot;author&quot;:[{&quot;family&quot;:&quot;Lemmon&quot;,&quot;given&quot;:&quot;M. A.&quot;},{&quot;family&quot;:&quot;Flanagan&quot;,&quot;given&quot;:&quot;J. M.&quot;},{&quot;family&quot;:&quot;Hunt&quot;,&quot;given&quot;:&quot;J. F.&quot;},{&quot;family&quot;:&quot;Adair&quot;,&quot;given&quot;:&quot;B. D.&quot;},{&quot;family&quot;:&quot;Bormann&quot;,&quot;given&quot;:&quot;B. J.&quot;},{&quot;family&quot;:&quot;Dempsey&quot;,&quot;given&quot;:&quot;C. E.&quot;},{&quot;family&quot;:&quot;Engelman&quot;,&quot;given&quot;:&quot;D. M.&quot;}],&quot;issued&quot;:{&quot;date-parts&quot;:[[&quot;1992&quot;,4,15]]}}},{&quot;id&quot;:238,&quot;uris&quot;:[&quot;http://zotero.org/users/local/TWX8bpul/items/5AYHCKXX&quot;],&quot;itemData&quot;:{&quot;id&quot;:238,&quot;type&quot;:&quot;article-journal&quot;,&quot;abstract&quot;:&quot;The three-dimensional structure of the dimeric transmembrane domain of glycophorin A (GpA) was determined by solution nuclear magnetic resonance spectroscopy of a 40-residue peptide solubilized in aqueous detergent micelles. The GpA membrane-spanning alpha helices cross at an angle of -40 degrees and form a small but well-packed interface that lacks intermonomer hydrogen bonds. The structure provides an explanation for the previously characterized sequence dependence of GpA dimerization and demonstrates that van der Waals interactions alone can mediate stable and specific associations between transmembrane helices.&quot;,&quot;archive_location&quot;:&quot;9082985&quot;,&quot;container-title&quot;:&quot;Science&quot;,&quot;DOI&quot;:&quot;10.1126/science.276.5309.131&quot;,&quot;ISSN&quot;:&quot;0036-8075&quot;,&quot;issue&quot;:&quot;5309&quot;,&quot;language&quot;:&quot;eng&quot;,&quot;page&quot;:&quot;131-3&quot;,&quot;title&quot;:&quot;A transmembrane helix dimer: structure and implications&quot;,&quot;volume&quot;:&quot;276&quot;,&quot;author&quot;:[{&quot;family&quot;:&quot;MacKenzie&quot;,&quot;given&quot;:&quot;K. R.&quot;},{&quot;family&quot;:&quot;Prestegard&quot;,&quot;given&quot;:&quot;J. H.&quot;},{&quot;family&quot;:&quot;Engelman&quot;,&quot;given&quot;:&quot;D. M.&quot;}],&quot;issued&quot;:{&quot;date-parts&quot;:[[&quot;1997&quot;,4]]}}},{&quot;id&quot;:322,&quot;uris&quot;:[&quot;http://zotero.org/users/local/TWX8bpul/items/Q3WE96TA&quot;],&quot;itemData&quot;:{&quot;id&quot;:322,&quot;type&quot;:&quot;article-journal&quot;,&quot;abstract&quot;:&quot;The transmembrane helix of glycophorin A contains a seven-residue motif, LIxxGVxxGVxxT, that mediates protein dimerization. Threonine is the only polar amino acid in this motif with the potential to stabilize the dimer through hydrogen-bonding interactions. Polarized Fourier transform infrared spectroscopy is used to establish a robust protocol for incorporating glycophorin A transmembrane peptides into membrane bilayers. Analysis of the dichroic ratio of the 1655-cm(-1) amide I vibration indicates that peptides reconstituted by detergent dialysis have a transmembrane orientation with a helix crossing angle of &lt;35 degrees. Solid-state nuclear magnetic resonance spectroscopy is used to establish high resolution structural restraints on the conformation and packing of Thr-87 in the dimer interface. Rotational resonance measurement of a 2.9-A distance between the gamma-methyl and backbone carbonyl carbons of Thr-87 is consistent with a gauche- conformation for the chi1 torsion angle. Rotational-echo double-resonance measurements demonstrate close packing (4.0 +/- 0.2 A) of the Thr-87 gamma-methyl group with the backbone nitrogen of Ile-88 across the dimer interface. The short interhelical distance places the beta-hydroxyl of Thr-87 within hydrogen-bonding range of the backbone carbonyl of Val-84 on the opposing helix. These results refine the structure of the glycophorin A dimer in membrane bilayers and highlight the complementary role of small and polar residues in the tight association of transmembrane helices in membrane proteins.&quot;,&quot;archive_location&quot;:&quot;11964235&quot;,&quot;container-title&quot;:&quot;Biophys J&quot;,&quot;DOI&quot;:&quot;10.1016/S0006-3495(02)75590-2&quot;,&quot;ISSN&quot;:&quot;0006-3495&quot;,&quot;issue&quot;:&quot;5&quot;,&quot;language&quot;:&quot;eng&quot;,&quot;page&quot;:&quot;2476-86&quot;,&quot;title&quot;:&quot;Implications of threonine hydrogen bonding in the glycophorin A transmembrane helix dimer&quot;,&quot;volume&quot;:&quot;82&quot;,&quot;author&quot;:[{&quot;family&quot;:&quot;Smith&quot;,&quot;given&quot;:&quot;S. O.&quot;},{&quot;family&quot;:&quot;Eilers&quot;,&quot;given&quot;:&quot;M.&quot;},{&quot;family&quot;:&quot;Song&quot;,&quot;given&quot;:&quot;D.&quot;},{&quot;family&quot;:&quot;Crocker&quot;,&quot;given&quot;:&quot;E.&quot;},{&quot;family&quot;:&quot;Ying&quot;,&quot;given&quot;:&quot;W.&quot;},{&quot;family&quot;:&quot;Groesbeek&quot;,&quot;given&quot;:&quot;M.&quot;},{&quot;family&quot;:&quot;Metz&quot;,&quot;given&quot;:&quot;G.&quot;},{&quot;family&quot;:&quot;Ziliox&quot;,&quot;given&quot;:&quot;M.&quot;},{&quot;family&quot;:&quot;Aimoto&quot;,&quot;given&quot;:&quot;S.&quot;}],&quot;issued&quot;:{&quot;date-parts&quot;:[[&quot;2002&quot;,5]]}}}],&quot;schema&quot;:&quot;https://github.com/citation-style-language/schema/raw/master/csl-citation.json&quot;} RNDuND9Xr2GO2"/><text:span text:style-name="T339">(Anderson et al., 2017; Doura &amp; Fleming, 2004; Lemmon et al., 1992; MacKenzie et al., 1997; Smith et al., 2002)</text:span><text:change-start text:change-id="ct1690994938752"/><text:reference-mark-end text:name="ZOTERO_ITEM CSL_CITATION {&quot;citationID&quot;:&quot;eh2Dp7Ht&quot;,&quot;properties&quot;:{&quot;formattedCitation&quot;:&quot;(Anderson et al., 2017; Doura &amp; Fleming, 2004; Lemmon et al., 1992; MacKenzie et al., 1997; Smith et al., 2002)&quot;,&quot;plainCitation&quot;:&quot;(Anderson et al., 2017; Doura &amp; Fleming, 2004; Lemmon et al., 1992; MacKenzie et al., 1997; Smith et al., 2002)&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424,&quot;uris&quot;:[&quot;http://zotero.org/users/local/TWX8bpul/items/9E624U8W&quot;],&quot;itemData&quot;:{&quot;id&quot;:424,&quot;type&quot;:&quot;article-journal&quot;,&quot;abstract&quot;:&quot;To explore the residue interactions in the glycophorin A dimerization motif, an alanine scan double mutant analysis at the helix–helix interface was carried out. These data reveal a combination of additive and coupled effects. The majority of the double mutants are found to be equally or slightly more stable than would be predicted by the sum of the energetic cost of the single-point mutants. The proximity of the mutated sites is not related to the presence of coupling between those sites. Previous studies reveal that a single face of the glycophorin A monomer contains a specific glycine-containing motif (GxxxG) that is thought to be a driving force for the association of transmembrane helices. Double mutant cycles suggest that the relationship of the GxxxG motif to the remainder of the helix–helix interface is complex. Sequences containing mutations that abolish the GxxxG motif retain an ability to dimerize, while a sequence containing a GxxxG motif appears unable to form dimers. The energetic effects of weakly coupled and additive double mutants can be explained by changes in van der Waals interactions at the dimer interface. These results emphasize the fact that the sequence context of the dimer interface modulates the strength of the glycophorin A GxxxG-mediated transmembrane dimerization reaction.&quot;,&quot;container-title&quot;:&quot;Journal of Molecular Biology&quot;,&quot;DOI&quot;:&quot;10.1016/j.jmb.2004.09.011&quot;,&quot;ISSN&quot;:&quot;0022-2836&quot;,&quot;issue&quot;:&quot;5&quot;,&quot;journalAbbreviation&quot;:&quot;Journal of Molecular Biology&quot;,&quot;page&quot;:&quot;1487-1497&quot;,&quot;source&quot;:&quot;ScienceDirect&quot;,&quot;title&quot;:&quot;Complex Interactions at the Helix–Helix Interface Stabilize the Glycophorin A Transmembrane Dimer&quot;,&quot;volume&quot;:&quot;343&quot;,&quot;author&quot;:[{&quot;family&quot;:&quot;Doura&quot;,&quot;given&quot;:&quot;Abigail K.&quot;},{&quot;family&quot;:&quot;Fleming&quot;,&quot;given&quot;:&quot;Karen G.&quot;}],&quot;issued&quot;:{&quot;date-parts&quot;:[[&quot;2004&quot;,11,5]]}}},{&quot;id&quot;:216,&quot;uris&quot;:[&quot;http://zotero.org/users/local/TWX8bpul/items/RSX2VD2Y&quot;],&quot;itemData&quot;:{&quot;id&quot;:216,&quot;type&quot;:&quot;article-journal&quot;,&quot;abstract&quot;:&quot;Specific side-by-side interactions between transmembrane alpha-helices may be important in the assembly and function of integral membrane proteins. We describe a system for the genetic and biophysical analysis of these interactions. The transmembrane alpha-helical domain of interest is fused to the C-terminus of staphylococcal nuclease. The resulting chimera can be expressed at high levels in Escherichia coli and is readily purified. In our initial application we study the single transmembrane alpha-helix of human glycophorin A (GpA), thought to mediate the SDS-stable dimerization of this protein. The resulting chimera forms a dimer in SDS, which is disrupted upon addition of a peptide corresponding to the transmembrane domain of GpA. Deletion mutagenesis has been used to delineate the minimum transmembrane domain sufficient for this behavior. Site-specific mutagenesis shows that a methionine residue, previously implicated as a potential interfacial residue, can be replaced with other hydrophobic residues without disrupting dimerization. By contrast, rather conservative substitutions at a valine on a different face of the alpha-helix disrupt dimerization, suggesting a high degree of specificity in the helix-helix interactions. This approach allows the interface between interacting helices to be defined.&quot;,&quot;archive_location&quot;:&quot;1560003&quot;,&quot;container-title&quot;:&quot;J Biol Chem&quot;,&quot;ISSN&quot;:&quot;0021-9258&quot;,&quot;issue&quot;:&quot;11&quot;,&quot;language&quot;:&quot;eng&quot;,&quot;page&quot;:&quot;7683-9&quot;,&quot;title&quot;:&quot;Glycophorin A dimerization is driven by specific interactions between transmembrane alpha-helices&quot;,&quot;volume&quot;:&quot;267&quot;,&quot;author&quot;:[{&quot;family&quot;:&quot;Lemmon&quot;,&quot;given&quot;:&quot;M. A.&quot;},{&quot;family&quot;:&quot;Flanagan&quot;,&quot;given&quot;:&quot;J. M.&quot;},{&quot;family&quot;:&quot;Hunt&quot;,&quot;given&quot;:&quot;J. F.&quot;},{&quot;family&quot;:&quot;Adair&quot;,&quot;given&quot;:&quot;B. D.&quot;},{&quot;family&quot;:&quot;Bormann&quot;,&quot;given&quot;:&quot;B. J.&quot;},{&quot;family&quot;:&quot;Dempsey&quot;,&quot;given&quot;:&quot;C. E.&quot;},{&quot;family&quot;:&quot;Engelman&quot;,&quot;given&quot;:&quot;D. M.&quot;}],&quot;issued&quot;:{&quot;date-parts&quot;:[[&quot;1992&quot;,4,15]]}}},{&quot;id&quot;:238,&quot;uris&quot;:[&quot;http://zotero.org/users/local/TWX8bpul/items/5AYHCKXX&quot;],&quot;itemData&quot;:{&quot;id&quot;:238,&quot;type&quot;:&quot;article-journal&quot;,&quot;abstract&quot;:&quot;The three-dimensional structure of the dimeric transmembrane domain of glycophorin A (GpA) was determined by solution nuclear magnetic resonance spectroscopy of a 40-residue peptide solubilized in aqueous detergent micelles. The GpA membrane-spanning alpha helices cross at an angle of -40 degrees and form a small but well-packed interface that lacks intermonomer hydrogen bonds. The structure provides an explanation for the previously characterized sequence dependence of GpA dimerization and demonstrates that van der Waals interactions alone can mediate stable and specific associations between transmembrane helices.&quot;,&quot;archive_location&quot;:&quot;9082985&quot;,&quot;container-title&quot;:&quot;Science&quot;,&quot;DOI&quot;:&quot;10.1126/science.276.5309.131&quot;,&quot;ISSN&quot;:&quot;0036-8075&quot;,&quot;issue&quot;:&quot;5309&quot;,&quot;language&quot;:&quot;eng&quot;,&quot;page&quot;:&quot;131-3&quot;,&quot;title&quot;:&quot;A transmembrane helix dimer: structure and implications&quot;,&quot;volume&quot;:&quot;276&quot;,&quot;author&quot;:[{&quot;family&quot;:&quot;MacKenzie&quot;,&quot;given&quot;:&quot;K. R.&quot;},{&quot;family&quot;:&quot;Prestegard&quot;,&quot;given&quot;:&quot;J. H.&quot;},{&quot;family&quot;:&quot;Engelman&quot;,&quot;given&quot;:&quot;D. M.&quot;}],&quot;issued&quot;:{&quot;date-parts&quot;:[[&quot;1997&quot;,4]]}}},{&quot;id&quot;:322,&quot;uris&quot;:[&quot;http://zotero.org/users/local/TWX8bpul/items/Q3WE96TA&quot;],&quot;itemData&quot;:{&quot;id&quot;:322,&quot;type&quot;:&quot;article-journal&quot;,&quot;abstract&quot;:&quot;The transmembrane helix of glycophorin A contains a seven-residue motif, LIxxGVxxGVxxT, that mediates protein dimerization. Threonine is the only polar amino acid in this motif with the potential to stabilize the dimer through hydrogen-bonding interactions. Polarized Fourier transform infrared spectroscopy is used to establish a robust protocol for incorporating glycophorin A transmembrane peptides into membrane bilayers. Analysis of the dichroic ratio of the 1655-cm(-1) amide I vibration indicates that peptides reconstituted by detergent dialysis have a transmembrane orientation with a helix crossing angle of &lt;35 degrees. Solid-state nuclear magnetic resonance spectroscopy is used to establish high resolution structural restraints on the conformation and packing of Thr-87 in the dimer interface. Rotational resonance measurement of a 2.9-A distance between the gamma-methyl and backbone carbonyl carbons of Thr-87 is consistent with a gauche- conformation for the chi1 torsion angle. Rotational-echo double-resonance measurements demonstrate close packing (4.0 +/- 0.2 A) of the Thr-87 gamma-methyl group with the backbone nitrogen of Ile-88 across the dimer interface. The short interhelical distance places the beta-hydroxyl of Thr-87 within hydrogen-bonding range of the backbone carbonyl of Val-84 on the opposing helix. These results refine the structure of the glycophorin A dimer in membrane bilayers and highlight the complementary role of small and polar residues in the tight association of transmembrane helices in membrane proteins.&quot;,&quot;archive_location&quot;:&quot;11964235&quot;,&quot;container-title&quot;:&quot;Biophys J&quot;,&quot;DOI&quot;:&quot;10.1016/S0006-3495(02)75590-2&quot;,&quot;ISSN&quot;:&quot;0006-3495&quot;,&quot;issue&quot;:&quot;5&quot;,&quot;language&quot;:&quot;eng&quot;,&quot;page&quot;:&quot;2476-86&quot;,&quot;title&quot;:&quot;Implications of threonine hydrogen bonding in the glycophorin A transmembrane helix dimer&quot;,&quot;volume&quot;:&quot;82&quot;,&quot;author&quot;:[{&quot;family&quot;:&quot;Smith&quot;,&quot;given&quot;:&quot;S. O.&quot;},{&quot;family&quot;:&quot;Eilers&quot;,&quot;given&quot;:&quot;M.&quot;},{&quot;family&quot;:&quot;Song&quot;,&quot;given&quot;:&quot;D.&quot;},{&quot;family&quot;:&quot;Crocker&quot;,&quot;given&quot;:&quot;E.&quot;},{&quot;family&quot;:&quot;Ying&quot;,&quot;given&quot;:&quot;W.&quot;},{&quot;family&quot;:&quot;Groesbeek&quot;,&quot;given&quot;:&quot;M.&quot;},{&quot;family&quot;:&quot;Metz&quot;,&quot;given&quot;:&quot;G.&quot;},{&quot;family&quot;:&quot;Ziliox&quot;,&quot;given&quot;:&quot;M.&quot;},{&quot;family&quot;:&quot;Aimoto&quot;,&quot;given&quot;:&quot;S.&quot;}],&quot;issued&quot;:{&quot;date-parts&quot;:[[&quot;2002&quot;,5]]}}}],&quot;schema&quot;:&quot;https://github.com/citation-style-language/schema/raw/master/csl-citation.json&quot;} RNDuND9Xr2GO2"/><text:span text:style-name="T339">. </text:span><text:change-end text:change-id="ct1690994938752"/><text:change-start text:change-id="ct1690994944800"/><text:span text:style-name="T339">Electrostatic interactions within membrane proteins have also been shown to promote folding in TMD systems</text:span><text:change-end text:change-id="ct1690994944800"/><text:change-start text:change-id="ct1690994952864"/><text:span text:style-name="T339"> </text:span><text:change-end text:change-id="ct1690994952864"/><text:reference-mark-start text:name="ZOTERO_ITEM CSL_CITATION {&quot;citationID&quot;:&quot;eNIoUCJb&quot;,&quot;properties&quot;:{&quot;formattedCitation&quot;:&quot;(Ba\\uc0\\u241{}\\uc0\\u243{}-Polo et al., 2013; Hong et al., 2007; Johnson et al., 2007; Ulmschneider et al., 2017)&quot;,&quot;plainCitation&quot;:&quot;(Bañó-Polo et al., 2013; Hong et al., 2007; Johnson et al., 2007; Ulmschneider et al., 2017)&quot;,&quot;noteIndex&quot;:0},&quot;citationItems&quot;:[{&quot;id&quot;:57,&quot;uris&quot;:[&quot;http://zotero.org/users/local/TWX8bpul/items/DMYYH22N&quot;],&quot;itemData&quot;:{&quot;id&quot;:57,&quot;type&quot;:&quot;article-journal&quot;,&quot;abstract&quot;:&quot;α-Helical hairpins, consisting of a pair of closely spaced transmembrane (TM) helices that are connected by a short interfacial turn, are the simplest structural motifs found in multi-spanning membrane proteins. In naturally occurring hairpins, the presence of polar residues is common and predicted to complicate membrane insertion. We postulate that the pre-packing process offsets any energetic cost of allocating polar and charged residues within the hydrophobic environment of biological membranes. Consistent with this idea, we provide here experimental evidence demonstrating that helical hairpin insertion into biological membranes can be driven by electrostatic interactions between closely separated, poorly hydrophobic sequences. Additionally, we observe that the integral hairpin can be stabilized by a short loop heavily populated by turn-promoting residues. We conclude that the combined effect of TM-TM electrostatic interactions and tight turns plays an important role in generating the functional architecture of membrane proteins and propose that helical hairpin motifs can be acquired within the context of the Sec61 translocon at the early stages of membrane protein biosynthesis. Taken together, these data further underline the potential complexities involved in accurately predicting TM domains from primary structures.&quot;,&quot;archive_location&quot;:&quot;23228331&quot;,&quot;container-title&quot;:&quot;J Mol Biol&quot;,&quot;DOI&quot;:&quot;10.1016/j.jmb.2012.12.001&quot;,&quot;ISSN&quot;:&quot;1089-8638&quot;,&quot;issue&quot;:&quot;4&quot;,&quot;language&quot;:&quot;eng&quot;,&quot;note&quot;:&quot;edition: 20121207&quot;,&quot;page&quot;:&quot;830-40&quot;,&quot;title&quot;:&quot;Charge pair interactions in transmembrane helices and turn propensity of the connecting sequence promote helical hairpin insertion&quot;,&quot;volume&quot;:&quot;425&quot;,&quot;author&quot;:[{&quot;family&quot;:&quot;Bañó-Polo&quot;,&quot;given&quot;:&quot;M.&quot;},{&quot;family&quot;:&quot;Martínez-Gil&quot;,&quot;given&quot;:&quot;L.&quot;},{&quot;family&quot;:&quot;Wallner&quot;,&quot;given&quot;:&quot;B.&quot;},{&quot;family&quot;:&quot;Nieva&quot;,&quot;given&quot;:&quot;J. L.&quot;},{&quot;family&quot;:&quot;Elofsson&quot;,&quot;given&quot;:&quot;A.&quot;},{&quot;family&quot;:&quot;Mingarro&quot;,&quot;given&quot;:&quot;I.&quot;}],&quot;issued&quot;:{&quot;date-parts&quot;:[[&quot;2013&quot;,2,22]]}}},{&quot;id&quot;:150,&quot;uris&quot;:[&quot;http://zotero.org/users/local/TWX8bpul/items/3EWRNI9I&quot;],&quot;itemData&quot;:{&quot;id&quot;:150,&quot;type&quot;:&quot;article-journal&quot;,&quot;abstract&quot;:&quot;Aromatic residues are frequently found in helical and beta-barrel integral membrane proteins enriched at the membrane-water interface. Although the importance of these residues in membrane protein folding has been rationalized by thermodynamic partition measurements using peptide model systems, their contribution to the stability of bona fide membrane proteins has never been demonstrated. Here, we have investigated the contribution of interfacial aromatic residues to the thermodynamic stability of the beta-barrel outer membrane protein OmpA from Escherichia coli in lipid bilayers by performing extensive mutagenesis and equilibrium folding experiments. Isolated interfacial tryptophanes contribute -2.0 kcal/mol, isolated interfacial tyrosines contribute -2.6 kcal/mol, and isolated interfacial phenylalanines contribute -1.0 kcal/mol to the stability of this protein. These values agree well with the prediction from the Wimley-White interfacial hydrophobicity scale, except for tyrosine residues, which contribute more than has been expected from the peptide models. Double mutant cycle analysis reveals that interactions between aromatic side chains become significant when their centroids are separated by less than 6 A but are nearly insignificant above 7 A. Aromatic-aromatic side chain interactions are on the order of -1.0 to -1.4 kcal/mol and do not appear to depend on the type of aromatic residue. These results suggest that the clustering of aromatic side chains at membrane interfaces provides an additional heretofore not yet recognized driving force for the folding and stability of integral membrane proteins.&quot;,&quot;archive_location&quot;:&quot;17564441&quot;,&quot;container-title&quot;:&quot;J Am Chem Soc&quot;,&quot;DOI&quot;:&quot;10.1021/ja068849o&quot;,&quot;ISSN&quot;:&quot;0002-7863&quot;,&quot;issue&quot;:&quot;26&quot;,&quot;language&quot;:&quot;eng&quot;,&quot;note&quot;:&quot;edition: 20070612&quot;,&quot;page&quot;:&quot;8320-7&quot;,&quot;title&quot;:&quot;Role of aromatic side chains in the folding and thermodynamic stability of integral membrane proteins&quot;,&quot;volume&quot;:&quot;129&quot;,&quot;author&quot;:[{&quot;family&quot;:&quot;Hong&quot;,&quot;given&quot;:&quot;H.&quot;},{&quot;family&quot;:&quot;Park&quot;,&quot;given&quot;:&quot;S.&quot;},{&quot;family&quot;:&quot;Jiménez&quot;,&quot;given&quot;:&quot;R. H.&quot;},{&quot;family&quot;:&quot;Rinehart&quot;,&quot;given&quot;:&quot;D.&quot;},{&quot;family&quot;:&quot;Tamm&quot;,&quot;given&quot;:&quot;L. K.&quot;}],&quot;issued&quot;:{&quot;date-parts&quot;:[[&quot;2007&quot;,7]]}}},{&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38,&quot;uris&quot;:[&quot;http://zotero.org/users/local/TWX8bpul/items/5ZCEQ4U2&quot;],&quot;itemData&quot;:{&quot;id&quot;:338,&quot;type&quot;:&quot;article-journal&quot;,&quot;abstract&quot;:&quot;Hydrophobic amino acids are abundant in transmembrane (TM) helices of membrane proteins. Charged residues are sparse, apparently due to the unfavorable energetic cost of partitioning charges into nonpolar phases. Nevertheless, conserved arginine residues within TM helices regulate vital functions, such as ion channel voltage gating and integrin receptor inactivation. The energetic cost of arginine in various positions along hydrophobic helices has been controversial. Potential of mean force (PMF) calculations from atomistic molecular dynamics simulations predict very large energetic penalties, while in vitro experiments with Sec61 translocons indicate much smaller penalties, even for arginine in the center of hydrophobic TM helices. Resolution of this conflict has proved difficult, because the in vitro assay utilizes the complex Sec61 translocon, while the PMF calculations rely on the choice of simulation system and reaction coordinate. Here we present the results of computational and experimental studies that permit direct comparison with the Sec61 translocon results. We find that the Sec61 translocon mediates less efficient membrane insertion of Arg-containing TM helices compared with our computational and experimental bilayer-insertion results. In the simulations, a combination of arginine snorkeling, bilayer deformation, and peptide tilting is sufficient to lower the penalty of Arg insertion to an extent such that a hydrophobic TM helix with a central Arg residue readily inserts into a model membrane. Less favorable insertion by the translocon may be due to the decreased fluidity of the endoplasmic reticulum (ER) membrane compared with pure palmitoyloleoyl-phosphocholine (POPC). Nevertheless, our results provide an explanation for the differences between PMF- and experiment-based penalties for Arg burial.&quot;,&quot;archive_location&quot;:&quot;28409218&quot;,&quot;container-title&quot;:&quot;Eur Biophys J&quot;,&quot;DOI&quot;:&quot;10.1007/s00249-017-1206-x&quot;,&quot;ISSN&quot;:&quot;1432-1017&quot;,&quot;issue&quot;:&quot;7&quot;,&quot;language&quot;:&quot;eng&quot;,&quot;note&quot;:&quot;edition: 20170413&quot;,&quot;page&quot;:&quot;627-637&quot;,&quot;title&quot;:&quot;Transmembrane helices containing a charged arginine are thermodynamically stable&quot;,&quot;volume&quot;:&quot;46&quot;,&quot;author&quot;:[{&quot;family&quot;:&quot;Ulmschneider&quot;,&quot;given&quot;:&quot;M. B.&quot;},{&quot;family&quot;:&quot;Ulmschneider&quot;,&quot;given&quot;:&quot;J. P.&quot;},{&quot;family&quot;:&quot;Freites&quot;,&quot;given&quot;:&quot;J. A.&quot;},{&quot;family&quot;:&quot;Heijne&quot;,&quot;given&quot;:&quot;G.&quot;,&quot;non-dropping-particle&quot;:&quot;von&quot;},{&quot;family&quot;:&quot;Tobias&quot;,&quot;given&quot;:&quot;D. J.&quot;},{&quot;family&quot;:&quot;White&quot;,&quot;given&quot;:&quot;S. H.&quot;}],&quot;issued&quot;:{&quot;date-parts&quot;:[[&quot;2017&quot;,10]]}}}],&quot;schema&quot;:&quot;https://github.com/citation-style-language/schema/raw/master/csl-citation.json&quot;} RNDnROiJzNlDg"/><text:span text:style-name="T224">(Bañó-Polo et al., 2013; Hong et al., 2007; Johnson et al., 2007; Ulmschneider et al., 2017)</text:span><text:change-start text:change-id="ct1690994948832"/><text:span text:style-name="T224"> </text:span><text:change-end text:change-id="ct1690994948832"/><text:change-start text:change-id="ct1690994941920"/><text:span text:style-name="T226"><text:s/></text:span><text:change-end text:change-id="ct1690994941920"/><text:change-start text:change-id="ct1690994862720"/><text:reference-mark-end text:name="ZOTERO_ITEM CSL_CITATION {&quot;citationID&quot;:&quot;eNIoUCJb&quot;,&quot;properties&quot;:{&quot;formattedCitation&quot;:&quot;(Ba\\uc0\\u241{}\\uc0\\u243{}-Polo et al., 2013; Hong et al., 2007; Johnson et al., 2007; Ulmschneider et al., 2017)&quot;,&quot;plainCitation&quot;:&quot;(Bañó-Polo et al., 2013; Hong et al., 2007; Johnson et al., 2007; Ulmschneider et al., 2017)&quot;,&quot;noteIndex&quot;:0},&quot;citationItems&quot;:[{&quot;id&quot;:57,&quot;uris&quot;:[&quot;http://zotero.org/users/local/TWX8bpul/items/DMYYH22N&quot;],&quot;itemData&quot;:{&quot;id&quot;:57,&quot;type&quot;:&quot;article-journal&quot;,&quot;abstract&quot;:&quot;α-Helical hairpins, consisting of a pair of closely spaced transmembrane (TM) helices that are connected by a short interfacial turn, are the simplest structural motifs found in multi-spanning membrane proteins. In naturally occurring hairpins, the presence of polar residues is common and predicted to complicate membrane insertion. We postulate that the pre-packing process offsets any energetic cost of allocating polar and charged residues within the hydrophobic environment of biological membranes. Consistent with this idea, we provide here experimental evidence demonstrating that helical hairpin insertion into biological membranes can be driven by electrostatic interactions between closely separated, poorly hydrophobic sequences. Additionally, we observe that the integral hairpin can be stabilized by a short loop heavily populated by turn-promoting residues. We conclude that the combined effect of TM-TM electrostatic interactions and tight turns plays an important role in generating the functional architecture of membrane proteins and propose that helical hairpin motifs can be acquired within the context of the Sec61 translocon at the early stages of membrane protein biosynthesis. Taken together, these data further underline the potential complexities involved in accurately predicting TM domains from primary structures.&quot;,&quot;archive_location&quot;:&quot;23228331&quot;,&quot;container-title&quot;:&quot;J Mol Biol&quot;,&quot;DOI&quot;:&quot;10.1016/j.jmb.2012.12.001&quot;,&quot;ISSN&quot;:&quot;1089-8638&quot;,&quot;issue&quot;:&quot;4&quot;,&quot;language&quot;:&quot;eng&quot;,&quot;note&quot;:&quot;edition: 20121207&quot;,&quot;page&quot;:&quot;830-40&quot;,&quot;title&quot;:&quot;Charge pair interactions in transmembrane helices and turn propensity of the connecting sequence promote helical hairpin insertion&quot;,&quot;volume&quot;:&quot;425&quot;,&quot;author&quot;:[{&quot;family&quot;:&quot;Bañó-Polo&quot;,&quot;given&quot;:&quot;M.&quot;},{&quot;family&quot;:&quot;Martínez-Gil&quot;,&quot;given&quot;:&quot;L.&quot;},{&quot;family&quot;:&quot;Wallner&quot;,&quot;given&quot;:&quot;B.&quot;},{&quot;family&quot;:&quot;Nieva&quot;,&quot;given&quot;:&quot;J. L.&quot;},{&quot;family&quot;:&quot;Elofsson&quot;,&quot;given&quot;:&quot;A.&quot;},{&quot;family&quot;:&quot;Mingarro&quot;,&quot;given&quot;:&quot;I.&quot;}],&quot;issued&quot;:{&quot;date-parts&quot;:[[&quot;2013&quot;,2,22]]}}},{&quot;id&quot;:150,&quot;uris&quot;:[&quot;http://zotero.org/users/local/TWX8bpul/items/3EWRNI9I&quot;],&quot;itemData&quot;:{&quot;id&quot;:150,&quot;type&quot;:&quot;article-journal&quot;,&quot;abstract&quot;:&quot;Aromatic residues are frequently found in helical and beta-barrel integral membrane proteins enriched at the membrane-water interface. Although the importance of these residues in membrane protein folding has been rationalized by thermodynamic partition measurements using peptide model systems, their contribution to the stability of bona fide membrane proteins has never been demonstrated. Here, we have investigated the contribution of interfacial aromatic residues to the thermodynamic stability of the beta-barrel outer membrane protein OmpA from Escherichia coli in lipid bilayers by performing extensive mutagenesis and equilibrium folding experiments. Isolated interfacial tryptophanes contribute -2.0 kcal/mol, isolated interfacial tyrosines contribute -2.6 kcal/mol, and isolated interfacial phenylalanines contribute -1.0 kcal/mol to the stability of this protein. These values agree well with the prediction from the Wimley-White interfacial hydrophobicity scale, except for tyrosine residues, which contribute more than has been expected from the peptide models. Double mutant cycle analysis reveals that interactions between aromatic side chains become significant when their centroids are separated by less than 6 A but are nearly insignificant above 7 A. Aromatic-aromatic side chain interactions are on the order of -1.0 to -1.4 kcal/mol and do not appear to depend on the type of aromatic residue. These results suggest that the clustering of aromatic side chains at membrane interfaces provides an additional heretofore not yet recognized driving force for the folding and stability of integral membrane proteins.&quot;,&quot;archive_location&quot;:&quot;17564441&quot;,&quot;container-title&quot;:&quot;J Am Chem Soc&quot;,&quot;DOI&quot;:&quot;10.1021/ja068849o&quot;,&quot;ISSN&quot;:&quot;0002-7863&quot;,&quot;issue&quot;:&quot;26&quot;,&quot;language&quot;:&quot;eng&quot;,&quot;note&quot;:&quot;edition: 20070612&quot;,&quot;page&quot;:&quot;8320-7&quot;,&quot;title&quot;:&quot;Role of aromatic side chains in the folding and thermodynamic stability of integral membrane proteins&quot;,&quot;volume&quot;:&quot;129&quot;,&quot;author&quot;:[{&quot;family&quot;:&quot;Hong&quot;,&quot;given&quot;:&quot;H.&quot;},{&quot;family&quot;:&quot;Park&quot;,&quot;given&quot;:&quot;S.&quot;},{&quot;family&quot;:&quot;Jiménez&quot;,&quot;given&quot;:&quot;R. H.&quot;},{&quot;family&quot;:&quot;Rinehart&quot;,&quot;given&quot;:&quot;D.&quot;},{&quot;family&quot;:&quot;Tamm&quot;,&quot;given&quot;:&quot;L. K.&quot;}],&quot;issued&quot;:{&quot;date-parts&quot;:[[&quot;2007&quot;,7]]}}},{&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38,&quot;uris&quot;:[&quot;http://zotero.org/users/local/TWX8bpul/items/5ZCEQ4U2&quot;],&quot;itemData&quot;:{&quot;id&quot;:338,&quot;type&quot;:&quot;article-journal&quot;,&quot;abstract&quot;:&quot;Hydrophobic amino acids are abundant in transmembrane (TM) helices of membrane proteins. Charged residues are sparse, apparently due to the unfavorable energetic cost of partitioning charges into nonpolar phases. Nevertheless, conserved arginine residues within TM helices regulate vital functions, such as ion channel voltage gating and integrin receptor inactivation. The energetic cost of arginine in various positions along hydrophobic helices has been controversial. Potential of mean force (PMF) calculations from atomistic molecular dynamics simulations predict very large energetic penalties, while in vitro experiments with Sec61 translocons indicate much smaller penalties, even for arginine in the center of hydrophobic TM helices. Resolution of this conflict has proved difficult, because the in vitro assay utilizes the complex Sec61 translocon, while the PMF calculations rely on the choice of simulation system and reaction coordinate. Here we present the results of computational and experimental studies that permit direct comparison with the Sec61 translocon results. We find that the Sec61 translocon mediates less efficient membrane insertion of Arg-containing TM helices compared with our computational and experimental bilayer-insertion results. In the simulations, a combination of arginine snorkeling, bilayer deformation, and peptide tilting is sufficient to lower the penalty of Arg insertion to an extent such that a hydrophobic TM helix with a central Arg residue readily inserts into a model membrane. Less favorable insertion by the translocon may be due to the decreased fluidity of the endoplasmic reticulum (ER) membrane compared with pure palmitoyloleoyl-phosphocholine (POPC). Nevertheless, our results provide an explanation for the differences between PMF- and experiment-based penalties for Arg burial.&quot;,&quot;archive_location&quot;:&quot;28409218&quot;,&quot;container-title&quot;:&quot;Eur Biophys J&quot;,&quot;DOI&quot;:&quot;10.1007/s00249-017-1206-x&quot;,&quot;ISSN&quot;:&quot;1432-1017&quot;,&quot;issue&quot;:&quot;7&quot;,&quot;language&quot;:&quot;eng&quot;,&quot;note&quot;:&quot;edition: 20170413&quot;,&quot;page&quot;:&quot;627-637&quot;,&quot;title&quot;:&quot;Transmembrane helices containing a charged arginine are thermodynamically stable&quot;,&quot;volume&quot;:&quot;46&quot;,&quot;author&quot;:[{&quot;family&quot;:&quot;Ulmschneider&quot;,&quot;given&quot;:&quot;M. B.&quot;},{&quot;family&quot;:&quot;Ulmschneider&quot;,&quot;given&quot;:&quot;J. P.&quot;},{&quot;family&quot;:&quot;Freites&quot;,&quot;given&quot;:&quot;J. A.&quot;},{&quot;family&quot;:&quot;Heijne&quot;,&quot;given&quot;:&quot;G.&quot;,&quot;non-dropping-particle&quot;:&quot;von&quot;},{&quot;family&quot;:&quot;Tobias&quot;,&quot;given&quot;:&quot;D. J.&quot;},{&quot;family&quot;:&quot;White&quot;,&quot;given&quot;:&quot;S. H.&quot;}],&quot;issued&quot;:{&quot;date-parts&quot;:[[&quot;2017&quot;,10]]}}}],&quot;schema&quot;:&quot;https://github.com/citation-style-language/schema/raw/master/csl-citation.json&quot;} RNDnROiJzNlDg"/><text:span text:style-name="T326"><text:s/></text:span><text:span text:style-name="T331">DISCUSS </text:span><text:span text:style-name="T328">HYDROGE</text:span><text:span text:style-name="T331">N BONDING AND POLAR INTERACTIONS AND INTRODUCE VDW</text:span><text:change-end text:change-id="ct1690994862720"/><text:change-start text:change-id="ct1690994952000"/></text:p>
      <text:p text:style-name="P45"><text:change-end text:change-id="ct1690994952000"/><text:change-start text:change-id="ct1690994937024"/><text:span text:style-name="T339">However, a</text:span><text:change-end text:change-id="ct1690994937024"/><text:change-start text:change-id="ct1690994945952"/><text:span text:style-name="T335">lthough polar residues occur in </text:span><text:span text:style-name="T329">TMD, </text:span><text:span text:style-name="T335">many helical </text:span><text:span text:style-name="T329">pairs </text:span><text:span text:style-name="T335">interfaces are</text:span><text:span text:style-name="T329"> composed exclusively by hydrophobic residues</text:span><text:change-end text:change-id="ct1690994945952"/><text:change-start text:change-id="ct1690994946528"/><text:span text:style-name="T329">, </text:span><text:span text:style-name="T339">suggesting that van der Waals (vdW) forces play an important role in stabilizing helix-helix association.</text:span><text:change-end text:change-id="ct1690994946528"/><text:change-start text:change-id="ct1690994951136"/></text:p>
      <text:p text:style-name="First_20_line_20_indent"><text:change-end text:change-id="ct1690994951136"/><text:span text:style-name="T333">Here we address</text:span><text:span text:style-name="T335"> the </text:span><text:span text:style-name="T329">role of </text:span><text:change text:change-id="ct1690994956320"/><text:span text:style-name="T304">vdW</text:span><text:change text:change-id="ct1690994844000"/><text:span text:style-name="T304"> </text:span><text:span text:style-name="T329">forces in stabilizing helix-helix association. </text:span><text:change text:change-id="ct1690994939328"/><text:span text:style-name="T329"><text:s/></text:span><office:annotation office:name="__Annotation__12196_454833443" loext:resolved="false"><dc:creator>Unknown Author</dc:creator><dc:date>2024-08-21T20:48:30.827000000</dc:date><text:p text:style-name="P54"><text:span text:style-name="T340">This might sound better in the results section when we talk about the Aas?</text:span></text:p></office:annotation><text:span text:style-name="T335">The hydroxyl-containing Ser and Thr </text:span><text:span text:style-name="T332">amino acids </text:span><text:span text:style-name="T335">are common (~5% of the total) but these two residues </text:span><text:span text:style-name="Default_20_Paragraph_20_Font"><text:span text:style-name="T83">have tendency </text:span></text:span><text:span text:style-name="Default_20_Paragraph_20_Font"><text:span text:style-name="T87">to form</text:span></text:span><text:span text:style-name="Default_20_Paragraph_20_Font"><text:span text:style-name="T83"> intra-helical hydrogen bonds with carbonyl groups at </text:span></text:span><text:span text:style-name="Default_20_Paragraph_20_Font"><text:span text:style-name="T113">i</text:span></text:span><text:span text:style-name="Default_20_Paragraph_20_Font"><text:span text:style-name="T83">-3 and </text:span></text:span><text:span text:style-name="Default_20_Paragraph_20_Font"><text:span text:style-name="T113">i</text:span></text:span><text:span text:style-name="Default_20_Paragraph_20_Font"><text:span text:style-name="T83">-4</text:span></text:span><text:change-start text:change-id="ct1690994871648"/><text:span text:style-name="Default_20_Paragraph_20_Font"><text:span text:style-name="T83"> </text:span></text:span><text:change-end text:change-id="ct1690994871648"/><text:reference-mark-start text:name="ZOTERO_ITEM CSL_CITATION {&quot;citationID&quot;:&quot;OIHMaMIj&quot;,&quot;properties&quot;:{&quot;formattedCitation&quot;:&quot;(Bower et al., 1997)&quot;,&quot;plainCitation&quot;:&quot;(Bower et al., 1997)&quot;,&quot;noteIndex&quot;:0},&quot;citationItems&quot;:[{&quot;id&quot;:430,&quot;uris&quot;:[&quot;http://zotero.org/users/local/TWX8bpul/items/5YRMHMRF&quot;],&quot;itemData&quot;:{&quot;id&quot;:430,&quot;type&quot;:&quot;article-journal&quot;,&quot;abstract&quot;:&quot;Modeling by homology is the most accurate computational method for translating an amino acid sequence into a protein structure. Homology modeling can be divided into two sub-problems, placing the polypeptide backbone and adding side-chains. We present a method for rapidly predicting the conformations of protein side-chains, starting from main-chain coordinates alone. The method involves using fewer than ten rotamers per residue from a backbone-dependent rotamer library and a search to remove steric conflicts. The method is initially tested on 299 high resolution crystal structures by rebuilding side-chains onto the experimentally determined backbone structures. A total of 77% of χ1 and 66% of χ1+2 dihedral angles are predicted within 40° of their crystal structure values. We then tested the method on the entire database of known structures in the Protein Data Bank. The predictive accuracy of the algorithm was strongly correlated with the resolution of the structures. In an effort to simulate a realistic homology modeling problem, 9424 homology models were created using three different modeling strategies. For prediction purposes, pairs of structures were identified which shared between 30% and 90% sequence identity. One strategy results in 82% of χ1 and 72% χ1+2 dihedral angles predicted within 40 degrees of the target crystal structure values, suggesting that movements of the backbone associated with this degree of sequence identity are not large enough to disrupt the predictive ability of our method for non-native backbones. These results compared favorably with existing methods over a comprehensive data set.&quot;,&quot;container-title&quot;:&quot;Journal of Molecular Biology&quot;,&quot;DOI&quot;:&quot;10.1006/jmbi.1997.0926&quot;,&quot;ISSN&quot;:&quot;0022-2836&quot;,&quot;issue&quot;:&quot;5&quot;,&quot;journalAbbreviation&quot;:&quot;Journal of Molecular Biology&quot;,&quot;page&quot;:&quot;1268-1282&quot;,&quot;source&quot;:&quot;ScienceDirect&quot;,&quot;title&quot;:&quot;Prediction of protein side-chain rotamers from a backbone-dependent rotamer library: a new homology modeling tool1&quot;,&quot;title-short&quot;:&quot;Prediction of protein side-chain rotamers from a backbone-dependent rotamer library&quot;,&quot;volume&quot;:&quot;267&quot;,&quot;author&quot;:[{&quot;family&quot;:&quot;Bower&quot;,&quot;given&quot;:&quot;Michael J.&quot;},{&quot;family&quot;:&quot;Cohen&quot;,&quot;given&quot;:&quot;Fred E.&quot;},{&quot;family&quot;:&quot;Dunbrack&quot;,&quot;given&quot;:&quot;Roland L.&quot;}],&quot;issued&quot;:{&quot;date-parts&quot;:[[&quot;1997&quot;,4,18]]}}}],&quot;schema&quot;:&quot;https://github.com/citation-style-language/schema/raw/master/csl-citation.json&quot;} RNDG0OXS3ZkV2"/><text:span text:style-name="Default_20_Paragraph_20_Font"><text:span text:style-name="T83">(Bower et al., 1997)</text:span></text:span><text:reference-mark-end text:name="ZOTERO_ITEM CSL_CITATION {&quot;citationID&quot;:&quot;OIHMaMIj&quot;,&quot;properties&quot;:{&quot;formattedCitation&quot;:&quot;(Bower et al., 1997)&quot;,&quot;plainCitation&quot;:&quot;(Bower et al., 1997)&quot;,&quot;noteIndex&quot;:0},&quot;citationItems&quot;:[{&quot;id&quot;:430,&quot;uris&quot;:[&quot;http://zotero.org/users/local/TWX8bpul/items/5YRMHMRF&quot;],&quot;itemData&quot;:{&quot;id&quot;:430,&quot;type&quot;:&quot;article-journal&quot;,&quot;abstract&quot;:&quot;Modeling by homology is the most accurate computational method for translating an amino acid sequence into a protein structure. Homology modeling can be divided into two sub-problems, placing the polypeptide backbone and adding side-chains. We present a method for rapidly predicting the conformations of protein side-chains, starting from main-chain coordinates alone. The method involves using fewer than ten rotamers per residue from a backbone-dependent rotamer library and a search to remove steric conflicts. The method is initially tested on 299 high resolution crystal structures by rebuilding side-chains onto the experimentally determined backbone structures. A total of 77% of χ1 and 66% of χ1+2 dihedral angles are predicted within 40° of their crystal structure values. We then tested the method on the entire database of known structures in the Protein Data Bank. The predictive accuracy of the algorithm was strongly correlated with the resolution of the structures. In an effort to simulate a realistic homology modeling problem, 9424 homology models were created using three different modeling strategies. For prediction purposes, pairs of structures were identified which shared between 30% and 90% sequence identity. One strategy results in 82% of χ1 and 72% χ1+2 dihedral angles predicted within 40 degrees of the target crystal structure values, suggesting that movements of the backbone associated with this degree of sequence identity are not large enough to disrupt the predictive ability of our method for non-native backbones. These results compared favorably with existing methods over a comprehensive data set.&quot;,&quot;container-title&quot;:&quot;Journal of Molecular Biology&quot;,&quot;DOI&quot;:&quot;10.1006/jmbi.1997.0926&quot;,&quot;ISSN&quot;:&quot;0022-2836&quot;,&quot;issue&quot;:&quot;5&quot;,&quot;journalAbbreviation&quot;:&quot;Journal of Molecular Biology&quot;,&quot;page&quot;:&quot;1268-1282&quot;,&quot;source&quot;:&quot;ScienceDirect&quot;,&quot;title&quot;:&quot;Prediction of protein side-chain rotamers from a backbone-dependent rotamer library: a new homology modeling tool1&quot;,&quot;title-short&quot;:&quot;Prediction of protein side-chain rotamers from a backbone-dependent rotamer library&quot;,&quot;volume&quot;:&quot;267&quot;,&quot;author&quot;:[{&quot;family&quot;:&quot;Bower&quot;,&quot;given&quot;:&quot;Michael J.&quot;},{&quot;family&quot;:&quot;Cohen&quot;,&quot;given&quot;:&quot;Fred E.&quot;},{&quot;family&quot;:&quot;Dunbrack&quot;,&quot;given&quot;:&quot;Roland L.&quot;}],&quot;issued&quot;:{&quot;date-parts&quot;:[[&quot;1997&quot;,4,18]]}}}],&quot;schema&quot;:&quot;https://github.com/citation-style-language/schema/raw/master/csl-citation.json&quot;} RNDG0OXS3ZkV2"/><text:span text:style-name="Default_20_Paragraph_20_Font"><text:span text:style-name="T83"> </text:span></text:span><text:span text:style-name="Default_20_Paragraph_20_Font"><text:span text:style-name="T87">and do not need to participate in inter-helical hydrogen bonds</text:span></text:span><text:span text:style-name="Default_20_Paragraph_20_Font"><text:span text:style-name="T83"> to satisfy their potential.</text:span></text:span><text:change-start text:change-id="ct1690994867904"/><office:annotation-end office:name="__Annotation__12196_454833443"/><text:change-end text:change-id="ct1690994867904"/><text:span text:style-name="Default_20_Paragraph_20_Font"><text:span text:style-name="T83"> </text:span></text:span><text:change-start text:change-id="ct1690994875104"/><text:span text:style-name="Default_20_Paragraph_20_Font"><text:span text:style-name="T87">There is little doubt that vdW packing is essential for stability. </text:span></text:span><text:change-end text:change-id="ct1690994875104"/><text:change-start text:change-id="ct1690994870496"/><text:span text:style-name="Default_20_Paragraph_20_Font"><text:span text:style-name="T88">Previous attempts at characterizing the impact of vdW packing result in loss of protein stability and function </text:span></text:span><text:change-end text:change-id="ct1690994870496"/><text:change text:change-id="ct1690994872224"/><text:reference-mark-start text:name="ZOTERO_ITEM CSL_CITATION {&quot;citationID&quot;:&quot;rANQmCkL&quot;,&quot;properties&quot;:{&quot;formattedCitation&quot;:&quot;(Ash et al., 2004; Faham et al., 2004; Joh et al., 2009; Yano et al., 2002)&quot;,&quot;plainCitation&quot;:&quot;(Ash et al., 2004; Faham et al., 2004; Joh et al., 2009; Yano et al., 2002)&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schema&quot;:&quot;https://github.com/citation-style-language/schema/raw/master/csl-citation.json&quot;} RNDHcKjSDiosp"/><text:span text:style-name="Default_20_Paragraph_20_Font"><text:span text:style-name="T87">(Ash et al., 2004; Faham et al., 2004; Joh et al., 2009; Yano et al., 2002)</text:span></text:span><text:change-start text:change-id="ct1690994877696"/><text:reference-mark-end text:name="ZOTERO_ITEM CSL_CITATION {&quot;citationID&quot;:&quot;rANQmCkL&quot;,&quot;properties&quot;:{&quot;formattedCitation&quot;:&quot;(Ash et al., 2004; Faham et al., 2004; Joh et al., 2009; Yano et al., 2002)&quot;,&quot;plainCitation&quot;:&quot;(Ash et al., 2004; Faham et al., 2004; Joh et al., 2009; Yano et al., 2002)&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schema&quot;:&quot;https://github.com/citation-style-language/schema/raw/master/csl-citation.json&quot;} RNDHcKjSDiosp"/><text:span text:style-name="Default_20_Paragraph_20_Font"><text:span text:style-name="T87">. </text:span></text:span><text:span text:style-name="Default_20_Paragraph_20_Font"><text:span text:style-name="T89">However</text:span></text:span><text:span text:style-name="Default_20_Paragraph_20_Font"><text:span text:style-name="T90"> </text:span></text:span><text:span text:style-name="Default_20_Paragraph_20_Font"><text:span text:style-name="T91">many details of the energetic factors that drive the second stage, the interaction of the helices in the membrane – are still unclear. </text:span></text:span><text:change-end text:change-id="ct1690994877696"/><text:span text:style-name="Default_20_Paragraph_20_Font"><text:span text:style-name="T87">The question that is still open is whether vdW packing can be a major driver to support helix-helix interaction in the membrane (i.e., it is necessary but it can also be sufficient) or not (it is only necessary).</text:span></text:span><text:change-start text:change-id="ct1690994867328"/></text:p>
      <text:p text:style-name="P43"><text:change-end text:change-id="ct1690994867328"/><text:change text:change-id="ct1690994875968"/><text:change-start text:change-id="ct1690994879712"/><text:soft-page-break/><text:span text:style-name="T321"><text:s/></text:span><text:span text:style-name="T329">In important issue is the </text:span><text:change-end text:change-id="ct1690994879712"/><text:change-start text:change-id="ct1691044375616"/></text:p>
      <text:p text:style-name="First_20_line_20_indent"><text:change-end text:change-id="ct1691044375616"/>Proper membrane protein folding is regulated by a distribution of stabilizing hydrogen bonds, weak polar interactions, and van der Waals <text:span text:style-name="T304">(vdW) </text:span>forces between the unfolded and folded states. <text:span text:style-name="T195">Hydrogen bonding and polar interactions have been found to modestly stabilize both large protein complexes </text:span><text:reference-mark-start text:name="ZOTERO_ITEM CSL_CITATION {&quot;citationID&quot;:&quot;tPdWdFwK&quot;,&quot;properties&quot;:{&quot;formattedCitation&quot;:&quot;(Ben-Tal et al., 1997; Bowie, 2011; Mitchell &amp; Price, 1990; Rose &amp; Wolfenden, 1993; Tsemekhman et al., 2007)&quot;,&quot;plainCitation&quot;:&quot;(Ben-Tal et al., 1997; Bowie, 2011; Mitchell &amp; Price, 1990; Rose &amp; Wolfenden, 1993; Tsemekhman et al., 2007)&quot;,&quot;noteIndex&quot;:0},&quot;citationItems&quot;:[{&quot;id&quot;:60,&quot;uris&quot;:[&quot;http://zotero.org/users/local/TWX8bpul/items/N8MM9ADS&quot;],&quot;itemData&quot;:{&quot;id&quot;:60,&quot;type&quot;:&quot;article-journal&quot;,&quot;container-title&quot;:&quot;The Journal of Physical Chemistry B&quot;,&quot;ISSN&quot;:&quot;1520-6106&quot;,&quot;issue&quot;:&quot;3&quot;,&quot;page&quot;:&quot;450-457&quot;,&quot;title&quot;:&quot;Free energy of amide hydrogen bond formation in vacuum, in water, and in liquid alkane solution&quot;,&quot;volume&quot;:&quot;101&quot;,&quot;author&quot;:[{&quot;family&quot;:&quot;Ben-Tal&quot;,&quot;given&quot;:&quot;Nir&quot;},{&quot;family&quot;:&quot;Sitkoff&quot;,&quot;given&quot;:&quot;Doree&quot;},{&quot;family&quot;:&quot;Topol&quot;,&quot;given&quot;:&quot;Igor A&quot;},{&quot;family&quot;:&quot;Yang&quot;,&quot;given&quot;:&quot;An-Suei&quot;},{&quot;family&quot;:&quot;Burt&quot;,&quot;given&quot;:&quot;Stanley K&quot;},{&quot;family&quot;:&quot;Honig&quot;,&quot;given&quot;:&quot;Barry&quot;}],&quot;issued&quot;:{&quot;date-parts&quot;:[[&quot;1997&quot;]]}}},{&quot;id&quot;:67,&quot;uris&quot;:[&quot;http://zotero.org/users/local/TWX8bpul/items/E3UDWNAJ&quot;],&quot;itemData&quot;:{&quot;id&quot;:67,&quot;type&quot;:&quot;article-journal&quot;,&quot;abstract&quot;:&quot;Water is an inhospitable environment for protein hydrogen bonds because it is polarizable and capable of forming competitive hydrogen bonds. In contrast, the apolar core of a biological membrane seems like an ideal environment for hydrogen bonds, and it has long been assumed that hydrogen bonding should be a powerful force driving membrane protein folding. Nevertheless, while backbone hydrogen bonds may be much stronger in membrane proteins, experimental measurements indicate that side chain hydrogen bond strengths are not strikingly different in membrane and water soluble proteins. How is this possible? I argue that model compounds in apolar solvents do not adequately describe the system because the protein itself is ignored. The protein chain provides a rich source of competitive hydrogen bonds and a polarizable environment that can weaken hydrogen bonds. Thus, just like water soluble proteins, evolution can drive the creation of potent hydrogen bonds in membrane proteins where necessary, but mitigating forces in their environment must still be overcome.&quot;,&quot;archive_location&quot;:&quot;21075614&quot;,&quot;container-title&quot;:&quot;Curr Opin Struct Biol&quot;,&quot;DOI&quot;:&quot;10.1016/j.sbi.2010.10.003&quot;,&quot;ISSN&quot;:&quot;1879-033X&quot;,&quot;issue&quot;:&quot;1&quot;,&quot;language&quot;:&quot;eng&quot;,&quot;note&quot;:&quot;edition: 20101112&quot;,&quot;page&quot;:&quot;42-9&quot;,&quot;title&quot;:&quot;Membrane protein folding: how important are hydrogen bonds?&quot;,&quot;volume&quot;:&quot;21&quot;,&quot;author&quot;:[{&quot;family&quot;:&quot;Bowie&quot;,&quot;given&quot;:&quot;J. U.&quot;}],&quot;issued&quot;:{&quot;date-parts&quot;:[[&quot;2011&quot;,2]]}}},{&quot;id&quot;:256,&quot;uris&quot;:[&quot;http://zotero.org/users/local/TWX8bpul/items/KHQLTDU3&quot;],&quot;itemData&quot;:{&quot;id&quot;:256,&quot;type&quot;:&quot;article-journal&quot;,&quot;container-title&quot;:&quot;Journal of computational chemistry&quot;,&quot;ISSN&quot;:&quot;0192-8651&quot;,&quot;issue&quot;:&quot;10&quot;,&quot;page&quot;:&quot;1217-1233&quot;,&quot;title&quot;:&quot;The nature of the N H… ︁O C hydrogen bond: An intermolecular perturbation theory study of the formamide/formaldehyde complex&quot;,&quot;volume&quot;:&quot;11&quot;,&quot;author&quot;:[{&quot;family&quot;:&quot;Mitchell&quot;,&quot;given&quot;:&quot;John BO&quot;},{&quot;family&quot;:&quot;Price&quot;,&quot;given&quot;:&quot;Sarah L&quot;}],&quot;issued&quot;:{&quot;date-parts&quot;:[[&quot;1990&quot;]]}}},{&quot;id&quot;:297,&quot;uris&quot;:[&quot;http://zotero.org/users/local/TWX8bpul/items/LPKAFMEJ&quot;],&quot;itemData&quot;:{&quot;id&quot;:297,&quot;type&quot;:&quot;article-journal&quot;,&quot;container-title&quot;:&quot;Annual review of biophysics and biomolecular structure&quot;,&quot;ISSN&quot;:&quot;1056-8700&quot;,&quot;issue&quot;:&quot;1&quot;,&quot;page&quot;:&quot;381-415&quot;,&quot;title&quot;:&quot;Hydrogen bonding, hydrophobicity, packing, and protein folding&quot;,&quot;volume&quot;:&quot;22&quot;,&quot;author&quot;:[{&quot;family&quot;:&quot;Rose&quot;,&quot;given&quot;:&quot;George D&quot;},{&quot;family&quot;:&quot;Wolfenden&quot;,&quot;given&quot;:&quot;Richard&quot;}],&quot;issued&quot;:{&quot;date-parts&quot;:[[&quot;1993&quot;]]}}},{&quot;id&quot;:337,&quot;uris&quot;:[&quot;http://zotero.org/users/local/TWX8bpul/items/L3UBTEKX&quot;],&quot;itemData&quot;:{&quot;id&quot;:337,&quot;type&quot;:&quot;article-journal&quot;,&quot;container-title&quot;:&quot;Protein science&quot;,&quot;ISSN&quot;:&quot;0961-8368&quot;,&quot;issue&quot;:&quot;4&quot;,&quot;page&quot;:&quot;761-764&quot;,&quot;title&quot;:&quot;Cooperative hydrogen bonding in amyloid formation&quot;,&quot;volume&quot;:&quot;16&quot;,&quot;author&quot;:[{&quot;family&quot;:&quot;Tsemekhman&quot;,&quot;given&quot;:&quot;Kiril&quot;},{&quot;family&quot;:&quot;Goldschmidt&quot;,&quot;given&quot;:&quot;Lukasz&quot;},{&quot;family&quot;:&quot;Eisenberg&quot;,&quot;given&quot;:&quot;David&quot;},{&quot;family&quot;:&quot;Baker&quot;,&quot;given&quot;:&quot;David&quot;}],&quot;issued&quot;:{&quot;date-parts&quot;:[[&quot;2007&quot;]]}}}],&quot;schema&quot;:&quot;https://github.com/citation-style-language/schema/raw/master/csl-citation.json&quot;} RNDZnBco3Kmcn"/><text:span text:style-name="T195">(Ben-Tal et al., 1997; Bowie, 2011; Mitchell &amp; Price, 1990; Rose &amp; Wolfenden, 1993; Tsemekhman et al., 2007)</text:span><text:reference-mark-end text:name="ZOTERO_ITEM CSL_CITATION {&quot;citationID&quot;:&quot;tPdWdFwK&quot;,&quot;properties&quot;:{&quot;formattedCitation&quot;:&quot;(Ben-Tal et al., 1997; Bowie, 2011; Mitchell &amp; Price, 1990; Rose &amp; Wolfenden, 1993; Tsemekhman et al., 2007)&quot;,&quot;plainCitation&quot;:&quot;(Ben-Tal et al., 1997; Bowie, 2011; Mitchell &amp; Price, 1990; Rose &amp; Wolfenden, 1993; Tsemekhman et al., 2007)&quot;,&quot;noteIndex&quot;:0},&quot;citationItems&quot;:[{&quot;id&quot;:60,&quot;uris&quot;:[&quot;http://zotero.org/users/local/TWX8bpul/items/N8MM9ADS&quot;],&quot;itemData&quot;:{&quot;id&quot;:60,&quot;type&quot;:&quot;article-journal&quot;,&quot;container-title&quot;:&quot;The Journal of Physical Chemistry B&quot;,&quot;ISSN&quot;:&quot;1520-6106&quot;,&quot;issue&quot;:&quot;3&quot;,&quot;page&quot;:&quot;450-457&quot;,&quot;title&quot;:&quot;Free energy of amide hydrogen bond formation in vacuum, in water, and in liquid alkane solution&quot;,&quot;volume&quot;:&quot;101&quot;,&quot;author&quot;:[{&quot;family&quot;:&quot;Ben-Tal&quot;,&quot;given&quot;:&quot;Nir&quot;},{&quot;family&quot;:&quot;Sitkoff&quot;,&quot;given&quot;:&quot;Doree&quot;},{&quot;family&quot;:&quot;Topol&quot;,&quot;given&quot;:&quot;Igor A&quot;},{&quot;family&quot;:&quot;Yang&quot;,&quot;given&quot;:&quot;An-Suei&quot;},{&quot;family&quot;:&quot;Burt&quot;,&quot;given&quot;:&quot;Stanley K&quot;},{&quot;family&quot;:&quot;Honig&quot;,&quot;given&quot;:&quot;Barry&quot;}],&quot;issued&quot;:{&quot;date-parts&quot;:[[&quot;1997&quot;]]}}},{&quot;id&quot;:67,&quot;uris&quot;:[&quot;http://zotero.org/users/local/TWX8bpul/items/E3UDWNAJ&quot;],&quot;itemData&quot;:{&quot;id&quot;:67,&quot;type&quot;:&quot;article-journal&quot;,&quot;abstract&quot;:&quot;Water is an inhospitable environment for protein hydrogen bonds because it is polarizable and capable of forming competitive hydrogen bonds. In contrast, the apolar core of a biological membrane seems like an ideal environment for hydrogen bonds, and it has long been assumed that hydrogen bonding should be a powerful force driving membrane protein folding. Nevertheless, while backbone hydrogen bonds may be much stronger in membrane proteins, experimental measurements indicate that side chain hydrogen bond strengths are not strikingly different in membrane and water soluble proteins. How is this possible? I argue that model compounds in apolar solvents do not adequately describe the system because the protein itself is ignored. The protein chain provides a rich source of competitive hydrogen bonds and a polarizable environment that can weaken hydrogen bonds. Thus, just like water soluble proteins, evolution can drive the creation of potent hydrogen bonds in membrane proteins where necessary, but mitigating forces in their environment must still be overcome.&quot;,&quot;archive_location&quot;:&quot;21075614&quot;,&quot;container-title&quot;:&quot;Curr Opin Struct Biol&quot;,&quot;DOI&quot;:&quot;10.1016/j.sbi.2010.10.003&quot;,&quot;ISSN&quot;:&quot;1879-033X&quot;,&quot;issue&quot;:&quot;1&quot;,&quot;language&quot;:&quot;eng&quot;,&quot;note&quot;:&quot;edition: 20101112&quot;,&quot;page&quot;:&quot;42-9&quot;,&quot;title&quot;:&quot;Membrane protein folding: how important are hydrogen bonds?&quot;,&quot;volume&quot;:&quot;21&quot;,&quot;author&quot;:[{&quot;family&quot;:&quot;Bowie&quot;,&quot;given&quot;:&quot;J. U.&quot;}],&quot;issued&quot;:{&quot;date-parts&quot;:[[&quot;2011&quot;,2]]}}},{&quot;id&quot;:256,&quot;uris&quot;:[&quot;http://zotero.org/users/local/TWX8bpul/items/KHQLTDU3&quot;],&quot;itemData&quot;:{&quot;id&quot;:256,&quot;type&quot;:&quot;article-journal&quot;,&quot;container-title&quot;:&quot;Journal of computational chemistry&quot;,&quot;ISSN&quot;:&quot;0192-8651&quot;,&quot;issue&quot;:&quot;10&quot;,&quot;page&quot;:&quot;1217-1233&quot;,&quot;title&quot;:&quot;The nature of the N H… ︁O C hydrogen bond: An intermolecular perturbation theory study of the formamide/formaldehyde complex&quot;,&quot;volume&quot;:&quot;11&quot;,&quot;author&quot;:[{&quot;family&quot;:&quot;Mitchell&quot;,&quot;given&quot;:&quot;John BO&quot;},{&quot;family&quot;:&quot;Price&quot;,&quot;given&quot;:&quot;Sarah L&quot;}],&quot;issued&quot;:{&quot;date-parts&quot;:[[&quot;1990&quot;]]}}},{&quot;id&quot;:297,&quot;uris&quot;:[&quot;http://zotero.org/users/local/TWX8bpul/items/LPKAFMEJ&quot;],&quot;itemData&quot;:{&quot;id&quot;:297,&quot;type&quot;:&quot;article-journal&quot;,&quot;container-title&quot;:&quot;Annual review of biophysics and biomolecular structure&quot;,&quot;ISSN&quot;:&quot;1056-8700&quot;,&quot;issue&quot;:&quot;1&quot;,&quot;page&quot;:&quot;381-415&quot;,&quot;title&quot;:&quot;Hydrogen bonding, hydrophobicity, packing, and protein folding&quot;,&quot;volume&quot;:&quot;22&quot;,&quot;author&quot;:[{&quot;family&quot;:&quot;Rose&quot;,&quot;given&quot;:&quot;George D&quot;},{&quot;family&quot;:&quot;Wolfenden&quot;,&quot;given&quot;:&quot;Richard&quot;}],&quot;issued&quot;:{&quot;date-parts&quot;:[[&quot;1993&quot;]]}}},{&quot;id&quot;:337,&quot;uris&quot;:[&quot;http://zotero.org/users/local/TWX8bpul/items/L3UBTEKX&quot;],&quot;itemData&quot;:{&quot;id&quot;:337,&quot;type&quot;:&quot;article-journal&quot;,&quot;container-title&quot;:&quot;Protein science&quot;,&quot;ISSN&quot;:&quot;0961-8368&quot;,&quot;issue&quot;:&quot;4&quot;,&quot;page&quot;:&quot;761-764&quot;,&quot;title&quot;:&quot;Cooperative hydrogen bonding in amyloid formation&quot;,&quot;volume&quot;:&quot;16&quot;,&quot;author&quot;:[{&quot;family&quot;:&quot;Tsemekhman&quot;,&quot;given&quot;:&quot;Kiril&quot;},{&quot;family&quot;:&quot;Goldschmidt&quot;,&quot;given&quot;:&quot;Lukasz&quot;},{&quot;family&quot;:&quot;Eisenberg&quot;,&quot;given&quot;:&quot;David&quot;},{&quot;family&quot;:&quot;Baker&quot;,&quot;given&quot;:&quot;David&quot;}],&quot;issued&quot;:{&quot;date-parts&quot;:[[&quot;2007&quot;]]}}}],&quot;schema&quot;:&quot;https://github.com/citation-style-language/schema/raw/master/csl-citation.json&quot;} RNDZnBco3Kmcn"/><text:span text:style-name="T195"> and association of smaller peptides such as glycophorin A (GpA) </text:span><text:reference-mark-start text:name="ZOTERO_ITEM CSL_CITATION {&quot;citationID&quot;:&quot;EYvOtGL1&quot;,&quot;properties&quot;:{&quot;formattedCitation&quot;:&quot;(MacKenzie et al., 1997; Smith et al., 2002)&quot;,&quot;plainCitation&quot;:&quot;(MacKenzie et al., 1997; Smith et al., 2002)&quot;,&quot;noteIndex&quot;:0},&quot;citationItems&quot;:[{&quot;id&quot;:238,&quot;uris&quot;:[&quot;http://zotero.org/users/local/TWX8bpul/items/5AYHCKXX&quot;],&quot;itemData&quot;:{&quot;id&quot;:238,&quot;type&quot;:&quot;article-journal&quot;,&quot;abstract&quot;:&quot;The three-dimensional structure of the dimeric transmembrane domain of glycophorin A (GpA) was determined by solution nuclear magnetic resonance spectroscopy of a 40-residue peptide solubilized in aqueous detergent micelles. The GpA membrane-spanning alpha helices cross at an angle of -40 degrees and form a small but well-packed interface that lacks intermonomer hydrogen bonds. The structure provides an explanation for the previously characterized sequence dependence of GpA dimerization and demonstrates that van der Waals interactions alone can mediate stable and specific associations between transmembrane helices.&quot;,&quot;archive_location&quot;:&quot;9082985&quot;,&quot;container-title&quot;:&quot;Science&quot;,&quot;DOI&quot;:&quot;10.1126/science.276.5309.131&quot;,&quot;ISSN&quot;:&quot;0036-8075&quot;,&quot;issue&quot;:&quot;5309&quot;,&quot;language&quot;:&quot;eng&quot;,&quot;page&quot;:&quot;131-3&quot;,&quot;title&quot;:&quot;A transmembrane helix dimer: structure and implications&quot;,&quot;volume&quot;:&quot;276&quot;,&quot;author&quot;:[{&quot;family&quot;:&quot;MacKenzie&quot;,&quot;given&quot;:&quot;K. R.&quot;},{&quot;family&quot;:&quot;Prestegard&quot;,&quot;given&quot;:&quot;J. H.&quot;},{&quot;family&quot;:&quot;Engelman&quot;,&quot;given&quot;:&quot;D. M.&quot;}],&quot;issued&quot;:{&quot;date-parts&quot;:[[&quot;1997&quot;,4]]}}},{&quot;id&quot;:322,&quot;uris&quot;:[&quot;http://zotero.org/users/local/TWX8bpul/items/Q3WE96TA&quot;],&quot;itemData&quot;:{&quot;id&quot;:322,&quot;type&quot;:&quot;article-journal&quot;,&quot;abstract&quot;:&quot;The transmembrane helix of glycophorin A contains a seven-residue motif, LIxxGVxxGVxxT, that mediates protein dimerization. Threonine is the only polar amino acid in this motif with the potential to stabilize the dimer through hydrogen-bonding interactions. Polarized Fourier transform infrared spectroscopy is used to establish a robust protocol for incorporating glycophorin A transmembrane peptides into membrane bilayers. Analysis of the dichroic ratio of the 1655-cm(-1) amide I vibration indicates that peptides reconstituted by detergent dialysis have a transmembrane orientation with a helix crossing angle of &lt;35 degrees. Solid-state nuclear magnetic resonance spectroscopy is used to establish high resolution structural restraints on the conformation and packing of Thr-87 in the dimer interface. Rotational resonance measurement of a 2.9-A distance between the gamma-methyl and backbone carbonyl carbons of Thr-87 is consistent with a gauche- conformation for the chi1 torsion angle. Rotational-echo double-resonance measurements demonstrate close packing (4.0 +/- 0.2 A) of the Thr-87 gamma-methyl group with the backbone nitrogen of Ile-88 across the dimer interface. The short interhelical distance places the beta-hydroxyl of Thr-87 within hydrogen-bonding range of the backbone carbonyl of Val-84 on the opposing helix. These results refine the structure of the glycophorin A dimer in membrane bilayers and highlight the complementary role of small and polar residues in the tight association of transmembrane helices in membrane proteins.&quot;,&quot;archive_location&quot;:&quot;11964235&quot;,&quot;container-title&quot;:&quot;Biophys J&quot;,&quot;DOI&quot;:&quot;10.1016/S0006-3495(02)75590-2&quot;,&quot;ISSN&quot;:&quot;0006-3495&quot;,&quot;issue&quot;:&quot;5&quot;,&quot;language&quot;:&quot;eng&quot;,&quot;page&quot;:&quot;2476-86&quot;,&quot;title&quot;:&quot;Implications of threonine hydrogen bonding in the glycophorin A transmembrane helix dimer&quot;,&quot;volume&quot;:&quot;82&quot;,&quot;author&quot;:[{&quot;family&quot;:&quot;Smith&quot;,&quot;given&quot;:&quot;S. O.&quot;},{&quot;family&quot;:&quot;Eilers&quot;,&quot;given&quot;:&quot;M.&quot;},{&quot;family&quot;:&quot;Song&quot;,&quot;given&quot;:&quot;D.&quot;},{&quot;family&quot;:&quot;Crocker&quot;,&quot;given&quot;:&quot;E.&quot;},{&quot;family&quot;:&quot;Ying&quot;,&quot;given&quot;:&quot;W.&quot;},{&quot;family&quot;:&quot;Groesbeek&quot;,&quot;given&quot;:&quot;M.&quot;},{&quot;family&quot;:&quot;Metz&quot;,&quot;given&quot;:&quot;G.&quot;},{&quot;family&quot;:&quot;Ziliox&quot;,&quot;given&quot;:&quot;M.&quot;},{&quot;family&quot;:&quot;Aimoto&quot;,&quot;given&quot;:&quot;S.&quot;}],&quot;issued&quot;:{&quot;date-parts&quot;:[[&quot;2002&quot;,5]]}}}],&quot;schema&quot;:&quot;https://github.com/citation-style-language/schema/raw/master/csl-citation.json&quot;} RNDHnsxZzISCp"/><text:span text:style-name="T195">(MacKenzie et al., 1997; Smith et al., 2002)</text:span><text:reference-mark-end text:name="ZOTERO_ITEM CSL_CITATION {&quot;citationID&quot;:&quot;EYvOtGL1&quot;,&quot;properties&quot;:{&quot;formattedCitation&quot;:&quot;(MacKenzie et al., 1997; Smith et al., 2002)&quot;,&quot;plainCitation&quot;:&quot;(MacKenzie et al., 1997; Smith et al., 2002)&quot;,&quot;noteIndex&quot;:0},&quot;citationItems&quot;:[{&quot;id&quot;:238,&quot;uris&quot;:[&quot;http://zotero.org/users/local/TWX8bpul/items/5AYHCKXX&quot;],&quot;itemData&quot;:{&quot;id&quot;:238,&quot;type&quot;:&quot;article-journal&quot;,&quot;abstract&quot;:&quot;The three-dimensional structure of the dimeric transmembrane domain of glycophorin A (GpA) was determined by solution nuclear magnetic resonance spectroscopy of a 40-residue peptide solubilized in aqueous detergent micelles. The GpA membrane-spanning alpha helices cross at an angle of -40 degrees and form a small but well-packed interface that lacks intermonomer hydrogen bonds. The structure provides an explanation for the previously characterized sequence dependence of GpA dimerization and demonstrates that van der Waals interactions alone can mediate stable and specific associations between transmembrane helices.&quot;,&quot;archive_location&quot;:&quot;9082985&quot;,&quot;container-title&quot;:&quot;Science&quot;,&quot;DOI&quot;:&quot;10.1126/science.276.5309.131&quot;,&quot;ISSN&quot;:&quot;0036-8075&quot;,&quot;issue&quot;:&quot;5309&quot;,&quot;language&quot;:&quot;eng&quot;,&quot;page&quot;:&quot;131-3&quot;,&quot;title&quot;:&quot;A transmembrane helix dimer: structure and implications&quot;,&quot;volume&quot;:&quot;276&quot;,&quot;author&quot;:[{&quot;family&quot;:&quot;MacKenzie&quot;,&quot;given&quot;:&quot;K. R.&quot;},{&quot;family&quot;:&quot;Prestegard&quot;,&quot;given&quot;:&quot;J. H.&quot;},{&quot;family&quot;:&quot;Engelman&quot;,&quot;given&quot;:&quot;D. M.&quot;}],&quot;issued&quot;:{&quot;date-parts&quot;:[[&quot;1997&quot;,4]]}}},{&quot;id&quot;:322,&quot;uris&quot;:[&quot;http://zotero.org/users/local/TWX8bpul/items/Q3WE96TA&quot;],&quot;itemData&quot;:{&quot;id&quot;:322,&quot;type&quot;:&quot;article-journal&quot;,&quot;abstract&quot;:&quot;The transmembrane helix of glycophorin A contains a seven-residue motif, LIxxGVxxGVxxT, that mediates protein dimerization. Threonine is the only polar amino acid in this motif with the potential to stabilize the dimer through hydrogen-bonding interactions. Polarized Fourier transform infrared spectroscopy is used to establish a robust protocol for incorporating glycophorin A transmembrane peptides into membrane bilayers. Analysis of the dichroic ratio of the 1655-cm(-1) amide I vibration indicates that peptides reconstituted by detergent dialysis have a transmembrane orientation with a helix crossing angle of &lt;35 degrees. Solid-state nuclear magnetic resonance spectroscopy is used to establish high resolution structural restraints on the conformation and packing of Thr-87 in the dimer interface. Rotational resonance measurement of a 2.9-A distance between the gamma-methyl and backbone carbonyl carbons of Thr-87 is consistent with a gauche- conformation for the chi1 torsion angle. Rotational-echo double-resonance measurements demonstrate close packing (4.0 +/- 0.2 A) of the Thr-87 gamma-methyl group with the backbone nitrogen of Ile-88 across the dimer interface. The short interhelical distance places the beta-hydroxyl of Thr-87 within hydrogen-bonding range of the backbone carbonyl of Val-84 on the opposing helix. These results refine the structure of the glycophorin A dimer in membrane bilayers and highlight the complementary role of small and polar residues in the tight association of transmembrane helices in membrane proteins.&quot;,&quot;archive_location&quot;:&quot;11964235&quot;,&quot;container-title&quot;:&quot;Biophys J&quot;,&quot;DOI&quot;:&quot;10.1016/S0006-3495(02)75590-2&quot;,&quot;ISSN&quot;:&quot;0006-3495&quot;,&quot;issue&quot;:&quot;5&quot;,&quot;language&quot;:&quot;eng&quot;,&quot;page&quot;:&quot;2476-86&quot;,&quot;title&quot;:&quot;Implications of threonine hydrogen bonding in the glycophorin A transmembrane helix dimer&quot;,&quot;volume&quot;:&quot;82&quot;,&quot;author&quot;:[{&quot;family&quot;:&quot;Smith&quot;,&quot;given&quot;:&quot;S. O.&quot;},{&quot;family&quot;:&quot;Eilers&quot;,&quot;given&quot;:&quot;M.&quot;},{&quot;family&quot;:&quot;Song&quot;,&quot;given&quot;:&quot;D.&quot;},{&quot;family&quot;:&quot;Crocker&quot;,&quot;given&quot;:&quot;E.&quot;},{&quot;family&quot;:&quot;Ying&quot;,&quot;given&quot;:&quot;W.&quot;},{&quot;family&quot;:&quot;Groesbeek&quot;,&quot;given&quot;:&quot;M.&quot;},{&quot;family&quot;:&quot;Metz&quot;,&quot;given&quot;:&quot;G.&quot;},{&quot;family&quot;:&quot;Ziliox&quot;,&quot;given&quot;:&quot;M.&quot;},{&quot;family&quot;:&quot;Aimoto&quot;,&quot;given&quot;:&quot;S.&quot;}],&quot;issued&quot;:{&quot;date-parts&quot;:[[&quot;2002&quot;,5]]}}}],&quot;schema&quot;:&quot;https://github.com/citation-style-language/schema/raw/master/csl-citation.json&quot;} RNDHnsxZzISCp"/><text:span text:style-name="T195">. Mutations to key hydrogen bonding residues plays a role in promoting disease states such as </text:span><text:span text:style-name="T265">cystic fibrosis</text:span><text:span text:style-name="T195"> </text:span><text:reference-mark-start text:name="ZOTERO_ITEM CSL_CITATION {&quot;citationID&quot;:&quot;e3ej1gje&quot;,&quot;properties&quot;:{&quot;formattedCitation&quot;:&quot;(Partridge et al., 2004; Therien et al., 2001; Wehbi et al., 2008)&quot;,&quot;plainCitation&quot;:&quot;(Partridge et al., 2004; Therien et al., 2001; Wehbi et al., 2008)&quot;,&quot;noteIndex&quot;:0},&quot;citationItems&quot;:[{&quot;id&quot;:280,&quot;uris&quot;:[&quot;http://zotero.org/users/local/TWX8bpul/items/PVPGK8NJ&quot;],&quot;itemData&quot;:{&quot;id&quot;:280,&quot;type&quot;:&quot;article-journal&quot;,&quot;abstract&quot;:&quot;Previous experiments on the cystic fibrosis transmembrane conductance regulator suggested that non-native polar residues within membrane domains can compromise protein structure/function. However, depending on context, replacement of a native residue by a non-native residue can result either in genetic disease or in benign effects (e.g., polymorphisms). Knowledge of missense mutations that frequently cause protein malfunction and subsequent disease can accordingly reveal information as to the impact of these residues in local protein environments. We exploited this concept by performing a statistical comparison of disease-causing mutations in protein membrane-spanning domains versus soluble domains. Using the Human Gene Mutation Database of 240 proteins (including 80 membrane proteins) associated with human disease, we compared the relative phenotypic propensity to cause disease of the 20 naturally occurring amino acids when removed from-or inserted into-native protein sequences. We found that in transmembrane domains (TMDs), mutations involving polar residues, and ionizable residues in particular (notably arginine), are more often associated with protein malfunction than soluble proteins. To further test the hypothesis that interhelical cross-links formed by membrane-embedded polar residues stabilize TMDs, we compared the occurrence of such residues in the TMDs of mesophilic and thermophilic prokaryotes. Results showed a significantly higher proportion of ionizable residues in thermophilic organisms, reinforcing the notion that membrane-embedded electrostatic interactions play critical roles in TMD stability.&quot;,&quot;archive_location&quot;:&quot;14997561&quot;,&quot;container-title&quot;:&quot;Proteins&quot;,&quot;DOI&quot;:&quot;10.1002/prot.10611&quot;,&quot;ISSN&quot;:&quot;1097-0134&quot;,&quot;issue&quot;:&quot;4&quot;,&quot;language&quot;:&quot;eng&quot;,&quot;page&quot;:&quot;648-56&quot;,&quot;title&quot;:&quot;Missense mutations in transmembrane domains of proteins: phenotypic propensity of polar residues for human disease&quot;,&quot;volume&quot;:&quot;54&quot;,&quot;author&quot;:[{&quot;family&quot;:&quot;Partridge&quot;,&quot;given&quot;:&quot;A. W.&quot;},{&quot;family&quot;:&quot;Therien&quot;,&quot;given&quot;:&quot;A. G.&quot;},{&quot;family&quot;:&quot;Deber&quot;,&quot;given&quot;:&quot;C. M.&quot;}],&quot;issued&quot;:{&quot;date-parts&quot;:[[&quot;2004&quot;,3]]}}},{&quot;id&quot;:333,&quot;uris&quot;:[&quot;http://zotero.org/users/local/TWX8bpul/items/LRRTTSH2&quot;],&quot;itemData&quot;:{&quot;id&quot;:333,&quot;type&quot;:&quot;article-journal&quot;,&quot;abstract&quot;:&quot;Critical mutations in the membrane-spanning domains of proteins cause many human diseases. We report the expression in Escherichia coli of helix-loop-helix segments of the cystic fibrosis transmembrane conductance regulator (CFTR) chloride channel domain in milligram quantities. Analysis of gel migration patterns of these constructs, in conjunction with circular dichroism spectroscopy, demonstrate that a neutral-to-charged, CF-phenotypic point mutation of a hydrophobic residue (V232D) in the CFTR transmembrane (TM) helix 4 induces a hydrogen bond with neighboring wild type Gln 207 in TM helix 3. As an electrostatic crosslink within a hydrocarbon phase, such a hydrogen bond could alter the normal assembly and alignment of CFTR TM helices and/or impede their movement in response to substrate transport. Our results imply that membrane proteins may be vulnerable to loss of function through formation of membrane-buried interhelical hydrogen bonds by partnering of proximal polar side chains.&quot;,&quot;archive_location&quot;:&quot;11427889&quot;,&quot;container-title&quot;:&quot;Nat Struct Biol&quot;,&quot;DOI&quot;:&quot;10.1038/89631&quot;,&quot;ISSN&quot;:&quot;1072-8368&quot;,&quot;issue&quot;:&quot;7&quot;,&quot;language&quot;:&quot;eng&quot;,&quot;page&quot;:&quot;597-601&quot;,&quot;title&quot;:&quot;Interhelical hydrogen bonds in the CFTR membrane domain&quot;,&quot;volume&quot;:&quot;8&quot;,&quot;author&quot;:[{&quot;family&quot;:&quot;Therien&quot;,&quot;given&quot;:&quot;A. G.&quot;},{&quot;family&quot;:&quot;Grant&quot;,&quot;given&quot;:&quot;F. E.&quot;},{&quot;family&quot;:&quot;Deber&quot;,&quot;given&quot;:&quot;C. M.&quot;}],&quot;issued&quot;:{&quot;date-parts&quot;:[[&quot;2001&quot;,7]]}}},{&quot;id&quot;:361,&quot;uris&quot;:[&quot;http://zotero.org/users/local/TWX8bpul/items/QDCV2FAL&quot;],&quot;itemData&quot;:{&quot;id&quot;:361,&quot;type&quot;:&quot;article-journal&quot;,&quot;abstract&quot;:&quot;Mutations of the cystic fibrosis transmembrane conductance regulator (CFTR) cause CF disease by altering the biosynthesis, maturation, folding and ion conductance of this protein. Our laboratory has focused on expression and structural analysis of the CFTR transmembrane (TM) domains using two-TM segments (i.e., helix-loop-helix constructs) which we term 'helical hairpins'; these represent the minimal model of tertiary contacts between two helices in a membrane. Previous studies on a library of TM3/4 hairpins of the first CFTR TM domain suggested that introduction of non-native polar residues into TM4 can compromise CFTR function through side chain-side chain H-bonding interactions with native Q207 in TM3 [Choi, M. Y., Cardarelli, L., Therien, A. G., and Deber, C. M. Non-native interhelical hydrogen bonds in the cystic fibrosis transmembrane conductance regulator domain modulated by polar mutations, Biochemistry 43 (2004) 8077-8083]. In the present work, we combine gel shift assays with a series of NMR experiments for comparative structural characterization of the wild type TM3/4 hairpin and its mutants V232D, I231D, Q207N/V232E. Over 95% of the backbone resonances of a 15N,13C-labelled V232D-TM3/4 construct in the membrane-mimetic environment of perfluorooctanoate (PFO) micelles were successfully assigned, and the presence and boundaries of helical segments within TM3 and TM4 were defined under these conditions. Comparative analysis of 15N and 1H chemical shift variations among HSQC spectra of WT-, V232D-, I231D- and Q207N/V232E-TM3/4 indicated that hairpin conformations vary with the position of a polar mutation (i.e., V232D and I231D vs. WT), but remain similar when hairpins with identically-positioned polar partners are compared (i.e., V232D vs. Q207N-V232E). The overall findings suggest that a polar mutation in a TM helix can potentially distort native interfacial packing determinants in membrane proteins such as CFTR, with consequences that may lead to disease.&quot;,&quot;archive_location&quot;:&quot;17949679&quot;,&quot;container-title&quot;:&quot;Biochim Biophys Acta&quot;,&quot;DOI&quot;:&quot;10.1016/j.bbamem.2007.08.036&quot;,&quot;ISSN&quot;:&quot;0006-3002&quot;,&quot;issue&quot;:&quot;1&quot;,&quot;language&quot;:&quot;eng&quot;,&quot;note&quot;:&quot;edition: 20070915&quot;,&quot;page&quot;:&quot;79-87&quot;,&quot;title&quot;:&quot;Positional dependence of non-native polar mutations on folding of CFTR helical hairpins&quot;,&quot;volume&quot;:&quot;1778&quot;,&quot;author&quot;:[{&quot;family&quot;:&quot;Wehbi&quot;,&quot;given&quot;:&quot;H.&quot;},{&quot;family&quot;:&quot;Gasmi-Seabrook&quot;,&quot;given&quot;:&quot;G.&quot;},{&quot;family&quot;:&quot;Choi&quot;,&quot;given&quot;:&quot;M. Y.&quot;},{&quot;family&quot;:&quot;Deber&quot;,&quot;given&quot;:&quot;C. M.&quot;}],&quot;issued&quot;:{&quot;date-parts&quot;:[[&quot;2008&quot;,1]]}}}],&quot;schema&quot;:&quot;https://github.com/citation-style-language/schema/raw/master/csl-citation.json&quot;} RNDFwff1cgtbB"/><text:span text:style-name="T195">(Partridge et al., 2004; </text:span><text:soft-page-break/><text:span text:style-name="T195">Therien et al., 2001; Wehbi et al., 2008)</text:span><text:reference-mark-end text:name="ZOTERO_ITEM CSL_CITATION {&quot;citationID&quot;:&quot;e3ej1gje&quot;,&quot;properties&quot;:{&quot;formattedCitation&quot;:&quot;(Partridge et al., 2004; Therien et al., 2001; Wehbi et al., 2008)&quot;,&quot;plainCitation&quot;:&quot;(Partridge et al., 2004; Therien et al., 2001; Wehbi et al., 2008)&quot;,&quot;noteIndex&quot;:0},&quot;citationItems&quot;:[{&quot;id&quot;:280,&quot;uris&quot;:[&quot;http://zotero.org/users/local/TWX8bpul/items/PVPGK8NJ&quot;],&quot;itemData&quot;:{&quot;id&quot;:280,&quot;type&quot;:&quot;article-journal&quot;,&quot;abstract&quot;:&quot;Previous experiments on the cystic fibrosis transmembrane conductance regulator suggested that non-native polar residues within membrane domains can compromise protein structure/function. However, depending on context, replacement of a native residue by a non-native residue can result either in genetic disease or in benign effects (e.g., polymorphisms). Knowledge of missense mutations that frequently cause protein malfunction and subsequent disease can accordingly reveal information as to the impact of these residues in local protein environments. We exploited this concept by performing a statistical comparison of disease-causing mutations in protein membrane-spanning domains versus soluble domains. Using the Human Gene Mutation Database of 240 proteins (including 80 membrane proteins) associated with human disease, we compared the relative phenotypic propensity to cause disease of the 20 naturally occurring amino acids when removed from-or inserted into-native protein sequences. We found that in transmembrane domains (TMDs), mutations involving polar residues, and ionizable residues in particular (notably arginine), are more often associated with protein malfunction than soluble proteins. To further test the hypothesis that interhelical cross-links formed by membrane-embedded polar residues stabilize TMDs, we compared the occurrence of such residues in the TMDs of mesophilic and thermophilic prokaryotes. Results showed a significantly higher proportion of ionizable residues in thermophilic organisms, reinforcing the notion that membrane-embedded electrostatic interactions play critical roles in TMD stability.&quot;,&quot;archive_location&quot;:&quot;14997561&quot;,&quot;container-title&quot;:&quot;Proteins&quot;,&quot;DOI&quot;:&quot;10.1002/prot.10611&quot;,&quot;ISSN&quot;:&quot;1097-0134&quot;,&quot;issue&quot;:&quot;4&quot;,&quot;language&quot;:&quot;eng&quot;,&quot;page&quot;:&quot;648-56&quot;,&quot;title&quot;:&quot;Missense mutations in transmembrane domains of proteins: phenotypic propensity of polar residues for human disease&quot;,&quot;volume&quot;:&quot;54&quot;,&quot;author&quot;:[{&quot;family&quot;:&quot;Partridge&quot;,&quot;given&quot;:&quot;A. W.&quot;},{&quot;family&quot;:&quot;Therien&quot;,&quot;given&quot;:&quot;A. G.&quot;},{&quot;family&quot;:&quot;Deber&quot;,&quot;given&quot;:&quot;C. M.&quot;}],&quot;issued&quot;:{&quot;date-parts&quot;:[[&quot;2004&quot;,3]]}}},{&quot;id&quot;:333,&quot;uris&quot;:[&quot;http://zotero.org/users/local/TWX8bpul/items/LRRTTSH2&quot;],&quot;itemData&quot;:{&quot;id&quot;:333,&quot;type&quot;:&quot;article-journal&quot;,&quot;abstract&quot;:&quot;Critical mutations in the membrane-spanning domains of proteins cause many human diseases. We report the expression in Escherichia coli of helix-loop-helix segments of the cystic fibrosis transmembrane conductance regulator (CFTR) chloride channel domain in milligram quantities. Analysis of gel migration patterns of these constructs, in conjunction with circular dichroism spectroscopy, demonstrate that a neutral-to-charged, CF-phenotypic point mutation of a hydrophobic residue (V232D) in the CFTR transmembrane (TM) helix 4 induces a hydrogen bond with neighboring wild type Gln 207 in TM helix 3. As an electrostatic crosslink within a hydrocarbon phase, such a hydrogen bond could alter the normal assembly and alignment of CFTR TM helices and/or impede their movement in response to substrate transport. Our results imply that membrane proteins may be vulnerable to loss of function through formation of membrane-buried interhelical hydrogen bonds by partnering of proximal polar side chains.&quot;,&quot;archive_location&quot;:&quot;11427889&quot;,&quot;container-title&quot;:&quot;Nat Struct Biol&quot;,&quot;DOI&quot;:&quot;10.1038/89631&quot;,&quot;ISSN&quot;:&quot;1072-8368&quot;,&quot;issue&quot;:&quot;7&quot;,&quot;language&quot;:&quot;eng&quot;,&quot;page&quot;:&quot;597-601&quot;,&quot;title&quot;:&quot;Interhelical hydrogen bonds in the CFTR membrane domain&quot;,&quot;volume&quot;:&quot;8&quot;,&quot;author&quot;:[{&quot;family&quot;:&quot;Therien&quot;,&quot;given&quot;:&quot;A. G.&quot;},{&quot;family&quot;:&quot;Grant&quot;,&quot;given&quot;:&quot;F. E.&quot;},{&quot;family&quot;:&quot;Deber&quot;,&quot;given&quot;:&quot;C. M.&quot;}],&quot;issued&quot;:{&quot;date-parts&quot;:[[&quot;2001&quot;,7]]}}},{&quot;id&quot;:361,&quot;uris&quot;:[&quot;http://zotero.org/users/local/TWX8bpul/items/QDCV2FAL&quot;],&quot;itemData&quot;:{&quot;id&quot;:361,&quot;type&quot;:&quot;article-journal&quot;,&quot;abstract&quot;:&quot;Mutations of the cystic fibrosis transmembrane conductance regulator (CFTR) cause CF disease by altering the biosynthesis, maturation, folding and ion conductance of this protein. Our laboratory has focused on expression and structural analysis of the CFTR transmembrane (TM) domains using two-TM segments (i.e., helix-loop-helix constructs) which we term 'helical hairpins'; these represent the minimal model of tertiary contacts between two helices in a membrane. Previous studies on a library of TM3/4 hairpins of the first CFTR TM domain suggested that introduction of non-native polar residues into TM4 can compromise CFTR function through side chain-side chain H-bonding interactions with native Q207 in TM3 [Choi, M. Y., Cardarelli, L., Therien, A. G., and Deber, C. M. Non-native interhelical hydrogen bonds in the cystic fibrosis transmembrane conductance regulator domain modulated by polar mutations, Biochemistry 43 (2004) 8077-8083]. In the present work, we combine gel shift assays with a series of NMR experiments for comparative structural characterization of the wild type TM3/4 hairpin and its mutants V232D, I231D, Q207N/V232E. Over 95% of the backbone resonances of a 15N,13C-labelled V232D-TM3/4 construct in the membrane-mimetic environment of perfluorooctanoate (PFO) micelles were successfully assigned, and the presence and boundaries of helical segments within TM3 and TM4 were defined under these conditions. Comparative analysis of 15N and 1H chemical shift variations among HSQC spectra of WT-, V232D-, I231D- and Q207N/V232E-TM3/4 indicated that hairpin conformations vary with the position of a polar mutation (i.e., V232D and I231D vs. WT), but remain similar when hairpins with identically-positioned polar partners are compared (i.e., V232D vs. Q207N-V232E). The overall findings suggest that a polar mutation in a TM helix can potentially distort native interfacial packing determinants in membrane proteins such as CFTR, with consequences that may lead to disease.&quot;,&quot;archive_location&quot;:&quot;17949679&quot;,&quot;container-title&quot;:&quot;Biochim Biophys Acta&quot;,&quot;DOI&quot;:&quot;10.1016/j.bbamem.2007.08.036&quot;,&quot;ISSN&quot;:&quot;0006-3002&quot;,&quot;issue&quot;:&quot;1&quot;,&quot;language&quot;:&quot;eng&quot;,&quot;note&quot;:&quot;edition: 20070915&quot;,&quot;page&quot;:&quot;79-87&quot;,&quot;title&quot;:&quot;Positional dependence of non-native polar mutations on folding of CFTR helical hairpins&quot;,&quot;volume&quot;:&quot;1778&quot;,&quot;author&quot;:[{&quot;family&quot;:&quot;Wehbi&quot;,&quot;given&quot;:&quot;H.&quot;},{&quot;family&quot;:&quot;Gasmi-Seabrook&quot;,&quot;given&quot;:&quot;G.&quot;},{&quot;family&quot;:&quot;Choi&quot;,&quot;given&quot;:&quot;M. Y.&quot;},{&quot;family&quot;:&quot;Deber&quot;,&quot;given&quot;:&quot;C. M.&quot;}],&quot;issued&quot;:{&quot;date-parts&quot;:[[&quot;2008&quot;,1]]}}}],&quot;schema&quot;:&quot;https://github.com/citation-style-language/schema/raw/master/csl-citation.json&quot;} RNDFwff1cgtbB"/><text:span text:style-name="T195">. </text:span><text:span text:style-name="Default_20_Paragraph_20_Font"><text:span text:style-name="T195">Misfolding of membrane proteins has been found to be involved in several </text:span></text:span><text:span text:style-name="Default_20_Paragraph_20_Font"><text:span text:style-name="T265">genetic</text:span></text:span><text:span text:style-name="Default_20_Paragraph_20_Font"><text:span text:style-name="T195"> diseases such as Parkinson’s and cancer </text:span></text:span><text:reference-mark-start text:name="ZOTERO_ITEM CSL_CITATION {&quot;citationID&quot;:&quot;hCIDbw2O&quot;,&quot;properties&quot;:{&quot;formattedCitation&quot;:&quot;(Gregersen et al., 2006; Sanders &amp; Myers, 2004)&quot;,&quot;plainCitation&quot;:&quot;(Gregersen et al., 2006; Sanders &amp; Myers, 2004)(Gregersen et al., 2006; Partridge et al., 2004; Sanders &amp; Myers, 2004)&quot;,&quot;noteIndex&quot;:0},&quot;citationItems&quot;:[{&quot;id&quot;:127,&quot;uris&quot;:[&quot;http://zotero.org/users/local/TWX8bpul/items/PA64R5V6&quot;],&quot;itemData&quot;:{&quot;id&quot;:127,&quot;type&quot;:&quot;article-journal&quot;,&quot;abstract&quot;:&quot;Protein misfolding is a common event in living cells. In young and healthy cells, the misfolded protein load is disposed of by protein quality control (PQC) systems. In aging cells and in cells from certain individuals with genetic diseases, the load may overwhelm the PQC capacity, resulting in accumulation of misfolded proteins. Dependent on the properties of the protein and the efficiency of the PQC systems, the accumulated protein may be degraded or assembled into toxic oligomers and aggregates. To illustrate this concept, we discuss a number of very different protein misfolding diseases including phenylketonuria, Parkinson's disease, alpha-1-antitrypsin deficiency, familial neurohypophyseal diabetes insipidus, and short-chain acyl-CoA dehydrogenase deficiency. Despite the differences, an emerging paradigm suggests that the cellular effects of protein misfolding provide a common framework that may contribute to the elucidation of the cell pathology and guide intervention and treatment strategies of many genetic and age-dependent diseases.&quot;,&quot;archive_location&quot;:&quot;16722804&quot;,&quot;container-title&quot;:&quot;Annu Rev Genomics Hum Genet&quot;,&quot;DOI&quot;:&quot;10.1146/annurev.genom.7.080505.115737&quot;,&quot;ISSN&quot;:&quot;1527-8204&quot;,&quot;language&quot;:&quot;eng&quot;,&quot;page&quot;:&quot;103-24&quot;,&quot;title&quot;:&quot;Protein misfolding and human disease&quot;,&quot;volume&quot;:&quot;7&quot;,&quot;author&quot;:[{&quot;family&quot;:&quot;Gregersen&quot;,&quot;given&quot;:&quot;N.&quot;},{&quot;family&quot;:&quot;Bross&quot;,&quot;given&quot;:&quot;P.&quot;},{&quot;family&quot;:&quot;Vang&quot;,&quot;given&quot;:&quot;S.&quot;},{&quot;family&quot;:&quot;Christensen&quot;,&quot;given&quot;:&quot;J. H.&quot;}],&quot;issued&quot;:{&quot;date-parts&quot;:[[&quot;2006&quot;]]}}},{&quot;id&quot;:306,&quot;uris&quot;:[&quot;http://zotero.org/users/local/TWX8bpul/items/5P2LHSLM&quot;],&quot;itemData&quot;:{&quot;id&quot;:306,&quot;type&quot;:&quot;article-journal&quot;,&quot;abstract&quot;:&quot;Medical genetics so far has identified approximately 16,000 missense mutations leading to single amino acid changes in protein sequences that are linked to human disease. A majority of these mutations affect folding or trafficking, rather than specifically affecting protein function. Many disease-linked mutations occur in integral membrane proteins, a class of proteins about whose folding we know very little. We examine the phenomenon of disease-linked misassembly of membrane proteins and describe model systems currently being used to study the delicate balance between proper folding and misassembly. We review a mechanism by which cells recognize membrane proteins with a high potential to misfold before they actually do, and which targets these culprits for degradation. Serious disease phenotypes can result from loss of protein function and from misfolded proteins that the cells cannot degrade, leading to accumulation of toxic aggregates. Misassembly may be averted by small-molecule drugs that bind and stabilize the native state.&quot;,&quot;archive_location&quot;:&quot;15139803&quot;,&quot;container-title&quot;:&quot;Annu Rev Biophys Biomol Struct&quot;,&quot;DOI&quot;:&quot;10.1146/annurev.biophys.33.110502.140348&quot;,&quot;ISSN&quot;:&quot;1056-8700&quot;,&quot;language&quot;:&quot;eng&quot;,&quot;page&quot;:&quot;25-51&quot;,&quot;title&quot;:&quot;Disease-related misassembly of membrane proteins&quot;,&quot;volume&quot;:&quot;33&quot;,&quot;author&quot;:[{&quot;family&quot;:&quot;Sanders&quot;,&quot;given&quot;:&quot;C. R.&quot;},{&quot;family&quot;:&quot;Myers&quot;,&quot;given&quot;:&quot;J. K.&quot;}],&quot;issued&quot;:{&quot;date-parts&quot;:[[&quot;2004&quot;]]}}}],&quot;schema&quot;:&quot;https://github.com/citation-style-language/schema/raw/master/csl-citation.json&quot;} RNDmeO1iyR9Td"/><text:span text:style-name="Default_20_Paragraph_20_Font"><text:span text:style-name="T195">(Gregersen et al., 2006; Sanders &amp; Myers, 2004)(Gregersen et al., 2006; Partridge et al., 2004; Sanders &amp; Myers, 2004)</text:span></text:span><text:reference-mark-end text:name="ZOTERO_ITEM CSL_CITATION {&quot;citationID&quot;:&quot;hCIDbw2O&quot;,&quot;properties&quot;:{&quot;formattedCitation&quot;:&quot;(Gregersen et al., 2006; Sanders &amp; Myers, 2004)&quot;,&quot;plainCitation&quot;:&quot;(Gregersen et al., 2006; Sanders &amp; Myers, 2004)(Gregersen et al., 2006; Partridge et al., 2004; Sanders &amp; Myers, 2004)&quot;,&quot;noteIndex&quot;:0},&quot;citationItems&quot;:[{&quot;id&quot;:127,&quot;uris&quot;:[&quot;http://zotero.org/users/local/TWX8bpul/items/PA64R5V6&quot;],&quot;itemData&quot;:{&quot;id&quot;:127,&quot;type&quot;:&quot;article-journal&quot;,&quot;abstract&quot;:&quot;Protein misfolding is a common event in living cells. In young and healthy cells, the misfolded protein load is disposed of by protein quality control (PQC) systems. In aging cells and in cells from certain individuals with genetic diseases, the load may overwhelm the PQC capacity, resulting in accumulation of misfolded proteins. Dependent on the properties of the protein and the efficiency of the PQC systems, the accumulated protein may be degraded or assembled into toxic oligomers and aggregates. To illustrate this concept, we discuss a number of very different protein misfolding diseases including phenylketonuria, Parkinson's disease, alpha-1-antitrypsin deficiency, familial neurohypophyseal diabetes insipidus, and short-chain acyl-CoA dehydrogenase deficiency. Despite the differences, an emerging paradigm suggests that the cellular effects of protein misfolding provide a common framework that may contribute to the elucidation of the cell pathology and guide intervention and treatment strategies of many genetic and age-dependent diseases.&quot;,&quot;archive_location&quot;:&quot;16722804&quot;,&quot;container-title&quot;:&quot;Annu Rev Genomics Hum Genet&quot;,&quot;DOI&quot;:&quot;10.1146/annurev.genom.7.080505.115737&quot;,&quot;ISSN&quot;:&quot;1527-8204&quot;,&quot;language&quot;:&quot;eng&quot;,&quot;page&quot;:&quot;103-24&quot;,&quot;title&quot;:&quot;Protein misfolding and human disease&quot;,&quot;volume&quot;:&quot;7&quot;,&quot;author&quot;:[{&quot;family&quot;:&quot;Gregersen&quot;,&quot;given&quot;:&quot;N.&quot;},{&quot;family&quot;:&quot;Bross&quot;,&quot;given&quot;:&quot;P.&quot;},{&quot;family&quot;:&quot;Vang&quot;,&quot;given&quot;:&quot;S.&quot;},{&quot;family&quot;:&quot;Christensen&quot;,&quot;given&quot;:&quot;J. H.&quot;}],&quot;issued&quot;:{&quot;date-parts&quot;:[[&quot;2006&quot;]]}}},{&quot;id&quot;:306,&quot;uris&quot;:[&quot;http://zotero.org/users/local/TWX8bpul/items/5P2LHSLM&quot;],&quot;itemData&quot;:{&quot;id&quot;:306,&quot;type&quot;:&quot;article-journal&quot;,&quot;abstract&quot;:&quot;Medical genetics so far has identified approximately 16,000 missense mutations leading to single amino acid changes in protein sequences that are linked to human disease. A majority of these mutations affect folding or trafficking, rather than specifically affecting protein function. Many disease-linked mutations occur in integral membrane proteins, a class of proteins about whose folding we know very little. We examine the phenomenon of disease-linked misassembly of membrane proteins and describe model systems currently being used to study the delicate balance between proper folding and misassembly. We review a mechanism by which cells recognize membrane proteins with a high potential to misfold before they actually do, and which targets these culprits for degradation. Serious disease phenotypes can result from loss of protein function and from misfolded proteins that the cells cannot degrade, leading to accumulation of toxic aggregates. Misassembly may be averted by small-molecule drugs that bind and stabilize the native state.&quot;,&quot;archive_location&quot;:&quot;15139803&quot;,&quot;container-title&quot;:&quot;Annu Rev Biophys Biomol Struct&quot;,&quot;DOI&quot;:&quot;10.1146/annurev.biophys.33.110502.140348&quot;,&quot;ISSN&quot;:&quot;1056-8700&quot;,&quot;language&quot;:&quot;eng&quot;,&quot;page&quot;:&quot;25-51&quot;,&quot;title&quot;:&quot;Disease-related misassembly of membrane proteins&quot;,&quot;volume&quot;:&quot;33&quot;,&quot;author&quot;:[{&quot;family&quot;:&quot;Sanders&quot;,&quot;given&quot;:&quot;C. R.&quot;},{&quot;family&quot;:&quot;Myers&quot;,&quot;given&quot;:&quot;J. K.&quot;}],&quot;issued&quot;:{&quot;date-parts&quot;:[[&quot;2004&quot;]]}}}],&quot;schema&quot;:&quot;https://github.com/citation-style-language/schema/raw/master/csl-citation.json&quot;} RNDmeO1iyR9Td"/><text:span text:style-name="Default_20_Paragraph_20_Font"><text:span text:style-name="T195">. Understanding how forces drive membrane protein folding is a critical task to further prevent disease. </text:span></text:span><text:span text:style-name="T195">However, </text:span>research is lacking on the contribution of vdW packing. </text:p>
      <text:p text:style-name="First_20_line_20_indent"><text:span text:style-name="Default_20_Paragraph_20_Font"><text:span text:style-name="T1">The contribution of vdW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 suggesting that it is a necessary force for proteins to reach optimal stability </text:span></text:span><text:reference-mark-start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Faham et al., 2004; Joh et al., 2009)</text:span></text:span><text:reference-mark-end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 Additionally, a recent study using membrane protein design has shown that optimized sidechain packing can stabilize the folded state of phospholamban, demonstrating that packing can drive protein stability </text:span></text:span><text:reference-mark-start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Mravic et al., 2019)</text:span></text:span><text:reference-mark-end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 Although these studies </text:span></text:span><text:span text:style-name="Default_20_Paragraph_20_Font"><text:span text:style-name="T16">suggest</text:span></text:span><text:span text:style-name="Default_20_Paragraph_20_Font"><text:span text:style-name="T1"> that sidechain packing plays a role in stabilizing membrane protein</text:span></text:span><text:span text:style-name="Default_20_Paragraph_20_Font"><text:span text:style-name="T16">s</text:span></text:span><text:span text:style-name="Default_20_Paragraph_20_Font"><text:span text:style-name="T1">, there has not been much investigation of the thermodynamic contribution of packing outside of individual </text:span></text:span><text:span text:style-name="Default_20_Paragraph_20_Font"><text:span text:style-name="T16">structures</text:span></text:span><text:span text:style-name="Default_20_Paragraph_20_Font"><text:span text:style-name="T1">. </text:span></text:span></text:p>
      <text:p text:style-name="First_20_line_20_indent"><text:span text:style-name="Default_20_Paragraph_20_Font"><text:span text:style-name="T17">R</text:span></text:span><text:span text:style-name="Default_20_Paragraph_20_Font"><text:span text:style-name="T1">esearch using </text:span></text:span><text:span text:style-name="Default_20_Paragraph_20_Font"><text:span text:style-name="T16">homodimerization as a</text:span></text:span><text:span text:style-name="Default_20_Paragraph_20_Font"><text:span text:style-name="T1"> model system has measured the contributions of both hydrogen bonding and weak polar interactions in the membrane, determin</text:span></text:span><text:span text:style-name="Default_20_Paragraph_20_Font"><text:span text:style-name="T17">ing</text:span></text:span><text:span text:style-name="Default_20_Paragraph_20_Font"><text:span text:style-name="T1"> that these forces drive membrane protein folding </text:span></text:span><text:reference-mark-start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Johnson et al., 2007; Yano et al., 2002; Zhou et al., 2001)</text:span></text:span><text:reference-mark-end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 In this study, we </text:span></text:span><text:span text:style-name="Default_20_Paragraph_20_Font"><text:span text:style-name="T16">investigate the effect of sidechain packing within a multitude of dimer structures. Using large-scale computational design on the most common dimeric backbone geometries found within the PDB, we designed thousands of homodimer sequences and characterized their propensity to associate with a complementary high-throughput method, sort-seq (cite). Using this </text:span></text:span><text:span text:style-name="Default_20_Paragraph_20_Font"><text:span text:style-name="T1">simple and tractable model system, </text:span></text:span><text:span text:style-name="Default_20_Paragraph_20_Font"><text:span text:style-name="T16">successfully designed dimers that associate, suggesting that sidechain packing is a weak driving force involved in TM association.</text:span></text:span></text:p>
      <text:h text:style-name="Heading_20_3" text:outline-level="3">Results <text:span text:style-name="T290">and Discussion</text:span></text:h>
      <text:h text:style-name="P48" text:outline-level="4">Design strategy</text:h>
      <text:p text:style-name="First_20_line_20_indent"><text:span text:style-name="Default_20_Paragraph_20_Font"><text:span text:style-name="T81">Our</text:span></text:span><text:span text:style-name="Default_20_Paragraph_20_Font"><text:span text:style-name="T72"> strategy </text:span></text:span><text:span text:style-name="Default_20_Paragraph_20_Font"><text:span text:style-name="T81">for</text:span></text:span><text:span text:style-name="Default_20_Paragraph_20_Font"><text:span text:style-name="T74"> investigat</text:span></text:span><text:span text:style-name="Default_20_Paragraph_20_Font"><text:span text:style-name="T82">ing</text:span></text:span><text:span text:style-name="Default_20_Paragraph_20_Font"><text:span text:style-name="T74"> whether </text:span></text:span><text:span text:style-name="Default_20_Paragraph_20_Font"><text:span text:style-name="T75">pure </text:span></text:span><text:span text:style-name="Default_20_Paragraph_20_Font"><text:span text:style-name="T74">packing </text:span></text:span><text:span text:style-name="Default_20_Paragraph_20_Font"><text:span text:style-name="T75">can be a strong force for stabilizing helix-helix interaction in membrane proteins was to cho</text:span></text:span><text:span text:style-name="Default_20_Paragraph_20_Font"><text:span text:style-name="T77">o</text:span></text:span><text:span text:style-name="Default_20_Paragraph_20_Font"><text:span text:style-name="T75">se a wide variety of </text:span></text:span><text:span text:style-name="Default_20_Paragraph_20_Font"><text:span text:style-name="T82">commonly found </text:span></text:span><text:span text:style-name="Default_20_Paragraph_20_Font"><text:span text:style-name="T75">inter-helical geometries and design their interfaces with hydrophobic side chains, producing different level</text:span></text:span><text:span text:style-name="Default_20_Paragraph_20_Font"><text:span text:style-name="T82">s</text:span></text:span><text:span text:style-name="Default_20_Paragraph_20_Font"><text:span text:style-name="T75"> of optimal packing. The</text:span></text:span><text:span text:style-name="Default_20_Paragraph_20_Font"><text:span text:style-name="T72"> </text:span></text:span><text:span text:style-name="Default_20_Paragraph_20_Font"><text:span text:style-name="T4">designed </text:span></text:span><text:span text:style-name="Default_20_Paragraph_20_Font"><text:span text:style-name="T82">interfaces</text:span></text:span><text:span text:style-name="Default_20_Paragraph_20_Font"><text:span text:style-name="T72"> </text:span></text:span><text:span text:style-name="Default_20_Paragraph_20_Font"><text:span text:style-name="T4">w</text:span></text:span><text:span text:style-name="Default_20_Paragraph_20_Font"><text:span text:style-name="T75">ere</text:span></text:span><text:span text:style-name="Default_20_Paragraph_20_Font"><text:span text:style-name="T4"> limited </text:span></text:span><text:span text:style-name="Default_20_Paragraph_20_Font"><text:span text:style-name="T72">to </text:span></text:span><text:span text:style-name="Default_20_Paragraph_20_Font"><text:span text:style-name="T75">the hydrophobic </text:span></text:span><text:span text:style-name="Default_20_Paragraph_20_Font"><text:span text:style-name="T72">amino acids </text:span></text:span><text:span text:style-name="Default_20_Paragraph_20_Font"><text:span text:style-name="T75">most </text:span></text:span><text:span text:style-name="Default_20_Paragraph_20_Font"><text:span text:style-name="T72">commonly found in membrane proteins </text:span></text:span><text:span text:style-name="Default_20_Paragraph_20_Font"><text:span text:style-name="T32">(A, V, </text:span></text:span><text:span text:style-name="Default_20_Paragraph_20_Font"><text:span text:style-name="T51">F, W,</text:span></text:span><text:span text:style-name="Default_20_Paragraph_20_Font"><text:span text:style-name="T32"> L, I, S, T and Y) </text:span></text:span><text:reference-mark-start text:name="ZOTERO_ITEM CSL_CITATION {&quot;citationID&quot;:&quot;V06oTSZv&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XUxXQECxuV"/><text:span text:style-name="Default_20_Paragraph_20_Font"><text:span text:style-name="T32">(Liu et al., 2002)</text:span></text:span><text:reference-mark-end text:name="ZOTERO_ITEM CSL_CITATION {&quot;citationID&quot;:&quot;V06oTSZv&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XUxXQECxuV"/><text:span text:style-name="Default_20_Paragraph_20_Font"><text:span text:style-name="T72">. </text:span></text:span><text:span text:style-name="Default_20_Paragraph_20_Font"><text:span text:style-name="T82">For variety, w</text:span></text:span><text:span text:style-name="Default_20_Paragraph_20_Font"><text:span text:style-name="T75">e chose to include </text:span></text:span><text:span text:style-name="Default_20_Paragraph_20_Font"><text:span text:style-name="T73">Ser, Thr, and Tyr </text:span></text:span><text:span text:style-name="Default_20_Paragraph_20_Font"><text:span text:style-name="T75">in the set of amino acids since they are common in membrane proteins</text:span></text:span><text:span text:style-name="Default_20_Paragraph_20_Font"><text:span text:style-name="T73"> </text:span></text:span><text:span text:style-name="Default_20_Paragraph_20_Font"><text:span text:style-name="T75">(</text:span></text:span><text:span text:style-name="Default_20_Paragraph_20_Font"><text:span text:style-name="T73">&gt; 4%,</text:span></text:span><text:span text:style-name="Default_20_Paragraph_20_Font"><text:span text:style-name="T75"> </text:span></text:span><text:span text:style-name="Default_20_Paragraph_20_Font"><text:span text:style-name="T73">Supp._SEQUENCE_ENTROPY). </text:span></text:span><text:span text:style-name="Default_20_Paragraph_20_Font"><text:span text:style-name="T75">These </text:span></text:span><text:span text:style-name="Default_20_Paragraph_20_Font"><text:span text:style-name="T76">amino acids</text:span></text:span><text:span text:style-name="Default_20_Paragraph_20_Font"><text:span text:style-name="T75"> c</text:span></text:span><text:span text:style-name="Default_20_Paragraph_20_Font"><text:span text:style-name="T76">ontain a hydroxyl group </text:span></text:span><text:span text:style-name="Default_20_Paragraph_20_Font"><text:span text:style-name="T83">and could potentially for inter-helical hydrogen bonds. However, these Ser and Thr have tendency to satisfy their potential by forming intra-helical hydrogen bonds with carbonyl groups at i-3 and i-4 </text:span></text:span><text:reference-mark-start text:name="ZOTERO_ITEM CSL_CITATION {&quot;citationID&quot;:&quot;Bggzx7vs&quot;,&quot;properties&quot;:{&quot;formattedCitation&quot;:&quot;(Bower et al., 1997)&quot;,&quot;plainCitation&quot;:&quot;(Bower et al., 1997)&quot;,&quot;noteIndex&quot;:0},&quot;citationItems&quot;:[{&quot;id&quot;:430,&quot;uris&quot;:[&quot;http://zotero.org/users/local/TWX8bpul/items/5YRMHMRF&quot;],&quot;itemData&quot;:{&quot;id&quot;:430,&quot;type&quot;:&quot;article-journal&quot;,&quot;abstract&quot;:&quot;Modeling by homology is the most accurate computational method for translating an amino acid sequence into a protein structure. Homology modeling can be divided into two sub-problems, placing the polypeptide backbone and adding side-chains. We present a method for rapidly predicting the conformations of protein side-chains, starting from main-chain coordinates alone. The method involves using fewer than ten rotamers per residue from a backbone-dependent rotamer library and a search to remove steric conflicts. The method is initially tested on 299 high resolution crystal structures by rebuilding side-chains onto the experimentally determined backbone structures. A total of 77% of χ1 and 66% of χ1+2 dihedral angles are predicted within 40° of their crystal structure values. We then tested the method on the entire database of known structures in the Protein Data Bank. The predictive accuracy of the algorithm was strongly correlated with the resolution of the structures. In an effort to simulate a realistic homology modeling problem, 9424 homology models were created using three different modeling strategies. For prediction purposes, pairs of structures were identified which shared between 30% and 90% sequence identity. One strategy results in 82% of χ1 and 72% χ1+2 dihedral angles predicted within 40 degrees of the target crystal structure values, suggesting that movements of the backbone associated with this degree of sequence identity are not large enough to disrupt the predictive ability of our method for non-native backbones. These results compared favorably with existing methods over a comprehensive data set.&quot;,&quot;container-title&quot;:&quot;Journal of Molecular Biology&quot;,&quot;DOI&quot;:&quot;10.1006/jmbi.1997.0926&quot;,&quot;ISSN&quot;:&quot;0022-2836&quot;,&quot;issue&quot;:&quot;5&quot;,&quot;journalAbbreviation&quot;:&quot;Journal of Molecular Biology&quot;,&quot;page&quot;:&quot;1268-1282&quot;,&quot;source&quot;:&quot;ScienceDirect&quot;,&quot;title&quot;:&quot;Prediction of protein side-chain rotamers from a backbone-dependent rotamer library: a new homology modeling tool1&quot;,&quot;title-short&quot;:&quot;Prediction of protein side-chain rotamers from a backbone-dependent rotamer library&quot;,&quot;volume&quot;:&quot;267&quot;,&quot;author&quot;:[{&quot;family&quot;:&quot;Bower&quot;,&quot;given&quot;:&quot;Michael J.&quot;},{&quot;family&quot;:&quot;Cohen&quot;,&quot;given&quot;:&quot;Fred E.&quot;},{&quot;family&quot;:&quot;Dunbrack&quot;,&quot;given&quot;:&quot;Roland L.&quot;}],&quot;issued&quot;:{&quot;date-parts&quot;:[[&quot;1997&quot;,4,18]]}}}],&quot;schema&quot;:&quot;https://github.com/citation-style-language/schema/raw/master/csl-citation.json&quot;} RNDk8Z90ZWHPY"/><text:span text:style-name="Default_20_Paragraph_20_Font"><text:span text:style-name="T83">(Bower et al., 1997)</text:span></text:span><text:reference-mark-end text:name="ZOTERO_ITEM CSL_CITATION {&quot;citationID&quot;:&quot;Bggzx7vs&quot;,&quot;properties&quot;:{&quot;formattedCitation&quot;:&quot;(Bower et al., 1997)&quot;,&quot;plainCitation&quot;:&quot;(Bower et al., 1997)&quot;,&quot;noteIndex&quot;:0},&quot;citationItems&quot;:[{&quot;id&quot;:430,&quot;uris&quot;:[&quot;http://zotero.org/users/local/TWX8bpul/items/5YRMHMRF&quot;],&quot;itemData&quot;:{&quot;id&quot;:430,&quot;type&quot;:&quot;article-journal&quot;,&quot;abstract&quot;:&quot;Modeling by homology is the most accurate computational method for translating an amino acid sequence into a protein structure. Homology modeling can be divided into two sub-problems, placing the polypeptide backbone and adding side-chains. We present a method for rapidly predicting the conformations of protein side-chains, starting from main-chain coordinates alone. The method involves using fewer than ten rotamers per residue from a backbone-dependent rotamer library and a search to remove steric conflicts. The method is initially tested on 299 high resolution crystal structures by rebuilding side-chains onto the experimentally determined backbone structures. A total of 77% of χ1 and 66% of χ1+2 dihedral angles are predicted within 40° of their crystal structure values. We then tested the method on the entire database of known structures in the Protein Data Bank. The predictive accuracy of the algorithm was strongly correlated with the resolution of the structures. In an effort to simulate a realistic homology modeling problem, 9424 homology models were created using three different modeling strategies. For prediction purposes, pairs of structures were identified which shared between 30% and 90% sequence identity. One strategy results in 82% of χ1 and 72% χ1+2 dihedral angles predicted within 40 degrees of the target crystal structure values, suggesting that movements of the backbone associated with this degree of sequence identity are not large enough to disrupt the predictive ability of our method for non-native backbones. These results compared favorably with existing methods over a comprehensive data set.&quot;,&quot;container-title&quot;:&quot;Journal of Molecular Biology&quot;,&quot;DOI&quot;:&quot;10.1006/jmbi.1997.0926&quot;,&quot;ISSN&quot;:&quot;0022-2836&quot;,&quot;issue&quot;:&quot;5&quot;,&quot;journalAbbreviation&quot;:&quot;Journal of Molecular Biology&quot;,&quot;page&quot;:&quot;1268-1282&quot;,&quot;source&quot;:&quot;ScienceDirect&quot;,&quot;title&quot;:&quot;Prediction of protein side-chain rotamers from a backbone-dependent rotamer library: a new homology modeling tool1&quot;,&quot;title-short&quot;:&quot;Prediction of protein side-chain rotamers from a backbone-dependent rotamer library&quot;,&quot;volume&quot;:&quot;267&quot;,&quot;author&quot;:[{&quot;family&quot;:&quot;Bower&quot;,&quot;given&quot;:&quot;Michael J.&quot;},{&quot;family&quot;:&quot;Cohen&quot;,&quot;given&quot;:&quot;Fred E.&quot;},{&quot;family&quot;:&quot;Dunbrack&quot;,&quot;given&quot;:&quot;Roland L.&quot;}],&quot;issued&quot;:{&quot;date-parts&quot;:[[&quot;1997&quot;,4,18]]}}}],&quot;schema&quot;:&quot;https://github.com/citation-style-language/schema/raw/master/csl-citation.json&quot;} RNDk8Z90ZWHPY"/><text:span text:style-name="Default_20_Paragraph_20_Font"><text:span text:style-name="T83"> </text:span></text:span><text:change text:change-id="ct1690994930976"/><text:span text:style-name="Default_20_Paragraph_20_Font"><text:span text:style-name="T83">. </text:span></text:span><text:span text:style-name="Default_20_Paragraph_20_Font"><text:span text:style-name="T76"><text:s/></text:span></text:span><text:span text:style-name="Default_20_Paragraph_20_Font"><text:span text:style-name="T83">Tyr is an amino acids that has a tendency to be enriched in the membrane head-group region </text:span></text:span><text:span text:style-name="Default_20_Paragraph_20_Font"><text:span text:style-name="T84">and it has a tendency to “snorkel”, and thus expose its η-</text:span></text:span><text:span text:style-name="Default_20_Paragraph_20_Font"><text:span text:style-name="T81">hydroxyl group</text:span></text:span><text:span text:style-name="Default_20_Paragraph_20_Font"><text:span text:style-name="T84"> </text:span></text:span><text:span text:style-name="Default_20_Paragraph_20_Font"><text:span text:style-name="T81">to water and polar groups in the head-group region </text:span></text:span><text:reference-mark-start text:name="ZOTERO_ITEM CSL_CITATION {&quot;citationID&quot;:&quot;UHrRtP5O&quot;,&quot;properties&quot;:{&quot;formattedCitation&quot;:&quot;(Liang et al., 2005)&quot;,&quot;plainCitation&quot;:&quot;(Liang et al., 2005)&quot;,&quot;noteIndex&quot;:0},&quot;citationItems&quot;:[{&quot;id&quot;:432,&quot;uris&quot;:[&quot;http://zotero.org/users/local/TWX8bpul/items/K7C54G8X&quot;],&quot;itemData&quot;:{&quot;id&quot;:432,&quot;type&quot;:&quot;article-journal&quot;,&quot;container-title&quot;:&quot;Trends in Biochemical Sciences&quot;,&quot;DOI&quot;:&quot;10.1016/j.tibs.2005.05.003&quot;,&quot;ISSN&quot;:&quot;0968-0004&quot;,&quot;issue&quot;:&quot;7&quot;,&quot;journalAbbreviation&quot;:&quot;Trends in Biochemical Sciences&quot;,&quot;language&quot;:&quot;English&quot;,&quot;note&quot;:&quot;publisher: Elsevier\nPMID: 15935679&quot;,&quot;page&quot;:&quot;355-357&quot;,&quot;source&quot;:&quot;www.cell.com&quot;,&quot;title&quot;:&quot;The membrane–water interface region of membrane proteins: structural bias and the anti-snorkeling effect&quot;,&quot;title-short&quot;:&quot;The membrane–water interface region of membrane proteins&quot;,&quot;volume&quot;:&quot;30&quot;,&quot;author&quot;:[{&quot;family&quot;:&quot;Liang&quot;,&quot;given&quot;:&quot;Jie&quot;},{&quot;family&quot;:&quot;Adamian&quot;,&quot;given&quot;:&quot;Larisa&quot;},{&quot;family&quot;:&quot;Jackups&quot;,&quot;given&quot;:&quot;Ronald&quot;}],&quot;issued&quot;:{&quot;date-parts&quot;:[[&quot;2005&quot;,7,1]]}}}],&quot;schema&quot;:&quot;https://github.com/citation-style-language/schema/raw/master/csl-citation.json&quot;} RNDskVgzJFSDN"/><text:span text:style-name="Default_20_Paragraph_20_Font"><text:span text:style-name="T81">(Liang et al., 2005)</text:span></text:span><text:reference-mark-end text:name="ZOTERO_ITEM CSL_CITATION {&quot;citationID&quot;:&quot;UHrRtP5O&quot;,&quot;properties&quot;:{&quot;formattedCitation&quot;:&quot;(Liang et al., 2005)&quot;,&quot;plainCitation&quot;:&quot;(Liang et al., 2005)&quot;,&quot;noteIndex&quot;:0},&quot;citationItems&quot;:[{&quot;id&quot;:432,&quot;uris&quot;:[&quot;http://zotero.org/users/local/TWX8bpul/items/K7C54G8X&quot;],&quot;itemData&quot;:{&quot;id&quot;:432,&quot;type&quot;:&quot;article-journal&quot;,&quot;container-title&quot;:&quot;Trends in Biochemical Sciences&quot;,&quot;DOI&quot;:&quot;10.1016/j.tibs.2005.05.003&quot;,&quot;ISSN&quot;:&quot;0968-0004&quot;,&quot;issue&quot;:&quot;7&quot;,&quot;journalAbbreviation&quot;:&quot;Trends in Biochemical Sciences&quot;,&quot;language&quot;:&quot;English&quot;,&quot;note&quot;:&quot;publisher: Elsevier\nPMID: 15935679&quot;,&quot;page&quot;:&quot;355-357&quot;,&quot;source&quot;:&quot;www.cell.com&quot;,&quot;title&quot;:&quot;The membrane–water interface region of membrane proteins: structural bias and the anti-snorkeling effect&quot;,&quot;title-short&quot;:&quot;The membrane–water interface region of membrane proteins&quot;,&quot;volume&quot;:&quot;30&quot;,&quot;author&quot;:[{&quot;family&quot;:&quot;Liang&quot;,&quot;given&quot;:&quot;Jie&quot;},{&quot;family&quot;:&quot;Adamian&quot;,&quot;given&quot;:&quot;Larisa&quot;},{&quot;family&quot;:&quot;Jackups&quot;,&quot;given&quot;:&quot;Ronald&quot;}],&quot;issued&quot;:{&quot;date-parts&quot;:[[&quot;2005&quot;,7,1]]}}}],&quot;schema&quot;:&quot;https://github.com/citation-style-language/schema/raw/master/csl-citation.json&quot;} RNDskVgzJFSDN"/><text:span text:style-name="Default_20_Paragraph_20_Font"><text:span text:style-name="T83">. </text:span></text:span><text:span text:style-name="Default_20_Paragraph_20_Font"><text:span text:style-name="T85">These amino acids are thus compatible with a helix-helix interface mediated primarily by non-polar interactions.</text:span></text:span><text:span text:style-name="Default_20_Paragraph_20_Font"><text:span text:style-name="T76"> </text:span></text:span><text:span text:style-name="Default_20_Paragraph_20_Font"><text:span text:style-name="T85">We chose not to </text:span></text:span><text:span text:style-name="Default_20_Paragraph_20_Font"><text:span text:style-name="T82">include</text:span></text:span><text:span text:style-name="Default_20_Paragraph_20_Font"><text:span text:style-name="T85"> </text:span></text:span><text:span text:style-name="Default_20_Paragraph_20_Font"><text:span text:style-name="T33">Gly </text:span></text:span><text:span text:style-name="Default_20_Paragraph_20_Font"><text:span text:style-name="T78">because it</text:span></text:span><text:span text:style-name="Default_20_Paragraph_20_Font"><text:span text:style-name="T33"> is </text:span></text:span><text:span text:style-name="Default_20_Paragraph_20_Font"><text:span text:style-name="T78">the</text:span></text:span><text:span text:style-name="Default_20_Paragraph_20_Font"><text:span text:style-name="T33"> </text:span></text:span><text:span text:style-name="Default_20_Paragraph_20_Font"><text:span text:style-name="T85">central</text:span></text:span><text:span text:style-name="Default_20_Paragraph_20_Font"><text:span text:style-name="T33"> amino acid</text:span></text:span><text:span text:style-name="Default_20_Paragraph_20_Font"><text:span text:style-name="T14"> </text:span></text:span><text:span text:style-name="Default_20_Paragraph_20_Font"><text:span text:style-name="T78">in</text:span></text:span><text:span text:style-name="Default_20_Paragraph_20_Font"><text:span text:style-name="T85"> the interface of</text:span></text:span><text:span text:style-name="Default_20_Paragraph_20_Font"><text:span text:style-name="T14"> </text:span></text:span><text:span text:style-name="Default_20_Paragraph_20_Font"><text:span text:style-name="T78">the strong </text:span></text:span><text:span text:style-name="Default_20_Paragraph_20_Font"><text:span text:style-name="T14">GAS</text:span></text:span><text:span text:style-name="Default_20_Paragraph_20_Font"><text:span text:style-name="T160">right</text:span></text:span><text:span text:style-name="Default_20_Paragraph_20_Font"><text:span text:style-name="T14"> </text:span></text:span><text:span text:style-name="Default_20_Paragraph_20_Font"><text:span text:style-name="T85">motifs</text:span></text:span><text:span text:style-name="Default_20_Paragraph_20_Font"><text:span text:style-name="T72">, to </text:span></text:span><text:span text:style-name="Default_20_Paragraph_20_Font"><text:span text:style-name="T14">prevent the </text:span></text:span><text:span text:style-name="Default_20_Paragraph_20_Font"><text:span text:style-name="T33">accidental </text:span></text:span><text:span text:style-name="Default_20_Paragraph_20_Font"><text:span text:style-name="T14">occurrence of</text:span></text:span><text:span text:style-name="Default_20_Paragraph_20_Font"><text:span text:style-name="T72"> GAS</text:span></text:span><text:span text:style-name="Default_20_Paragraph_20_Font"><text:span text:style-name="T166">right</text:span></text:span><text:span text:style-name="Default_20_Paragraph_20_Font"><text:span text:style-name="T72"> </text:span></text:span><text:span text:style-name="Default_20_Paragraph_20_Font"><text:span text:style-name="T34">capable dimers</text:span></text:span><text:span text:style-name="Default_20_Paragraph_20_Font"><text:span text:style-name="T72"> (</text:span></text:span><text:span text:style-name="Figure_20_in_20_text"><text:span text:style-name="T72">Fig. MP_DESIGNb</text:span></text:span><text:span text:style-name="Default_20_Paragraph_20_Font"><text:span text:style-name="T72">). </text:span></text:span><text:span text:style-name="Default_20_Paragraph_20_Font"><text:span text:style-name="T86">All non-interfacial positions were standardized to Leu.</text:span></text:span></text:p>
      <text:p text:style-name="P39"><text:span text:style-name="Default_20_Paragraph_20_Font"><text:span text:style-name="T78">To produce the backbones for the designs, we</text:span></text:span><text:span text:style-name="Default_20_Paragraph_20_Font"><text:span text:style-name="T18"> select</text:span></text:span><text:span text:style-name="Default_20_Paragraph_20_Font"><text:span text:style-name="T78">ed</text:span></text:span><text:span text:style-name="Default_20_Paragraph_20_Font"><text:span text:style-name="T18"> </text:span></text:span><text:span text:style-name="Default_20_Paragraph_20_Font"><text:span text:style-name="T78">the most </text:span></text:span><text:span text:style-name="Default_20_Paragraph_20_Font"><text:span text:style-name="T18">common region</text:span></text:span><text:span text:style-name="Default_20_Paragraph_20_Font"><text:span text:style-name="T68">s</text:span></text:span><text:span text:style-name="Default_20_Paragraph_20_Font"><text:span text:style-name="T18"> of helix-helix interaction </text:span></text:span><text:span text:style-name="Default_20_Paragraph_20_Font"><text:span text:style-name="T86">geometry</text:span></text:span><text:span text:style-name="Default_20_Paragraph_20_Font"><text:span text:style-name="T18">, under the assumption that these would be the most </text:span></text:span><text:span text:style-name="Default_20_Paragraph_20_Font"><text:span text:style-name="T69">favorable</text:span></text:span><text:span text:style-name="Default_20_Paragraph_20_Font"><text:span text:style-name="T18"> regions </text:span></text:span><text:span text:style-name="Default_20_Paragraph_20_Font"><text:span text:style-name="T69">for protein design</text:span></text:span><text:span text:style-name="Default_20_Paragraph_20_Font"><text:span text:style-name="T18">. </text:span></text:span><text:span text:style-name="Default_20_Paragraph_20_Font"><text:span text:style-name="T1">To identify </text:span></text:span><text:span text:style-name="Default_20_Paragraph_20_Font"><text:span text:style-name="T9">the</text:span></text:span><text:span text:style-name="Default_20_Paragraph_20_Font"><text:span text:style-name="T19">se </text:span></text:span><text:span text:style-name="Default_20_Paragraph_20_Font"><text:span text:style-name="T69">regions</text:span></text:span><text:span text:style-name="Default_20_Paragraph_20_Font"><text:span text:style-name="T1">, we </text:span></text:span><text:span text:style-name="Default_20_Paragraph_20_Font"><text:span text:style-name="T19">analyzed</text:span></text:span><text:span text:style-name="Default_20_Paragraph_20_Font"><text:span text:style-name="T1"> </text:span></text:span><text:span text:style-name="Default_20_Paragraph_20_Font"><text:span text:style-name="T10">the geometry of all </text:span></text:span><text:span text:style-name="Default_20_Paragraph_20_Font"><text:span text:style-name="T19">pairs of </text:span></text:span><text:span text:style-name="Default_20_Paragraph_20_Font"><text:span text:style-name="T1">interacti</text:span></text:span><text:span text:style-name="Default_20_Paragraph_20_Font"><text:span text:style-name="T19">ng</text:span></text:span><text:span text:style-name="Default_20_Paragraph_20_Font"><text:span text:style-name="T1"> </text:span></text:span><text:span text:style-name="Default_20_Paragraph_20_Font"><text:span text:style-name="T19">helices </text:span></text:span><text:span text:style-name="Default_20_Paragraph_20_Font"><text:span text:style-name="T1">found in </text:span></text:span><text:span text:style-name="Default_20_Paragraph_20_Font"><text:span text:style-name="T3">known </text:span></text:span><text:span text:style-name="Default_20_Paragraph_20_Font"><text:span text:style-name="T1">membrane protein structures</text:span></text:span><text:span text:style-name="Default_20_Paragraph_20_Font"><text:span text:style-name="T20">, </text:span></text:span><text:span text:style-name="Default_20_Paragraph_20_Font"><text:span text:style-name="T69">u</text:span></text:span><text:span text:style-name="Default_20_Paragraph_20_Font"><text:span text:style-name="T20">s</text:span></text:span><text:span text:style-name="Default_20_Paragraph_20_Font"><text:span text:style-name="T69">ing</text:span></text:span><text:span text:style-name="Default_20_Paragraph_20_Font"><text:span text:style-name="T20"> a database of </text:span></text:span><text:span text:style-name="Default_20_Paragraph_20_Font"><text:span text:style-name="T50">1</text:span></text:span><text:span text:style-name="Default_20_Paragraph_20_Font"><text:span text:style-name="T120">541</text:span></text:span><text:span text:style-name="Default_20_Paragraph_20_Font"><text:span text:style-name="T20"> membrane protein structures </text:span></text:span><text:span text:style-name="Default_20_Paragraph_20_Font"><text:span text:style-name="T50">from Orientations of Proteins in Membranes, filtered by sequence similarity from the PDB </text:span></text:span><text:reference-mark-start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220">(Lomize et al., 2006; Steinegger &amp; S</text:span></text:span><text:span text:style-name="T225">öding, 2017)</text:span><text:reference-mark-end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221">. </text:span></text:span><text:span text:style-name="Default_20_Paragraph_20_Font"><text:span text:style-name="T12">A</text:span></text:span><text:span text:style-name="Default_20_Paragraph_20_Font"><text:span text:style-name="T1">ny two helices in close contact </text:span></text:span><text:span text:style-name="Default_20_Paragraph_20_Font"><text:span text:style-name="T12">in the structures </text:span></text:span><text:span text:style-name="Default_20_Paragraph_20_Font"><text:span text:style-name="T2">were </text:span></text:span><text:span text:style-name="Default_20_Paragraph_20_Font"><text:span text:style-name="T12">considered</text:span></text:span><text:span text:style-name="Default_20_Paragraph_20_Font"><text:span text:style-name="T1"> as an individual helical pair </text:span></text:span><text:span text:style-name="Default_20_Paragraph_20_Font"><text:span text:style-name="T12">and the conformational</text:span></text:span><text:span text:style-name="Default_20_Paragraph_20_Font"><text:span text:style-name="T1"> parameters </text:span></text:span><text:span text:style-name="Default_20_Paragraph_20_Font"><text:span text:style-name="T6">of</text:span></text:span><text:span text:style-name="Default_20_Paragraph_20_Font"><text:span text:style-name="T12"> each pair were computed</text:span></text:span><text:span text:style-name="Default_20_Paragraph_20_Font"><text:span text:style-name="T1"> (</text:span></text:span><text:span text:style-name="Default_20_Paragraph_20_Font"><text:span text:style-name="T20">i.e., the crossing </text:span></text:span><text:span text:style-name="Default_20_Paragraph_20_Font"><text:span text:style-name="T15">a</text:span></text:span><text:span text:style-name="Default_20_Paragraph_20_Font"><text:span text:style-name="T1">ngle θ, </text:span></text:span><text:span text:style-name="Default_20_Paragraph_20_Font"><text:span text:style-name="T20">the inter-helical </text:span></text:span><text:span text:style-name="Default_20_Paragraph_20_Font"><text:span text:style-name="T1">distance </text:span></text:span><text:span text:style-name="Default_20_Paragraph_20_Font"><text:span text:style-name="T106">d</text:span></text:span><text:span text:style-name="Default_20_Paragraph_20_Font"><text:span text:style-name="T1">, </text:span></text:span><text:span text:style-name="Default_20_Paragraph_20_Font"><text:span text:style-name="T20">the </text:span></text:span><text:span text:style-name="Default_20_Paragraph_20_Font"><text:span text:style-name="T1">axial rotation </text:span></text:span><text:span text:style-name="Default_20_Paragraph_20_Font"><text:span text:style-name="T20">of each helix</text:span></text:span><text:span text:style-name="Default_20_Paragraph_20_Font"><text:span text:style-name="T1"> ω, </text:span></text:span><text:span text:style-name="Default_20_Paragraph_20_Font"><text:span text:style-name="T20">and the displacement in along the helical axis or </text:span></text:span><text:span text:style-name="Default_20_Paragraph_20_Font"><text:span text:style-name="T107">Z</text:span></text:span><text:span text:style-name="Default_20_Paragraph_20_Font"><text:span text:style-name="T1">-shift, </text:span></text:span><text:span text:style-name="Default_20_Paragraph_20_Font"><text:span text:style-name="T12">see </text:span></text:span><text:span text:style-name="Default_20_Paragraph_20_Font"><text:span text:style-name="T20">Fig. </text:span></text:span><text:span text:style-name="Figure_20_in_20_text"><text:span text:style-name="T20">MP_DESIGN</text:span></text:span><text:span text:style-name="Figure_20_in_20_text"><text:span text:style-name="T51">a</text:span></text:span><text:span text:style-name="Default_20_Paragraph_20_Font"><text:span text:style-name="T20"> and </text:span></text:span><text:span text:style-name="Default_20_Paragraph_20_Font"><text:span text:style-name="T12">Methods</text:span></text:span><text:span text:style-name="Default_20_Paragraph_20_Font"><text:span text:style-name="T1">). </text:span></text:span><text:span text:style-name="Default_20_Paragraph_20_Font"><text:span text:style-name="T20">Although similar </text:span></text:span><text:soft-page-break/><text:span text:style-name="Default_20_Paragraph_20_Font"><text:span text:style-name="T20">analyses were performed previously </text:span></text:span><text:reference-mark-start text:name="ZOTERO_ITEM CSL_CITATION {&quot;citationID&quot;:&quot;KB6puhNV&quot;,&quot;properties&quot;:{&quot;formattedCitation&quot;:&quot;(Senes et al., 2001; Walters &amp; DeGrado, 2006)&quot;,&quot;plainCitation&quot;:&quot;(Senes et al., 2001; Walters &amp; DeGrado, 2006)&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id&quot;:7,&quot;uris&quot;:[&quot;http://zotero.org/users/local/TWX8bpul/items/LLTY8CDP&quot;],&quot;itemData&quot;:{&quot;id&quot;:7,&quot;type&quot;:&quot;article-journal&quot;,&quot;container-title&quot;:&quot;Proceedings of the National Academy of Sciences&quot;,&quot;DOI&quot;:&quot;10.1073/pnas.0605878103&quot;,&quot;issue&quot;:&quot;37&quot;,&quot;note&quot;:&quot;publisher: Proceedings of the National Academy of Sciences&quot;,&quot;page&quot;:&quot;13658-13663&quot;,&quot;source&quot;:&quot;pnas.org (Atypon)&quot;,&quot;title&quot;:&quot;Helix-packing motifs in membrane proteins&quot;,&quot;volume&quot;:&quot;103&quot;,&quot;author&quot;:[{&quot;family&quot;:&quot;Walters&quot;,&quot;given&quot;:&quot;R. F. S.&quot;},{&quot;family&quot;:&quot;DeGrado&quot;,&quot;given&quot;:&quot;W. F.&quot;}],&quot;issued&quot;:{&quot;date-parts&quot;:[[&quot;2006&quot;,9,12]]}}}],&quot;schema&quot;:&quot;https://github.com/citation-style-language/schema/raw/master/csl-citation.json&quot;} RNDpbAwqsfZ5w"/><text:span text:style-name="Default_20_Paragraph_20_Font"><text:span text:style-name="T20">(Senes et al., 2001; Walters &amp; DeGrado, 2006)</text:span></text:span><text:reference-mark-end text:name="ZOTERO_ITEM CSL_CITATION {&quot;citationID&quot;:&quot;KB6puhNV&quot;,&quot;properties&quot;:{&quot;formattedCitation&quot;:&quot;(Senes et al., 2001; Walters &amp; DeGrado, 2006)&quot;,&quot;plainCitation&quot;:&quot;(Senes et al., 2001; Walters &amp; DeGrado, 2006)&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id&quot;:7,&quot;uris&quot;:[&quot;http://zotero.org/users/local/TWX8bpul/items/LLTY8CDP&quot;],&quot;itemData&quot;:{&quot;id&quot;:7,&quot;type&quot;:&quot;article-journal&quot;,&quot;container-title&quot;:&quot;Proceedings of the National Academy of Sciences&quot;,&quot;DOI&quot;:&quot;10.1073/pnas.0605878103&quot;,&quot;issue&quot;:&quot;37&quot;,&quot;note&quot;:&quot;publisher: Proceedings of the National Academy of Sciences&quot;,&quot;page&quot;:&quot;13658-13663&quot;,&quot;source&quot;:&quot;pnas.org (Atypon)&quot;,&quot;title&quot;:&quot;Helix-packing motifs in membrane proteins&quot;,&quot;volume&quot;:&quot;103&quot;,&quot;author&quot;:[{&quot;family&quot;:&quot;Walters&quot;,&quot;given&quot;:&quot;R. F. S.&quot;},{&quot;family&quot;:&quot;DeGrado&quot;,&quot;given&quot;:&quot;W. F.&quot;}],&quot;issued&quot;:{&quot;date-parts&quot;:[[&quot;2006&quot;,9,12]]}}}],&quot;schema&quot;:&quot;https://github.com/citation-style-language/schema/raw/master/csl-citation.json&quot;} RNDpbAwqsfZ5w"/><text:span text:style-name="Default_20_Paragraph_20_Font"><text:span text:style-name="T20">, we </text:span></text:span><text:span text:style-name="Default_20_Paragraph_20_Font"><text:span text:style-name="T21">restricted the analysis to</text:span></text:span><text:span text:style-name="Default_20_Paragraph_20_Font"><text:span text:style-name="T20"> </text:span></text:span><text:span text:style-name="Default_20_Paragraph_20_Font"><text:span text:style-name="T69">consider only </text:span></text:span><text:span text:style-name="Default_20_Paragraph_20_Font"><text:span text:style-name="T20">the subset of helical pairs that interact through segments </text:span></text:span><text:span text:style-name="Default_20_Paragraph_20_Font"><text:span text:style-name="T21">that </text:span></text:span><text:span text:style-name="Default_20_Paragraph_20_Font"><text:span text:style-name="T69">have</text:span></text:span><text:span text:style-name="Default_20_Paragraph_20_Font"><text:span text:style-name="T20"> </text:span></text:span><text:span text:style-name="Default_20_Paragraph_20_Font"><text:span text:style-name="T21">regular</text:span></text:span><text:span text:style-name="Default_20_Paragraph_20_Font"><text:span text:style-name="T20"> α</text:span></text:span><text:span text:style-name="Default_20_Paragraph_20_Font"><text:span text:style-name="T21">-</text:span></text:span><text:span text:style-name="Default_20_Paragraph_20_Font"><text:span text:style-name="T20">helix </text:span></text:span><text:span text:style-name="Default_20_Paragraph_20_Font"><text:span text:style-name="T21">conformation, </text:span></text:span><text:span text:style-name="Default_20_Paragraph_20_Font"><text:span text:style-name="T69">since </text:span></text:span><text:span text:style-name="Default_20_Paragraph_20_Font"><text:span text:style-name="T21">the inclusion of segments that contain kinks, curvature, 3</text:span></text:span><text:span text:style-name="Default_20_Paragraph_20_Font"><text:span text:style-name="T162">10</text:span></text:span><text:span text:style-name="Default_20_Paragraph_20_Font"><text:span text:style-name="T21"> helix and other deviations from </text:span></text:span><text:span text:style-name="Default_20_Paragraph_20_Font"><text:span text:style-name="T22">standard</text:span></text:span><text:span text:style-name="Default_20_Paragraph_20_Font"><text:span text:style-name="T21"> </text:span></text:span><text:span text:style-name="Default_20_Paragraph_20_Font"><text:span text:style-name="T20">α</text:span></text:span><text:span text:style-name="Default_20_Paragraph_20_Font"><text:span text:style-name="T21">-helix, introduce</text:span></text:span><text:span text:style-name="Default_20_Paragraph_20_Font"><text:span text:style-name="T22">s</text:span></text:span><text:span text:style-name="Default_20_Paragraph_20_Font"><text:span text:style-name="T21"> </text:span></text:span><text:span text:style-name="Default_20_Paragraph_20_Font"><text:span text:style-name="T22">errors</text:span></text:span><text:span text:style-name="Default_20_Paragraph_20_Font"><text:span text:style-name="T21"> </text:span></text:span><text:span text:style-name="Default_20_Paragraph_20_Font"><text:span text:style-name="T22">in</text:span></text:span><text:span text:style-name="Default_20_Paragraph_20_Font"><text:span text:style-name="T21"> the </text:span></text:span><text:span text:style-name="Default_20_Paragraph_20_Font"><text:span text:style-name="T69">estimation of the helical </text:span></text:span><text:span text:style-name="Default_20_Paragraph_20_Font"><text:span text:style-name="T21">paramet</text:span></text:span><text:span text:style-name="Default_20_Paragraph_20_Font"><text:span text:style-name="T69">ers</text:span></text:span><text:span text:style-name="Default_20_Paragraph_20_Font"><text:span text:style-name="T21"> </text:span></text:span><text:span text:style-name="Default_20_Paragraph_20_Font"><text:span text:style-name="T22">(i.e. θ, </text:span></text:span><text:span text:style-name="Default_20_Paragraph_20_Font"><text:span text:style-name="T108">d</text:span></text:span><text:span text:style-name="Default_20_Paragraph_20_Font"><text:span text:style-name="T22">, ω, </text:span></text:span><text:span text:style-name="Default_20_Paragraph_20_Font"><text:span text:style-name="T108">Z</text:span></text:span><text:span text:style-name="Default_20_Paragraph_20_Font"><text:span text:style-name="T22">)</text:span></text:span><text:span text:style-name="Default_20_Paragraph_20_Font"><text:span text:style-name="T21"> of the pairs.</text:span></text:span></text:p>
      <text:p text:style-name="P15"><text:span text:style-name="Figure_20_in_20_text">Fig. MP_DESIGN</text:span><text:span text:style-name="Figure_20_in_20_text"><text:span text:style-name="T232">b</text:span></text:span><text:span text:style-name="Default_20_Paragraph_20_Font"> illustrates the resulting helix-helix interaction landscape </text:span><text:span text:style-name="Default_20_Paragraph_20_Font"><text:span text:style-name="T205">for parallel helical pairs (i.e. the pairs whose N-termini are on the same side of the membrane)</text:span></text:span><text:span text:style-name="Default_20_Paragraph_20_Font">, plotted as a scatterplot of the crossing angle </text:span><text:span text:style-name="Default_20_Paragraph_20_Font"><text:span text:style-name="T1">θ </text:span></text:span><text:span text:style-name="Default_20_Paragraph_20_Font">and interhelical distance </text:span><text:span text:style-name="Default_20_Paragraph_20_Font"><text:span text:style-name="T153">d</text:span></text:span><text:span text:style-name="Default_20_Paragraph_20_Font">. </text:span><text:span text:style-name="Default_20_Paragraph_20_Font"><text:span text:style-name="T293">Two</text:span></text:span><text:span text:style-name="Default_20_Paragraph_20_Font"> major high-density regions </text:span><text:span text:style-name="Default_20_Paragraph_20_Font"><text:span text:style-name="T293">that are suitable for vdW-based protein design</text:span></text:span><text:span text:style-name="Default_20_Paragraph_20_Font"> </text:span><text:span text:style-name="Default_20_Paragraph_20_Font"><text:span text:style-name="T300">were identified</text:span></text:span><text:span text:style-name="Default_20_Paragraph_20_Font">. In the left-handed region </text:span><text:span text:style-name="Default_20_Paragraph_20_Font"><text:span text:style-name="T205">(positive crossing angle </text:span></text:span><text:span text:style-name="Default_20_Paragraph_20_Font"><text:span text:style-name="T22">θ)</text:span></text:span><text:span text:style-name="Default_20_Paragraph_20_Font">, </text:span><text:span text:style-name="Default_20_Paragraph_20_Font"><text:span text:style-name="T205">the </text:span></text:span><text:span text:style-name="Default_20_Paragraph_20_Font">helical pairs are found to interact most frequently in the range between </text:span><text:span text:style-name="Default_20_Paragraph_20_Font"><text:span text:style-name="T205">approximately</text:span></text:span><text:span text:style-name="Default_20_Paragraph_20_Font"> 8.5 to 10 Å of inter-helical distance and </text:span><text:span text:style-name="Default_20_Paragraph_20_Font"><text:span text:style-name="T206">a </text:span></text:span><text:span text:style-name="Default_20_Paragraph_20_Font">20 to 40° crossing angle (</text:span><text:span text:style-name="Default_20_Paragraph_20_Font"><text:span text:style-name="T293">a region that we call </text:span></text:span><text:span text:style-name="Default_20_Paragraph_20_Font"><text:span text:style-name="T202">“</text:span></text:span><text:span text:style-name="Default_20_Paragraph_20_Font">Left</text:span><text:span text:style-name="Default_20_Paragraph_20_Font"><text:span text:style-name="T202">”, </text:span></text:span><text:span text:style-name="Default_20_Paragraph_20_Font"><text:span text:style-name="T204">highlighted as a</text:span></text:span><text:span text:style-name="Default_20_Paragraph_20_Font"><text:span text:style-name="T202"> box in </text:span></text:span><text:span text:style-name="Default_20_Paragraph_20_Font"><text:span text:style-name="Figure_20_in_20_text"><text:span text:style-name="T202">Fig. MP_DESIGN</text:span></text:span></text:span><text:span text:style-name="Default_20_Paragraph_20_Font"><text:span text:style-name="Figure_20_in_20_text"><text:span text:style-name="T203">b</text:span></text:span></text:span><text:span text:style-name="Default_20_Paragraph_20_Font">). <text:s/>Th</text:span><text:span text:style-name="Default_20_Paragraph_20_Font"><text:span text:style-name="T11">e right-handed region present</text:span></text:span><text:span text:style-name="Default_20_Paragraph_20_Font"><text:span text:style-name="T6">s</text:span></text:span><text:span text:style-name="Default_20_Paragraph_20_Font"><text:span text:style-name="T11"> a broader range of distances from 6.5 to over 10</text:span></text:span><text:span text:style-name="Default_20_Paragraph_20_Font"><text:span text:style-name="T1"> Å </text:span></text:span><text:span text:style-name="Default_20_Paragraph_20_Font"><text:span text:style-name="T11">of distance and crossing angles between -30 and -60°. <text:s/>We selected</text:span></text:span><text:span text:style-name="Default_20_Paragraph_20_Font"><text:span text:style-name="T13"> </text:span></text:span><text:span text:style-name="Default_20_Paragraph_20_Font"><text:span text:style-name="T11">the maximum density region </text:span></text:span><text:span text:style-name="Default_20_Paragraph_20_Font"><text:span text:style-name="T23">with inter-helical distance </text:span></text:span><text:span text:style-name="Default_20_Paragraph_20_Font"><text:span text:style-name="T13">between </text:span></text:span><text:span text:style-name="Default_20_Paragraph_20_Font"><text:span text:style-name="T1">7.75 </text:span></text:span><text:span text:style-name="Default_20_Paragraph_20_Font"><text:span text:style-name="T13">and </text:span></text:span><text:span text:style-name="Default_20_Paragraph_20_Font"><text:span text:style-name="T1">9.5 Å and </text:span></text:span><text:span text:style-name="Default_20_Paragraph_20_Font"><text:span text:style-name="T23">a </text:span></text:span><text:span text:style-name="Default_20_Paragraph_20_Font"><text:span text:style-name="T1">-30 to -60°</text:span></text:span><text:span text:style-name="Default_20_Paragraph_20_Font"><text:span text:style-name="T13"> </text:span></text:span><text:span text:style-name="Default_20_Paragraph_20_Font"><text:span text:style-name="T23">crossing </text:span></text:span><text:span text:style-name="Default_20_Paragraph_20_Font"><text:span text:style-name="T13">angle (</text:span></text:span><text:span text:style-name="Default_20_Paragraph_20_Font"><text:span text:style-name="T116">“</text:span></text:span><text:span text:style-name="Default_20_Paragraph_20_Font"><text:span text:style-name="T13">Right</text:span></text:span><text:span text:style-name="Default_20_Paragraph_20_Font"><text:span text:style-name="T116">” </text:span></text:span><text:span text:style-name="Default_20_Paragraph_20_Font"><text:span text:style-name="T115">box</text:span></text:span><text:span text:style-name="Default_20_Paragraph_20_Font"><text:span text:style-name="T13">) </text:span></text:span><text:span text:style-name="Default_20_Paragraph_20_Font"><text:span text:style-name="T54">as the second source of backbones</text:span></text:span><text:span text:style-name="Default_20_Paragraph_20_Font"><text:span text:style-name="T1">.</text:span></text:span></text:p>
      <text:p text:style-name="P39"><text:span text:style-name="Default_20_Paragraph_20_Font"><text:span text:style-name="T5">The </text:span></text:span><text:span text:style-name="Default_20_Paragraph_20_Font"><text:span text:style-name="T23">section of the right-handed</text:span></text:span><text:span text:style-name="Default_20_Paragraph_20_Font"><text:span text:style-name="T5"> region </text:span></text:span><text:span text:style-name="Default_20_Paragraph_20_Font"><text:span text:style-name="T70">(</text:span></text:span><text:span text:style-name="Default_20_Paragraph_20_Font"><text:span text:style-name="T22">θ </text:span></text:span><text:span text:style-name="Default_20_Paragraph_20_Font"><text:span text:style-name="T70">= -25 to -55°) </text:span></text:span><text:span text:style-name="Default_20_Paragraph_20_Font"><text:span text:style-name="T23">with the closest inter-helical distance <text:s/></text:span></text:span><text:span text:style-name="Default_20_Paragraph_20_Font"><text:span text:style-name="T5">(</text:span></text:span><text:span text:style-name="Default_20_Paragraph_20_Font"><text:span text:style-name="T112">d </text:span></text:span><text:span text:style-name="Default_20_Paragraph_20_Font"><text:span text:style-name="T70">= </text:span></text:span><text:span text:style-name="Default_20_Paragraph_20_Font"><text:span text:style-name="T23">6.5 </text:span></text:span><text:span text:style-name="Default_20_Paragraph_20_Font"><text:span text:style-name="T70">to </text:span></text:span><text:span text:style-name="Default_20_Paragraph_20_Font"><text:span text:style-name="T23">7.5 Å</text:span></text:span><text:span text:style-name="Default_20_Paragraph_20_Font"><text:span text:style-name="T5">) corresponds to the GAS</text:span></text:span><text:span text:style-name="Default_20_Paragraph_20_Font"><text:span text:style-name="T159">right</text:span></text:span><text:span text:style-name="Default_20_Paragraph_20_Font"><text:span text:style-name="T5"> </text:span></text:span><text:span text:style-name="Default_20_Paragraph_20_Font"><text:span text:style-name="T23">motif</text:span></text:span><text:span text:style-name="Default_20_Paragraph_20_Font"><text:span text:style-name="T5">, </text:span></text:span><text:span text:style-name="Default_20_Paragraph_20_Font"><text:span text:style-name="T23">a well-know helix-helix </text:span></text:span><text:span text:style-name="Default_20_Paragraph_20_Font"><text:span text:style-name="T24">dimerization and interaction</text:span></text:span><text:span text:style-name="Default_20_Paragraph_20_Font"><text:span text:style-name="T23"> motif</text:span></text:span><text:span text:style-name="Default_20_Paragraph_20_Font"><text:span text:style-name="T24"> </text:span></text:span><text:reference-mark-start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Mueller et al., 2014; Russ &amp; Engelman, 2000)<text:reference-mark-end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text:span text:style-name="Default_20_Paragraph_20_Font"><text:span text:style-name="T2">. </text:span></text:span><text:span text:style-name="Default_20_Paragraph_20_Font"><text:span text:style-name="T7">It </text:span></text:span><text:span text:style-name="Default_20_Paragraph_20_Font"><text:span text:style-name="T77">has a</text:span></text:span><text:span text:style-name="Default_20_Paragraph_20_Font"><text:span text:style-name="T7"> </text:span></text:span><text:span text:style-name="Default_20_Paragraph_20_Font"><text:span text:style-name="T6">sequence signature </text:span></text:span><text:span text:style-name="Default_20_Paragraph_20_Font"><text:span text:style-name="T7">of small amino acids (Gly, Ala, Ser) at the</text:span></text:span><text:span text:style-name="Default_20_Paragraph_20_Font"><text:span text:style-name="T5"> </text:span></text:span><text:span text:style-name="Default_20_Paragraph_20_Font"><text:span text:style-name="T7">dimer interface, forming its characteristic GxxxG and similar </text:span></text:span><text:span text:style-name="Default_20_Paragraph_20_Font"><text:span text:style-name="T114">sequence</text:span></text:span><text:span text:style-name="Default_20_Paragraph_20_Font"><text:span text:style-name="T7"> motifs (GxxxA, SxxxG, etc.). <text:s/>These small amino acid</text:span></text:span><text:span text:style-name="Default_20_Paragraph_20_Font"><text:span text:style-name="T15">s</text:span></text:span><text:span text:style-name="Default_20_Paragraph_20_Font"><text:span text:style-name="T7"> allow </text:span></text:span><text:span text:style-name="Default_20_Paragraph_20_Font"><text:span text:style-name="T6">for the short</text:span></text:span><text:span text:style-name="Default_20_Paragraph_20_Font"><text:span text:style-name="T5"> inter-helical distance</text:span></text:span><text:span text:style-name="Default_20_Paragraph_20_Font"><text:span text:style-name="T6"> </text:span></text:span><text:span text:style-name="Default_20_Paragraph_20_Font"><text:span text:style-name="T70">that brings the</text:span></text:span><text:span text:style-name="Default_20_Paragraph_20_Font"><text:span text:style-name="T6"> helical backbones </text:span></text:span><text:span text:style-name="Default_20_Paragraph_20_Font"><text:span text:style-name="T24">in</text:span></text:span><text:span text:style-name="Default_20_Paragraph_20_Font"><text:span text:style-name="T6"> contact, which </text:span></text:span><text:span text:style-name="Default_20_Paragraph_20_Font"><text:span text:style-name="T77">results in</text:span></text:span><text:span text:style-name="Default_20_Paragraph_20_Font"><text:span text:style-name="T6"> the formation of </text:span></text:span><text:span text:style-name="Default_20_Paragraph_20_Font"><text:span text:style-name="T24">characteristic </text:span></text:span><text:span text:style-name="Default_20_Paragraph_20_Font"><text:span text:style-name="T6">networks of inter-helical weak hydrogen bonds between between </text:span></text:span><text:span text:style-name="Default_20_Paragraph_20_Font"><text:span text:style-name="T26">activated </text:span></text:span><text:span text:style-name="Default_20_Paragraph_20_Font"><text:span text:style-name="T6">Cα–H carbon donors and </text:span></text:span><text:span text:style-name="Default_20_Paragraph_20_Font"><text:span text:style-name="T25">backbone </text:span></text:span><text:span text:style-name="Default_20_Paragraph_20_Font"><text:span text:style-name="T6">carbonyl acceptor </text:span></text:span><text:span text:style-name="Default_20_Paragraph_20_Font"><text:span text:style-name="T25">groups</text:span></text:span><text:span text:style-name="Default_20_Paragraph_20_Font"><text:span text:style-name="T6"> on </text:span></text:span><text:span text:style-name="Default_20_Paragraph_20_Font"><text:span text:style-name="T25">the </text:span></text:span><text:span text:style-name="Default_20_Paragraph_20_Font"><text:span text:style-name="T6">opposing heli</text:span></text:span><text:span text:style-name="Default_20_Paragraph_20_Font"><text:span text:style-name="T25">x</text:span></text:span><text:span text:style-name="Default_20_Paragraph_20_Font"><text:span text:style-name="T6"> (Cα–H∙∙∙O=C hydrogen bonds) </text:span></text:span><text:reference-mark-start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Senes et al., 2001)</text:span></text:span><text:reference-mark-end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 We previously</text:span></text:span><text:span text:style-name="Default_20_Paragraph_20_Font"><text:span text:style-name="T1"> </text:span></text:span><text:span text:style-name="Default_20_Paragraph_20_Font"><text:span text:style-name="T6">showed that </text:span></text:span><text:span text:style-name="Default_20_Paragraph_20_Font"><text:span text:style-name="T26">these networks of Cα–H are major contributor to the stability of GAS</text:span></text:span><text:span text:style-name="Default_20_Paragraph_20_Font"><text:span text:style-name="T163">right</text:span></text:span><text:span text:style-name="Default_20_Paragraph_20_Font"><text:span text:style-name="T26"> along with</text:span></text:span><text:span text:style-name="Default_20_Paragraph_20_Font"><text:span text:style-name="T6"> </text:span></text:span><text:span text:style-name="Default_20_Paragraph_20_Font"><text:span text:style-name="T8">vdW interactions </text:span></text:span><text:reference-mark-start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Anderson et al., 2017)<text:reference-mark-end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text:span text:style-name="Default_20_Paragraph_20_Font"><text:span text:style-name="T6">. </text:span></text:span><text:span text:style-name="Default_20_Paragraph_20_Font"><text:span text:style-name="T26">Since GAS</text:span></text:span><text:span text:style-name="Default_20_Paragraph_20_Font"><text:span text:style-name="T163">right</text:span></text:span><text:span text:style-name="Default_20_Paragraph_20_Font"><text:span text:style-name="T26"> can </text:span></text:span><text:span text:style-name="Default_20_Paragraph_20_Font"><text:span text:style-name="T29">form</text:span></text:span><text:span text:style-name="Default_20_Paragraph_20_Font"><text:span text:style-name="T26"> strong dimers, we use</text:span></text:span><text:span text:style-name="Default_20_Paragraph_20_Font"><text:span text:style-name="T79">d designs in</text:span></text:span><text:span text:style-name="Default_20_Paragraph_20_Font"><text:span text:style-name="T26"> this region</text:span></text:span><text:span text:style-name="Default_20_Paragraph_20_Font"><text:span text:style-name="T27"> as a </text:span></text:span><text:span text:style-name="Default_20_Paragraph_20_Font"><text:span text:style-name="T28">positive </text:span></text:span><text:span text:style-name="Default_20_Paragraph_20_Font"><text:span text:style-name="T27">control </text:span></text:span><text:span text:style-name="Default_20_Paragraph_20_Font"><text:span text:style-name="T29">in our procedure </text:span></text:span><text:span text:style-name="Default_20_Paragraph_20_Font"><text:span text:style-name="T70">along with</text:span></text:span><text:span text:style-name="Default_20_Paragraph_20_Font"><text:span text:style-name="T27"> </text:span></text:span><text:span text:style-name="Default_20_Paragraph_20_Font"><text:span text:style-name="T70">the </text:span></text:span><text:span text:style-name="Default_20_Paragraph_20_Font"><text:span text:style-name="T27">vdW only design </text:span></text:span><text:span text:style-name="Default_20_Paragraph_20_Font"><text:span text:style-name="T28">based on the</text:span></text:span><text:span text:style-name="Default_20_Paragraph_20_Font"><text:span text:style-name="T27"> “Left” and “Right” regions. <text:s/></text:span></text:span><text:span text:style-name="Default_20_Paragraph_20_Font"><text:span text:style-name="T78">The set of amino acids used for the design of the interfaces of GAS</text:span></text:span><text:span text:style-name="Default_20_Paragraph_20_Font"><text:span text:style-name="T167">right</text:span></text:span><text:span text:style-name="Default_20_Paragraph_20_Font"><text:span text:style-name="T78"> designs included Gly in addition to the other 9 amino acids </text:span></text:span><text:span text:style-name="Default_20_Paragraph_20_Font"><text:span text:style-name="T80">used for the Left and Right region designs</text:span></text:span><text:span text:style-name="Default_20_Paragraph_20_Font"><text:span text:style-name="T78">.</text:span></text:span></text:p>
      <text:h text:style-name="P49" text:outline-level="4"><text:soft-page-break/>Selection of backbones <text:span text:style-name="T211">and </text:span>Computational Design Strategy</text:h>
      <text:p text:style-name="P37"><text:span text:style-name="T295">Within the boundaries of the three regions of </text:span><text:span text:style-name="Figure_20_in_20_text"><text:span text:style-name="T207">Fig. MP_DESIGNb</text:span></text:span><text:span text:style-name="T207">, </text:span><text:span text:style-name="T295">we selected a </text:span><text:span text:style-name="T207">total of </text:span><text:span text:style-name="Default_20_Paragraph_20_Font"><text:span text:style-name="T30">10000</text:span></text:span><text:span text:style-name="T207"> starting backbones with crossing angle and inter-helical distance randomly assigned within the</text:span><text:span text:style-name="T295">ir</text:span><text:span text:style-name="T207"> boundaries. Since no specific </text:span><text:span text:style-name="T294">dependency</text:span><text:span text:style-name="T207"> was identified for </text:span><text:span text:style-name="Default_20_Paragraph_20_Font"><text:span text:style-name="T20">the </text:span></text:span><text:span text:style-name="Default_20_Paragraph_20_Font"><text:span text:style-name="T30">axial rotation ω, </text:span></text:span><text:span text:style-name="Default_20_Paragraph_20_Font"><text:span text:style-name="T20">and the </text:span></text:span><text:span text:style-name="Default_20_Paragraph_20_Font"><text:span text:style-name="T109">Z</text:span></text:span><text:span text:style-name="Default_20_Paragraph_20_Font"><text:span text:style-name="T30"> </text:span></text:span><text:span text:style-name="Default_20_Paragraph_20_Font"><text:span text:style-name="T20">displacement </text:span></text:span><text:span text:style-name="Default_20_Paragraph_20_Font"><text:span text:style-name="T71">on the crossing angle and inter-helical distance</text:span></text:span><text:span text:style-name="Default_20_Paragraph_20_Font"><text:span text:style-name="T20">,</text:span></text:span><text:span text:style-name="Default_20_Paragraph_20_Font"><text:span text:style-name="T30"> these </text:span></text:span><text:span text:style-name="Default_20_Paragraph_20_Font"><text:span text:style-name="T31">two </text:span></text:span><text:span text:style-name="Default_20_Paragraph_20_Font"><text:span text:style-name="T71">parameters </text:span></text:span><text:span text:style-name="Default_20_Paragraph_20_Font"><text:span text:style-name="T30">were also </text:span></text:span><text:span text:style-name="Default_20_Paragraph_20_Font"><text:span text:style-name="T31">assigned </text:span></text:span><text:span text:style-name="Default_20_Paragraph_20_Font"><text:span text:style-name="T30">random</text:span></text:span><text:span text:style-name="Default_20_Paragraph_20_Font"><text:span text:style-name="T31">ly </text:span></text:span><text:span text:style-name="Default_20_Paragraph_20_Font"><text:span text:style-name="T77">(Supp._ROT_ZSHIFT_GRIDS)</text:span></text:span><text:span text:style-name="Default_20_Paragraph_20_Font"><text:span text:style-name="T30">.</text:span></text:span><text:span text:style-name="T207"> In creating these constructs we followed an approach used previously in a TOXGREEN study </text:span><text:reference-mark-start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207">(Anderson et al., 2017)</text:span><text:reference-mark-end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207">. The designs we based on a 21 amino acid hydrophobic segment, with the crossing point between the two monomers placed near the middle of the membrane. </text:span>For each <text:span text:style-name="T208">dimer</text:span>, <text:span text:style-name="T208">only 8 positions at the helix-helix</text:span> interface <text:span text:style-name="T208">were set as variable for the</text:span> design. <text:span text:style-name="T208">All</text:span> <text:span text:style-name="T179">non-interfacial positions of the </text:span>backbone <text:span text:style-name="T207">were</text:span> <text:span text:style-name="T179">standardized to Leucine.</text:span> <text:span text:style-name="T208">This standardization reduces variability in</text:span> hydrophobicity<text:span text:style-name="T179">, which helps obtaining consistent expression and insertion into the membrane of the TOXGREEN constructs. The poly-Leu backbone was used because this sequence has low propensity for association in TOXCAT based assays, reducing the risk of non-specific association outside of our designed interface (Zhou et al., 2000; Zhou et al., 2001; Ruan et al., 2003).</text:span></text:p>
      <text:p text:style-name="P40"><text:span text:style-name="T209">The pattern of variable and fixed position used for the constructs is illustrated in </text:span><text:span text:style-name="Figure_20_in_20_text"><text:span text:style-name="T209">Fig. MP_DESIGNc</text:span></text:span><text:span text:style-name="T209">. For the </text:span>GAS<text:span text:style-name="T158">right</text:span> <text:span text:style-name="T209">region, we adopted the typical pattern that spaces two interfacial positions (x) with two fixed positions (L), resulting in a LLLxxLLxxLLxxLLxxLLLL pattern</text:span> <text:reference-mark-start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Anderson et al., 2017; Mueller et al., 2014; Russ &amp; Engelman, 2000)<text:reference-mark-end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 <text:span text:style-name="T209">T</text:span>he same interface <text:span text:style-name="T209">was applied to</text:span> the Right region <text:span text:style-name="T209">designs</text:span>, which has geometr<text:span text:style-name="T179">y</text:span> <text:span text:style-name="T301">similar to GAS</text:span><text:span text:style-name="T178">right</text:span><text:span text:style-name="T301"> beside</text:span> a <text:span text:style-name="T179">l</text:span>arger <text:span text:style-name="T179">inter-helical</text:span> distance. <text:span text:style-name="T179">In the Left region, the interfacial positions follows the typical LxxLLxL heptad repeat that is typical in leucine zippers, knobs-into-holes, and coiled coils </text:span><text:reference-mark-start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79">(Ash et al., 2004; Bornberg-Bauer et al., 1998; Walshaw &amp; Woolfson, 2003)</text:span><text:reference-mark-end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79">. However, the specific registry of this pattern is dependent on the Z-shift and </text:span><text:soft-page-break/><text:span text:style-name="T179">axial rotation coordinate of the dimer (</text:span><text:span text:style-name="T296">Supp._LEFT_INTERFACE</text:span><text:span text:style-name="T210">). For this reason three different interfacial patterns, all consisting of 8 variable positions, were adopted for dimeric designs in this region (</text:span><text:span text:style-name="Figure_20_in_20_text"><text:span text:style-name="T209">Fig. MP_DESIGNc</text:span></text:span><text:span text:style-name="T210">). </text:span></text:p>
      <text:p text:style-name="P30"><text:span text:style-name="Default_20_Paragraph_20_Font"><text:span text:style-name="T32">The protein design was based on a Monte Carlo procedure that included an initial fixed</text:span></text:span><text:span text:style-name="Default_20_Paragraph_20_Font"><text:span text:style-name="T1"> backbone design, </text:span></text:span><text:span text:style-name="Default_20_Paragraph_20_Font"><text:span text:style-name="T32">followed by an</text:span></text:span><text:span text:style-name="Default_20_Paragraph_20_Font"><text:span text:style-name="T1"> iterative </text:span></text:span><text:span text:style-name="Default_20_Paragraph_20_Font"><text:span text:style-name="T35">local </text:span></text:span><text:span text:style-name="Default_20_Paragraph_20_Font"><text:span text:style-name="T1">backbone refinement </text:span></text:span><text:span text:style-name="Default_20_Paragraph_20_Font"><text:span text:style-name="T32">using the resulting </text:span></text:span><text:span text:style-name="Default_20_Paragraph_20_Font"><text:span text:style-name="T35">design </text:span></text:span><text:span text:style-name="Default_20_Paragraph_20_Font"><text:span text:style-name="T32">sequence</text:span></text:span><text:span text:style-name="Default_20_Paragraph_20_Font"><text:span text:style-name="T1"> </text:span></text:span><text:reference-mark-start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dontUpdate&quot;:true,&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lcH8MQXLve"/><text:span text:style-name="Default_20_Paragraph_20_Font"><text:span text:style-name="T1">(Huang et al., 2022; Kuhlman et al., 2003; Kulp et al., 2012; Nash et al., 2015; Senes, 2011) </text:span></text:span><text:reference-mark-end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dontUpdate&quot;:true,&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lcH8MQXLve"/><text:span text:style-name="Default_20_Paragraph_20_Font"><text:span text:style-name="T1">(</text:span></text:span><text:span text:style-name="Default_20_Paragraph_20_Font"><text:span text:style-name="T32">see </text:span></text:span><text:span text:style-name="Default_20_Paragraph_20_Font"><text:span text:style-name="T1">Methods). </text:span></text:span><text:span text:style-name="Default_20_Paragraph_20_Font"><text:span text:style-name="T212">As in our previous </text:span></text:span><text:span text:style-name="Default_20_Paragraph_20_Font"><text:span text:style-name="T35">GAS</text:span></text:span><text:span text:style-name="Default_20_Paragraph_20_Font"><text:span text:style-name="T164">right</text:span></text:span><text:span text:style-name="Default_20_Paragraph_20_Font"><text:span text:style-name="T35"> prediction and design studies </text:span></text:span><text:reference-mark-start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Anderson et al., 2017; Mueller et al., 2014)</text:span></text:span><text:reference-mark-end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 e</text:span></text:span><text:span text:style-name="Default_20_Paragraph_20_Font"><text:span text:style-name="T14">ach protein</text:span></text:span><text:span text:style-name="Default_20_Paragraph_20_Font"><text:span text:style-name="T2"> </text:span></text:span><text:span text:style-name="Default_20_Paragraph_20_Font"><text:span text:style-name="T35">was evaluated</text:span></text:span><text:span text:style-name="Default_20_Paragraph_20_Font"><text:span text:style-name="T2"> using a computational energ</text:span></text:span><text:span text:style-name="Default_20_Paragraph_20_Font"><text:span text:style-name="T4">y</text:span></text:span><text:span text:style-name="Default_20_Paragraph_20_Font"><text:span text:style-name="T2"> score composed of</text:span></text:span><text:span text:style-name="Default_20_Paragraph_20_Font"><text:span text:style-name="T1"> </text:span></text:span><text:span text:style-name="Default_20_Paragraph_20_Font"><text:span text:style-name="T35">a </text:span></text:span><text:span text:style-name="Default_20_Paragraph_20_Font"><text:span text:style-name="T1">vdW </text:span></text:span><text:span text:style-name="Default_20_Paragraph_20_Font"><text:span text:style-name="T35">function</text:span></text:span><text:span text:style-name="Default_20_Paragraph_20_Font"><text:span text:style-name="T1"> </text:span></text:span><text:reference-mark-start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MacKerell et al., 1998)</text:span></text:span><text:reference-mark-end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 hydrogen bonding </text:span></text:span><text:reference-mark-start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Krivov et al., 2009)</text:span></text:span><text:reference-mark-end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 and </text:span></text:span><text:span text:style-name="Default_20_Paragraph_20_Font"><text:span text:style-name="T34">the IMM1 </text:span></text:span><text:span text:style-name="Default_20_Paragraph_20_Font"><text:span text:style-name="T1">implicit </text:span></text:span><text:span text:style-name="Default_20_Paragraph_20_Font"><text:span text:style-name="T35">membrane </text:span></text:span><text:span text:style-name="Default_20_Paragraph_20_Font"><text:span text:style-name="T1">solvation </text:span></text:span><text:reference-mark-start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Lazaridis, 2003)</text:span></text:span><text:reference-mark-end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text:span></text:span></text:p>
      <text:p text:style-name="First_20_line_20_indent"><text:span text:style-name="Default_20_Paragraph_20_Font"><text:span text:style-name="T37">To control in part for the possibility that some of the constructs would associate through a different interface than their design,</text:span></text:span><text:span text:style-name="Default_20_Paragraph_20_Font"><text:span text:style-name="T1"> </text:span></text:span><text:span text:style-name="Default_20_Paragraph_20_Font"><text:span text:style-name="T38">we designed mutations at </text:span></text:span><text:span text:style-name="Default_20_Paragraph_20_Font"><text:span text:style-name="T1">position</text:span></text:span><text:span text:style-name="Default_20_Paragraph_20_Font"><text:span text:style-name="T77">s</text:span></text:span><text:span text:style-name="Default_20_Paragraph_20_Font"><text:span text:style-name="T1"> </text:span></text:span><text:span text:style-name="Default_20_Paragraph_20_Font"><text:span text:style-name="T14">expected to</text:span></text:span><text:span text:style-name="Default_20_Paragraph_20_Font"><text:span text:style-name="T1"> disrupt association of the given structure. For each of these designs, </text:span></text:span><text:span text:style-name="Default_20_Paragraph_20_Font"><text:span text:style-name="T14">an</text:span></text:span><text:span text:style-name="Default_20_Paragraph_20_Font"><text:span text:style-name="T1"> interfacial </text:span></text:span><text:span text:style-name="Default_20_Paragraph_20_Font"><text:span text:style-name="T14">position </text:span></text:span><text:span text:style-name="Default_20_Paragraph_20_Font"><text:span text:style-name="T77">was mutated</text:span></text:span><text:span text:style-name="Default_20_Paragraph_20_Font"><text:span text:style-name="T1"> either </text:span></text:span><text:span text:style-name="Default_20_Paragraph_20_Font"><text:span text:style-name="T38">small-to-large (</text:span></text:span><text:span text:style-name="Default_20_Paragraph_20_Font"><text:span text:style-name="T1">isoleucine</text:span></text:span><text:span text:style-name="Default_20_Paragraph_20_Font"><text:span text:style-name="T38">)</text:span></text:span><text:span text:style-name="Default_20_Paragraph_20_Font"><text:span text:style-name="T1"> or </text:span></text:span><text:span text:style-name="Default_20_Paragraph_20_Font"><text:span text:style-name="T38">large-to-small</text:span></text:span><text:span text:style-name="Default_20_Paragraph_20_Font"><text:span text:style-name="T1"> </text:span></text:span><text:span text:style-name="Default_20_Paragraph_20_Font"><text:span text:style-name="T38">(</text:span></text:span><text:span text:style-name="Default_20_Paragraph_20_Font"><text:span text:style-name="T1">al</text:span></text:span><text:span text:style-name="Default_20_Paragraph_20_Font">anine</text:span><text:span text:style-name="Default_20_Paragraph_20_Font"><text:span text:style-name="T213">)</text:span></text:span><text:span text:style-name="Default_20_Paragraph_20_Font"> (</text:span><text:span text:style-name="Figure_20_in_20_text">Fig. PRIMARY_DATASETa</text:span><text:span text:style-name="Default_20_Paragraph_20_Font">). </text:span><text:span text:style-name="Default_20_Paragraph_20_Font"><text:span text:style-name="T38">The</text:span></text:span><text:span text:style-name="Default_20_Paragraph_20_Font"><text:span text:style-name="T4"> isoleucine </text:span></text:span><text:span text:style-name="Default_20_Paragraph_20_Font"><text:span text:style-name="T38">mutants were designed to create</text:span></text:span><text:span text:style-name="Default_20_Paragraph_20_Font"><text:span text:style-name="T1"> significant </text:span></text:span><text:span text:style-name="Default_20_Paragraph_20_Font"><text:span text:style-name="T4">clashes </text:span></text:span><text:span text:style-name="Default_20_Paragraph_20_Font"><text:span text:style-name="T14">within the structure </text:span></text:span><text:span text:style-name="Default_20_Paragraph_20_Font"><text:span text:style-name="T55">(“Clash mutants”)</text:span></text:span><text:span text:style-name="Default_20_Paragraph_20_Font"><text:span text:style-name="T4">, </text:span></text:span><text:span text:style-name="Default_20_Paragraph_20_Font"><text:span text:style-name="T38">whereas the</text:span></text:span><text:span text:style-name="Default_20_Paragraph_20_Font"><text:span text:style-name="T4"> a</text:span></text:span><text:span text:style-name="Default_20_Paragraph_20_Font"><text:span text:style-name="T1">lanine </text:span></text:span><text:span text:style-name="Default_20_Paragraph_20_Font"><text:span text:style-name="T38">mutations (</text:span></text:span><text:span text:style-name="Default_20_Paragraph_20_Font"><text:span text:style-name="T4">”</text:span></text:span><text:span text:style-name="Default_20_Paragraph_20_Font"><text:span text:style-name="T55">Large→Ala”</text:span></text:span><text:span text:style-name="Default_20_Paragraph_20_Font"><text:span text:style-name="T38">) were designed to </text:span></text:span><text:span text:style-name="Default_20_Paragraph_20_Font"><text:span text:style-name="T14">produces</text:span></text:span><text:span text:style-name="Default_20_Paragraph_20_Font"><text:span text:style-name="T1"> a </text:span></text:span><text:span text:style-name="Default_20_Paragraph_20_Font"><text:span text:style-name="T38">significant</text:span></text:span><text:span text:style-name="Default_20_Paragraph_20_Font"><text:span text:style-name="T1"> </text:span></text:span><text:span text:style-name="Default_20_Paragraph_20_Font"><text:span text:style-name="T55">reduction of </text:span></text:span><text:span text:style-name="Default_20_Paragraph_20_Font"><text:span text:style-name="T38">packing</text:span></text:span><text:span text:style-name="Default_20_Paragraph_20_Font"><text:span text:style-name="T1"> at the helix-helix interface. </text:span></text:span><text:span text:style-name="Default_20_Paragraph_20_Font"><text:span text:style-name="T2">Both </text:span></text:span><text:span text:style-name="Default_20_Paragraph_20_Font"><text:span text:style-name="T55">C</text:span></text:span><text:span text:style-name="Default_20_Paragraph_20_Font"><text:span text:style-name="T2">lash and </text:span></text:span><text:span text:style-name="Default_20_Paragraph_20_Font"><text:span text:style-name="T55">Large→Ala</text:span></text:span><text:span text:style-name="Default_20_Paragraph_20_Font"><text:span text:style-name="T2"> mutants</text:span></text:span><text:span text:style-name="Default_20_Paragraph_20_Font"><text:span text:style-name="T1"> </text:span></text:span><text:span text:style-name="Default_20_Paragraph_20_Font"><text:span text:style-name="T2">were expected</text:span></text:span><text:span text:style-name="Default_20_Paragraph_20_Font"><text:span text:style-name="T1"> </text:span></text:span><text:span text:style-name="Default_20_Paragraph_20_Font"><text:span text:style-name="T4">to </text:span></text:span><text:span text:style-name="Default_20_Paragraph_20_Font"><text:span text:style-name="T1">decrease association, </text:span></text:span><text:span text:style-name="Default_20_Paragraph_20_Font"><text:span text:style-name="T2">with </text:span></text:span><text:span text:style-name="Default_20_Paragraph_20_Font"><text:span text:style-name="T55">C</text:span></text:span><text:span text:style-name="Default_20_Paragraph_20_Font"><text:span text:style-name="T2">lash mutants expected to result in drastic decreases as in previous studies </text:span></text:span><text:reference-mark-start text:name="ZOTERO_ITEM CSL_CITATION {&quot;citationID&quot;:&quot;TNMJwajb&quot;,&quot;properties&quot;:{&quot;formattedCitation&quot;:&quot;(Khadria et al., 2014; LaPointe et al., 2013; Lawrie et al., 2010; Wei et al., 2011, 2013)&quot;,&quot;plainCitation&quot;:&quot;(Khadria et al., 2014; LaPointe et al., 2013; Lawrie et al., 2010; Wei et al., 2011, 2013)&quot;,&quot;noteIndex&quot;:0},&quot;citationItems&quot;:[{&quot;id&quot;:394,&quot;uris&quot;:[&quot;http://zotero.org/users/local/TWX8bpul/items/BTPXLISK&quot;],&quot;itemData&quot;:{&quot;id&quot;:394,&quot;type&quot;:&quot;article-journal&quot;,&quot;abstract&quot;:&quot;Interactions between α-helices within the hydrophobic environment of lipid bilayers are integral to the folding and function of transmembrane proteins; however, the major forces that mediate these interactions remain debated, and our ability to predict these interactions is still largely untested. We recently demonstrated that the frequent transmembrane association motif GASright, the GxxxG-containing fold of the glycophorin A dimer, is optimal for the formation of extended networks of Cα–H hydrogen bonds, supporting the hypothesis that these bonds are major contributors to association. We also found that optimization of Cα–H hydrogen bonding and interhelical packing is sufficient to computationally predict the structure of known GASright dimers at near atomic level. Here, we demonstrate that this computational method can be used to characterize the structure of a protein not previously known to dimerize, by predicting and validating the transmembrane dimer of ADCK3, a mitochondrial kinase. ADCK3 is involved in the biosynthesis of the redox active lipid, ubiquinone, and human ADCK3 mutations cause a cerebellar ataxia associated with ubiquinone deficiency, but the biochemical functions of ADCK3 remain largely undefined. Our experimental analyses show that the transmembrane helix of ADCK3 oligomerizes, with an interface based on an extended Gly-zipper motif, as predicted by our models. The data provide strong evidence for the hypothesis that optimization of Cα–H hydrogen bonding is an important factor in the association of transmembrane helices. This work also provides a structural foundation for investigating the role of transmembrane association in regulating the biological activity of ADCK3.&quot;,&quot;container-title&quot;:&quot;Journal of the American Chemical Society&quot;,&quot;DOI&quot;:&quot;10.1021/ja505017f&quot;,&quot;ISSN&quot;:&quot;0002-7863&quot;,&quot;issue&quot;:&quot;40&quot;,&quot;journalAbbreviation&quot;:&quot;J. Am. Chem. Soc.&quot;,&quot;note&quot;:&quot;publisher: American Chemical Society&quot;,&quot;page&quot;:&quot;14068-14077&quot;,&quot;source&quot;:&quot;ACS Publications&quot;,&quot;title&quot;:&quot;A Gly-Zipper Motif Mediates Homodimerization of the Transmembrane Domain of the Mitochondrial Kinase ADCK3&quot;,&quot;volume&quot;:&quot;136&quot;,&quot;author&quot;:[{&quot;family&quot;:&quot;Khadria&quot;,&quot;given&quot;:&quot;Ambalika S.&quot;},{&quot;family&quot;:&quot;Mueller&quot;,&quot;given&quot;:&quot;Benjamin K.&quot;},{&quot;family&quot;:&quot;Stefely&quot;,&quot;given&quot;:&quot;Jonathan A.&quot;},{&quot;family&quot;:&quot;Tan&quot;,&quot;given&quot;:&quot;Chin Huat&quot;},{&quot;family&quot;:&quot;Pagliarini&quot;,&quot;given&quot;:&quot;David J.&quot;},{&quot;family&quot;:&quot;Senes&quot;,&quot;given&quot;:&quot;Alessandro&quot;}],&quot;issued&quot;:{&quot;date-parts&quot;:[[&quot;2014&quot;,10,8]]}}},{&quot;id&quot;:396,&quot;uris&quot;:[&quot;http://zotero.org/users/local/TWX8bpul/items/DFAALZ86&quot;],&quot;itemData&quot;:{&quot;id&quot;:396,&quot;type&quot;:&quot;article-journal&quot;,&quot;abstract&quot;:&quot;We report the first structural analysis of an integral membrane protein of the bacterial divisome. FtsB is a single-pass membrane protein with a periplasmic coiled coil. Its heterologous association with its partner FtsL represents an essential event for the recruitment of the late components to the division site. Using a combination of mutagenesis, computational modeling, and X-ray crystallography, we determined that FtsB self-associates, and we investigated its structural organization. We found that the transmembrane domain of FtsB homo-oligomerizes through an evolutionarily conserved interaction interface where a polar residue (Gln 16) plays a critical role through the formation of an interhelical hydrogen bond. The crystal structure of the periplasmic domain, solved as a fusion with Gp7, shows that 30 juxta-membrane amino acids of FtsB form a canonical coiled coil. The presence of conserved Gly residue in the linker region suggests that flexibility between the transmembrane and coiled coil domains is functionally important. We hypothesize that the transmembrane helices of FtsB form a stable dimeric core for its association with FtsL into a higher-order oligomer and that FtsL is required to stabilize the periplasmic domain of FtsB, leading to the formation of a complex that is competent for binding to FtsQ, and to their consequent recruitment to the divisome. The study provides an experimentally validated structural model and identifies point mutations that disrupt association, thereby establishing important groundwork for the functional characterization of FtsB in vivo.&quot;,&quot;container-title&quot;:&quot;Biochemistry&quot;,&quot;DOI&quot;:&quot;10.1021/bi400222r&quot;,&quot;ISSN&quot;:&quot;0006-2960&quot;,&quot;issue&quot;:&quot;15&quot;,&quot;journalAbbreviation&quot;:&quot;Biochemistry&quot;,&quot;note&quot;:&quot;publisher: American Chemical Society&quot;,&quot;page&quot;:&quot;2574-2585&quot;,&quot;source&quot;:&quot;ACS Publications&quot;,&quot;title&quot;:&quot;Structural Organization of FtsB, a Transmembrane Protein of the Bacterial Divisome&quot;,&quot;volume&quot;:&quot;52&quot;,&quot;author&quot;:[{&quot;family&quot;:&quot;LaPointe&quot;,&quot;given&quot;:&quot;Loren M.&quot;},{&quot;family&quot;:&quot;Taylor&quot;,&quot;given&quot;:&quot;Keenan C.&quot;},{&quot;family&quot;:&quot;Subramaniam&quot;,&quot;given&quot;:&quot;Sabareesh&quot;},{&quot;family&quot;:&quot;Khadria&quot;,&quot;given&quot;:&quot;Ambalika&quot;},{&quot;family&quot;:&quot;Rayment&quot;,&quot;given&quot;:&quot;Ivan&quot;},{&quot;family&quot;:&quot;Senes&quot;,&quot;given&quot;:&quot;Alessandro&quot;}],&quot;issued&quot;:{&quot;date-parts&quot;:[[&quot;2013&quot;,4,16]]}}},{&quot;id&quot;:393,&quot;uris&quot;:[&quot;http://zotero.org/users/local/TWX8bpul/items/JQ4MDYJL&quot;],&quot;itemData&quot;:{&quot;id&quot;:393,&quot;type&quot;:&quot;article-journal&quot;,&quot;abstract&quot;:&quot;We determined the sequence dependence of human BNIP3 transmembrane domain dimerization using the biological assay TOXCAT. Mutants in which intermonomer hydrogen bonds between Ser172 and His173 are abolished show moderate interaction, indicating that side-chain hydrogen bonds contribute to dimer stability but are not essential to dimerization. Mutants in which a GxxxG motif composed of Gly180 and Gly184 has been abolished show little or no interaction, demonstrating the critical nature of the GxxxG motif to BNIP3 dimerization. These findings show that side-chain hydrogen bonds can enhance the intrinsic dimerization of a GxxxG motif and that sequence context can control how hydrogen bonds influence helix–helix interactions in membranes. The dimer interface mapped by TOXCAT mutagenesis agrees closely with the interfaces observed in the NMR structure and inferred from mutational analysis of dimerization on SDS-PAGE, showing that the native dimer structure is retained in detergents. We show that TOXCAT and SDS-PAGE give complementary and consistent information about BNIP3 transmembrane domain dimerization: TOXCAT is insensitive to mutations that have modest effects on self-association in detergents but readily discriminates among mutations that completely disrupt detergent-resistant dimerization. The close agreement between conclusions reached from TOXCAT and SDS-PAGE data for BNIP3 suggests that accurate estimates of the relative effects of mutations on native-state protein–protein interactions can be obtained even when the detergent environment is strongly disruptive.&quot;,&quot;container-title&quot;:&quot;Journal of Molecular Biology&quot;,&quot;DOI&quot;:&quot;10.1016/j.jmb.2009.12.023&quot;,&quot;ISSN&quot;:&quot;0022-2836&quot;,&quot;issue&quot;:&quot;4&quot;,&quot;journalAbbreviation&quot;:&quot;Journal of Molecular Biology&quot;,&quot;page&quot;:&quot;924-936&quot;,&quot;title&quot;:&quot;Intermonomer Hydrogen Bonds Enhance GxxxG-Driven Dimerization of the BNIP3 Transmembrane Domain: Roles for Sequence Context in Helix–Helix Association in Membranes&quot;,&quot;volume&quot;:&quot;396&quot;,&quot;author&quot;:[{&quot;family&quot;:&quot;Lawrie&quot;,&quot;given&quot;:&quot;Charles M.&quot;},{&quot;family&quot;:&quot;Sulistijo&quot;,&quot;given&quot;:&quot;Endah S.&quot;},{&quot;family&quot;:&quot;MacKenzie&quot;,&quot;given&quot;:&quot;Kevin R.&quot;}],&quot;issued&quot;:{&quot;date-parts&quot;:[[&quot;2010&quot;,3,5]]}}},{&quot;id&quot;:401,&quot;uris&quot;:[&quot;http://zotero.org/users/local/TWX8bpul/items/RWFJU6ZK&quot;],&quot;itemData&quot;:{&quot;id&quot;:401,&quot;type&quot;:&quot;article-journal&quot;,&quot;abstract&quot;:&quot;Experiments with the transmembrane (TM) domains of the glycoprotein (GP) Ib-IX complex have indicated that the associations between the TM domains of these subunits play an important role in the proper assembly of the complex. As a first step toward understanding these associations, we previously found that the Ibβ TM domain dimerized strongly in Escherichia coli cell membranes and led to Ibβ TM-CYTO (cytoplasmic domain) dimerization in the SDS-PAGE assay, while neither Ibα nor IX TM-CYTO was able to dimerize. In this study, we used the TOXCAT assay to probe the Ibβ TM domain dimerization interface by Ala- and Leu-scanning mutagenesis. Our results show that this interface is based on a leucine zipper-like heptad repeat pattern of amino acids. Mutating either one of polar residues Gln129 or His139 to Leu or Ala disrupted Ibβ TM dimerization dramatically, indicating that polar residues might form part of the leucine zipper-based dimerization interface. Furthermore, these specific mutational effects in the TOXCAT assay were confirmed in the thiol-disulfide exchange and SDS-PAGE assays. The computational modeling studies further revealed that the most likely leucine zipper interface involves hydrogen bonding of Gln129 and electrostatic interaction of the His139 side chain. Correlation of computer modeling results with experimental mutagenesis studies on the Ibβ TM domain may provide insights for understanding the role of the association of TM domains on the assembly of GP Ib-IX complex.&quot;,&quot;container-title&quot;:&quot;Protein Science&quot;,&quot;DOI&quot;:&quot;10.1002/pro.713&quot;,&quot;ISSN&quot;:&quot;1469-896X&quot;,&quot;issue&quot;:&quot;11&quot;,&quot;language&quot;:&quot;en&quot;,&quot;note&quot;:&quot;_eprint: https://onlinelibrary.wiley.com/doi/pdf/10.1002/pro.713&quot;,&quot;page&quot;:&quot;1814-1823&quot;,&quot;source&quot;:&quot;Wiley Online Library&quot;,&quot;title&quot;:&quot;The dimerization interface of the glycoprotein Ibβ transmembrane domain corresponds to polar residues within a leucine zipper motif&quot;,&quot;volume&quot;:&quot;20&quot;,&quot;author&quot;:[{&quot;family&quot;:&quot;Wei&quot;,&quot;given&quot;:&quot;Peng&quot;},{&quot;family&quot;:&quot;Liu&quot;,&quot;given&quot;:&quot;Xin&quot;},{&quot;family&quot;:&quot;Hu&quot;,&quot;given&quot;:&quot;Miao-Hui&quot;},{&quot;family&quot;:&quot;Zuo&quot;,&quot;given&quot;:&quot;Li-Min&quot;},{&quot;family&quot;:&quot;Kai&quot;,&quot;given&quot;:&quot;Ming&quot;},{&quot;family&quot;:&quot;Wang&quot;,&quot;given&quot;:&quot;Rui&quot;},{&quot;family&quot;:&quot;Luo&quot;,&quot;given&quot;:&quot;Shi-Zhong&quot;}],&quot;issued&quot;:{&quot;date-parts&quot;:[[&quot;2011&quot;]]}}},{&quot;id&quot;:398,&quot;uris&quot;:[&quot;http://zotero.org/users/local/TWX8bpul/items/VM4EX3QD&quot;],&quot;itemData&quot;:{&quot;id&quot;:398,&quot;type&quot;:&quot;article-journal&quot;,&quot;abstract&quot;:&quot;Dimerization of the transmembrane (TM) adaptor protein DAP12 plays a key role in mediating activation signals through TM-TM association with cell-surface receptors. Herein, we apply the TOXCAT assay and molecular dynamics simulation to analyze dynamics and dimerization of the TM helix of DAP12 in the membrane bilayer. In the TOXCAT assay, we performed site-specific mutagenesis of potential dimerization motifs in the DAP12 TM domain. Instead of the common GxxxG dimerization motif, mutating either of the polar residues Asp-50 and Thr-54 significantly decreased the TOXCAT signal for the dimerization of DAP12 TM domain. Furthermore, through the conformational difference between wild-type and mutant DAP12 TM homodimers, a combined coarse-grained and atomistic molecular dynamics simulation has identified both Asp-50 and Thr-54 at the dimerization interface. The experimental and computational results of the DAP12 TM dimer are in excellent agreement with the previously reported NMR structure obtained in detergent micelles. Such a combination of dynamics simulation and cell-based experiments can be applied to produce insights at the molecular level into the TM-TM association of many other transmembrane proteins.&quot;,&quot;container-title&quot;:&quot;Biophysical Journal&quot;,&quot;DOI&quot;:&quot;10.1016/j.bpj.2013.01.054&quot;,&quot;ISSN&quot;:&quot;0006-3495&quot;,&quot;issue&quot;:&quot;7&quot;,&quot;journalAbbreviation&quot;:&quot;Biophysical Journal&quot;,&quot;page&quot;:&quot;1435-1444&quot;,&quot;source&quot;:&quot;ScienceDirect&quot;,&quot;title&quot;:&quot;The Association of Polar Residues in the DAP12 homodimer: TOXCAT and Molecular Dynamics Simulation Studies&quot;,&quot;title-short&quot;:&quot;The Association of Polar Residues in the DAP12 homodimer&quot;,&quot;volume&quot;:&quot;104&quot;,&quot;author&quot;:[{&quot;family&quot;:&quot;Wei&quot;,&quot;given&quot;:&quot;Peng&quot;},{&quot;family&quot;:&quot;Zheng&quot;,&quot;given&quot;:&quot;Bo-Kai&quot;},{&quot;family&quot;:&quot;Guo&quot;,&quot;given&quot;:&quot;Peng-Ru&quot;},{&quot;family&quot;:&quot;Kawakami&quot;,&quot;given&quot;:&quot;Toru&quot;},{&quot;family&quot;:&quot;Luo&quot;,&quot;given&quot;:&quot;Shi-Zhong&quot;}],&quot;issued&quot;:{&quot;date-parts&quot;:[[&quot;2013&quot;,4,2]]}}}],&quot;schema&quot;:&quot;https://github.com/citation-style-language/schema/raw/master/csl-citation.json&quot;} RNDD3cwwPIOs9"/><text:span text:style-name="Default_20_Paragraph_20_Font"><text:span text:style-name="T2">(Khadria et al., 2014; LaPointe et al., 2013; Lawrie et al., 2010; Wei et al., 2011, 2013)</text:span></text:span><text:reference-mark-end text:name="ZOTERO_ITEM CSL_CITATION {&quot;citationID&quot;:&quot;TNMJwajb&quot;,&quot;properties&quot;:{&quot;formattedCitation&quot;:&quot;(Khadria et al., 2014; LaPointe et al., 2013; Lawrie et al., 2010; Wei et al., 2011, 2013)&quot;,&quot;plainCitation&quot;:&quot;(Khadria et al., 2014; LaPointe et al., 2013; Lawrie et al., 2010; Wei et al., 2011, 2013)&quot;,&quot;noteIndex&quot;:0},&quot;citationItems&quot;:[{&quot;id&quot;:394,&quot;uris&quot;:[&quot;http://zotero.org/users/local/TWX8bpul/items/BTPXLISK&quot;],&quot;itemData&quot;:{&quot;id&quot;:394,&quot;type&quot;:&quot;article-journal&quot;,&quot;abstract&quot;:&quot;Interactions between α-helices within the hydrophobic environment of lipid bilayers are integral to the folding and function of transmembrane proteins; however, the major forces that mediate these interactions remain debated, and our ability to predict these interactions is still largely untested. We recently demonstrated that the frequent transmembrane association motif GASright, the GxxxG-containing fold of the glycophorin A dimer, is optimal for the formation of extended networks of Cα–H hydrogen bonds, supporting the hypothesis that these bonds are major contributors to association. We also found that optimization of Cα–H hydrogen bonding and interhelical packing is sufficient to computationally predict the structure of known GASright dimers at near atomic level. Here, we demonstrate that this computational method can be used to characterize the structure of a protein not previously known to dimerize, by predicting and validating the transmembrane dimer of ADCK3, a mitochondrial kinase. ADCK3 is involved in the biosynthesis of the redox active lipid, ubiquinone, and human ADCK3 mutations cause a cerebellar ataxia associated with ubiquinone deficiency, but the biochemical functions of ADCK3 remain largely undefined. Our experimental analyses show that the transmembrane helix of ADCK3 oligomerizes, with an interface based on an extended Gly-zipper motif, as predicted by our models. The data provide strong evidence for the hypothesis that optimization of Cα–H hydrogen bonding is an important factor in the association of transmembrane helices. This work also provides a structural foundation for investigating the role of transmembrane association in regulating the biological activity of ADCK3.&quot;,&quot;container-title&quot;:&quot;Journal of the American Chemical Society&quot;,&quot;DOI&quot;:&quot;10.1021/ja505017f&quot;,&quot;ISSN&quot;:&quot;0002-7863&quot;,&quot;issue&quot;:&quot;40&quot;,&quot;journalAbbreviation&quot;:&quot;J. Am. Chem. Soc.&quot;,&quot;note&quot;:&quot;publisher: American Chemical Society&quot;,&quot;page&quot;:&quot;14068-14077&quot;,&quot;source&quot;:&quot;ACS Publications&quot;,&quot;title&quot;:&quot;A Gly-Zipper Motif Mediates Homodimerization of the Transmembrane Domain of the Mitochondrial Kinase ADCK3&quot;,&quot;volume&quot;:&quot;136&quot;,&quot;author&quot;:[{&quot;family&quot;:&quot;Khadria&quot;,&quot;given&quot;:&quot;Ambalika S.&quot;},{&quot;family&quot;:&quot;Mueller&quot;,&quot;given&quot;:&quot;Benjamin K.&quot;},{&quot;family&quot;:&quot;Stefely&quot;,&quot;given&quot;:&quot;Jonathan A.&quot;},{&quot;family&quot;:&quot;Tan&quot;,&quot;given&quot;:&quot;Chin Huat&quot;},{&quot;family&quot;:&quot;Pagliarini&quot;,&quot;given&quot;:&quot;David J.&quot;},{&quot;family&quot;:&quot;Senes&quot;,&quot;given&quot;:&quot;Alessandro&quot;}],&quot;issued&quot;:{&quot;date-parts&quot;:[[&quot;2014&quot;,10,8]]}}},{&quot;id&quot;:396,&quot;uris&quot;:[&quot;http://zotero.org/users/local/TWX8bpul/items/DFAALZ86&quot;],&quot;itemData&quot;:{&quot;id&quot;:396,&quot;type&quot;:&quot;article-journal&quot;,&quot;abstract&quot;:&quot;We report the first structural analysis of an integral membrane protein of the bacterial divisome. FtsB is a single-pass membrane protein with a periplasmic coiled coil. Its heterologous association with its partner FtsL represents an essential event for the recruitment of the late components to the division site. Using a combination of mutagenesis, computational modeling, and X-ray crystallography, we determined that FtsB self-associates, and we investigated its structural organization. We found that the transmembrane domain of FtsB homo-oligomerizes through an evolutionarily conserved interaction interface where a polar residue (Gln 16) plays a critical role through the formation of an interhelical hydrogen bond. The crystal structure of the periplasmic domain, solved as a fusion with Gp7, shows that 30 juxta-membrane amino acids of FtsB form a canonical coiled coil. The presence of conserved Gly residue in the linker region suggests that flexibility between the transmembrane and coiled coil domains is functionally important. We hypothesize that the transmembrane helices of FtsB form a stable dimeric core for its association with FtsL into a higher-order oligomer and that FtsL is required to stabilize the periplasmic domain of FtsB, leading to the formation of a complex that is competent for binding to FtsQ, and to their consequent recruitment to the divisome. The study provides an experimentally validated structural model and identifies point mutations that disrupt association, thereby establishing important groundwork for the functional characterization of FtsB in vivo.&quot;,&quot;container-title&quot;:&quot;Biochemistry&quot;,&quot;DOI&quot;:&quot;10.1021/bi400222r&quot;,&quot;ISSN&quot;:&quot;0006-2960&quot;,&quot;issue&quot;:&quot;15&quot;,&quot;journalAbbreviation&quot;:&quot;Biochemistry&quot;,&quot;note&quot;:&quot;publisher: American Chemical Society&quot;,&quot;page&quot;:&quot;2574-2585&quot;,&quot;source&quot;:&quot;ACS Publications&quot;,&quot;title&quot;:&quot;Structural Organization of FtsB, a Transmembrane Protein of the Bacterial Divisome&quot;,&quot;volume&quot;:&quot;52&quot;,&quot;author&quot;:[{&quot;family&quot;:&quot;LaPointe&quot;,&quot;given&quot;:&quot;Loren M.&quot;},{&quot;family&quot;:&quot;Taylor&quot;,&quot;given&quot;:&quot;Keenan C.&quot;},{&quot;family&quot;:&quot;Subramaniam&quot;,&quot;given&quot;:&quot;Sabareesh&quot;},{&quot;family&quot;:&quot;Khadria&quot;,&quot;given&quot;:&quot;Ambalika&quot;},{&quot;family&quot;:&quot;Rayment&quot;,&quot;given&quot;:&quot;Ivan&quot;},{&quot;family&quot;:&quot;Senes&quot;,&quot;given&quot;:&quot;Alessandro&quot;}],&quot;issued&quot;:{&quot;date-parts&quot;:[[&quot;2013&quot;,4,16]]}}},{&quot;id&quot;:393,&quot;uris&quot;:[&quot;http://zotero.org/users/local/TWX8bpul/items/JQ4MDYJL&quot;],&quot;itemData&quot;:{&quot;id&quot;:393,&quot;type&quot;:&quot;article-journal&quot;,&quot;abstract&quot;:&quot;We determined the sequence dependence of human BNIP3 transmembrane domain dimerization using the biological assay TOXCAT. Mutants in which intermonomer hydrogen bonds between Ser172 and His173 are abolished show moderate interaction, indicating that side-chain hydrogen bonds contribute to dimer stability but are not essential to dimerization. Mutants in which a GxxxG motif composed of Gly180 and Gly184 has been abolished show little or no interaction, demonstrating the critical nature of the GxxxG motif to BNIP3 dimerization. These findings show that side-chain hydrogen bonds can enhance the intrinsic dimerization of a GxxxG motif and that sequence context can control how hydrogen bonds influence helix–helix interactions in membranes. The dimer interface mapped by TOXCAT mutagenesis agrees closely with the interfaces observed in the NMR structure and inferred from mutational analysis of dimerization on SDS-PAGE, showing that the native dimer structure is retained in detergents. We show that TOXCAT and SDS-PAGE give complementary and consistent information about BNIP3 transmembrane domain dimerization: TOXCAT is insensitive to mutations that have modest effects on self-association in detergents but readily discriminates among mutations that completely disrupt detergent-resistant dimerization. The close agreement between conclusions reached from TOXCAT and SDS-PAGE data for BNIP3 suggests that accurate estimates of the relative effects of mutations on native-state protein–protein interactions can be obtained even when the detergent environment is strongly disruptive.&quot;,&quot;container-title&quot;:&quot;Journal of Molecular Biology&quot;,&quot;DOI&quot;:&quot;10.1016/j.jmb.2009.12.023&quot;,&quot;ISSN&quot;:&quot;0022-2836&quot;,&quot;issue&quot;:&quot;4&quot;,&quot;journalAbbreviation&quot;:&quot;Journal of Molecular Biology&quot;,&quot;page&quot;:&quot;924-936&quot;,&quot;title&quot;:&quot;Intermonomer Hydrogen Bonds Enhance GxxxG-Driven Dimerization of the BNIP3 Transmembrane Domain: Roles for Sequence Context in Helix–Helix Association in Membranes&quot;,&quot;volume&quot;:&quot;396&quot;,&quot;author&quot;:[{&quot;family&quot;:&quot;Lawrie&quot;,&quot;given&quot;:&quot;Charles M.&quot;},{&quot;family&quot;:&quot;Sulistijo&quot;,&quot;given&quot;:&quot;Endah S.&quot;},{&quot;family&quot;:&quot;MacKenzie&quot;,&quot;given&quot;:&quot;Kevin R.&quot;}],&quot;issued&quot;:{&quot;date-parts&quot;:[[&quot;2010&quot;,3,5]]}}},{&quot;id&quot;:401,&quot;uris&quot;:[&quot;http://zotero.org/users/local/TWX8bpul/items/RWFJU6ZK&quot;],&quot;itemData&quot;:{&quot;id&quot;:401,&quot;type&quot;:&quot;article-journal&quot;,&quot;abstract&quot;:&quot;Experiments with the transmembrane (TM) domains of the glycoprotein (GP) Ib-IX complex have indicated that the associations between the TM domains of these subunits play an important role in the proper assembly of the complex. As a first step toward understanding these associations, we previously found that the Ibβ TM domain dimerized strongly in Escherichia coli cell membranes and led to Ibβ TM-CYTO (cytoplasmic domain) dimerization in the SDS-PAGE assay, while neither Ibα nor IX TM-CYTO was able to dimerize. In this study, we used the TOXCAT assay to probe the Ibβ TM domain dimerization interface by Ala- and Leu-scanning mutagenesis. Our results show that this interface is based on a leucine zipper-like heptad repeat pattern of amino acids. Mutating either one of polar residues Gln129 or His139 to Leu or Ala disrupted Ibβ TM dimerization dramatically, indicating that polar residues might form part of the leucine zipper-based dimerization interface. Furthermore, these specific mutational effects in the TOXCAT assay were confirmed in the thiol-disulfide exchange and SDS-PAGE assays. The computational modeling studies further revealed that the most likely leucine zipper interface involves hydrogen bonding of Gln129 and electrostatic interaction of the His139 side chain. Correlation of computer modeling results with experimental mutagenesis studies on the Ibβ TM domain may provide insights for understanding the role of the association of TM domains on the assembly of GP Ib-IX complex.&quot;,&quot;container-title&quot;:&quot;Protein Science&quot;,&quot;DOI&quot;:&quot;10.1002/pro.713&quot;,&quot;ISSN&quot;:&quot;1469-896X&quot;,&quot;issue&quot;:&quot;11&quot;,&quot;language&quot;:&quot;en&quot;,&quot;note&quot;:&quot;_eprint: https://onlinelibrary.wiley.com/doi/pdf/10.1002/pro.713&quot;,&quot;page&quot;:&quot;1814-1823&quot;,&quot;source&quot;:&quot;Wiley Online Library&quot;,&quot;title&quot;:&quot;The dimerization interface of the glycoprotein Ibβ transmembrane domain corresponds to polar residues within a leucine zipper motif&quot;,&quot;volume&quot;:&quot;20&quot;,&quot;author&quot;:[{&quot;family&quot;:&quot;Wei&quot;,&quot;given&quot;:&quot;Peng&quot;},{&quot;family&quot;:&quot;Liu&quot;,&quot;given&quot;:&quot;Xin&quot;},{&quot;family&quot;:&quot;Hu&quot;,&quot;given&quot;:&quot;Miao-Hui&quot;},{&quot;family&quot;:&quot;Zuo&quot;,&quot;given&quot;:&quot;Li-Min&quot;},{&quot;family&quot;:&quot;Kai&quot;,&quot;given&quot;:&quot;Ming&quot;},{&quot;family&quot;:&quot;Wang&quot;,&quot;given&quot;:&quot;Rui&quot;},{&quot;family&quot;:&quot;Luo&quot;,&quot;given&quot;:&quot;Shi-Zhong&quot;}],&quot;issued&quot;:{&quot;date-parts&quot;:[[&quot;2011&quot;]]}}},{&quot;id&quot;:398,&quot;uris&quot;:[&quot;http://zotero.org/users/local/TWX8bpul/items/VM4EX3QD&quot;],&quot;itemData&quot;:{&quot;id&quot;:398,&quot;type&quot;:&quot;article-journal&quot;,&quot;abstract&quot;:&quot;Dimerization of the transmembrane (TM) adaptor protein DAP12 plays a key role in mediating activation signals through TM-TM association with cell-surface receptors. Herein, we apply the TOXCAT assay and molecular dynamics simulation to analyze dynamics and dimerization of the TM helix of DAP12 in the membrane bilayer. In the TOXCAT assay, we performed site-specific mutagenesis of potential dimerization motifs in the DAP12 TM domain. Instead of the common GxxxG dimerization motif, mutating either of the polar residues Asp-50 and Thr-54 significantly decreased the TOXCAT signal for the dimerization of DAP12 TM domain. Furthermore, through the conformational difference between wild-type and mutant DAP12 TM homodimers, a combined coarse-grained and atomistic molecular dynamics simulation has identified both Asp-50 and Thr-54 at the dimerization interface. The experimental and computational results of the DAP12 TM dimer are in excellent agreement with the previously reported NMR structure obtained in detergent micelles. Such a combination of dynamics simulation and cell-based experiments can be applied to produce insights at the molecular level into the TM-TM association of many other transmembrane proteins.&quot;,&quot;container-title&quot;:&quot;Biophysical Journal&quot;,&quot;DOI&quot;:&quot;10.1016/j.bpj.2013.01.054&quot;,&quot;ISSN&quot;:&quot;0006-3495&quot;,&quot;issue&quot;:&quot;7&quot;,&quot;journalAbbreviation&quot;:&quot;Biophysical Journal&quot;,&quot;page&quot;:&quot;1435-1444&quot;,&quot;source&quot;:&quot;ScienceDirect&quot;,&quot;title&quot;:&quot;The Association of Polar Residues in the DAP12 homodimer: TOXCAT and Molecular Dynamics Simulation Studies&quot;,&quot;title-short&quot;:&quot;The Association of Polar Residues in the DAP12 homodimer&quot;,&quot;volume&quot;:&quot;104&quot;,&quot;author&quot;:[{&quot;family&quot;:&quot;Wei&quot;,&quot;given&quot;:&quot;Peng&quot;},{&quot;family&quot;:&quot;Zheng&quot;,&quot;given&quot;:&quot;Bo-Kai&quot;},{&quot;family&quot;:&quot;Guo&quot;,&quot;given&quot;:&quot;Peng-Ru&quot;},{&quot;family&quot;:&quot;Kawakami&quot;,&quot;given&quot;:&quot;Toru&quot;},{&quot;family&quot;:&quot;Luo&quot;,&quot;given&quot;:&quot;Shi-Zhong&quot;}],&quot;issued&quot;:{&quot;date-parts&quot;:[[&quot;2013&quot;,4,2]]}}}],&quot;schema&quot;:&quot;https://github.com/citation-style-language/schema/raw/master/csl-citation.json&quot;} RNDD3cwwPIOs9"/><text:span text:style-name="Default_20_Paragraph_20_Font"><text:span text:style-name="T2">.</text:span></text:span></text:p>
      <text:h text:style-name="Heading_20_4" text:outline-level="4">Experimental <text:span text:style-name="T302">determination of dimerization propensit</text:span><text:span text:style-name="T305">ies</text:span></text:h>
      <text:p text:style-name="First_20_line_20_indent"><text:span text:style-name="Default_20_Paragraph_20_Font"><text:span text:style-name="T51">We selected </text:span></text:span><text:span text:style-name="Default_20_Paragraph_20_Font"><text:span text:style-name="T2">1045 design sequences with a range of both structure and stability. </text:span></text:span><text:span text:style-name="Default_20_Paragraph_20_Font"><text:span text:style-name="T39">The propensity for dimerization of these sequences and their mutants was assessed in the </text:span></text:span><text:span text:style-name="Default_20_Paragraph_20_Font"><text:span text:style-name="T105">E</text:span></text:span><text:span text:style-name="Default_20_Paragraph_20_Font"><text:span text:style-name="T110">scherichia</text:span></text:span><text:span text:style-name="Default_20_Paragraph_20_Font"><text:span text:style-name="T105"> coli</text:span></text:span><text:span text:style-name="Default_20_Paragraph_20_Font"><text:span text:style-name="T1"> </text:span></text:span><text:span text:style-name="Default_20_Paragraph_20_Font"><text:span text:style-name="T39">membrane </text:span></text:span><text:span text:style-name="Default_20_Paragraph_20_Font"><text:span text:style-name="T4">using the high throughput TOX</text:span></text:span><text:span text:style-name="Default_20_Paragraph_20_Font"><text:span text:style-name="T36">GREEN</text:span></text:span><text:span text:style-name="Default_20_Paragraph_20_Font"><text:span text:style-name="T1"> sort-seq </text:span></text:span><text:span text:style-name="Default_20_Paragraph_20_Font"><text:span text:style-name="T39">assay </text:span></text:span><text:span text:style-name="Default_20_Paragraph_20_Font"><text:span text:style-name="T118">[REF]</text:span></text:span><text:span text:style-name="Default_20_Paragraph_20_Font"><text:span text:style-name="T1">. </text:span></text:span><text:span text:style-name="Default_20_Paragraph_20_Font"><text:span text:style-name="T40">TOXGREEN </text:span></text:span><text:reference-mark-start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Armstrong &amp; Senes, 2016)</text:span></text:span><text:reference-mark-end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 is</text:span></text:span><text:span text:style-name="Default_20_Paragraph_20_Font"><text:span text:style-name="T1"> </text:span></text:span><text:span text:style-name="Default_20_Paragraph_20_Font"><text:span text:style-name="T40">the GFP-based version of TOXCAT, a </text:span></text:span><text:span text:style-name="Default_20_Paragraph_20_Font"><text:span text:style-name="T1">widely used </text:span></text:span><text:span text:style-name="Default_20_Paragraph_20_Font"><text:span text:style-name="T105">in vivo</text:span></text:span><text:span text:style-name="Default_20_Paragraph_20_Font"><text:span text:style-name="T1"> reporter assay that is sensitive to the relative association of TM dimers in a biological membrane. </text:span></text:span><text:span text:style-name="Default_20_Paragraph_20_Font"><text:span text:style-name="T40">It</text:span></text:span><text:span text:style-name="Default_20_Paragraph_20_Font"><text:span text:style-name="T1"> is based on a chimeric protein in which the TM domain of interest is fused to the ToxR transcriptional activator. Dimerization </text:span></text:span><text:span text:style-name="Default_20_Paragraph_20_Font"><text:span text:style-name="T40">of </text:span></text:span><text:span text:style-name="Default_20_Paragraph_20_Font"><text:span text:style-name="T41">these</text:span></text:span><text:span text:style-name="Default_20_Paragraph_20_Font"><text:span text:style-name="T40"> construct</text:span></text:span><text:span text:style-name="Default_20_Paragraph_20_Font"><text:span text:style-name="T41">s</text:span></text:span><text:span text:style-name="Default_20_Paragraph_20_Font"><text:span text:style-name="T40"> </text:span></text:span><text:span text:style-name="Default_20_Paragraph_20_Font"><text:span text:style-name="T1">in the inner membrane </text:span></text:span><text:span text:style-name="Default_20_Paragraph_20_Font"><text:span text:style-name="T40">promotes </text:span></text:span><text:span text:style-name="Default_20_Paragraph_20_Font"><text:span text:style-name="T41">allows for </text:span></text:span><text:span text:style-name="Default_20_Paragraph_20_Font"><text:span text:style-name="T1">ToxR </text:span></text:span><text:span text:style-name="Default_20_Paragraph_20_Font"><text:span text:style-name="T41">binding</text:span></text:span><text:span text:style-name="Default_20_Paragraph_20_Font"><text:span text:style-name="T1"> to a specific promoter, </text:span></text:span><text:span text:style-name="Default_20_Paragraph_20_Font"><text:span text:style-name="T41">resulting in</text:span></text:span><text:span text:style-name="Default_20_Paragraph_20_Font"><text:span text:style-name="T1"> the expression of chloramphenicol acetyltransferase (CAT, </text:span></text:span><text:span text:style-name="Default_20_Paragraph_20_Font"><text:span text:style-name="T40">in TOXCAT</text:span></text:span><text:span text:style-name="Default_20_Paragraph_20_Font"><text:span text:style-name="T1">) </text:span></text:span><text:soft-page-break/><text:span text:style-name="Default_20_Paragraph_20_Font"><text:span text:style-name="T40">of GFP (in TOXGREEN)</text:span></text:span><text:span text:style-name="Default_20_Paragraph_20_Font"><text:span text:style-name="T1">. <text:s/>Quantification of </text:span></text:span><text:span text:style-name="Default_20_Paragraph_20_Font"><text:span text:style-name="T41">these reporter proteins</text:span></text:span><text:span text:style-name="Default_20_Paragraph_20_Font"><text:span text:style-name="T1"> provides </text:span></text:span><text:span text:style-name="Default_20_Paragraph_20_Font"><text:span text:style-name="T41">an indication of a TM domain’s propensity for oligomerization</text:span></text:span><text:span text:style-name="Default_20_Paragraph_20_Font"><text:span text:style-name="T1">. </text:span></text:span><text:span text:style-name="Default_20_Paragraph_20_Font"><text:span text:style-name="T40">We recently demonstrated that the </text:span></text:span><text:span text:style-name="Default_20_Paragraph_20_Font"><text:span text:style-name="T41">TOXCAT signal of</text:span></text:span><text:span text:style-name="Default_20_Paragraph_20_Font"><text:span text:style-name="T40"> a series of GAS</text:span></text:span><text:span text:style-name="Default_20_Paragraph_20_Font"><text:span text:style-name="T165">right</text:span></text:span><text:span text:style-name="Default_20_Paragraph_20_Font"><text:span text:style-name="T40"> dimers based on a </text:span></text:span><text:span text:style-name="Default_20_Paragraph_20_Font"><text:span text:style-name="T41">similar standardized </text:span></text:span><text:span text:style-name="Default_20_Paragraph_20_Font"><text:span text:style-name="T40">poly-Leu backbone </text:span></text:span><text:span text:style-name="Default_20_Paragraph_20_Font"><text:span text:style-name="T41">correlates well with their thermodynamic stability measured </text:span></text:span><text:span text:style-name="Default_20_Paragraph_20_Font"><text:span text:style-name="T111">in vitro</text:span></text:span><text:span text:style-name="Default_20_Paragraph_20_Font"><text:span text:style-name="T41"> </text:span></text:span><text:reference-mark-start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222">(D</text:span></text:span><text:span text:style-name="T224">íaz Vázquez et al., 2023)</text:span><text:reference-mark-end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41">. </text:span></text:span></text:p>
      <text:p text:style-name="P16"><text:span text:style-name="Default_20_Paragraph_20_Font"><text:span text:style-name="T1">Th</text:span></text:span><text:span text:style-name="Default_20_Paragraph_20_Font"><text:span text:style-name="T42">e recent development of a high-throughput TOXGREEN assay </text:span></text:span><text:span text:style-name="Default_20_Paragraph_20_Font"><text:span text:style-name="T43">based on sort-seq</text:span></text:span><text:span text:style-name="Default_20_Paragraph_20_Font"><text:span text:style-name="T42"> </text:span></text:span><text:span text:style-name="Default_20_Paragraph_20_Font"><text:span text:style-name="T117">[REF]</text:span></text:span><text:span text:style-name="Default_20_Paragraph_20_Font"><text:span text:style-name="T42"> allow</text:span></text:span><text:span text:style-name="Default_20_Paragraph_20_Font"><text:span text:style-name="T43">s for the</text:span></text:span><text:span text:style-name="Default_20_Paragraph_20_Font"><text:span text:style-name="T42"> measure</text:span></text:span><text:span text:style-name="Default_20_Paragraph_20_Font"><text:span text:style-name="T43">ment of</text:span></text:span><text:span text:style-name="Default_20_Paragraph_20_Font"><text:span text:style-name="T42"> thousands of</text:span></text:span><text:span text:style-name="Default_20_Paragraph_20_Font"><text:span text:style-name="T43"> </text:span></text:span><text:span text:style-name="Default_20_Paragraph_20_Font"><text:span text:style-name="T42">constructs simultaneously. </text:span></text:span><text:span text:style-name="Default_20_Paragraph_20_Font"><text:span text:style-name="T43">The</text:span></text:span><text:span text:style-name="Default_20_Paragraph_20_Font"><text:span text:style-name="T42"> assay</text:span></text:span><text:span text:style-name="Default_20_Paragraph_20_Font"><text:span text:style-name="T1"> utilizes a fluorescent activated cell sorting (FACS) </text:span></text:span><text:span text:style-name="Default_20_Paragraph_20_Font"><text:span text:style-name="T43">to separate cells based on their GFP expression in bins. </text:span></text:span><text:span text:style-name="Default_20_Paragraph_20_Font"><text:span text:style-name="T1"><text:s/></text:span></text:span><text:span text:style-name="Default_20_Paragraph_20_Font"><text:span text:style-name="T43">The </text:span></text:span><text:span text:style-name="Default_20_Paragraph_20_Font"><text:span text:style-name="T44">relative frequency of a </text:span></text:span><text:span text:style-name="Default_20_Paragraph_20_Font"><text:span text:style-name="T43">construct </text:span></text:span><text:span text:style-name="Default_20_Paragraph_20_Font"><text:span text:style-name="T44">in the bins is then measured using</text:span></text:span><text:span text:style-name="Default_20_Paragraph_20_Font"><text:span text:style-name="T1"> next generation sequencing (NGS)</text:span></text:span><text:span text:style-name="Default_20_Paragraph_20_Font"><text:span text:style-name="T4"> </text:span></text:span><text:span text:style-name="Default_20_Paragraph_20_Font"><text:span text:style-name="T44">and this profile is used to</text:span></text:span><text:span text:style-name="Default_20_Paragraph_20_Font"><text:span text:style-name="T4"> </text:span></text:span><text:span text:style-name="Default_20_Paragraph_20_Font"><text:span text:style-name="T2">reconstruct</text:span></text:span><text:span text:style-name="Default_20_Paragraph_20_Font"><text:span text:style-name="T1"> </text:span></text:span><text:span text:style-name="Default_20_Paragraph_20_Font"><text:span text:style-name="T44">the</text:span></text:span><text:span text:style-name="Default_20_Paragraph_20_Font"><text:span text:style-name="T1"> </text:span></text:span><text:span text:style-name="Default_20_Paragraph_20_Font"><text:span text:style-name="T44">GFP </text:span></text:span><text:span text:style-name="Default_20_Paragraph_20_Font"><text:span text:style-name="T1">fluorescence </text:span></text:span><text:span text:style-name="Default_20_Paragraph_20_Font"><text:span text:style-name="T44">of each individual construct</text:span></text:span><text:span text:style-name="Default_20_Paragraph_20_Font"><text:span text:style-name="T1"> </text:span></text:span><text:span text:style-name="Default_20_Paragraph_20_Font"><text:span text:style-name="T118">[REF]</text:span></text:span><text:span text:style-name="Default_20_Paragraph_20_Font"><text:span text:style-name="T1">.</text:span></text:span></text:p>
      <text:h text:style-name="Heading_20_4" text:outline-level="4"><text:span text:style-name="T302">The van der Waals-based designs are weak in comparison to </text:span>GAS<text:span text:style-name="T158">right</text:span></text:h>
      <text:p text:style-name="P28"><text:span text:style-name="Default_20_Paragraph_20_Font_20__28_WW_29_"><text:span text:style-name="T214">The NGS analysis </text:span></text:span><text:span text:style-name="Default_20_Paragraph_20_Font_20__28_WW_29_"><text:span text:style-name="T306">of the FACS fractions </text:span></text:span><text:span text:style-name="Default_20_Paragraph_20_Font_20__28_WW_29_"><text:span text:style-name="T214">recovered 91% of the designed sequences </text:span></text:span><text:span text:style-name="Default_20_Paragraph_20_Font_20__28_WW_29_"><text:span text:style-name="T298">(Supp._OUTPUT_GEOMETRIES and Supp._OPTIMIZED_ENERGY_SCORE_RANGE)</text:span></text:span><text:span text:style-name="Default_20_Paragraph_20_Font_20__28_WW_29_"><text:span text:style-name="T214">. After removing </text:span></text:span><text:span text:style-name="Default_20_Paragraph_20_Font_20__28_WW_29_"><text:span text:style-name="T263">241</text:span></text:span><text:span text:style-name="Default_20_Paragraph_20_Font_20__28_WW_29_"><text:span text:style-name="T214"> constructs that do not grow in maltose media (</text:span></text:span><text:span text:style-name="Default_20_Paragraph_20_Font_20__28_WW_29_"><text:span text:style-name="T255">suggesting that these constructs </text:span></text:span><text:span text:style-name="Default_20_Paragraph_20_Font_20__28_WW_29_"><text:span text:style-name="T306">may have</text:span></text:span><text:span text:style-name="Default_20_Paragraph_20_Font_20__28_WW_29_"><text:span text:style-name="T255"> poor</text:span></text:span><text:span text:style-name="Default_20_Paragraph_20_Font_20__28_WW_29_"><text:span text:style-name="T214"> membrane insertion), we obtained </text:span></text:span><text:span text:style-name="Default_20_Paragraph_20_Font_20__28_WW_29_"><text:span text:style-name="T306">a </text:span></text:span><text:span text:style-name="Default_20_Paragraph_20_Font_20__28_WW_29_"><text:span text:style-name="T214">reconstructed TOXGREEN fluorescence </text:span></text:span><text:span text:style-name="Default_20_Paragraph_20_Font_20__28_WW_29_"><text:span text:style-name="T306">signal</text:span></text:span><text:span text:style-name="Default_20_Paragraph_20_Font_20__28_WW_29_"><text:span text:style-name="T214"> for a total of </text:span></text:span><text:span text:style-name="Default_20_Paragraph_20_Font_20__28_WW_29_"><text:span text:style-name="T263">613</text:span></text:span><text:span text:style-name="Default_20_Paragraph_20_Font_20__28_WW_29_"><text:span text:style-name="T214"> designs and their respective mutants </text:span></text:span><text:span text:style-name="Default_20_Paragraph_20_Font_20__28_WW_29_"><text:span text:style-name="T228">(</text:span></text:span><text:span text:style-name="Default_20_Paragraph_20_Font_20__28_WW_29_"><text:span text:style-name="T229">1</text:span></text:span><text:span text:style-name="Default_20_Paragraph_20_Font_20__28_WW_29_"><text:span text:style-name="T230">38</text:span></text:span><text:span text:style-name="Default_20_Paragraph_20_Font_20__28_WW_29_"><text:span text:style-name="T228"> GAS</text:span></text:span><text:span text:style-name="Default_20_Paragraph_20_Font_20__28_WW_29_"><text:span text:style-name="T174">right</text:span></text:span><text:span text:style-name="Default_20_Paragraph_20_Font_20__28_WW_29_"><text:span text:style-name="T228">, </text:span></text:span><text:span text:style-name="Default_20_Paragraph_20_Font_20__28_WW_29_"><text:span text:style-name="T229">19</text:span></text:span><text:span text:style-name="Default_20_Paragraph_20_Font_20__28_WW_29_"><text:span text:style-name="T230">8</text:span></text:span><text:span text:style-name="Default_20_Paragraph_20_Font_20__28_WW_29_"><text:span text:style-name="T228"> Left and </text:span></text:span><text:span text:style-name="Default_20_Paragraph_20_Font_20__28_WW_29_"><text:span text:style-name="T229">27</text:span></text:span><text:span text:style-name="Default_20_Paragraph_20_Font_20__28_WW_29_"><text:span text:style-name="T230">7</text:span></text:span><text:span text:style-name="Default_20_Paragraph_20_Font_20__28_WW_29_"><text:span text:style-name="T228"> Ri</text:span></text:span><text:span text:style-name="Default_20_Paragraph_20_Font_20__28_WW_29_"><text:span text:style-name="T214">ght). </text:span></text:span><text:span text:style-name="Figure_20_in_20_text">Fig. PRIMARY_DATASETb</text:span> shows the <text:span text:style-name="T215">reconstructed GFP </text:span>fluorescence distribution of the designs <text:span text:style-name="T215">in the three regions</text:span> (dark green) <text:span text:style-name="T215">and their</text:span> <text:span text:style-name="T263">C</text:span>lash (<text:span text:style-name="T215">red</text:span>) <text:span text:style-name="T194">and </text:span><text:span text:style-name="Default_20_Paragraph_20_Font"><text:span text:style-name="T55">Large→Ala</text:span></text:span><text:span text:style-name="T194"> mutants (orange)</text:span>. <text:span text:style-name="T307">As a reference</text:span><text:span text:style-name="T216">, </text:span><text:span text:style-name="T307">the </text:span><text:span text:style-name="T216">the fluorescence of the </text:span><text:span text:style-name="T307">two classic controls is indicated, the</text:span><text:span text:style-name="T216"> strong dimer glycophorin A (GpA) and its monomeric G83I variants. </text:span></text:p>
      <text:p text:style-name="P26">It is notable that the fluorescence <text:span text:style-name="T217">of the designs</text:span> within the GAS<text:span text:style-name="T158">right</text:span> <text:span text:style-name="T217">region </text:span>spans a larger range than both the Left and Right designs, <text:span text:style-name="T256">including constructs </text:span><text:span text:style-name="T257">with fluorescence comparable or greater than the strong GpA dimer, </text:span><text:span text:style-name="T215">confirming</text:span> <text:span text:style-name="T257">the propensity of </text:span>GAS<text:span text:style-name="T158">right</text:span> for strong self-association. <text:s/><text:span text:style-name="T217">In contrast, the majority of the designs in the Left and Right regions appear monomeric or have a weak propensity to oligomerize. For example, approximately 40% of the GAS</text:span><text:span text:style-name="T173">right</text:span><text:span text:style-name="T218"> designs have a reconstructed fluorescence above 60% of the GpA standard (14,500 fluorescent units in the figure), compared to only 8% and 4% of the Left and Right designs. </text:span>Th<text:span text:style-name="T219">e</text:span>s<text:span text:style-name="T219">e</text:span> <text:span text:style-name="T157">data </text:span>suggests that <text:span text:style-name="T219">GAS</text:span><text:span text:style-name="T172">right</text:span><text:span text:style-name="T157"> is a motif that is </text:span><text:span text:style-name="T259">highly </text:span><text:span text:style-name="T157">designable for stability</text:span><text:span text:style-name="T257">,</text:span><text:span text:style-name="T157"> </text:span><text:span text:style-name="T259">whereas </text:span><text:span text:style-name="T157">the sequences </text:span><text:span text:style-name="T257">in the Right and Left region</text:span><text:span text:style-name="T157"> </text:span><text:soft-page-break/><text:span text:style-name="T157">are much weaker. </text:span><text:span text:style-name="T259">In turn, this </text:span><text:span text:style-name="T258">suggest</text:span><text:span text:style-name="T259">s</text:span><text:span text:style-name="T258"> that, </text:span><text:span text:style-name="T259">at least in the conditions tested,</text:span><text:span text:style-name="T157"> vdW packing</text:span><text:span text:style-name="T258"> </text:span><text:span text:style-name="T260">is not a strong driver for dimerization, and thus that the</text:span><text:span text:style-name="T157"> network of weak hydrogen bonds </text:span><text:span text:style-name="T260">that characterizes the interaction interface of </text:span><text:span text:style-name="T219">GAS</text:span><text:span text:style-name="T172">right</text:span><text:span text:style-name="T191"> </text:span><text:span text:style-name="T260">plays an important role for the stability of this common motif</text:span><text:span text:style-name="T157">. </text:span><text:span text:style-name="T261">It is however notable that even in the Right and Left regions, a small number of sequences are present whose TOXGREEN signals rise to the level corresponding to moderate dimerization propensity.</text:span></text:p>
      <text:p text:style-name="P27"><text:span text:style-name="Figure_20_in_20_text"><text:span text:style-name="T1">Fig. PRIMARY_DATASETb</text:span></text:span><text:span text:style-name="T1"> </text:span><text:span text:style-name="T45">shows the reconstructed TOXGREEN fluorescence of the </text:span><text:span text:style-name="T56">C</text:span><text:span text:style-name="T45">lash (red) and </text:span><text:span text:style-name="Default_20_Paragraph_20_Font"><text:span text:style-name="T55">Large→Ala</text:span></text:span><text:span text:style-name="T45"> (</text:span><text:span text:style-name="T51">orange</text:span><text:span text:style-name="T45">) </text:span><text:span text:style-name="T56">controls </text:span><text:span text:style-name="T57">side by side with the original design </text:span><text:span text:style-name="T77">(green)</text:span><text:span text:style-name="T45">. For the </text:span><text:span text:style-name="T2">GAS</text:span><text:span text:style-name="T161">right</text:span><text:span text:style-name="T2"> </text:span><text:span text:style-name="T45">designs, the introduction of </text:span><text:span text:style-name="T2">clashing mutations result in a </text:span><text:span text:style-name="T45">dramatic</text:span><text:span text:style-name="T2"> decrease in </text:span><text:span text:style-name="T45">the distribution of </text:span><text:span text:style-name="T2">fluorescence. </text:span><text:span text:style-name="T45">Since these mutations were designed to be incompatible with their structural model,</text:span><text:span text:style-name="T2"> </text:span><text:span text:style-name="T45">the result</text:span><text:span text:style-name="T56">s</text:span><text:span text:style-name="T45"> </text:span><text:span text:style-name="T56">are</text:span><text:span text:style-name="T45"> </text:span><text:span text:style-name="T2">consistent with </text:span><text:span text:style-name="T56">the assumption that </text:span><text:span text:style-name="T45">a majority of the</text:span><text:span text:style-name="T56">se</text:span><text:span text:style-name="T45"> </text:span><text:span text:style-name="T56">constructs</text:span><text:span text:style-name="T2"> associat</text:span><text:span text:style-name="T56">e</text:span><text:span text:style-name="T2"> according to </text:span><text:span text:style-name="T45">their</text:span><text:span text:style-name="T2"> designed </text:span><text:span text:style-name="T56">interface</text:span><text:span text:style-name="T2">. </text:span><text:span text:style-name="T58">T</text:span><text:span text:style-name="T45">he reconstructed fluorescence distribution observed for the </text:span><text:span text:style-name="T56">C</text:span><text:span text:style-name="T45">lash mutants of the</text:span><text:span text:style-name="T2"> Left and Right design regions </text:span><text:span text:style-name="T58">is</text:span><text:span text:style-name="T2"> less dramatic </text:span><text:span text:style-name="T58">(</text:span><text:span text:style-name="T46">as expected</text:span><text:span text:style-name="T2"> because</text:span><text:span text:style-name="T45"> th</text:span><text:span text:style-name="T46">e</text:span><text:span text:style-name="T58">se</text:span><text:span text:style-name="T46"> construct already contain a large fraction of constructs that are monomeric or weakly dimeric</text:span><text:span text:style-name="T58">) but</text:span><text:span text:style-name="T45"> statistically significant</text:span><text:span text:style-name="T2">. </text:span><text:span text:style-name="T58">This suggest the positions involved participate in the predicted interface also in a significant fractions of the Left and Right constructs.</text:span><text:span text:style-name="T2"> </text:span></text:p>
      <text:p text:style-name="First_20_line_20_indent"><text:span text:style-name="T59">Su</text:span><text:span text:style-name="T62">r</text:span><text:span text:style-name="T59">prisingly</text:span><text:span text:style-name="T47">, the set </text:span><text:span text:style-name="T51">o</text:span><text:span text:style-name="T47">f </text:span><text:span text:style-name="Default_20_Paragraph_20_Font"><text:span text:style-name="T55">Large→Ala</text:span></text:span><text:span text:style-name="T2"> mutants do not show a </text:span><text:span text:style-name="T59">general </text:span><text:span text:style-name="T2">decrease in fluorescence </text:span><text:span text:style-name="T47">for any of the design regions</text:span><text:span text:style-name="T2">. </text:span><text:span text:style-name="T59">A small </text:span><text:span text:style-name="T61">but not statistical</text:span><text:span text:style-name="T63">ly</text:span><text:span text:style-name="T61"> significant </text:span><text:span text:style-name="T59">decrease is observed for the designs in the </text:span><text:span text:style-name="T60">GAS</text:span><text:span text:style-name="T161">right</text:span><text:span text:style-name="T188"> </text:span><text:span text:style-name="T189">region, </text:span><text:span text:style-name="T190">whereas the mutants in the Right and Left region show a small increase (also not significant). </text:span><text:span text:style-name="T47">These mutants consist of individual Ala substitutions of larger (generally </text:span><text:span text:style-name="T52">F, L, Y, and I</text:span><text:span text:style-name="T47">) that were </text:span><text:span text:style-name="T48">designed</text:span><text:span text:style-name="T47"> to reduce the amount of packing by a small amount (</text:span><text:span text:style-name="T52">Supp._</text:span><text:span text:style-name="T53">VOID_SASA_DATA </text:span><text:span text:style-name="T77">and Supp._</text:span><text:span text:style-name="T296">INTERFACE_SASA</text:span><text:span text:style-name="T47">), </text:span><text:span text:style-name="T48">although they do not </text:span><text:span text:style-name="T59">generally </text:span><text:span text:style-name="T48">create cavities, given the nature of the long and narrow </text:span><text:span text:style-name="T59">nature of the</text:span><text:span text:style-name="T48"> helix-helix interface. Large-to-small mutations are often well tolerated in mutagenesis of single pass TM dimers but they can reduce dimerization </text:span><text:reference-mark-start text:name="ZOTERO_ITEM CSL_CITATION {&quot;citationID&quot;:&quot;pzRunv6K&quot;,&quot;properties&quot;:{&quot;formattedCitation&quot;:&quot;(Doura &amp; Fleming, 2004; Fleming &amp; Engelman, 2001; Howitt et al., 1996; Metcalf et al., 2007; Mingarro et al., 1996)&quot;,&quot;plainCitation&quot;:&quot;(Doura &amp; Fleming, 2004; Fleming &amp; Engelman, 2001; Howitt et al., 1996; Metcalf et al., 2007; Mingarro et al., 1996)&quot;,&quot;noteIndex&quot;:0},&quot;citationItems&quot;:[{&quot;id&quot;:424,&quot;uris&quot;:[&quot;http://zotero.org/users/local/TWX8bpul/items/9E624U8W&quot;],&quot;itemData&quot;:{&quot;id&quot;:424,&quot;type&quot;:&quot;article-journal&quot;,&quot;abstract&quot;:&quot;To explore the residue interactions in the glycophorin A dimerization motif, an alanine scan double mutant analysis at the helix–helix interface was carried out. These data reveal a combination of additive and coupled effects. The majority of the double mutants are found to be equally or slightly more stable than would be predicted by the sum of the energetic cost of the single-point mutants. The proximity of the mutated sites is not related to the presence of coupling between those sites. Previous studies reveal that a single face of the glycophorin A monomer contains a specific glycine-containing motif (GxxxG) that is thought to be a driving force for the association of transmembrane helices. Double mutant cycles suggest that the relationship of the GxxxG motif to the remainder of the helix–helix interface is complex. Sequences containing mutations that abolish the GxxxG motif retain an ability to dimerize, while a sequence containing a GxxxG motif appears unable to form dimers. The energetic effects of weakly coupled and additive double mutants can be explained by changes in van der Waals interactions at the dimer interface. These results emphasize the fact that the sequence context of the dimer interface modulates the strength of the glycophorin A GxxxG-mediated transmembrane dimerization reaction.&quot;,&quot;container-title&quot;:&quot;Journal of Molecular Biology&quot;,&quot;DOI&quot;:&quot;10.1016/j.jmb.2004.09.011&quot;,&quot;ISSN&quot;:&quot;0022-2836&quot;,&quot;issue&quot;:&quot;5&quot;,&quot;journalAbbreviation&quot;:&quot;Journal of Molecular Biology&quot;,&quot;page&quot;:&quot;1487-1497&quot;,&quot;source&quot;:&quot;ScienceDirect&quot;,&quot;title&quot;:&quot;Complex Interactions at the Helix–Helix Interface Stabilize the Glycophorin A Transmembrane Dimer&quot;,&quot;volume&quot;:&quot;343&quot;,&quot;author&quot;:[{&quot;family&quot;:&quot;Doura&quot;,&quot;given&quot;:&quot;Abigail K.&quot;},{&quot;family&quot;:&quot;Fleming&quot;,&quot;given&quot;:&quot;Karen G.&quot;}],&quot;issued&quot;:{&quot;date-parts&quot;:[[&quot;2004&quot;,11,5]]}}},{&quot;id&quot;:418,&quot;uris&quot;:[&quot;http://zotero.org/users/local/TWX8bpul/items/3AMKZ8H8&quot;],&quot;itemData&quot;:{&quot;id&quot;:418,&quot;type&quot;:&quot;article-journal&quot;,&quot;abstract&quot;:&quot;Biological membrane fusion involves a highly precise and ordered set of protein–protein interactions. Synaptobrevin is a key player in this process. Mutagenesis studies of its single transmembrane segment suggest that it dimerizes in a sequence specific manner. Using the computational methods developed for the successful structure prediction of the glycophorin A transmembrane dimer, we have calculated a structural model for the synaptobrevin dimer. Our computational search yields a well-populated cluster of right-handed structures consistent with the experimentally determined dimerization motif. The three-dimensional structure contains an interface formed primarily by leucine and isoleucine side-chain atoms and has no interhelical hydrogen bonds. The model is the first three-dimensional picture of the synaptobrevin transmembrane dimer and provides a basis for further focused experimentation on its structure and association thermodynamics. Proteins 2001;45:313–317. © 2001 Wiley-Liss, Inc.&quot;,&quot;container-title&quot;:&quot;Proteins: Structure, Function, and Bioinformatics&quot;,&quot;DOI&quot;:&quot;10.1002/prot.1151&quot;,&quot;ISSN&quot;:&quot;1097-0134&quot;,&quot;issue&quot;:&quot;4&quot;,&quot;language&quot;:&quot;en&quot;,&quot;license&quot;:&quot;Copyright © 2001 Wiley-Liss, Inc.&quot;,&quot;note&quot;:&quot;_eprint: https://onlinelibrary.wiley.com/doi/pdf/10.1002/prot.1151&quot;,&quot;page&quot;:&quot;313-317&quot;,&quot;source&quot;:&quot;Wiley Online Library&quot;,&quot;title&quot;:&quot;Computation and mutagenesis suggest a right-handed structure for the synaptobrevin transmembrane dimer&quot;,&quot;volume&quot;:&quot;45&quot;,&quot;author&quot;:[{&quot;family&quot;:&quot;Fleming&quot;,&quot;given&quot;:&quot;Karen G.&quot;},{&quot;family&quot;:&quot;Engelman&quot;,&quot;given&quot;:&quot;Donald M.&quot;}],&quot;issued&quot;:{&quot;date-parts&quot;:[[&quot;2001&quot;]]}}},{&quot;id&quot;:421,&quot;uris&quot;:[&quot;http://zotero.org/users/local/TWX8bpul/items/QHJ47T2S&quot;],&quot;itemData&quot;:{&quot;id&quot;:421,&quot;type&quot;:&quot;article-journal&quot;,&quot;abstract&quot;:&quot;&lt;p&gt;Site-directed mutagenesis was used to investigate the roles of a short series of hydrophobic amino acids in the b-subunit of the &lt;i&gt;Escherichia coli&lt;/i&gt; F&lt;sub&gt;0&lt;/sub&gt;F&lt;sub&gt;1&lt;/sub&gt;-ATPase. A mutation affecting one of these, G131D, had been previously characterized and was found to interrupt assembly of the F&lt;sub&gt;0&lt;/sub&gt;F&lt;sub&gt;1&lt;/sub&gt;-ATPase (Jans, D. A., Hatch, L., Fimmel, A. L., Gibson, D., and Cox, G. B.(1985) &lt;i&gt;J. Bacteriol.&lt;/i&gt; 162, 420-426). To extend this work, aspartic acid was substituted for each one of the residues from positions 124 to 132. The properties of mutants in this series are consistent with the region from Val&lt;sup&gt;124&lt;/sup&gt; to Gly&lt;sup&gt;131&lt;/sup&gt; forming an α-helix. Two of the mutations, V124D and A128D, resulted in a similar phenotype to the G131D mutation. This suggested that Val&lt;sup&gt;124&lt;/sup&gt;, Ala&lt;sup&gt;128&lt;/sup&gt;, and Gly&lt;sup&gt;131&lt;/sup&gt; form a helical face which may have a role in inter- or intrasubunit interactions. This was tested by overexpressing and purifying the cytoplasmic domains of the wild type and A128D mutant b-subunits. Sedimentation equilibrium centrifugation indicated that the wild type domain formed a dimer whereas the mutant was present as a monomer.&lt;/p&gt;&quot;,&quot;container-title&quot;:&quot;Journal of Biological Chemistry&quot;,&quot;DOI&quot;:&quot;10.1074/jbc.271.12.7038&quot;,&quot;ISSN&quot;:&quot;0021-9258, 1083-351X&quot;,&quot;issue&quot;:&quot;12&quot;,&quot;journalAbbreviation&quot;:&quot;Journal of Biological Chemistry&quot;,&quot;language&quot;:&quot;English&quot;,&quot;note&quot;:&quot;publisher: Elsevier\nPMID: 8636135&quot;,&quot;page&quot;:&quot;7038-7042&quot;,&quot;source&quot;:&quot;www.jbc.org&quot;,&quot;title&quot;:&quot;A Mutation in Which Alanine 128 Is Replaced by Aspartic Acid Abolishes Dimerization of the b-Subunit of the F0F1-ATPase from Escherichia coli(∗)&quot;,&quot;volume&quot;:&quot;271&quot;,&quot;author&quot;:[{&quot;family&quot;:&quot;Howitt&quot;,&quot;given&quot;:&quot;Susan M.&quot;},{&quot;family&quot;:&quot;Rodgers&quot;,&quot;given&quot;:&quot;Andrew J. W.&quot;},{&quot;family&quot;:&quot;Jeffrey&quot;,&quot;given&quot;:&quot;Peter D.&quot;},{&quot;family&quot;:&quot;Cox&quot;,&quot;given&quot;:&quot;Graeme B.&quot;}],&quot;issued&quot;:{&quot;date-parts&quot;:[[&quot;1996&quot;,3,22]]}}},{&quot;id&quot;:415,&quot;uris&quot;:[&quot;http://zotero.org/users/local/TWX8bpul/items/CS9I62M6&quot;],&quot;itemData&quot;:{&quot;id&quot;:415,&quot;type&quot;:&quot;article-journal&quot;,&quot;abstract&quot;:&quot;We present a molecular modeling protocol that selects modeled protein structures based on experimental mutagenesis results. The computed effect of a point mutation should be consistent with its experimental effect for correct models; mutations that do not affect protein stability and function should not affect the computed energy of a correct model while destabilizing mutations should have unfavorable computed energies. On the other hand, an incorrect model will likely display computed energies that are inconsistent with experimental results. We added terms to our energy function which penalize models that are inconsistent with experimental results. This creates a selective advantage for models that are consistent with experimental results in the Monte Carlo simulated annealing protocol we use to search conformational space. We calibrated our protocol to predict the structure of transmembrane helix dimers using glycophorin A as a model system. Inclusion of mutational data in this protocol compensates for the limitations of our force field and the limitations of our conformational search. We demonstrate an application of this structure prediction protocol by modeling the transmembrane region of the BNIP3 apoptosis factor. © 2007 Wiley-Liss, Inc.&quot;,&quot;container-title&quot;:&quot;Proteins: Structure, Function, and Bioinformatics&quot;,&quot;DOI&quot;:&quot;10.1002/prot.21265&quot;,&quot;ISSN&quot;:&quot;1097-0134&quot;,&quot;issue&quot;:&quot;2&quot;,&quot;language&quot;:&quot;en&quot;,&quot;license&quot;:&quot;Copyright © 2007 Wiley-Liss, Inc.&quot;,&quot;note&quot;:&quot;_eprint: https://onlinelibrary.wiley.com/doi/pdf/10.1002/prot.21265&quot;,&quot;page&quot;:&quot;375-384&quot;,&quot;source&quot;:&quot;Wiley Online Library&quot;,&quot;title&quot;:&quot;Mutagenesis data in the automated prediction of transmembrane helix dimers&quot;,&quot;volume&quot;:&quot;67&quot;,&quot;author&quot;:[{&quot;family&quot;:&quot;Metcalf&quot;,&quot;given&quot;:&quot;Douglas G.&quot;},{&quot;family&quot;:&quot;Law&quot;,&quot;given&quot;:&quot;Peter B.&quot;},{&quot;family&quot;:&quot;DeGrado&quot;,&quot;given&quot;:&quot;William F.&quot;}],&quot;issued&quot;:{&quot;date-parts&quot;:[[&quot;2007&quot;]]}}},{&quot;id&quot;:408,&quot;uris&quot;:[&quot;http://zotero.org/users/local/TWX8bpul/items/JLQMNAUJ&quot;],&quot;itemData&quot;:{&quot;id&quot;:408,&quot;type&quot;:&quot;article-journal&quot;,&quot;abstract&quot;:&quot;Alanine insertions into the glycophorin A transmembrane helix are found to disrupt helix-helix dimerization in a way that is fully consistent with earlier saturation mutagenesis data, suggesting that Ala-insertion scanning can be used to rapidly map the approximate location of structurally and/or functionally important segments in transmembrane helices.&quot;,&quot;container-title&quot;:&quot;Protein Science&quot;,&quot;DOI&quot;:&quot;10.1002/pro.5560050712&quot;,&quot;ISSN&quot;:&quot;1469-896X&quot;,&quot;issue&quot;:&quot;7&quot;,&quot;language&quot;:&quot;en&quot;,&quot;license&quot;:&quot;Copyright © 1996 The Protein Society&quot;,&quot;note&quot;:&quot;_eprint: https://onlinelibrary.wiley.com/doi/pdf/10.1002/pro.5560050712&quot;,&quot;page&quot;:&quot;1339-1341&quot;,&quot;source&quot;:&quot;Wiley Online Library&quot;,&quot;title&quot;:&quot;Ala-insertion scanning mutagenesis of the glycophorin a transmembrane helix: A rapid way to map helix-helix interactions in integral membrane proteins&quot;,&quot;title-short&quot;:&quot;Ala-insertion scanning mutagenesis of the glycophorin a transmembrane helix&quot;,&quot;volume&quot;:&quot;5&quot;,&quot;author&quot;:[{&quot;family&quot;:&quot;Mingarro&quot;,&quot;given&quot;:&quot;Ismael&quot;},{&quot;family&quot;:&quot;Whitley&quot;,&quot;given&quot;:&quot;Paul&quot;},{&quot;family&quot;:&quot;Heijne&quot;,&quot;given&quot;:&quot;Gunnar Von&quot;},{&quot;family&quot;:&quot;Lemmon&quot;,&quot;given&quot;:&quot;Mark A.&quot;}],&quot;issued&quot;:{&quot;date-parts&quot;:[[&quot;1996&quot;]]}}}],&quot;schema&quot;:&quot;https://github.com/citation-style-language/schema/raw/master/csl-citation.json&quot;} RNDnbZtBhkgby"/><text:span text:style-name="T48">(Doura &amp; Fleming, 2004; Fleming &amp; Engelman, 2001; Howitt et al., 1996; Metcalf et al., 2007; </text:span><text:soft-page-break/><text:span text:style-name="T48">Mingarro et al., 1996)</text:span><text:reference-mark-end text:name="ZOTERO_ITEM CSL_CITATION {&quot;citationID&quot;:&quot;pzRunv6K&quot;,&quot;properties&quot;:{&quot;formattedCitation&quot;:&quot;(Doura &amp; Fleming, 2004; Fleming &amp; Engelman, 2001; Howitt et al., 1996; Metcalf et al., 2007; Mingarro et al., 1996)&quot;,&quot;plainCitation&quot;:&quot;(Doura &amp; Fleming, 2004; Fleming &amp; Engelman, 2001; Howitt et al., 1996; Metcalf et al., 2007; Mingarro et al., 1996)&quot;,&quot;noteIndex&quot;:0},&quot;citationItems&quot;:[{&quot;id&quot;:424,&quot;uris&quot;:[&quot;http://zotero.org/users/local/TWX8bpul/items/9E624U8W&quot;],&quot;itemData&quot;:{&quot;id&quot;:424,&quot;type&quot;:&quot;article-journal&quot;,&quot;abstract&quot;:&quot;To explore the residue interactions in the glycophorin A dimerization motif, an alanine scan double mutant analysis at the helix–helix interface was carried out. These data reveal a combination of additive and coupled effects. The majority of the double mutants are found to be equally or slightly more stable than would be predicted by the sum of the energetic cost of the single-point mutants. The proximity of the mutated sites is not related to the presence of coupling between those sites. Previous studies reveal that a single face of the glycophorin A monomer contains a specific glycine-containing motif (GxxxG) that is thought to be a driving force for the association of transmembrane helices. Double mutant cycles suggest that the relationship of the GxxxG motif to the remainder of the helix–helix interface is complex. Sequences containing mutations that abolish the GxxxG motif retain an ability to dimerize, while a sequence containing a GxxxG motif appears unable to form dimers. The energetic effects of weakly coupled and additive double mutants can be explained by changes in van der Waals interactions at the dimer interface. These results emphasize the fact that the sequence context of the dimer interface modulates the strength of the glycophorin A GxxxG-mediated transmembrane dimerization reaction.&quot;,&quot;container-title&quot;:&quot;Journal of Molecular Biology&quot;,&quot;DOI&quot;:&quot;10.1016/j.jmb.2004.09.011&quot;,&quot;ISSN&quot;:&quot;0022-2836&quot;,&quot;issue&quot;:&quot;5&quot;,&quot;journalAbbreviation&quot;:&quot;Journal of Molecular Biology&quot;,&quot;page&quot;:&quot;1487-1497&quot;,&quot;source&quot;:&quot;ScienceDirect&quot;,&quot;title&quot;:&quot;Complex Interactions at the Helix–Helix Interface Stabilize the Glycophorin A Transmembrane Dimer&quot;,&quot;volume&quot;:&quot;343&quot;,&quot;author&quot;:[{&quot;family&quot;:&quot;Doura&quot;,&quot;given&quot;:&quot;Abigail K.&quot;},{&quot;family&quot;:&quot;Fleming&quot;,&quot;given&quot;:&quot;Karen G.&quot;}],&quot;issued&quot;:{&quot;date-parts&quot;:[[&quot;2004&quot;,11,5]]}}},{&quot;id&quot;:418,&quot;uris&quot;:[&quot;http://zotero.org/users/local/TWX8bpul/items/3AMKZ8H8&quot;],&quot;itemData&quot;:{&quot;id&quot;:418,&quot;type&quot;:&quot;article-journal&quot;,&quot;abstract&quot;:&quot;Biological membrane fusion involves a highly precise and ordered set of protein–protein interactions. Synaptobrevin is a key player in this process. Mutagenesis studies of its single transmembrane segment suggest that it dimerizes in a sequence specific manner. Using the computational methods developed for the successful structure prediction of the glycophorin A transmembrane dimer, we have calculated a structural model for the synaptobrevin dimer. Our computational search yields a well-populated cluster of right-handed structures consistent with the experimentally determined dimerization motif. The three-dimensional structure contains an interface formed primarily by leucine and isoleucine side-chain atoms and has no interhelical hydrogen bonds. The model is the first three-dimensional picture of the synaptobrevin transmembrane dimer and provides a basis for further focused experimentation on its structure and association thermodynamics. Proteins 2001;45:313–317. © 2001 Wiley-Liss, Inc.&quot;,&quot;container-title&quot;:&quot;Proteins: Structure, Function, and Bioinformatics&quot;,&quot;DOI&quot;:&quot;10.1002/prot.1151&quot;,&quot;ISSN&quot;:&quot;1097-0134&quot;,&quot;issue&quot;:&quot;4&quot;,&quot;language&quot;:&quot;en&quot;,&quot;license&quot;:&quot;Copyright © 2001 Wiley-Liss, Inc.&quot;,&quot;note&quot;:&quot;_eprint: https://onlinelibrary.wiley.com/doi/pdf/10.1002/prot.1151&quot;,&quot;page&quot;:&quot;313-317&quot;,&quot;source&quot;:&quot;Wiley Online Library&quot;,&quot;title&quot;:&quot;Computation and mutagenesis suggest a right-handed structure for the synaptobrevin transmembrane dimer&quot;,&quot;volume&quot;:&quot;45&quot;,&quot;author&quot;:[{&quot;family&quot;:&quot;Fleming&quot;,&quot;given&quot;:&quot;Karen G.&quot;},{&quot;family&quot;:&quot;Engelman&quot;,&quot;given&quot;:&quot;Donald M.&quot;}],&quot;issued&quot;:{&quot;date-parts&quot;:[[&quot;2001&quot;]]}}},{&quot;id&quot;:421,&quot;uris&quot;:[&quot;http://zotero.org/users/local/TWX8bpul/items/QHJ47T2S&quot;],&quot;itemData&quot;:{&quot;id&quot;:421,&quot;type&quot;:&quot;article-journal&quot;,&quot;abstract&quot;:&quot;&lt;p&gt;Site-directed mutagenesis was used to investigate the roles of a short series of hydrophobic amino acids in the b-subunit of the &lt;i&gt;Escherichia coli&lt;/i&gt; F&lt;sub&gt;0&lt;/sub&gt;F&lt;sub&gt;1&lt;/sub&gt;-ATPase. A mutation affecting one of these, G131D, had been previously characterized and was found to interrupt assembly of the F&lt;sub&gt;0&lt;/sub&gt;F&lt;sub&gt;1&lt;/sub&gt;-ATPase (Jans, D. A., Hatch, L., Fimmel, A. L., Gibson, D., and Cox, G. B.(1985) &lt;i&gt;J. Bacteriol.&lt;/i&gt; 162, 420-426). To extend this work, aspartic acid was substituted for each one of the residues from positions 124 to 132. The properties of mutants in this series are consistent with the region from Val&lt;sup&gt;124&lt;/sup&gt; to Gly&lt;sup&gt;131&lt;/sup&gt; forming an α-helix. Two of the mutations, V124D and A128D, resulted in a similar phenotype to the G131D mutation. This suggested that Val&lt;sup&gt;124&lt;/sup&gt;, Ala&lt;sup&gt;128&lt;/sup&gt;, and Gly&lt;sup&gt;131&lt;/sup&gt; form a helical face which may have a role in inter- or intrasubunit interactions. This was tested by overexpressing and purifying the cytoplasmic domains of the wild type and A128D mutant b-subunits. Sedimentation equilibrium centrifugation indicated that the wild type domain formed a dimer whereas the mutant was present as a monomer.&lt;/p&gt;&quot;,&quot;container-title&quot;:&quot;Journal of Biological Chemistry&quot;,&quot;DOI&quot;:&quot;10.1074/jbc.271.12.7038&quot;,&quot;ISSN&quot;:&quot;0021-9258, 1083-351X&quot;,&quot;issue&quot;:&quot;12&quot;,&quot;journalAbbreviation&quot;:&quot;Journal of Biological Chemistry&quot;,&quot;language&quot;:&quot;English&quot;,&quot;note&quot;:&quot;publisher: Elsevier\nPMID: 8636135&quot;,&quot;page&quot;:&quot;7038-7042&quot;,&quot;source&quot;:&quot;www.jbc.org&quot;,&quot;title&quot;:&quot;A Mutation in Which Alanine 128 Is Replaced by Aspartic Acid Abolishes Dimerization of the b-Subunit of the F0F1-ATPase from Escherichia coli(∗)&quot;,&quot;volume&quot;:&quot;271&quot;,&quot;author&quot;:[{&quot;family&quot;:&quot;Howitt&quot;,&quot;given&quot;:&quot;Susan M.&quot;},{&quot;family&quot;:&quot;Rodgers&quot;,&quot;given&quot;:&quot;Andrew J. W.&quot;},{&quot;family&quot;:&quot;Jeffrey&quot;,&quot;given&quot;:&quot;Peter D.&quot;},{&quot;family&quot;:&quot;Cox&quot;,&quot;given&quot;:&quot;Graeme B.&quot;}],&quot;issued&quot;:{&quot;date-parts&quot;:[[&quot;1996&quot;,3,22]]}}},{&quot;id&quot;:415,&quot;uris&quot;:[&quot;http://zotero.org/users/local/TWX8bpul/items/CS9I62M6&quot;],&quot;itemData&quot;:{&quot;id&quot;:415,&quot;type&quot;:&quot;article-journal&quot;,&quot;abstract&quot;:&quot;We present a molecular modeling protocol that selects modeled protein structures based on experimental mutagenesis results. The computed effect of a point mutation should be consistent with its experimental effect for correct models; mutations that do not affect protein stability and function should not affect the computed energy of a correct model while destabilizing mutations should have unfavorable computed energies. On the other hand, an incorrect model will likely display computed energies that are inconsistent with experimental results. We added terms to our energy function which penalize models that are inconsistent with experimental results. This creates a selective advantage for models that are consistent with experimental results in the Monte Carlo simulated annealing protocol we use to search conformational space. We calibrated our protocol to predict the structure of transmembrane helix dimers using glycophorin A as a model system. Inclusion of mutational data in this protocol compensates for the limitations of our force field and the limitations of our conformational search. We demonstrate an application of this structure prediction protocol by modeling the transmembrane region of the BNIP3 apoptosis factor. © 2007 Wiley-Liss, Inc.&quot;,&quot;container-title&quot;:&quot;Proteins: Structure, Function, and Bioinformatics&quot;,&quot;DOI&quot;:&quot;10.1002/prot.21265&quot;,&quot;ISSN&quot;:&quot;1097-0134&quot;,&quot;issue&quot;:&quot;2&quot;,&quot;language&quot;:&quot;en&quot;,&quot;license&quot;:&quot;Copyright © 2007 Wiley-Liss, Inc.&quot;,&quot;note&quot;:&quot;_eprint: https://onlinelibrary.wiley.com/doi/pdf/10.1002/prot.21265&quot;,&quot;page&quot;:&quot;375-384&quot;,&quot;source&quot;:&quot;Wiley Online Library&quot;,&quot;title&quot;:&quot;Mutagenesis data in the automated prediction of transmembrane helix dimers&quot;,&quot;volume&quot;:&quot;67&quot;,&quot;author&quot;:[{&quot;family&quot;:&quot;Metcalf&quot;,&quot;given&quot;:&quot;Douglas G.&quot;},{&quot;family&quot;:&quot;Law&quot;,&quot;given&quot;:&quot;Peter B.&quot;},{&quot;family&quot;:&quot;DeGrado&quot;,&quot;given&quot;:&quot;William F.&quot;}],&quot;issued&quot;:{&quot;date-parts&quot;:[[&quot;2007&quot;]]}}},{&quot;id&quot;:408,&quot;uris&quot;:[&quot;http://zotero.org/users/local/TWX8bpul/items/JLQMNAUJ&quot;],&quot;itemData&quot;:{&quot;id&quot;:408,&quot;type&quot;:&quot;article-journal&quot;,&quot;abstract&quot;:&quot;Alanine insertions into the glycophorin A transmembrane helix are found to disrupt helix-helix dimerization in a way that is fully consistent with earlier saturation mutagenesis data, suggesting that Ala-insertion scanning can be used to rapidly map the approximate location of structurally and/or functionally important segments in transmembrane helices.&quot;,&quot;container-title&quot;:&quot;Protein Science&quot;,&quot;DOI&quot;:&quot;10.1002/pro.5560050712&quot;,&quot;ISSN&quot;:&quot;1469-896X&quot;,&quot;issue&quot;:&quot;7&quot;,&quot;language&quot;:&quot;en&quot;,&quot;license&quot;:&quot;Copyright © 1996 The Protein Society&quot;,&quot;note&quot;:&quot;_eprint: https://onlinelibrary.wiley.com/doi/pdf/10.1002/pro.5560050712&quot;,&quot;page&quot;:&quot;1339-1341&quot;,&quot;source&quot;:&quot;Wiley Online Library&quot;,&quot;title&quot;:&quot;Ala-insertion scanning mutagenesis of the glycophorin a transmembrane helix: A rapid way to map helix-helix interactions in integral membrane proteins&quot;,&quot;title-short&quot;:&quot;Ala-insertion scanning mutagenesis of the glycophorin a transmembrane helix&quot;,&quot;volume&quot;:&quot;5&quot;,&quot;author&quot;:[{&quot;family&quot;:&quot;Mingarro&quot;,&quot;given&quot;:&quot;Ismael&quot;},{&quot;family&quot;:&quot;Whitley&quot;,&quot;given&quot;:&quot;Paul&quot;},{&quot;family&quot;:&quot;Heijne&quot;,&quot;given&quot;:&quot;Gunnar Von&quot;},{&quot;family&quot;:&quot;Lemmon&quot;,&quot;given&quot;:&quot;Mark A.&quot;}],&quot;issued&quot;:{&quot;date-parts&quot;:[[&quot;1996&quot;]]}}}],&quot;schema&quot;:&quot;https://github.com/citation-style-language/schema/raw/master/csl-citation.json&quot;} RNDnbZtBhkgby"/><text:span text:style-name="T48">. For this reason we hypothesized that we would observe a </text:span><text:span text:style-name="T49">shift of the fluorescence distribution. It is possible that the design procedure does not have sufficient precision for producing effect from small alterations of packing </text:span><text:span text:style-name="T61">that are measurable</text:span><text:span text:style-name="T49"> </text:span><text:span text:style-name="T61">with TOXGREEN, if the changes in dimerization propensity are small</text:span><text:span text:style-name="T49">. </text:span></text:p>
      <text:h text:style-name="P47" text:outline-level="4">A mutation-validated subset confirms that vdW-based designs are weak</text:h>
      <text:p text:style-name="P31"><text:s/><text:span text:style-name="T262">We used the Clash mutations to create a set of validated constructs </text:span><text:span text:style-name="T266">that behave </text:span><text:span text:style-name="T269">consistently with</text:span><text:span text:style-name="T266"> the predicted interface.</text:span><text:span text:style-name="T262"> </text:span><text:span text:style-name="T266">To retain a design </text:span><text:span text:style-name="T269">in this filtered dataset</text:span><text:span text:style-name="T266">, we imposed that all of its Clash mutants are</text:span><text:span text:style-name="T234"> in the monomeric range </text:span><text:span text:style-name="T266">using </text:span><text:span text:style-name="T262">a stringent </text:span><text:span text:style-name="T267">threshold as the </text:span><text:span text:style-name="T262">criterion (</text:span><text:span text:style-name="T234">defined as below</text:span> 35% GpA <text:span text:style-name="T234">TOXGREEN signal)</text:span>. <text:span text:style-name="T262">The selection resulted in a dataset that included </text:span><text:span text:style-name="T263">3</text:span><text:span text:style-name="T265">84</text:span><text:span text:style-name="Default_20_Paragraph_20_Font"><text:span text:style-name="T93"> of </text:span></text:span><text:span text:style-name="Default_20_Paragraph_20_Font"><text:span text:style-name="T94">the original </text:span></text:span><text:span text:style-name="Default_20_Paragraph_20_Font"><text:span text:style-name="T95">1045</text:span></text:span><text:span text:style-name="Default_20_Paragraph_20_Font"><text:span text:style-name="T93"> designs</text:span></text:span><text:span text:style-name="Default_20_Paragraph_20_Font"><text:span text:style-name="T92"> (</text:span></text:span><text:span text:style-name="Default_20_Paragraph_20_Font"><text:span text:style-name="T95">3</text:span></text:span><text:span text:style-name="Default_20_Paragraph_20_Font"><text:span text:style-name="T96">7</text:span></text:span><text:span text:style-name="Default_20_Paragraph_20_Font"><text:span text:style-name="T92">%).</text:span></text:span></text:p>
      <text:p text:style-name="P32"><text:span text:style-name="Figure_20_in_20_text"><text:span text:style-name="T97">Fig. PRIMARY_DATASETc</text:span></text:span><text:span text:style-name="Default_20_Paragraph_20_Font"><text:span text:style-name="T97"> shows the distribution of reconstructed TOXGREEN signal of the Clash-filtered dataset, compared to all design</text:span></text:span><text:span text:style-name="Default_20_Paragraph_20_Font"><text:span text:style-name="T98">s</text:span></text:span><text:span text:style-name="Default_20_Paragraph_20_Font"><text:span text:style-name="T97">. The distribution does not change for the GAS</text:span></text:span><text:span text:style-name="Default_20_Paragraph_20_Font"><text:span text:style-name="T168">right</text:span></text:span><text:span text:style-name="Default_20_Paragraph_20_Font"><text:span text:style-name="T97"> designs, </text:span></text:span><text:span text:style-name="Default_20_Paragraph_20_Font"><text:span text:style-name="T98">which </text:span></text:span><text:span text:style-name="Default_20_Paragraph_20_Font"><text:span text:style-name="T97">retain</text:span></text:span><text:span text:style-name="Default_20_Paragraph_20_Font"><text:span text:style-name="T103">s</text:span></text:span><text:span text:style-name="Default_20_Paragraph_20_Font"><text:span text:style-name="T97"> a wide range of dimerization propensities, including constructs </text:span></text:span><text:span text:style-name="Default_20_Paragraph_20_Font"><text:span text:style-name="T98">with</text:span></text:span><text:span text:style-name="Default_20_Paragraph_20_Font"><text:span text:style-name="T97"> fluorescent signal</text:span></text:span><text:span text:style-name="Default_20_Paragraph_20_Font"><text:span text:style-name="T98">s</text:span></text:span><text:span text:style-name="Default_20_Paragraph_20_Font"><text:span text:style-name="T97"> comparable to the strong GpA dimer. Conversely, we observe a significant reduction of fluorescence for the </text:span></text:span><text:span text:style-name="Default_20_Paragraph_20_Font"><text:span text:style-name="T99">designs based on </text:span></text:span><text:span text:style-name="Default_20_Paragraph_20_Font"><text:span text:style-name="T97">vdW of the Right and Left regions. This data </text:span></text:span><text:span text:style-name="Default_20_Paragraph_20_Font"><text:span text:style-name="T100">may</text:span></text:span><text:span text:style-name="Default_20_Paragraph_20_Font"><text:span text:style-name="T97"> indicate that </text:span></text:span><text:span text:style-name="Default_20_Paragraph_20_Font"><text:span text:style-name="T100">a substantial number of designs in th</text:span></text:span><text:span text:style-name="Default_20_Paragraph_20_Font"><text:span text:style-name="T102">ese</text:span></text:span><text:span text:style-name="Default_20_Paragraph_20_Font"><text:span text:style-name="T100"> region</text:span></text:span><text:span text:style-name="Default_20_Paragraph_20_Font"><text:span text:style-name="T97"> </text:span></text:span><text:span text:style-name="Default_20_Paragraph_20_Font"><text:span text:style-name="T100">associate</text:span></text:span><text:span text:style-name="Default_20_Paragraph_20_Font"><text:span text:style-name="T97"> </text:span></text:span><text:span text:style-name="Default_20_Paragraph_20_Font"><text:span text:style-name="T100">through a different interface than the one designed</text:span></text:span><text:span text:style-name="Default_20_Paragraph_20_Font"><text:span text:style-name="T97">. </text:span></text:span><text:span text:style-name="Figure_20_in_20_text"><text:span text:style-name="T97">Fig. PRIMARY_DATASET</text:span></text:span><text:span text:style-name="Figure_20_in_20_text"><text:span text:style-name="T101">d</text:span></text:span><text:span text:style-name="Default_20_Paragraph_20_Font"><text:span text:style-name="T97"> </text:span></text:span><text:span text:style-name="Default_20_Paragraph_20_Font"><text:span text:style-name="T101">compares the dimerization propensity of the mutants of the Clash-filtered designs. The Clash mutants of all design</text:span></text:span><text:span text:style-name="Default_20_Paragraph_20_Font"><text:span text:style-name="T104">s</text:span></text:span><text:span text:style-name="Default_20_Paragraph_20_Font"><text:span text:style-name="T101"> are below 35% GpA (corresponding to 8350 reconstructed fluorescence), otherwise they would have been discarded. For the GAS</text:span></text:span><text:span text:style-name="Default_20_Paragraph_20_Font"><text:span text:style-name="T169">right</text:span></text:span><text:span text:style-name="Default_20_Paragraph_20_Font"><text:span text:style-name="T101"> set, the distribution of fluorescence of the </text:span></text:span><text:span text:style-name="Default_20_Paragraph_20_Font"><text:span text:style-name="T55">Large→Ala </text:span></text:span><text:span text:style-name="Default_20_Paragraph_20_Font"><text:span text:style-name="T64">mutants remains similar to the distribution of the original designs, as it was for the unfiltered set. In the Left and Right regions, we observed a small but </text:span></text:span><text:span text:style-name="Default_20_Paragraph_20_Font"><text:span text:style-name="T67">statistically </text:span></text:span><text:span text:style-name="Default_20_Paragraph_20_Font"><text:span text:style-name="T64">significant overall </text:span></text:span><text:span text:style-name="Default_20_Paragraph_20_Font"><text:span text:style-name="T66">apparent </text:span></text:span><text:span text:style-name="Default_20_Paragraph_20_Font"><text:span text:style-name="T64">stabilization of the </text:span></text:span><text:span text:style-name="Default_20_Paragraph_20_Font"><text:span text:style-name="T55">Large→Ala</text:span></text:span><text:span text:style-name="Default_20_Paragraph_20_Font"><text:span text:style-name="T64"> </text:span></text:span><text:span text:style-name="Default_20_Paragraph_20_Font"><text:span text:style-name="T65">mutants </text:span></text:span><text:span text:style-name="Default_20_Paragraph_20_Font"><text:span text:style-name="T67">relative to the original designs</text:span></text:span><text:span text:style-name="Default_20_Paragraph_20_Font"><text:span text:style-name="T65">. We speculate that Ala residues may </text:span></text:span><text:span text:style-name="Default_20_Paragraph_20_Font"><text:span text:style-name="T67">slightly </text:span></text:span><text:span text:style-name="Default_20_Paragraph_20_Font"><text:span text:style-name="T66">favor </text:span></text:span><text:span text:style-name="Default_20_Paragraph_20_Font"><text:span text:style-name="T65">random weak association</text:span></text:span><text:span text:style-name="Default_20_Paragraph_20_Font"><text:span text:style-name="T66"> over larger amino acids</text:span></text:span><text:span text:style-name="Default_20_Paragraph_20_Font"><text:span text:style-name="T65">.</text:span></text:span></text:p>
      <text:h text:style-name="P50" text:outline-level="4"><text:span text:style-name="Default_20_Paragraph_20_Font"><text:span text:style-name="T270">GAS</text:span></text:span><text:span text:style-name="Default_20_Paragraph_20_Font"><text:span text:style-name="T176">right</text:span></text:span><text:span text:style-name="Default_20_Paragraph_20_Font"><text:span text:style-name="T270"> design</text:span></text:span><text:span text:style-name="Default_20_Paragraph_20_Font"><text:span text:style-name="T273">s</text:span></text:span><text:span text:style-name="Default_20_Paragraph_20_Font"><text:span text:style-name="T270"> </text:span></text:span><text:span text:style-name="Default_20_Paragraph_20_Font"><text:span text:style-name="T271">follow a previous energetic model of association</text:span></text:span></text:h>
      <text:p text:style-name="First_20_line_20_indent"><text:span text:style-name="T273">After determining experimentally the propensit</text:span><text:span text:style-name="T282">ies</text:span><text:span text:style-name="T273"> of the three groups of </text:span><text:span text:style-name="T282">Clash-filtered </text:span><text:span text:style-name="T273">designs, we compared </text:span><text:span text:style-name="T282">them</text:span><text:span text:style-name="T273"> to their computational energies </text:span><text:span text:style-name="T297">(Supp._Tables 1-3)</text:span><text:span text:style-name="T273">.</text:span><text:span text:style-name="T272"> </text:span><text:span text:style-name="Figure_20_in_20_text">Fig. DELTA_G_DATAa-</text:span><text:span text:style-name="Figure_20_in_20_text"><text:span text:style-name="T281">c</text:span></text:span> show scatterplots of the <text:soft-page-break/>fluorescence of <text:span text:style-name="T273">the</text:span> designs against our energy score for each region. <text:span text:style-name="T274">In a previous structure-based analysis of</text:span><text:span text:style-name="T272"> computationally predicted GAS</text:span><text:span text:style-name="T177">right</text:span><text:span text:style-name="T272"> dimers, </text:span><text:span text:style-name="T274">we</text:span><text:span text:style-name="T272"> </text:span><text:span text:style-name="T274">showed</text:span><text:span text:style-name="T272"> </text:span><text:span text:style-name="T274">they followed</text:span><text:span text:style-name="T272"> </text:span><text:span text:style-name="T274">a simple model of association</text:span><text:span text:style-name="T272"> </text:span><text:span text:style-name="T274">in which a combination of Cα-H hydrogen bonding and vdW packing modulates their stability</text:span><text:span text:style-name="T272"> </text:span><text:reference-mark-start text:name="ZOTERO_ITEM CSL_CITATION {&quot;citationID&quot;:&quot;xuXVChl8&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KpKni0hEtS"/><text:span text:style-name="T272">(Anderson et al., 2017)</text:span><text:reference-mark-end text:name="ZOTERO_ITEM CSL_CITATION {&quot;citationID&quot;:&quot;xuXVChl8&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KpKni0hEtS"/><text:span text:style-name="T272">. </text:span><text:span text:style-name="T275">We found a similar proportionality between TOXGREEN dimerization propensity and computational score </text:span><text:span text:style-name="T282">for this motif</text:span><text:span text:style-name="T275"> (</text:span><text:span text:style-name="Figure_20_in_20_text"><text:span text:style-name="T275">Fig. DELTA_G_DATAa </text:span></text:span><text:span text:style-name="T276"><text:s/></text:span><text:span text:style-name="T154">p</text:span><text:span text:style-name="T276">=2.43×10</text:span><text:span text:style-name="T201">-7</text:span><text:span text:style-name="T276">, using Spearman Rank Order statistics </text:span><text:span text:style-name="T277">because</text:span><text:span text:style-name="T276"> the TOXGREEN signal is not expected to be linearly dependent on dimerization free energy). </text:span><text:span text:style-name="T278">Conversely, there is </text:span><text:span text:style-name="T280">no</text:span><text:span text:style-name="T276"> notable correlation </text:span><text:span text:style-name="T277">found for the Left </text:span><text:span text:style-name="T276">(</text:span><text:span text:style-name="Figure_20_in_20_text"><text:span text:style-name="T276">Fig. DELTA_G_DATA</text:span></text:span><text:span text:style-name="Figure_20_in_20_text"><text:span text:style-name="T277">b</text:span></text:span><text:span text:style-name="T277">) and Right </text:span><text:span text:style-name="T276">(</text:span><text:span text:style-name="Figure_20_in_20_text"><text:span text:style-name="T276">Fig. DELTA_G_DATA</text:span></text:span><text:span text:style-name="Figure_20_in_20_text"><text:span text:style-name="T280">c</text:span></text:span><text:span text:style-name="T277">) regions.</text:span><text:span text:style-name="T276"> </text:span><text:span text:style-name="T277">Since the dimerization propensity of these designs populates only the monomeric and weakly dimeric </text:span><text:span text:style-name="T278">ranges of TOXGREEN signal</text:span><text:span text:style-name="T277">, it is not possible to assess whether the design would follow a similar trend against the computational energetics </text:span><text:span text:style-name="T278">(</text:span><text:span text:style-name="T277">which, in their case, </text:span><text:span text:style-name="T279">would be</text:span><text:span text:style-name="T277"> based primarily on vdW and a solvation term, </text:span><text:span text:style-name="T278">since these constructs are design not to form inter-helical hydrogen bonds)</text:span><text:span text:style-name="T277">.</text:span></text:p>
      <text:h text:style-name="Heading_20_4" text:outline-level="4">Conversion of <text:span text:style-name="T304">TOXGREEN signals</text:span> to <text:span text:style-name="T304">theoretical association free energies</text:span></text:h>
      <text:p text:style-name="First_20_line_20_indent"><text:span text:style-name="T283">In the final step of our analysis, we applied a conversion </text:span><text:span text:style-name="T287">factor </text:span><text:span text:style-name="T283">that </text:span><text:span text:style-name="T287">enabled us to </text:span><text:span text:style-name="T283">estimate </text:span><text:span text:style-name="T284">the free energy of association of constructs</text:span><text:span text:style-name="T283"> </text:span><text:span text:style-name="T284">from their TOXGREEN signal. The conversion is based on a recent study that found good agreement between the TOXGREEN </text:span><text:span text:style-name="T287">dimerization </text:span><text:span text:style-name="T284">propensities and </text:span><text:span text:style-name="T287">the </text:span><text:span text:style-name="T284">ΔG° of association of a series of poly-Leu </text:span><text:span text:style-name="T272">GAS</text:span><text:span text:style-name="T177">right</text:span><text:span text:style-name="T272"> dimers </text:span><text:span text:style-name="T287">measured </text:span><text:span text:style-name="T284">in a decyl-β-maltopyranoside detergent environment </text:span><text:span text:style-name="T287">using FRET </text:span><text:reference-mark-start text:name="ZOTERO_ITEM CSL_CITATION {&quot;citationID&quot;:&quot;Hrhw27Wj&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98wKkVALEj"/><text:span text:style-name="T224">(Díaz Vázquez et al., 2023)</text:span><text:reference-mark-end text:name="ZOTERO_ITEM CSL_CITATION {&quot;citationID&quot;:&quot;Hrhw27Wj&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98wKkVALEj"/>. <text:span text:style-name="T285">Once again, we f</text:span><text:span text:style-name="T287">ou</text:span><text:span text:style-name="T285">nd </text:span><text:span text:style-name="T287">that there is</text:span><text:span text:style-name="T285"> a statistically significant linear correlation between the computational energy score of the </text:span><text:span text:style-name="T272">GAS</text:span><text:span text:style-name="T177">right</text:span><text:span text:style-name="T272"> d</text:span><text:span text:style-name="T285">esigns and their calculated Δ</text:span><text:span text:style-name="T155">G</text:span><text:span text:style-name="T285">° of association</text:span> (<text:span text:style-name="Figure_20_in_20_text">Fig. DELTA_G_DATA</text:span><text:span text:style-name="Figure_20_in_20_text"><text:span text:style-name="T285">d</text:span></text:span>). <text:span text:style-name="T286">The linear regression </text:span><text:span text:style-name="T291">fit</text:span><text:span text:style-name="T286"> </text:span><text:span text:style-name="T288">obtained here </text:span><text:span text:style-name="T286">(</text:span><text:span text:style-name="T156">y</text:span><text:span text:style-name="T285"> </text:span><text:span text:style-name="T286">= 0.0</text:span><text:span text:style-name="T292">49</text:span><text:span text:style-name="T156">x</text:span><text:span text:style-name="T286"> – 1.43, solid line, where </text:span><text:span text:style-name="T156">y </text:span><text:span text:style-name="T286">is the calculated </text:span><text:span text:style-name="T285">Δ</text:span><text:span text:style-name="T155">G</text:span><text:span text:style-name="T285">°</text:span><text:span text:style-name="T286"> and </text:span><text:span text:style-name="T156">x</text:span><text:span text:style-name="T286"> is the computational score) is similar to the original model of Diaz Vazquez (</text:span><text:span text:style-name="T156">y</text:span><text:span text:style-name="T285"> </text:span><text:span text:style-name="T286">= 0.076</text:span><text:span text:style-name="T156">x</text:span><text:span text:style-name="T286"> – 1.33, dashed line), </text:span><text:span text:style-name="T287">indicating that the large set of </text:span><text:span text:style-name="T272">GAS</text:span><text:span text:style-name="T177">right</text:span><text:span text:style-name="T272"> d</text:span><text:span text:style-name="T285">esigns</text:span><text:span text:style-name="T287"> </text:span><text:span text:style-name="T288">of</text:span><text:span text:style-name="T287"> the present analysis behaves </text:span><text:span text:style-name="T291">consistently</text:span><text:span text:style-name="T287"> </text:span><text:span text:style-name="T291">with</text:span><text:span text:style-name="T287"> the previous set</text:span><text:span text:style-name="T286">. </text:span><text:span text:style-name="T288">As before, no correlation was found for the </text:span><text:span text:style-name="T291">two sets of</text:span><text:span text:style-name="T288"> vdW-based designs (</text:span><text:span text:style-name="Figure_20_in_20_text"><text:span text:style-name="T288">Fig. DELTA_G_DATAe and f</text:span></text:span><text:span text:style-name="T288">). </text:span><text:span text:style-name="T303">It should be noted that </text:span><text:span text:style-name="T288">the fact that the</text:span><text:span text:style-name="T303">se</text:span><text:span text:style-name="T288"> designs only populate a small window </text:span><text:span text:style-name="T303">in </text:span><text:span text:style-name="T288">the </text:span><text:span text:style-name="T303">low </text:span><text:span text:style-name="T288">stability range prevent us to </text:span><text:span text:style-name="T289">assess whether the energetic model would apply to these constructs.</text:span></text:p>
      <text:p text:style-name="P8"/>
      <text:p text:style-name="P6"><text:soft-page-break/></text:p>
      <text:h text:style-name="P46" text:outline-level="3">Conclusion</text:h>
      <text:p text:style-name="P33"><text:span text:style-name="T135">W</text:span><text:span text:style-name="T124">e </text:span><text:span text:style-name="T133">have </text:span><text:span text:style-name="T129">performed</text:span><text:span text:style-name="T124"> a high-throughput analysis of </text:span><text:span text:style-name="T131">transmembrane heli</text:span><text:span text:style-name="T132">x association</text:span><text:span text:style-name="T124"> to </text:span><text:span text:style-name="T135">attempt to </text:span><text:span text:style-name="T124">address the question of </text:span><text:span text:style-name="T135">what</text:span><text:span text:style-name="T124"> extent vdW interactions </text:span><text:span text:style-name="T133">can, as a</text:span><text:span text:style-name="T124"> design element, provide stability in </text:span><text:span text:style-name="T131">membrane protein</text:span><text:span text:style-name="T124"> oligomerization </text:span><text:span text:style-name="T131">and folding</text:span><text:span text:style-name="T124">. The approach </text:span><text:span text:style-name="T135">we took </text:span><text:span text:style-name="T129">consist</text:span><text:span text:style-name="T132">s</text:span><text:span text:style-name="T129"> of a large-scale </text:span><text:span text:style-name="T131">exploration</text:span><text:span text:style-name="T129"> of hundreds of dimers </text:span><text:span text:style-name="T135">whose interfaces were</text:span><text:span text:style-name="T129"> </text:span><text:span text:style-name="T131">designed to be</text:span><text:span text:style-name="T129"> </text:span><text:span text:style-name="T131">mediated only by packing of non-polar side chains. </text:span><text:span text:style-name="T135">These dimers were</text:span><text:span text:style-name="T129"> created </text:span><text:span text:style-name="T135">to cover the entire</text:span><text:span text:style-name="T129"> the geometri</text:span><text:span text:style-name="T131">c</text:span><text:span text:style-name="T129"> ranges of two </text:span><text:span text:style-name="T131">common regions for helix-helix interaction,</text:span><text:span text:style-name="T129"> </text:span><text:span text:style-name="T131">on</text:span><text:span text:style-name="T132">e</text:span><text:span text:style-name="T129"> </text:span><text:span text:style-name="T131">characterized by</text:span><text:span text:style-name="T129"> left-</text:span><text:span text:style-name="T131">handed</text:span><text:span text:style-name="T129"> </text:span><text:span text:style-name="T131">crossing angles and the other </text:span><text:span text:style-name="T135">in the</text:span><text:span text:style-name="T129"> right-handed </text:span><text:span text:style-name="T135">region</text:span><text:span text:style-name="T129">. As a </text:span><text:span text:style-name="T137">comparison and control</text:span><text:span text:style-name="T129">, we </text:span><text:span text:style-name="T132">also designed hundreds of </text:span><text:span text:style-name="T130">GAS</text:span><text:span text:style-name="T171">right</text:span><text:span text:style-name="T130"> </text:span><text:span text:style-name="T129">dimers, </text:span><text:span text:style-name="T132">a</text:span><text:span text:style-name="T129"> </text:span><text:span text:style-name="T132">motif </text:span><text:span text:style-name="T134">whose stability is </text:span><text:span text:style-name="T136">also </text:span><text:span text:style-name="T134">dependent</text:span><text:span text:style-name="T135"> </text:span><text:span text:style-name="T137">on</text:span><text:span text:style-name="T136"> </text:span><text:span text:style-name="Default_20_Paragraph_20_Font"><text:span text:style-name="T121">hydrogen bond</text:span></text:span><text:span text:style-name="Default_20_Paragraph_20_Font"><text:span text:style-name="T122">ing</text:span></text:span><text:span text:style-name="Default_20_Paragraph_20_Font"><text:span text:style-name="T121"> </text:span></text:span><text:span text:style-name="T136">contributions</text:span><text:span text:style-name="Default_20_Paragraph_20_Font"><text:span text:style-name="T121">.</text:span></text:span></text:p>
      <text:p text:style-name="First_20_line_20_indent"><text:span text:style-name="T136">The design is based on a simple energy score that consists of a </text:span><text:span text:style-name="T124">vdW </text:span><text:span text:style-name="T136">term, hydrogen bonding and the Lazaridis IMM1 implicit solvation. </text:span><text:span text:style-name="T125">This energy score </text:span><text:span text:style-name="T136">was</text:span><text:span text:style-name="T125"> successful at predicting the structure and energetics of </text:span><text:span text:style-name="T137">a </text:span><text:span text:style-name="T125">smaller subset of 2</text:span><text:span text:style-name="T137">6</text:span><text:span text:style-name="T125"> GAS</text:span><text:span text:style-name="T170">right</text:span><text:span text:style-name="T125"> dimer before </text:span><text:reference-mark-start text:name="ZOTERO_ITEM CSL_CITATION {&quot;citationID&quot;:&quot;lBAy066L&quot;,&quot;properties&quot;:{&quot;formattedCitation&quot;:&quot;(Anderson et al., 2017; D\\uc0\\u237{}az V\\uc0\\u225{}zquez et al., 2023)&quot;,&quot;plainCitation&quot;:&quot;(Anderson et al., 2017; Díaz Vázquez et al., 2023)&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YdUludGty"/><text:span text:style-name="T223">(Anderson et al., 2017; D</text:span><text:span text:style-name="T224">íaz Vázquez et al., 2023)</text:span><text:reference-mark-end text:name="ZOTERO_ITEM CSL_CITATION {&quot;citationID&quot;:&quot;lBAy066L&quot;,&quot;properties&quot;:{&quot;formattedCitation&quot;:&quot;(Anderson et al., 2017; D\\uc0\\u237{}az V\\uc0\\u225{}zquez et al., 2023)&quot;,&quot;plainCitation&quot;:&quot;(Anderson et al., 2017; Díaz Vázquez et al., 2023)&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YdUludGty"/><text:span text:style-name="T125">. Those studies indicated that GAS</text:span><text:span text:style-name="T170">right</text:span><text:span text:style-name="T125"> dimerization is promoted by </text:span><text:span text:style-name="T137">the</text:span><text:span text:style-name="T125"> combination of vdW interactions and the network of backbone-to-backbone </text:span><text:span text:style-name="T126">Cα-H hydrogen bond</text:span><text:span text:style-name="T125">s that characterizes the motif. </text:span><text:span text:style-name="T128">T</text:span><text:span text:style-name="T127">he vdW </text:span><text:span text:style-name="T128">component represented the largest contributor of the energetic model (by about a factor of 2 over hydrogen bonding, </text:span><text:span text:style-name="T137">even</text:span><text:span text:style-name="T128"> when the desolvation cost was considered) </text:span><text:reference-mark-start text:name="ZOTERO_ITEM CSL_CITATION {&quot;citationID&quot;:&quot;FSW6b1HS&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AXu6743WC7"/><text:span text:style-name="T128">(Anderson et al., 2017)</text:span><text:reference-mark-end text:name="ZOTERO_ITEM CSL_CITATION {&quot;citationID&quot;:&quot;FSW6b1HS&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AXu6743WC7"/><text:span text:style-name="T128">. </text:span><text:span text:style-name="T137">This </text:span><text:span text:style-name="T128">suggest</text:span><text:span text:style-name="T137">ed</text:span><text:span text:style-name="T128"> that in the absence of inter-helical hy</text:span><text:span text:style-name="T146">d</text:span><text:span text:style-name="T128">rogen bonding, vdW forces </text:span><text:span text:style-name="T129">w</text:span><text:span text:style-name="T128">ould be sufficient to produce </text:span><text:span text:style-name="T137">rather </text:span><text:span text:style-name="T128">stable transmembrane dimers. Our </text:span><text:span text:style-name="T129">experimental </text:span><text:span text:style-name="T137">data</text:span><text:span text:style-name="T128"> suggest that this is not the case </text:span><text:span text:style-name="T138">since the majority of the </text:span><text:span text:style-name="T128">vdW-</text:span><text:span text:style-name="T138">based designs are monomeric or weakly oligomeric at best.</text:span></text:p>
      <text:p text:style-name="P34"><text:span text:style-name="T139">A possibility is that the procedure for designing the helical dimer</text:span><text:span text:style-name="T124"> </text:span><text:span text:style-name="T139">is somehow more effective when applied to </text:span><text:span text:style-name="T125">GAS</text:span><text:span text:style-name="T170">right</text:span><text:span text:style-name="T125"> </text:span><text:span text:style-name="T139">configurations. In all three cases, we </text:span><text:span text:style-name="T124">select</text:span><text:span text:style-name="T139">ed</text:span><text:span text:style-name="T124"> the most common regions of backbone space (and thus presumably the most conductive to stability) </text:span><text:span text:style-name="T139">and applied the same</text:span><text:span text:style-name="T124"> design approach based on </text:span><text:span text:style-name="T139">a series cycles of</text:span><text:span text:style-name="T124"> side chain optimization </text:span><text:span text:style-name="T125">and</text:span><text:span text:style-name="T124"> local backbone </text:span><text:span text:style-name="T125">geometry optimization, </text:span><text:span text:style-name="T139">with the same</text:span><text:span text:style-name="T125"> energetic score. </text:span><text:span text:style-name="T140">Alternatively, a more likely possibility is that the contributions of the </text:span><text:span text:style-name="T128">vdW </text:span><text:span text:style-name="T140">interactions in </text:span><text:span text:style-name="T125">GAS</text:span><text:span text:style-name="T170">right</text:span><text:span text:style-name="T125"> </text:span><text:span text:style-name="T140">association are over-estimated </text:span><text:soft-page-break/><text:span text:style-name="T140">by our model. </text:span><text:span text:style-name="T141">Finally, it may be possible that </text:span><text:span text:style-name="T128">vdW </text:span><text:span text:style-name="T141">forces and </text:span><text:span text:style-name="T128">hydrogen bonding </text:span><text:span text:style-name="T141">work cooperatively in </text:span><text:span text:style-name="T125">GAS</text:span><text:span text:style-name="T170">right</text:span><text:span text:style-name="T125"> </text:span><text:span text:style-name="T141">dimers, </text:span><text:span text:style-name="T142">possibly at the expenses of </text:span><text:span text:style-name="T143">some of</text:span><text:span text:style-name="T142"> the entropic costs of dimer association, </text:span><text:span text:style-name="T143">which are not considered in our rigid body model</text:span><text:span text:style-name="T142">.</text:span></text:p>
      <text:p text:style-name="P35"><text:span text:style-name="T142">O</text:span><text:span text:style-name="T123">verall the data confirms that </text:span><text:span text:style-name="T125">GAS</text:span><text:span text:style-name="T170">right</text:span><text:span text:style-name="T141">, </text:span><text:span text:style-name="T123">with its combination of packing and weak hydrogen bonding is indeed a special configuration for designing stable transmembrane helical pairs. It also suggests that vdW packing alone is not a strong enough force for designing strong dimers. It should be noted that among the designs in the Left and Right regions there are instances of designs that </text:span><text:span text:style-name="T144">appear to </text:span><text:span text:style-name="T145">rise</text:span><text:span text:style-name="T123"> to the level of moderately stable dimers </text:span><text:span text:style-name="T144">(over 60% of GpA TOXGREEN signal), although most of them were removed by our stringent Clash-filtering procedure. Assessing those dimer</text:span><text:span text:style-name="T146">s</text:span><text:span text:style-name="T144"> individually (measuring their individual TOXGREEN signal, controlling for their expression and validating their conformation by extensive mutagenesis) would be laborious and it is outside of the scope of this work. </text:span><text:span text:style-name="T147">However, future studies</text:span><text:span text:style-name="T144"> </text:span><text:span text:style-name="T147">could</text:span><text:span text:style-name="T144"> address the possibility that, when fully optimized, packing of non polar side chains lead</text:span><text:span text:style-name="T147">s</text:span><text:span text:style-name="T144"> to biologically significant stability.</text:span></text:p>
      <text:p text:style-name="P36"/>
      <text:p text:style-name="P7"><text:tab/></text:p>
      <text:h text:style-name="Heading_20_3" text:outline-level="3">Methods</text:h>
      <text:h text:style-name="P51" text:outline-level="4">Membrane protein helical pair extraction</text:h>
      <text:p text:style-name="P29"><text:span text:style-name="T198">We developed a</text:span> program <text:span text:style-name="T198">in MSL that </text:span>extracts helical <text:span text:style-name="T198">pairs from PDBs from OPM. </text:span><text:span text:style-name="T236">To ensure that </text:span><text:span text:style-name="T237">we</text:span><text:span text:style-name="T236"> don’t extract redundant helical pairs, the MP structures from OPM were trimmed by sequence similarity. Only unique structures with less than 30% sequence similarity </text:span><text:reference-mark-start text:name="ZOTERO_ITEM CSL_CITATION {&quot;citationID&quot;:&quot;p3pxUWPe&quot;,&quot;properties&quot;:{&quot;formattedCitation&quot;:&quot;(Steinegger &amp; S\\uc0\\u246{}ding, 2017)&quot;,&quot;plainCitation&quot;:&quot;(Steinegger &amp; Söding, 2017)&quot;,&quot;noteIndex&quot;:0},&quot;citationItems&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NgLniR1u9c"/><text:span text:style-name="T227">(Steinegger &amp; S</text:span><text:span text:style-name="T224">öding, 2017)</text:span><text:reference-mark-end text:name="ZOTERO_ITEM CSL_CITATION {&quot;citationID&quot;:&quot;p3pxUWPe&quot;,&quot;properties&quot;:{&quot;formattedCitation&quot;:&quot;(Steinegger &amp; S\\uc0\\u246{}ding, 2017)&quot;,&quot;plainCitation&quot;:&quot;(Steinegger &amp; Söding, 2017)&quot;,&quot;noteIndex&quot;:0},&quot;citationItems&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NgLniR1u9c"/><text:span text:style-name="T236"> were analyzed. </text:span><text:span text:style-name="T198">We first identify the top and bottom z-axes of the membrane in the OPM structure. The segments of the protein </text:span>within the membrane <text:span text:style-name="T198">are then assessed for their helical nature. Cartesian points for quadruplets of Cα carbons are then assessed for their helical nature. The height (1.25-1.75</text:span>Å<text:span text:style-name="T250">), twist (90-110</text:span>°<text:span text:style-name="T250">), and radius (2.12-2.42</text:span>Å<text:span text:style-name="T250">) are measured, with loose restrictions against the ideal values (1.5Å, 100°, 2.27Å) for each parameter. H</text:span>elical segments composed of at least 13 AAs in length are extracted as individual helices, and the distance is measured between Cα carbons on each unique helical pair. Any two helices with at least 3 Cα carbons within 9Å of each other are extracted as an individual helical pair. <text:span text:style-name="T252">The crossing angles and distances between these pairs are plotted on Fig._MP_DESIGNb.</text:span></text:p>
      <text:h text:style-name="P52" text:outline-level="4">Computational <text:span text:style-name="T253">Sequence </text:span>Design</text:h>
      <text:p text:style-name="P17"><text:span text:style-name="T196">The algorithm designs an interfacial sequence along a given poly-Leu backbone geometry. Using a Monte Carlo sequence optimization, an interfacial position is switched to a random amino acid most prevalently found in membrane protein sequences (Supp._SEQUENCE_SEARCH). The side chain mobility was modeled using the energy based conformer library, with interfacial side chains given higher mobility than non-interfacial </text:span><text:reference-mark-start text:name="ZOTERO_ITEM CSL_CITATION {&quot;citationID&quot;:&quot;SWDn7w8b&quot;,&quot;properties&quot;:{&quot;formattedCitation&quot;:&quot;(Subramaniam &amp; Senes, 2012)&quot;,&quot;plainCitation&quot;:&quot;(Subramaniam &amp; Senes, 2012)&quot;,&quot;noteIndex&quot;:0},&quot;citationItems&quot;:[{&quot;id&quot;:327,&quot;uris&quot;:[&quot;http://zotero.org/users/local/TWX8bpul/items/QFSIFYNJ&quot;],&quot;itemData&quot;:{&quot;id&quot;:327,&quot;type&quot;:&quot;article-journal&quot;,&quot;abstract&quot;:&quot;Side chain optimization is a fundamental component of protein modeling applications such as docking, structural prediction, and design. In these applications side chain flexibility is often provided by rotamer or conformer libraries, which are collections of representative side chain conformations. Here we demonstrate that the sampling provided by the library can be substantially improved by adding an energetic criterion to its creation. The result of the new procedure is the Energy-Based library, a conformer library selected according to the propensity of its elements to fit energetically into natural protein environments. The new library performs outstandingly well in side chain optimization, producing structures with significantly lower energies and resulting in improved side chain conformation prediction. In addition, because the library was created as an ordered list, its size can be adjusted to any desired level. This feature provides unprecedented versatility in tuning sampling. It allows to precisely balance the number of conformers required by each amino acid type, equalizing their chances to fit into structural environments. It also allows to scale the amount of sampling to the specific requirement of any given side optimization problem. A rotameric version of the library was also produced with the same method to support applications that require a dihedral-only description of side chain conformation. The libraries are available at http://seneslab.org/EBL.&quot;,&quot;archive_location&quot;:&quot;22576292&quot;,&quot;container-title&quot;:&quot;Proteins&quot;,&quot;DOI&quot;:&quot;10.1002/prot.24111&quot;,&quot;ISSN&quot;:&quot;1097-0134&quot;,&quot;issue&quot;:&quot;9&quot;,&quot;language&quot;:&quot;eng&quot;,&quot;note&quot;:&quot;edition: 20120618&quot;,&quot;page&quot;:&quot;2218-34&quot;,&quot;title&quot;:&quot;An energy-based conformer library for side chain optimization: improved prediction and adjustable sampling&quot;,&quot;volume&quot;:&quot;80&quot;,&quot;author&quot;:[{&quot;family&quot;:&quot;Subramaniam&quot;,&quot;given&quot;:&quot;S.&quot;},{&quot;family&quot;:&quot;Senes&quot;,&quot;given&quot;:&quot;A.&quot;}],&quot;issued&quot;:{&quot;date-parts&quot;:[[&quot;2012&quot;,8]]}}}],&quot;schema&quot;:&quot;https://github.com/citation-style-language/schema/raw/master/csl-citation.json&quot;} RND2kBHsG37A2"/><text:span text:style-name="T196">(Subramaniam &amp; Senes, 2012)</text:span><text:reference-mark-end text:name="ZOTERO_ITEM CSL_CITATION {&quot;citationID&quot;:&quot;SWDn7w8b&quot;,&quot;properties&quot;:{&quot;formattedCitation&quot;:&quot;(Subramaniam &amp; Senes, 2012)&quot;,&quot;plainCitation&quot;:&quot;(Subramaniam &amp; Senes, 2012)&quot;,&quot;noteIndex&quot;:0},&quot;citationItems&quot;:[{&quot;id&quot;:327,&quot;uris&quot;:[&quot;http://zotero.org/users/local/TWX8bpul/items/QFSIFYNJ&quot;],&quot;itemData&quot;:{&quot;id&quot;:327,&quot;type&quot;:&quot;article-journal&quot;,&quot;abstract&quot;:&quot;Side chain optimization is a fundamental component of protein modeling applications such as docking, structural prediction, and design. In these applications side chain flexibility is often provided by rotamer or conformer libraries, which are collections of representative side chain conformations. Here we demonstrate that the sampling provided by the library can be substantially improved by adding an energetic criterion to its creation. The result of the new procedure is the Energy-Based library, a conformer library selected according to the propensity of its elements to fit energetically into natural protein environments. The new library performs outstandingly well in side chain optimization, producing structures with significantly lower energies and resulting in improved side chain conformation prediction. In addition, because the library was created as an ordered list, its size can be adjusted to any desired level. This feature provides unprecedented versatility in tuning sampling. It allows to precisely balance the number of conformers required by each amino acid type, equalizing their chances to fit into structural environments. It also allows to scale the amount of sampling to the specific requirement of any given side optimization problem. A rotameric version of the library was also produced with the same method to support applications that require a dihedral-only description of side chain conformation. The libraries are available at http://seneslab.org/EBL.&quot;,&quot;archive_location&quot;:&quot;22576292&quot;,&quot;container-title&quot;:&quot;Proteins&quot;,&quot;DOI&quot;:&quot;10.1002/prot.24111&quot;,&quot;ISSN&quot;:&quot;1097-0134&quot;,&quot;issue&quot;:&quot;9&quot;,&quot;language&quot;:&quot;eng&quot;,&quot;note&quot;:&quot;edition: 20120618&quot;,&quot;page&quot;:&quot;2218-34&quot;,&quot;title&quot;:&quot;An energy-based conformer library for side chain optimization: improved prediction and adjustable sampling&quot;,&quot;volume&quot;:&quot;80&quot;,&quot;author&quot;:[{&quot;family&quot;:&quot;Subramaniam&quot;,&quot;given&quot;:&quot;S.&quot;},{&quot;family&quot;:&quot;Senes&quot;,&quot;given&quot;:&quot;A.&quot;}],&quot;issued&quot;:{&quot;date-parts&quot;:[[&quot;2012&quot;,8]]}}}],&quot;schema&quot;:&quot;https://github.com/citation-style-language/schema/raw/master/csl-citation.json&quot;} RND2kBHsG37A2"/><text:span text:style-name="T196">. To ensure that these designed sequences are membrane sequences, we developed a sequence entropy term. The sequence entropy term evaluates the current interface as it’s likelihood to occur in membrane protein sequences, and converts this likelihood to an energy applied during the sequence search. Energetics for the dimer were calculated using the CHARMM22 van der Waals function, the IMM1 membrane implicit solvation term, and the hydrogen bonding function SCWRL4. To estimate the free energy of </text:span><text:soft-page-break/><text:span text:style-name="T196">the sequences during the search, we typically calculate the energy of a monomeric helix with the same sequence and subtract it from the dimer energy made of only these energetic terms.</text:span></text:p>
      <text:p text:style-name="P18"><draw:frame draw:style-name="fr4" draw:name="Object6" text:anchor-type="as-char" svg:width="4.5701in" svg:height="0.1992in" draw:z-index="3"><draw:object xlink:href="./Object 1" xlink:type="simple" xlink:show="embed" xlink:actuate="onLoad"/><draw:image xlink:href="./ObjectReplacements/Object 1" xlink:type="simple" xlink:show="embed" xlink:actuate="onLoad"/><svg:desc>formula</svg:desc></draw:frame></text:p>
      <text:p text:style-name="P18"><draw:frame draw:style-name="fr4" draw:name="Object8" text:anchor-type="as-char" svg:width="4.6571in" svg:height="0.1992in" draw:z-index="4"><draw:object xlink:href="./Object 2" xlink:type="simple" xlink:show="embed" xlink:actuate="onLoad"/><draw:image xlink:href="./ObjectReplacements/Object 2" xlink:type="simple" xlink:show="embed" xlink:actuate="onLoad"/><svg:desc>formula</svg:desc></draw:frame></text:p>
      <text:p text:style-name="P18"><draw:frame draw:style-name="fr4" draw:name="Object7" text:anchor-type="as-char" svg:width="2.5846in" svg:height="0.1992in" draw:z-index="5"><draw:object xlink:href="./Object 3" xlink:type="simple" xlink:show="embed" xlink:actuate="onLoad"/><draw:image xlink:href="./ObjectReplacements/Object 3" xlink:type="simple" xlink:show="embed" xlink:actuate="onLoad"/><svg:desc>formula</svg:desc></draw:frame></text:p>
      <text:p text:style-name="P25">However, we found that computing the monomer energy created a bottleneck during our sequence search. To <text:span text:style-name="T265">reduce computational time</text:span>, we developed an energy term t<text:span text:style-name="T265">hat</text:span> estimate<text:span text:style-name="T265">s</text:span> the monomer energy for each designed sequence. This baseline monomer energy was determined by measuring the CHARMM_VDW, IMM1, and SCWRL4_HBOND energies for individual amino acid<text:span text:style-name="T265">s</text:span> on a monomeric helix. The self (single AA) and pair (two AAs) energies were computed for 10000 random sequences and averaged. We found that there was a strong correlation between the computed monomer energy and this baseline monomer energy (Supp._BASELINE_MONOMER), and utilized this energy during our sequence search. The baseline monomer energy and the sequence entropy are subtracted from the dimer energy to find the sequence with the most stable energy during the sequence search.</text:p>
      <text:p text:style-name="P19"><draw:frame draw:style-name="fr4" draw:name="Object4" text:anchor-type="as-char" svg:width="6.1673in" svg:height="0.2in" draw:z-index="6"><draw:object xlink:href="./Object 4" xlink:type="simple" xlink:show="embed" xlink:actuate="onLoad"/><draw:image xlink:href="./ObjectReplacements/Object 4" xlink:type="simple" xlink:show="embed" xlink:actuate="onLoad"/><svg:desc>formula</svg:desc></draw:frame></text:p>
      <text:p text:style-name="P17"><text:span text:style-name="T196">After the sequence is designed for the geometry, the structure undergoes Monte Carlo backbone optimization cycles where all parameters (distance, z-shift, axial rotation, and crossing angle) are varied. The final energy from backbone optimization is used to assess our designed constructs against their dimerization propensity. </text:span><text:span text:style-name="T236">The total energy for the refined structure is used as the acceptance criteria, with the BASELINE_MONOMER energy being replaced by the computed monomer energy and the SEQUENCE_ENTROPY term no longer applied:</text:span></text:p>
      <text:p text:style-name="P20"><draw:frame draw:style-name="fr4" draw:name="Object5" text:anchor-type="as-char" svg:width="2.5846in" svg:height="0.1992in" draw:z-index="7"><draw:object xlink:href="./Object 5" xlink:type="simple" xlink:show="embed" xlink:actuate="onLoad"/><draw:image xlink:href="./ObjectReplacements/Object 5" xlink:type="simple" xlink:show="embed" xlink:actuate="onLoad"/><svg:desc>formula</svg:desc></draw:frame></text:p>
      <text:p text:style-name="P21">These energies are used to evaluate our sequences against their dimerization <text:span text:style-name="T264">propensity determined</text:span> in sort-seq.</text:p>
      <text:p text:style-name="P14">Sequence Entropy</text:p>
      <text:p text:style-name="P11"><text:soft-page-break/><text:span text:style-name="T237">We </text:span><text:span text:style-name="T236">developed a </text:span><text:span text:style-name="T237">sequence entropy</text:span><text:span text:style-name="T236"> term that outputs an energy based on how similar a sequence is to the composition of natural membrane protein sequence</text:span><text:span text:style-name="T238">s. </text:span><text:span text:style-name="T239">Previous studies have determined the amino acid composition of membrane proteins </text:span><text:reference-mark-start text:name="ZOTERO_ITEM CSL_CITATION {&quot;citationID&quot;:&quot;FN3uxpvm&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HLqXa8Kqqn"/><text:span text:style-name="T239">(Liu et al., 2002)</text:span><text:reference-mark-end text:name="ZOTERO_ITEM CSL_CITATION {&quot;citationID&quot;:&quot;FN3uxpvm&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HLqXa8Kqqn"/><text:span text:style-name="T239">, but we chose to evaluate the composition of amino acids found in our helical pair TMs </text:span><text:span text:style-name="T245">(Supp._SEQUENCE_ENTROPY)</text:span><text:span text:style-name="T239">.</text:span><text:span text:style-name="T238"> We </text:span><text:span text:style-name="T239">first removed all amino acids that were represented less than 2% (C, P, H). We then</text:span><text:span text:style-name="T238"> trimmed the amino acid pool for amino acids likely to form disulfide bonds (M), hydrogen bonds (N, D, </text:span><text:span text:style-name="T239">Q,</text:span><text:span text:style-name="T238"> E) </text:span><text:span text:style-name="T244">except for a few that were well represented (S, T, Y)</text:span><text:span text:style-name="T238">, </text:span><text:span text:style-name="T239">and </text:span><text:span text:style-name="T238">charged interactions (K, R), </text:span><text:span text:style-name="T239">leaving us with</text:span><text:span text:style-name="T238"> a pool of 10 amino acids for design</text:span><text:span text:style-name="T236"> (</text:span><text:span text:style-name="T247">Supp._SEQUENCE_ENTROPY</text:span><text:span text:style-name="T236">). To convert the </text:span><text:span text:style-name="T248">frequency</text:span><text:span text:style-name="T236"> of AAs in a membrane sequence to an energy term, </text:span><text:span text:style-name="T245">we</text:span><text:span text:style-name="T236"> utilized the following equation based on the Boltzmann entropy formula: </text:span></text:p>
      <text:p text:style-name="P22"><draw:frame draw:style-name="fr4" draw:name="Object1" text:anchor-type="as-char" svg:width="3.3839in" svg:height="0.2008in" draw:z-index="8"><draw:object xlink:href="./Object 6" xlink:type="simple" xlink:show="embed" xlink:actuate="onLoad"/><draw:image xlink:href="./ObjectReplacements/Object 6" xlink:type="simple" xlink:show="embed" xlink:actuate="onLoad"/><svg:desc>formula</svg:desc></draw:frame></text:p>
      <text:p text:style-name="P23">where R is the gas constant and T is temperature defaulted to 298K (RT = 0.592). To compute the sequence entropy, <text:span text:style-name="T265">we</text:span> <text:s/>calculate<text:span text:style-name="T265">d</text:span> the probability th<text:span text:style-name="T254">a</text:span>t the sequence occurs in membrane. First, the number of each AA (AA<text:span text:style-name="T235">1, AA2, etc.</text:span>) is counted within the sequence. Using these values, <text:span text:style-name="T265">we</text:span> calculated the number of possible permutations for the sequence. This is determined using the following equation:</text:p>
      <text:p text:style-name="P22"><draw:frame draw:style-name="fr5" draw:name="Object2" text:anchor-type="as-char" svg:y="-0.2311in" svg:width="2.4319in" svg:height="0.4083in" draw:z-index="9"><draw:object xlink:href="./Object 7" xlink:type="simple" xlink:show="embed" xlink:actuate="onLoad"/><draw:image xlink:href="./ObjectReplacements/Object 7" xlink:type="simple" xlink:show="embed" xlink:actuate="onLoad"/><svg:desc>formula</svg:desc></draw:frame></text:p>
      <text:p text:style-name="P22"><text:span text:style-name="T236">where n is the number of positions, which is divided by the factorial for #AA in the sequence multiplied, or the total number of combinations possible. The probability is computed using the frequency of each AA in membrane protein sequences (freq</text:span><text:span text:style-name="T175">AA</text:span><text:span text:style-name="T236">) to the power of the number of each AA in the sequence multiplied by the permutations: </text:span></text:p>
      <text:p text:style-name="P22"><draw:frame draw:style-name="fr4" draw:name="Object3" text:anchor-type="as-char" svg:width="3.9126in" svg:height="0.2327in" draw:z-index="10"><draw:object xlink:href="./Object 8" xlink:type="simple" xlink:show="embed" xlink:actuate="onLoad"/><draw:image xlink:href="./ObjectReplacements/Object 8" xlink:type="simple" xlink:show="embed" xlink:actuate="onLoad"/><svg:desc>formula</svg:desc></draw:frame></text:p>
      <text:p text:style-name="P24">This probability is inserted into the sequence entropy equation, returning a value that can be applied as an energy term during the sequence search.</text:p>
      <text:p text:style-name="P13">Left Handed Interfaces</text:p>
      <text:p text:style-name="P38"><text:span text:style-name="T240">During visual inspection of our randomized backbone geometries, we found that left handed dimers were able to accommodate multiple interfaces. Interfaces differ based on the input axial rotation and </text:span><text:span text:style-name="T237">z</text:span><text:span text:style-name="T240">-shift </text:span><text:soft-page-break/><text:span text:style-name="T240">(Supp._</text:span><text:span text:style-name="T241">LEFT_INTERFACE</text:span><text:span text:style-name="T240">). LLL</text:span><text:span text:style-name="T249">xx</text:span><text:span text:style-name="T240">LL</text:span><text:span text:style-name="T249">xx</text:span><text:span text:style-name="T240">L</text:span><text:span text:style-name="T249">xx</text:span><text:span text:style-name="T240">LL</text:span><text:span text:style-name="T249">xx</text:span><text:span text:style-name="T240">LLILI: 0-</text:span><text:span text:style-name="T246">4</text:span><text:span text:style-name="T240">0</text:span><text:span text:style-name="T236">°</text:span><text:span text:style-name="T240"> axial rotation and 1-6Å z-shift </text:span><text:span text:style-name="T246">(left stripe)</text:span><text:span text:style-name="T240">. LLLL</text:span><text:span text:style-name="T249">xx</text:span><text:span text:style-name="T240">L</text:span><text:span text:style-name="T249">xx</text:span><text:span text:style-name="T240">LL</text:span><text:span text:style-name="T249">xx</text:span><text:span text:style-name="T240">L</text:span><text:span text:style-name="T249">xx</text:span><text:span text:style-name="T240">LLILI: </text:span><text:span text:style-name="T246">30</text:span><text:span text:style-name="T242">-</text:span><text:span text:style-name="T246">9</text:span><text:span text:style-name="T242">0° axial rotation and 0-</text:span><text:span text:style-name="T246">6</text:span><text:span text:style-name="T240">Å</text:span><text:span text:style-name="T242"> z-shift </text:span><text:span text:style-name="T246">(middle stripe)</text:span><text:span text:style-name="T240">. LLLL</text:span><text:span text:style-name="T249">xx</text:span><text:span text:style-name="T240">LL</text:span><text:span text:style-name="T249">xx</text:span><text:span text:style-name="T240">L</text:span><text:span text:style-name="T249">xx</text:span><text:span text:style-name="T240">LL</text:span><text:span text:style-name="T249">xx</text:span><text:span text:style-name="T240">LILI: </text:span><text:span text:style-name="T246">8</text:span><text:span text:style-name="T240">0-100° axial rotation and 0-</text:span><text:span text:style-name="T246">2</text:span><text:span text:style-name="T240">Å z-Shift </text:span><text:span text:style-name="T246">(right stripe)</text:span><text:span text:style-name="T240">. </text:span></text:p>
      <text:h text:style-name="P52" text:outline-level="4">Cloning for bacterial cell expression</text:h>
      <text:p text:style-name="P17">Sequences were ordered as an oligo pool from Twist Biosciences. Individual segments were amplified using qPCR <text:span text:style-name="T180">(</text:span><text:span text:style-name="T185">Roche KAPA SYBR Fast</text:span><text:span text:style-name="T180">).</text:span> Segments were digested using restriction enzymes Nhe<text:span text:style-name="T250">I</text:span>-HF and Dp<text:span text:style-name="T250">nII</text:span>. TOXGREEN vector was digested in preparation for ligation using restriction enzymes Nhe<text:span text:style-name="T250">I</text:span>-HF, BamH<text:span text:style-name="T250">I</text:span>-HF, and <text:span text:style-name="T182">CIP</text:span>. Plasmids were assembled by incubating segment DNA with TOXGREEN <text:span text:style-name="T197">vector</text:span> in a <text:span text:style-name="T250">1:10 backbone:insert ratio</text:span> with<text:span text:style-name="T192"> E</text:span>lectro<text:span text:style-name="T250">L</text:span>igase <text:span text:style-name="T250">for 2 hours at room temperature and 10 minutes at 65</text:span><text:span text:style-name="T237">°</text:span><text:span text:style-name="T250">C to inactivate the enzyme</text:span>. 5uL of the ligation mixture were added to 50uL of <text:span text:style-name="T192">NEB </text:span>DH10B <text:span text:style-name="T152">E. coli</text:span> cells <text:span text:style-name="T192">and cloned</text:span> through electroporation <text:span text:style-name="T186">(</text:span><text:span text:style-name="T185">BIO-RAD MicroPulser Electroporator</text:span><text:span text:style-name="T186">)</text:span>, <text:span text:style-name="T192">outgrown</text:span> for 1 hour <text:span text:style-name="T192">in</text:span> 950uL <text:span text:style-name="T192">NEB </text:span>SOM media <text:span text:style-name="T192">in 37</text:span><text:span text:style-name="T243">°</text:span><text:span text:style-name="T192">C shaker</text:span>, and <text:span text:style-name="T192">diluted 1mL in 4mL LB Amp 100. 50 uL of a 1:10 and 1:100 dilution were plated on LB Amp 100 plates. Plates were grown for 14-16 hours at 37</text:span><text:span text:style-name="T243">°</text:span><text:span text:style-name="T192">C and colony forming units (CFUs) calculated for each segment (# Colonies x dilution/# Sequences in segment). A CFU &gt; 5</text:span><text:span text:style-name="T149"> </text:span><text:span text:style-name="T192">was accepted and overnight cultures corresponding to plates were spun down and miniprepped </text:span><text:span text:style-name="T186">(</text:span><text:span text:style-name="T184">Qiagen</text:span><text:span text:style-name="T186">)</text:span><text:span text:style-name="T192">. Segment plasmids were cloned through electroporation into 50uL in house mm39 cells for fluorescence readout, outgrown for 1 hour in 950uL SOC media in 37</text:span><text:span text:style-name="T243">°</text:span><text:span text:style-name="T192">C shaker, and 100uL of 1:10 dilution plated on LB Amp 100 plates with the rest being grown overnight in 3mL LB Amp 100. CFUs were again counted and any plates &gt; </text:span><text:span text:style-name="T185">5</text:span><text:span text:style-name="T193"> were accepted. Overnights for each segment were stored in 25% glycerol stocks. 50uL samples and controls from glycerol stocks were grown in 3mL LB Amp100 for 2-4 hours to reach ~0.1 OD600 and the corresponding number of sequences per sample used to calculate how much to add to a full library glycerol stock. All enzymes acquired from NEB.</text:span></text:p>
      <text:h text:style-name="P52" text:outline-level="4">Sort-Seq and NGS Preparation Protocol</text:h>
      <text:p text:style-name="P17">50uL of library glycerol stock were grown in 3mL LB Amp 100 overnight for 14-16 hours in 37C shaker. Samples were diluted in PBS buffer to appropriate concentration for recording 10000 events per second in Sony MA900 fluorescence activated cell sorter <text:span text:style-name="T180">(UW</text:span><text:span text:style-name="T185">CCC</text:span><text:span text:style-name="T180"> Flow </text:span><text:span text:style-name="T185">Cytometry Laboratory</text:span><text:span text:style-name="T180">)</text:span>. Controls GpA, G83I, and NoTM <text:soft-page-break/>were flowed to calibrate the instrument and determine proper gating to remove dead cells. Individual sample libraries were first flowed through the instrument and the fluorescence profile separated into 4 bins. 100000 events were sorted into bins 1-3, and 50000 events sorted into bin 4. Each library sample was sorted in triplicate from biological replicates of overnights. Sorted populations were grown for 1-5 hours to reach ~0.3 OD600 and minipreppred. <text:s/>Samples were prepared for NGS using PCR <text:span text:style-name="T250">and</text:span> amplif<text:span text:style-name="T250">ied</text:span> with individual primers. <text:span text:style-name="T250">The samples were then sent to the DNA Sequencing center at UW Biotech Center for library preparation and next generation sequencing. </text:span>Library Preparation Services: Index PCR (TruSeq). <text:span text:style-name="T250">Sequencing Services:</text:span> <text:span text:style-name="T250">Illumina (NovaSeq) Sequencing </text:span>[2x150 Shared (10M read increments)]. </text:p>
      <text:h text:style-name="P52" text:outline-level="4">Immunoblotting</text:h>
      <text:p text:style-name="First_20_line_20_indent"><text:span text:style-name="T198">Protein expression was confirmed for an assortment of designs and mutants using immunoblotting </text:span><text:span text:style-name="T299">(Supp._WESTERNS)</text:span><text:span text:style-name="T198">. Cell lysates were normalized by ThermoScientific Pierce Protein BCA Assay Kit</text:span><text:span text:style-name="T150"> </text:span><text:span text:style-name="T183">and loaded onto NuPage 4-12% bis-tris SDS-PAGE gels (Thermo</text:span><text:span text:style-name="T184">F</text:span><text:span text:style-name="T183">isher) and then transferred to PVDF membranes (VWR) for 1h at 100 millivolts. Blots were blocked using 5% </text:span><text:span text:style-name="T181">milk (</text:span><text:span text:style-name="T184">Nestle Instant Nonfat Dry Milk</text:span><text:span text:style-name="T181">) in TBS-Tween buffer (50 mM Tris, 150 mM NaCl, 0.05% Tween 20) for 2 h at 4°C and incubated overnight with peroxidase-conjugated monoclonal anti-maltose binding protein antibodies (Sigma-Aldrich). Blots were developed with Pierce ECL Western Blotting Substrate Kit; 1mL of ECL solution was added to the blot and incubated for 90s. Chemiluminescence was measured using an ImageQuant LAS 4000 (GE Healthsciences).</text:span></text:p>
      <text:h text:style-name="Heading_20_3" text:outline-level="3">References</text:h>
      <text:p text:style-name="Bibliography_20_1">Anderson, S. M., Mueller, B. K., Lange, E. J., &amp; Senes, A. (2017). Combination of Cα-H Hydrogen Bonds and van der Waals Packing Modulates the Stability of GxxxG-Mediated Dimers in Membranes. <text:span text:style-name="T151">J Am Chem Soc</text:span>, <text:span text:style-name="T151">139</text:span>(44), 15774–15783. https://doi.org/10.1021/jacs.7b07505</text:p>
      <text:p text:style-name="Bibliography_20_1">Armstrong, C. R., &amp; Senes, A. (2016). Screening for transmembrane association in divisome proteins using TOXGREEN, a high-throughput variant of the TOXCAT assay. <text:span text:style-name="T151">Biochim Biophys Acta</text:span>, <text:span text:style-name="T151">1858</text:span>(11), 2573–2583. https://doi.org/10.1016/j.bbamem.2016.07.008</text:p>
      <text:p text:style-name="Bibliography_20_1">Ash, W. L., Stockner, T., MacCallum, J. L., &amp; Tieleman, D. P. (2004). Computer modeling of polyleucine-based coiled coil dimers in a realistic membrane environment: Insight into helix-helix interactions in membrane proteins. <text:span text:style-name="T151">Biochemistry</text:span>, <text:span text:style-name="T151">43</text:span>(28), 9050–9060. https://doi.org/10.1021/bi0494572</text:p>
      <text:p text:style-name="Bibliography_20_1">Ben-Tal, N., Sitkoff, D., Topol, I. A., Yang, A.-S., Burt, S. K., &amp; Honig, B. (1997). Free energy of amide hydrogen bond formation in vacuum, in water, and in liquid alkane solution. <text:span text:style-name="T151">The Journal of Physical Chemistry B</text:span>, <text:span text:style-name="T151">101</text:span>(3), 450–457.</text:p>
      <text:p text:style-name="Bibliography_20_1">Bornberg-Bauer, E., Rivals, E., &amp; Vingron, M. (1998). Computational approaches to identify leucine zippers. <text:span text:style-name="T151">Nucleic Acids Research</text:span>, <text:span text:style-name="T151">26</text:span>(11), 2740–2746. https://doi.org/10.1093/nar/26.11.2740</text:p>
      <text:p text:style-name="Bibliography_20_1">Bowie, J. U. (2011). Membrane protein folding: How important are hydrogen bonds? <text:span text:style-name="T151">Curr Opin Struct Biol</text:span>, <text:span text:style-name="T151">21</text:span>(1), 42–49. https://doi.org/10.1016/j.sbi.2010.10.003</text:p>
      <text:p text:style-name="Bibliography_20_1">Díaz Vázquez, G., Cui, Q., &amp; Senes, A. (2023). Thermodynamic analysis of the GASright transmembrane motif supports energetic model of dimerization. <text:span text:style-name="T151">Biophysical Journal</text:span>, <text:span text:style-name="T151">122</text:span>(1), 143–155. https://doi.org/10.1016/j.bpj.2022.11.018</text:p>
      <text:p text:style-name="Bibliography_20_1">Doura, A. K., &amp; Fleming, K. G. (2004). Complex Interactions at the Helix–Helix Interface Stabilize the Glycophorin A Transmembrane Dimer. <text:span text:style-name="T151">Journal of Molecular Biology</text:span>, <text:span text:style-name="T151">343</text:span>(5), 1487–1497. https://doi.org/10.1016/j.jmb.2004.09.011</text:p>
      <text:p text:style-name="Bibliography_20_1">Faham, S., Yang, D., Bare, E., Yohannan, S., Whitelegge, J. P., &amp; Bowie, J. U. (2004). Side-chain contributions to membrane protein structure and stability. <text:span text:style-name="T151">J Mol Biol</text:span>, <text:span text:style-name="T151">335</text:span>(1), 297–305. https://doi.org/10.1016/j.jmb.2003.10.041</text:p>
      <text:p text:style-name="Bibliography_20_1"><text:soft-page-break/>Fleming, K. G., &amp; Engelman, D. M. (2001). Computation and mutagenesis suggest a right-handed structure for the synaptobrevin transmembrane dimer. <text:span text:style-name="T151">Proteins: Structure, Function, and Bioinformatics</text:span>, <text:span text:style-name="T151">45</text:span>(4), 313–317. https://doi.org/10.1002/prot.1151</text:p>
      <text:p text:style-name="Bibliography_20_1">Gregersen, N., Bross, P., Vang, S., &amp; Christensen, J. H. (2006). Protein misfolding and human disease. <text:span text:style-name="T151">Annu Rev Genomics Hum Genet</text:span>, <text:span text:style-name="T151">7</text:span>, 103–124. https://doi.org/10.1146/annurev.genom.7.080505.115737</text:p>
      <text:p text:style-name="Bibliography_20_1">Howitt, S. M., Rodgers, A. J. W., Jeffrey, P. D., &amp; Cox, G. B. (1996). A Mutation in Which Alanine 128 Is Replaced by Aspartic Acid Abolishes Dimerization of the b-Subunit of the F0F1-ATPase from Escherichia coli(∗). <text:span text:style-name="T151">Journal of Biological Chemistry</text:span>, <text:span text:style-name="T151">271</text:span>(12), 7038–7042. https://doi.org/10.1074/jbc.271.12.7038</text:p>
      <text:p text:style-name="Bibliography_20_1">Huang, B., Xu, Y., Hu, X., Liu, Y., Liao, S., Zhang, J., Huang, C., Hong, J., Chen, Q., &amp; Liu, H. (2022). A backbone-centred energy function of neural networks for protein design. <text:span text:style-name="T151">Nature</text:span>, <text:span text:style-name="T151">602</text:span>(7897), Article 7897. https://doi.org/10.1038/s41586-021-04383-5</text:p>
      <text:p text:style-name="Bibliography_20_1">Joh, N. H., Oberai, A., Yang, D., Whitelegge, J. P., &amp; Bowie, J. U. (2009). Similar energetic contributions of packing in the core of membrane and water-soluble proteins. <text:span text:style-name="T151">J Am Chem Soc</text:span>, <text:span text:style-name="T151">131</text:span>(31), 10846–10847. https://doi.org/10.1021/ja904711k</text:p>
      <text:p text:style-name="Bibliography_20_1">Johnson, R. M., Hecht, K., &amp; Deber, C. M. (2007). Aromatic and cation-pi interactions enhance helix-helix association in a membrane environment. <text:span text:style-name="T151">Biochemistry</text:span>, <text:span text:style-name="T151">46</text:span>(32), 9208–9214. https://doi.org/10.1021/bi7008773</text:p>
      <text:p text:style-name="Bibliography_20_1">Khadria, A. S., Mueller, B. K., Stefely, J. A., Tan, C. H., Pagliarini, D. J., &amp; Senes, A. (2014). A Gly-Zipper Motif Mediates Homodimerization of the Transmembrane Domain of the Mitochondrial Kinase ADCK3. <text:span text:style-name="T151">Journal of the American Chemical Society</text:span>, <text:span text:style-name="T151">136</text:span>(40), 14068–14077. https://doi.org/10.1021/ja505017f</text:p>
      <text:p text:style-name="Bibliography_20_1">Krivov, G. G., Shapovalov, M. V., &amp; Dunbrack, R. L. (2009). Improved prediction of protein side-chain conformations with SCWRL4. <text:span text:style-name="T151">Proteins</text:span>, <text:span text:style-name="T151">77</text:span>(4), 778–795. https://doi.org/10.1002/prot.22488</text:p>
      <text:p text:style-name="Bibliography_20_1">Kuhlman, B., Dantas, G., Ireton, G. C., Varani, G., Stoddard, B. L., &amp; Baker, D. (2003). Design of a Novel Globular Protein Fold with Atomic-Level Accuracy. <text:span text:style-name="T151">Science</text:span>, <text:span text:style-name="T151">302</text:span>(5649), 1364–1368. https://doi.org/10.1126/science.1089427</text:p>
      <text:p text:style-name="Bibliography_20_1">Kulp, D. W., Subramaniam, S., Donald, J. E., Hannigan, B. T., Mueller, B. K., Grigoryan, G., &amp; Senes, A. (2012). Structural informatics, modeling, and design with an open-source Molecular Software Library (MSL). <text:span text:style-name="T151">J Comput Chem</text:span>, <text:span text:style-name="T151">33</text:span>(20), 1645–1661. https://doi.org/10.1002/jcc.22968</text:p>
      <text:p text:style-name="Bibliography_20_1"><text:soft-page-break/>LaPointe, L. M., Taylor, K. C., Subramaniam, S., Khadria, A., Rayment, I., &amp; Senes, A. (2013). Structural Organization of FtsB, a Transmembrane Protein of the Bacterial Divisome. <text:span text:style-name="T151">Biochemistry</text:span>, <text:span text:style-name="T151">52</text:span>(15), 2574–2585. https://doi.org/10.1021/bi400222r</text:p>
      <text:p text:style-name="Bibliography_20_1">Lawrie, C. M., Sulistijo, E. S., &amp; MacKenzie, K. R. (2010). Intermonomer Hydrogen Bonds Enhance GxxxG-Driven Dimerization of the BNIP3 Transmembrane Domain: Roles for Sequence Context in Helix–Helix Association in Membranes. <text:span text:style-name="T151">Journal of Molecular Biology</text:span>, <text:span text:style-name="T151">396</text:span>(4), 924–936. https://doi.org/10.1016/j.jmb.2009.12.023</text:p>
      <text:p text:style-name="Bibliography_20_1">Lazaridis, T. (2003). Effective energy function for proteins in lipid membranes. <text:span text:style-name="T151">Proteins</text:span>, <text:span text:style-name="T151">52</text:span>(2), 176–192. https://doi.org/10.1002/prot.10410</text:p>
      <text:p text:style-name="Bibliography_20_1">Liu, Y., Engelman, D. M., &amp; Gerstein, M. (2002). Genomic analysis of membrane protein families: Abundance and conserved motifs. <text:span text:style-name="T151">Genome Biol</text:span>, <text:span text:style-name="T151">3</text:span>(10), research0054. https://doi.org/10.1186/gb-2002-3-10-research0054</text:p>
      <text:p text:style-name="Bibliography_20_1">Lomize, M. A., Lomize, A. L., Pogozheva, I. D., &amp; Mosberg, H. I. (2006). OPM: orientations of proteins in membranes database. <text:span text:style-name="T151">Bioinformatics</text:span>, <text:span text:style-name="T151">22</text:span>(5), 623–625.</text:p>
      <text:p text:style-name="Bibliography_20_1">MacKenzie, K. R., Prestegard, J. H., &amp; Engelman, D. M. (1997). A transmembrane helix dimer: Structure and implications. <text:span text:style-name="T151">Science</text:span>, <text:span text:style-name="T151">276</text:span>(5309), 131–133. https://doi.org/10.1126/science.276.5309.131</text:p>
      <text:p text:style-name="Bibliography_20_1">MacKerell, A. D., Bashford, D., Bellott, M., Dunbrack, R. L., Evanseck, J. D., Field, M. J., Fischer, S., Gao, J., Guo, H., Ha, S., Joseph-McCarthy, D., Kuchnir, L., Kuczera, K., Lau, F. T., Mattos, C., Michnick, S., Ngo, T., Nguyen, D. T., Prodhom, B., … Karplus, M. (1998). All-atom empirical potential for molecular modeling and dynamics studies of proteins. <text:span text:style-name="T151">J Phys Chem B</text:span>, <text:span text:style-name="T151">102</text:span>(18), 3586–3616. https://doi.org/10.1021/jp973084f</text:p>
      <text:p text:style-name="Bibliography_20_1">Metcalf, D. G., Law, P. B., &amp; DeGrado, W. F. (2007). Mutagenesis data in the automated prediction of transmembrane helix dimers. <text:span text:style-name="T151">Proteins: Structure, Function, and Bioinformatics</text:span>, <text:span text:style-name="T151">67</text:span>(2), 375–384. https://doi.org/10.1002/prot.21265</text:p>
      <text:p text:style-name="Bibliography_20_1">Mingarro, I., Whitley, P., Heijne, G. V., &amp; Lemmon, M. A. (1996). Ala-insertion scanning mutagenesis of the glycophorin a transmembrane helix: A rapid way to map helix-helix interactions in integral membrane proteins. <text:span text:style-name="T151">Protein Science</text:span>, <text:span text:style-name="T151">5</text:span>(7), 1339–1341. https://doi.org/10.1002/pro.5560050712</text:p>
      <text:p text:style-name="Bibliography_20_1"><text:soft-page-break/>Mitchell, J. B., &amp; Price, S. L. (1990). The nature of the N H… ︁O C hydrogen bond: An intermolecular perturbation theory study of the formamide/formaldehyde complex. <text:span text:style-name="T151">Journal of Computational Chemistry</text:span>, <text:span text:style-name="T151">11</text:span>(10), 1217–1233.</text:p>
      <text:p text:style-name="Bibliography_20_1">Mravic, M., Thomaston, J. L., Tucker, M., Solomon, P. E., Liu, L., &amp; DeGrado, W. F. (2019). Packing of apolar side chains enables accurate design of highly stable membrane proteins. <text:span text:style-name="T151">Science</text:span>, <text:span text:style-name="T151">363</text:span>(6434), 1418–1423. https://doi.org/10.1126/science.aav7541</text:p>
      <text:p text:style-name="Bibliography_20_1">Mueller, B. K., Subramaniam, S., &amp; Senes, A. (2014). A frequent, GxxxG-mediated, transmembrane association motif is optimized for the formation of interhelical Cα-H hydrogen bonds. <text:span text:style-name="T151">Proc Natl Acad Sci U S A</text:span>, <text:span text:style-name="T151">111</text:span>(10), E888-95. https://doi.org/10.1073/pnas.1319944111</text:p>
      <text:p text:style-name="Bibliography_20_1">Nash, A., Notman, R., &amp; Dixon, A. M. (2015). De novo design of transmembrane helix-helix interactions and measurement of stability in a biological membrane. <text:span text:style-name="T151">Biochim Biophys Acta</text:span>, <text:span text:style-name="T151">1848</text:span>(5), 1248–1257. https://doi.org/10.1016/j.bbamem.2015.02.020</text:p>
      <text:p text:style-name="Bibliography_20_1">Partridge, A. W., Therien, A. G., &amp; Deber, C. M. (2004). Missense mutations in transmembrane domains of proteins: Phenotypic propensity of polar residues for human disease. <text:span text:style-name="T151">Proteins</text:span>, <text:span text:style-name="T151">54</text:span>(4), 648–656. https://doi.org/10.1002/prot.10611</text:p>
      <text:p text:style-name="Bibliography_20_1">Rose, G. D., &amp; Wolfenden, R. (1993). Hydrogen bonding, hydrophobicity, packing, and protein folding. <text:span text:style-name="T151">Annual Review of Biophysics and Biomolecular Structure</text:span>, <text:span text:style-name="T151">22</text:span>(1), 381–415.</text:p>
      <text:p text:style-name="Bibliography_20_1">Russ, W. P., &amp; Engelman, D. M. (2000). The GxxxG motif: A framework for transmembrane helix-helix association. <text:span text:style-name="T151">J Mol Biol</text:span>, <text:span text:style-name="T151">296</text:span>(3), 911–919. https://doi.org/10.1006/jmbi.1999.3489</text:p>
      <text:p text:style-name="Bibliography_20_1">Sanders, C. R., &amp; Myers, J. K. (2004). Disease-related misassembly of membrane proteins. <text:span text:style-name="T151">Annu Rev Biophys Biomol Struct</text:span>, <text:span text:style-name="T151">33</text:span>, 25–51. https://doi.org/10.1146/annurev.biophys.33.110502.140348</text:p>
      <text:p text:style-name="Bibliography_20_1">Senes, A. (2011). Computational design of membrane proteins. <text:span text:style-name="T151">Curr Opin Struct Biol</text:span>, <text:span text:style-name="T151">21</text:span>(4), 460–466. https://doi.org/10.1016/j.sbi.2011.06.004</text:p>
      <text:p text:style-name="Bibliography_20_1">Senes, A., Ubarretxena-Belandia, I., &amp; Engelman, D. M. (2001). The Cα—H⋅⋅⋅O hydrogen bond: A determinant of stability<text:change-start text:change-id="ct1691044690144"/><text:tab/><text:change-end text:change-id="ct1691044690144"/> and specificity in transmembrane helix interactions. <text:span text:style-name="T151">Proceedings of the National Academy of Sciences</text:span>, <text:span text:style-name="T151">98</text:span>(16), 9056–9061. https://doi.org/10.1073/pnas.161280798</text:p>
      <text:p text:style-name="Bibliography_20_1"><text:soft-page-break/>Smith, S. O., Eilers, M., Song, D., Crocker, E., Ying, W., Groesbeek, M., Metz, G., Ziliox, M., &amp; Aimoto, S. (2002). Implications of threonine hydrogen bonding in the glycophorin A transmembrane helix dimer. <text:span text:style-name="T151">Biophys J</text:span>, <text:span text:style-name="T151">82</text:span>(5), 2476–2486. https://doi.org/10.1016/S0006-3495(02)75590-2</text:p>
      <text:p text:style-name="Bibliography_20_1">Steinegger, M., &amp; Söding, J. (2017). MMseqs2 enables sensitive protein sequence searching for the analysis of massive data sets. <text:span text:style-name="T151">Nature Biotechnology</text:span>, <text:span text:style-name="T151">35</text:span>(11), 1026–1028.</text:p>
      <text:p text:style-name="Bibliography_20_1">Subramaniam, S., &amp; Senes, A. (2012). An energy-based conformer library for side chain optimization: Improved prediction and adjustable sampling. <text:span text:style-name="T151">Proteins</text:span>, <text:span text:style-name="T151">80</text:span>(9), 2218–2234. https://doi.org/10.1002/prot.24111</text:p>
      <text:p text:style-name="Bibliography_20_1">Therien, A. G., Grant, F. E., &amp; Deber, C. M. (2001). Interhelical hydrogen bonds in the CFTR membrane domain. <text:span text:style-name="T151">Nat Struct Biol</text:span>, <text:span text:style-name="T151">8</text:span>(7), 597–601. https://doi.org/10.1038/89631</text:p>
      <text:p text:style-name="Bibliography_20_1">Tsemekhman, K., Goldschmidt, L., Eisenberg, D., &amp; Baker, D. (2007). Cooperative hydrogen bonding in amyloid formation. <text:span text:style-name="T151">Protein Science</text:span>, <text:span text:style-name="T151">16</text:span>(4), 761–764.</text:p>
      <text:p text:style-name="Bibliography_20_1">Walshaw, J., &amp; Woolfson, D. N. (2003). Extended knobs-into-holes packing in classical and complex coiled-coil assemblies. <text:span text:style-name="T151">Journal of Structural Biology</text:span>, <text:span text:style-name="T151">144</text:span>(3), 349–361.</text:p>
      <text:p text:style-name="Bibliography_20_1">Walters, R. F. S., &amp; DeGrado, W. F. (2006). Helix-packing motifs in membrane proteins. <text:span text:style-name="T151">Proceedings of the National Academy of Sciences</text:span>, <text:span text:style-name="T151">103</text:span>(37), 13658–13663. https://doi.org/10.1073/pnas.0605878103</text:p>
      <text:p text:style-name="Bibliography_20_1">Wehbi, H., Gasmi-Seabrook, G., Choi, M. Y., &amp; Deber, C. M. (2008). Positional dependence of non-native polar mutations on folding of CFTR helical hairpins. <text:span text:style-name="T151">Biochim Biophys Acta</text:span>, <text:span text:style-name="T151">1778</text:span>(1), 79–87. https://doi.org/10.1016/j.bbamem.2007.08.036</text:p>
      <text:p text:style-name="Bibliography_20_1">Wei, P., Liu, X., Hu, M.-H., Zuo, L.-M., Kai, M., Wang, R., &amp; Luo, S.-Z. (2011). The dimerization interface of the glycoprotein Ibβ transmembrane domain corresponds to polar residues within a leucine zipper motif. <text:span text:style-name="T151">Protein Science</text:span>, <text:span text:style-name="T151">20</text:span>(11), 1814–1823. https://doi.org/10.1002/pro.713</text:p>
      <text:p text:style-name="Bibliography_20_1">Wei, P., Zheng, B.-K., Guo, P.-R., Kawakami, T., &amp; Luo, S.-Z. (2013). The Association of Polar Residues in the DAP12 homodimer: TOXCAT and Molecular Dynamics Simulation Studies. <text:span text:style-name="T151">Biophysical Journal</text:span>, <text:span text:style-name="T151">104</text:span>(7), 1435–1444. https://doi.org/10.1016/j.bpj.2013.01.054</text:p>
      <text:p text:style-name="Bibliography_20_1">Yano, Y., Takemoto, T., Kobayashi, S., Yasui, H., Sakurai, H., Ohashi, W., Niwa, M., Futaki, S., Sugiura, Y., &amp; Matsuzaki, K. (2002). Topological stability and self-association of a completely hydrophobic model transmembrane helix in lipid bilayers. <text:span text:style-name="T151">Biochemistry</text:span>, <text:span text:style-name="T151">41</text:span>(9), 3073–3080. https://doi.org/10.1021/bi011161y</text:p>
      <text:p text:style-name="Bibliography_20_1"><text:soft-page-break/>Zhou, F. X., Merianos, H. J., Brunger, A. T., &amp; Engelman, D. M. (2001). Polar residues drive association of polyleucine transmembrane helices. <text:span text:style-name="T151">Proc Natl Acad Sci U S A</text:span>, <text:span text:style-name="T151">98</text:span>(5), 2250–2255. https://doi.org/10.1073/pnas.041593698</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true" style:font-name-asian="Calibri1"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true" fo:background-color="transparent" style:font-name-asian="Calibri1"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orphans="2" fo:widows="2" fo:hyphenation-ladder-count="no-limit"/>
      <style:text-properties style:font-name="Calibri3" fo:font-family="Calibri" style:font-style-name="Regular" style:font-family-generic="swiss" style:font-pitch="variable" fo:font-size="11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fo:hyphenate="false" loext:hyphenation-no-caps="false" loext:hyphenation-no-last-word="false" loext:hyphenation-word-char-count="no-limit" loext:hyphenation-zone="no-limit"/>
    </style:style>
    <style:style style:name="Normal" style:family="paragraph">
      <style:paragraph-properties fo:margin-top="0in" fo:margin-bottom="0.111in" style:contextual-spacing="false" fo:line-height="104%"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loext:hyphenation-no-last-word="false" loext:hyphenation-word-char-count="no-limit" loext:hyphenation-zone="no-limit"/>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EndNote_20_Bibliography_20_Title" style:display-name="EndNote Bibliography Title" style:family="paragraph" style:parent-style-name="Normal">
      <style:paragraph-properties fo:margin-top="0in" fo:margin-bottom="0in" style:contextual-spacing="false" fo:text-align="center" style:justify-single-word="false" fo:hyphenation-ladder-count="no-limit"/>
      <style:text-properties fo:hyphenate="false" loext:hyphenation-no-caps="false" loext:hyphenation-no-last-word="false" loext:hyphenation-word-char-count="no-limit" loext:hyphenation-zone="no-limit"/>
    </style:style>
    <style:style style:name="EndNote_20_Bibliography" style:display-name="EndNote Bibliography" style:family="paragraph" style:parent-style-name="Normal">
      <style:paragraph-properties fo:line-height="100%" fo:text-align="justify" style:justify-single-word="false"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line-height="100%"/>
    </style:style>
    <style:style style:name="Figure" style:family="paragraph" style:parent-style-name="Caption" style:class="extra" style:master-page-name="">
      <style:paragraph-properties fo:margin-top="0.0799in" fo:margin-bottom="0in" style:contextual-spacing="false" fo:line-height="100%" fo:text-align="justify" style:justify-single-word="false" style:page-number="auto">
        <style:tab-stops/>
      </style:paragraph-properties>
      <style:text-properties fo:font-size="9pt" fo:font-style="normal"/>
    </style:style>
    <style:style style:name="DocumentMap"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1" fo:font-family="Calibri" style:font-family-generic="swiss" style:font-pitch="variable" fo:font-size="11pt" fo:language="en" fo:country="US" style:letter-kerning="true" style:font-name-asian="Cambria Math" style:font-family-asian="'Cambria Math'"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Normal_20_Table_20__28_WW_29_" style:display-name="Normal Table (WW)" style:family="paragraph">
      <style:paragraph-properties fo:margin-top="0in" fo:margin-bottom="0.111in" style:contextual-spacing="false" fo:line-height="107%" fo:text-align="start" style:justify-single-word="false" fo:orphans="2" fo:widows="2" style:vertical-align="auto"/>
      <style:text-properties style:font-name="Aptos" fo:font-family="Aptos" style:font-family-generic="swiss" style:font-pitch="variable" fo:font-size="11pt" fo:language="en" fo:country="US" style:letter-kerning="true" style:font-name-asian="Aptos" style:font-family-asian="Aptos"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0402in" style:contextual-spacing="false" fo:line-height="200%" fo:text-align="justify" style:justify-single-word="false" fo:text-indent="0.1965in" style:auto-text-indent="false"/>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fo:line-height="200%" style:page-number="auto" fo:break-before="page"/>
      <style:text-properties style:font-name="Calibri2" fo:font-family="Calibri"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1201in" fo:margin-bottom="0.0402in" style:contextual-spacing="false" fo:line-height="200%" style:page-number="auto"/>
      <style:text-properties style:font-name="Calibri2" fo:font-family="Calibri" style:font-style-name="Bold" style:font-family-generic="swiss" style:font-pitch="variable" fo:font-size="11pt" fo:font-style="normal" fo:font-weight="bold" style:font-size-asian="13pt" style:font-style-asian="italic" style:font-weight-asian="bold" style:font-size-complex="13pt" style:font-style-complex="italic" style:font-weight-complex="bold"/>
    </style:style>
    <style:style style:name="Fig." style:family="paragraph" style:parent-style-name="Caption" style:master-page-name="">
      <style:paragraph-properties fo:margin-top="0.0402in" fo:margin-bottom="0in" style:contextual-spacing="false" fo:line-height="100%" fo:text-align="justify" style:justify-single-word="false" style:page-number="auto"/>
      <style:text-properties fo:font-size="9pt" fo:font-style="normal"/>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style:style>
    <style:style style:name="EndNote_20_Bibliography_20_Title_20_Char" style:display-name="EndNote Bibliography Title Char" style:family="text" style:parent-style-name="Standard_20_Char">
      <style:text-properties style:font-name="Calibri1"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1" style:font-family-complex="Calibri" style:font-family-generic-complex="swiss" style:font-pitch-complex="variable" style:font-size-complex="12pt" style:language-complex="hi" style:country-complex="IN"/>
    </style:style>
    <style:style style:name="EndNote_20_Bibliography_20_Char" style:display-name="EndNote Bibliography Char" style:family="text" style:parent-style-name="Standard_20_Char">
      <style:text-properties style:font-name="Calibri1"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1" style:font-family-complex="Calibri" style:font-family-generic-complex="swiss" style:font-pitch-complex="variable" style:font-size-complex="12pt" style:language-complex="hi" style:country-complex="IN"/>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Calibri1" fo:font-family="Calibri" style:font-family-generic="swiss" style:font-pitch="variable" style:font-name-asian="Noto Serif CJK SC" style:font-family-asian="'Noto Serif CJK SC'" style:font-family-generic-asian="system" style:font-pitch-asian="variable" style:font-name-complex="Calibri1"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1" fo:font-family="Calibri" style:font-family-generic="swiss" style:font-pitch="variable" style:font-name-asian="Calibri1" style:font-family-asian="Calibri" style:font-family-generic-asian="swiss" style:font-pitch-asian="variable" style:font-name-complex="Calibri1"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Calibri1" fo:font-family="Calibri" style:font-family-generic="swiss" style:font-pitch="variable" style:font-name-asian="Calibri1" style:font-family-asian="Calibri" style:font-family-generic-asian="swiss" style:font-pitch-asian="variable" style:font-name-complex="Calibri1"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_20__28_WW_29_" style:display-name="Default Paragraph Font (WW)"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igure_20_in_20_text" style:display-name="Figure in text" style:family="text">
      <style:text-properties fo:background-color="#66ffff"/>
    </style:style>
    <style:style style:name="Line_20_numbering" style:display-name="Line numbering" style:family="text"/>
    <style:style style:name="Numbering_20_Symbols" style:display-name="Numbering Symbols" style:family="text"/>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
    <dc:description/>
    <dc:subject/>
    <meta:initial-creator>GILBERT LOISEAU</meta:initial-creator>
    <meta:creation-date>2024-01-29T19:26:00Z</meta:creation-date>
    <dc:date>2024-08-21T21:33:37.312000000</dc:date>
    <meta:editing-cycles>190</meta:editing-cycles>
    <meta:editing-duration>P8DT1H46M24S</meta:editing-duration>
    <meta:document-statistic meta:table-count="0" meta:image-count="0" meta:object-count="8" meta:page-count="29" meta:paragraph-count="138" meta:word-count="8241" meta:character-count="55476" meta:non-whitespace-character-count="47379"/>
    <meta:user-defined meta:name="ZOTERO_PREF_1">&lt;data data-version="3" zotero-version="6.0.36"&gt;&lt;session id="1KwKwN3U"/&gt;&lt;style id="http://www.zotero.org/styles/apa" locale="en-US" hasBibliography="1" bibliographyStyleHasBeenSet="1"/&gt;&lt;prefs&gt;&lt;pref name="fieldType" value="ReferenceMark"/&gt;&lt;/prefs&gt;&lt;/data&gt;</meta:user-defined>
    <meta:template xlink:type="simple" xlink:actuate="onRequest" xlink:title="" xlink:href="../draft_v4.odt/Normal.dotm"/>
  </office:meta>
</office:document-meta>
</file>

<file path=Object 1/content.xml><?xml version="1.0" encoding="utf-8"?>
<math xmlns="http://www.w3.org/1998/Math/MathML" display="block">
  <semantics>
    <mrow>
      <mrow>
        <mi mathvariant="italic">Dimer</mi>
        <mo stretchy="false">=</mo>
        <mi mathvariant="italic">CHARMM</mi>
      </mrow>
      <mrow>
        <mi mathvariant="italic">VDW</mi>
        <mo stretchy="false">+</mo>
        <mi mathvariant="italic">IMM</mi>
      </mrow>
      <mrow>
        <mn>1</mn>
        <mo stretchy="false">+</mo>
        <mi mathvariant="italic">SCWRL</mi>
      </mrow>
      <mn>4</mn>
      <mi mathvariant="italic">HBOND</mi>
      <mrow>
        <mo fence="true" stretchy="false">(</mo>
        <mrow>
          <mrow>
            <mi mathvariant="italic">for</mi>
            <mn>2</mn>
            <mi mathvariant="italic">helices</mi>
          </mrow>
        </mrow>
        <mo fence="true" stretchy="false">)</mo>
      </mrow>
    </mrow>
    <annotation encoding="StarMath 5.0">Dimer=CHARMM VDW + IMM1 + SCWRL4 HBOND (for 2 helices)</annotation>
  </semantics>
</math>
</file>

<file path=Object 2/content.xml><?xml version="1.0" encoding="utf-8"?>
<math xmlns="http://www.w3.org/1998/Math/MathML" display="block">
  <semantics>
    <mrow>
      <mrow>
        <mi mathvariant="italic">Monomer</mi>
        <mo stretchy="false">=</mo>
        <mi mathvariant="italic">CHARMM</mi>
      </mrow>
      <mrow>
        <mi mathvariant="italic">VDW</mi>
        <mo stretchy="false">+</mo>
        <mi mathvariant="italic">IMM</mi>
      </mrow>
      <mrow>
        <mn>1</mn>
        <mo stretchy="false">+</mo>
        <mi mathvariant="italic">SCWRL</mi>
      </mrow>
      <mn>4</mn>
      <mi mathvariant="italic">HBOND</mi>
      <mrow>
        <mo fence="true" stretchy="false">(</mo>
        <mrow>
          <mrow>
            <mi mathvariant="italic">for</mi>
            <mn>1</mn>
            <mi mathvariant="italic">helix</mi>
          </mrow>
        </mrow>
        <mo fence="true" stretchy="false">)</mo>
      </mrow>
    </mrow>
    <annotation encoding="StarMath 5.0">Monomer=CHARMM VDW + IMM1 + SCWRL4 HBOND (for 1 helix)</annotation>
  </semantics>
</math>
</file>

<file path=Object 3/content.xml><?xml version="1.0" encoding="utf-8"?>
<math xmlns="http://www.w3.org/1998/Math/MathML" display="block">
  <semantics>
    <mrow>
      <mi mathvariant="italic">Total</mi>
      <mrow>
        <mi mathvariant="italic">Energy</mi>
        <mo stretchy="false">=</mo>
        <mrow>
          <mi mathvariant="italic">Dimer</mi>
          <mo stretchy="false">−</mo>
          <mrow>
            <mo fence="true" stretchy="false">(</mo>
            <mrow>
              <mrow>
                <mn>2</mn>
                <mi>×</mi>
                <mi mathvariant="italic">Monomer</mi>
              </mrow>
            </mrow>
            <mo fence="true" stretchy="false">)</mo>
          </mrow>
        </mrow>
      </mrow>
    </mrow>
    <annotation encoding="StarMath 5.0">Total Energy=Dimer-(2×Monomer)</annotation>
  </semantics>
</math>
</file>

<file path=Object 4/content.xml><?xml version="1.0" encoding="utf-8"?>
<math xmlns="http://www.w3.org/1998/Math/MathML" display="block">
  <semantics>
    <mrow>
      <mi mathvariant="italic">Search</mi>
      <mrow>
        <mi mathvariant="italic">Energy</mi>
        <mo stretchy="false">=</mo>
        <mrow>
          <mi mathvariant="italic">Dimer</mi>
          <mo stretchy="false">−</mo>
          <mrow>
            <mo fence="true" form="prefix" stretchy="false">(</mo>
            <mrow>
              <mrow>
                <mn>2</mn>
                <mi>×</mi>
                <mi mathvariant="italic">BASELINE</mi>
                <mi mathvariant="italic">MONOMER</mi>
              </mrow>
            </mrow>
            <mo fence="true" form="postfix" stretchy="false">)</mo>
          </mrow>
          <mo stretchy="false">−</mo>
          <mrow>
            <mo fence="true" form="prefix" stretchy="false">(</mo>
            <mrow>
              <mrow>
                <mi mathvariant="italic">SEQUENCE</mi>
                <mi mathvariant="italic">ENTROPY</mi>
                <mi>×</mi>
                <mi mathvariant="italic">Weight</mi>
              </mrow>
            </mrow>
            <mo fence="true" form="postfix" stretchy="false">)</mo>
          </mrow>
        </mrow>
      </mrow>
    </mrow>
    <annotation encoding="StarMath 5.0">Search Energy=Dimer -(2×BASELINE MONOMER) -(SEQUENCE ENTROPY×Weight)</annotation>
  </semantics>
</math>
</file>

<file path=Object 5/content.xml><?xml version="1.0" encoding="utf-8"?>
<math xmlns="http://www.w3.org/1998/Math/MathML" display="block">
  <semantics>
    <mrow>
      <mi mathvariant="italic">Total</mi>
      <mrow>
        <mi mathvariant="italic">Energy</mi>
        <mo stretchy="false">=</mo>
        <mrow>
          <mi mathvariant="italic">Dimer</mi>
          <mo stretchy="false">−</mo>
          <mrow>
            <mo fence="true" stretchy="false">(</mo>
            <mrow>
              <mrow>
                <mn>2</mn>
                <mi>×</mi>
                <mi mathvariant="italic">Monomer</mi>
              </mrow>
            </mrow>
            <mo fence="true" stretchy="false">)</mo>
          </mrow>
        </mrow>
      </mrow>
    </mrow>
    <annotation encoding="StarMath 5.0">Total Energy=Dimer - (2×Monomer)</annotation>
  </semantics>
</math>
</file>

<file path=Object 6/content.xml><?xml version="1.0" encoding="utf-8"?>
<math xmlns="http://www.w3.org/1998/Math/MathML" display="block">
  <semantics>
    <mrow>
      <mi mathvariant="italic">SEQUENCE</mi>
      <mrow>
        <mi mathvariant="italic">ENTROPY</mi>
        <mo stretchy="false">=</mo>
        <mrow>
          <mo stretchy="false">−</mo>
          <mi>log</mi>
        </mrow>
      </mrow>
      <mrow>
        <mo fence="true" form="prefix" stretchy="false">(</mo>
        <mrow>
          <mi mathvariant="italic">probability</mi>
        </mrow>
        <mo fence="true" form="postfix" stretchy="false">)</mo>
      </mrow>
      <mi>×</mi>
      <mi mathvariant="italic">RT</mi>
    </mrow>
    <annotation encoding="StarMath 5.0">SEQUENCE ENTROPY =- log ( probability )× RT </annotation>
  </semantics>
</math>
</file>

<file path=Object 7/content.xml><?xml version="1.0" encoding="utf-8"?>
<math xmlns="http://www.w3.org/1998/Math/MathML" display="block">
  <semantics>
    <mrow>
      <mi mathvariant="italic">permutations</mi>
      <mo stretchy="false">=</mo>
      <mfrac>
        <mrow>
          <mi>n</mi>
          <mi>!</mi>
        </mrow>
        <mrow>
          <mo fence="true" stretchy="false">(</mo>
          <mrow>
            <mrow>
              <mi mathvariant="italic">AA</mi>
              <mn>1</mn>
              <mi>!</mi>
              <mi>×</mi>
              <mi mathvariant="italic">AA</mi>
              <mn>2</mn>
              <mi>!</mi>
              <mi>×</mi>
              <mi>…</mi>
            </mrow>
          </mrow>
          <mo fence="true" stretchy="false">)</mo>
        </mrow>
      </mfrac>
    </mrow>
    <annotation encoding="StarMath 5.0">permutations = {n !} over {( AA 1! × AA 2! × … )} </annotation>
  </semantics>
</math>
</file>

<file path=Object 8/content.xml><?xml version="1.0" encoding="utf-8"?>
<math xmlns="http://www.w3.org/1998/Math/MathML" display="block">
  <semantics>
    <mrow>
      <mrow>
        <mi mathvariant="italic">probability</mi>
        <mo stretchy="false">=</mo>
        <mrow>
          <mo fence="true" stretchy="false">(</mo>
          <mrow>
            <mrow>
              <msup>
                <mrow>
                  <msub>
                    <mi mathvariant="italic">freq</mi>
                    <mi mathvariant="italic">AA</mi>
                  </msub>
                  <mn>1</mn>
                </mrow>
                <mrow>
                  <mi mathvariant="italic">AA</mi>
                  <mn>1</mn>
                </mrow>
              </msup>
              <mi>×</mi>
              <msup>
                <mrow>
                  <msub>
                    <mi mathvariant="italic">freq</mi>
                    <mi mathvariant="italic">AA</mi>
                  </msub>
                  <mn>2</mn>
                </mrow>
                <mrow>
                  <mi mathvariant="italic">AA</mi>
                  <mn>2</mn>
                </mrow>
              </msup>
              <mi>×</mi>
              <mi>…</mi>
            </mrow>
          </mrow>
          <mo fence="true" stretchy="false">)</mo>
        </mrow>
      </mrow>
      <mi>×</mi>
      <mi mathvariant="italic">permutations</mi>
    </mrow>
    <annotation encoding="StarMath 5.0">probability =( {freq _ AA 1} ^ {AA 1} × {freq _ AA 2} ^ {AA 2} × …)× permutations</annotation>
  </semantics>
</math>
</file>